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0.854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1.46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9.4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549cm" fo:break-before="auto" style:use-optimal-row-height="true"/>
    </style:style>
    <style:style style:name="ro6" style:family="table-row">
      <style:table-row-properties style:row-height="0.5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ccccff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e6e6e6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e6e6e6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ackground-color="#94bd5e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94bd5e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8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tarting Tal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4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1005" table:default-cell-style-name="ce6"/>
        <table:table-row table:style-name="ro1">
          <table:table-cell table:style-name="ce1" office:value-type="string">
            <text:p>Class</text:p>
          </table:table-cell>
          <table:table-cell table:style-name="ce3" table:number-columns-repeated="12"/>
          <table:table-cell table:style-name="ce5" table:number-columns-repeated="1010"/>
          <table:table-cell table:style-name="ce7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lchemist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Wyrmic</text:p>
          </table:table-cell>
          <table:table-cell table:number-columns-repeated="1023"/>
        </table:table-row>
        <table:table-row table:style-name="ro1">
          <table:table-cell office:value-type="string">
            <text:p>Summone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n Paladin</text:p>
          </table:table-cell>
          <table:table-cell table:number-columns-repeated="1023"/>
        </table:table-row>
        <table:table-row table:style-name="ro1">
          <table:table-cell office:value-type="string">
            <text:p>Anorithil</text:p>
          </table:table-cell>
          <table:table-cell table:number-columns-repeated="1023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ting Schools" table:style-name="ta1" table:print="false">
        <office:forms form:automatic-focus="false" form:apply-design-mode="false"/>
        <table:table-column table:style-name="co5" table:default-cell-style-name="ce12"/>
        <table:table-column table:style-name="co6" table:number-columns-repeated="14" table:default-cell-style-name="ce19"/>
        <table:table-column table:style-name="co7" table:number-columns-repeated="7" table:default-cell-style-name="ce30"/>
        <table:table-column table:style-name="co8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7" table:number-columns-repeated="2" table:default-cell-style-name="ce30"/>
        <table:table-column table:style-name="co9" table:default-cell-style-name="ce30"/>
        <table:table-column table:style-name="co7" table:number-columns-repeated="3" table:default-cell-style-name="ce30"/>
        <table:table-column table:style-name="co8" table:default-cell-style-name="ce30"/>
        <table:table-column table:style-name="co7" table:default-cell-style-name="ce30"/>
        <table:table-column table:style-name="co8" table:number-columns-repeated="2" table:default-cell-style-name="ce30"/>
        <table:table-column table:style-name="co6" table:number-columns-repeated="5" table:default-cell-style-name="ce41"/>
        <table:table-column table:style-name="co6" table:number-columns-repeated="10" table:default-cell-style-name="ce49"/>
        <table:table-column table:style-name="co6" table:number-columns-repeated="8" table:default-cell-style-name="ce19"/>
        <table:table-column table:style-name="co6" table:default-cell-style-name="ce57"/>
        <table:table-column table:style-name="co6" table:number-columns-repeated="2" table:default-cell-style-name="ce4"/>
        <table:table-column table:style-name="co10" table:default-cell-style-name="ce4"/>
        <table:table-column table:style-name="co6" table:number-columns-repeated="960" table:default-cell-style-name="ce4"/>
        <table:table-row table:style-name="ro2">
          <table:table-cell table:style-name="ce8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Combat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13" office:value-type="string">
            <text:p>Arcane Combat</text:p>
          </table:table-cell>
          <table:table-cell table:style-name="ce25" office:value-type="string">
            <text:p>Arcane</text:p>
          </table:table-cell>
          <table:table-cell table:style-name="ce25" office:value-type="string">
            <text:p>Fire</text:p>
          </table:table-cell>
          <table:table-cell table:style-name="ce25" office:value-type="string">
            <text:p>Wildfire</text:p>
          </table:table-cell>
          <table:table-cell table:style-name="ce25" office:value-type="string">
            <text:p>Water</text:p>
          </table:table-cell>
          <table:table-cell table:style-name="ce25" office:value-type="string">
            <text:p>Ice</text:p>
          </table:table-cell>
          <table:table-cell table:style-name="ce25" office:value-type="string">
            <text:p>Earth</text:p>
          </table:table-cell>
          <table:table-cell table:style-name="ce25" office:value-type="string">
            <text:p>Air</text:p>
          </table:table-cell>
          <table:table-cell table:style-name="ce25" office:value-type="string">
            <text:p>Conveyance</text:p>
          </table:table-cell>
          <table:table-cell table:style-name="ce25" office:value-type="string">
            <text:p>Divination</text:p>
          </table:table-cell>
          <table:table-cell table:style-name="ce25" office:value-type="string">
            <text:p>Meta</text:p>
          </table:table-cell>
          <table:table-cell table:style-name="ce25" office:value-type="string">
            <text:p>Nature</text:p>
          </table:table-cell>
          <table:table-cell table:style-name="ce25" office:value-type="string">
            <text:p>Temporal</text:p>
          </table:table-cell>
          <table:table-cell table:style-name="ce25" office:value-type="string">
            <text:p>Phantasm</text:p>
          </table:table-cell>
          <table:table-cell table:style-name="ce25" office:value-type="string">
            <text:p>Enhancement</text:p>
          </table:table-cell>
          <table:table-cell table:style-name="ce25" office:value-type="string">
            <text:p>Hexes</text:p>
          </table:table-cell>
          <table:table-cell table:style-name="ce25" office:value-type="string">
            <text:p>Explosive Admixtures</text:p>
          </table:table-cell>
          <table:table-cell table:style-name="ce25" office:value-type="string">
            <text:p>Infuion</text:p>
          </table:table-cell>
          <table:table-cell table:style-name="ce25" office:value-type="string">
            <text:p>Fire Alchemy</text:p>
          </table:table-cell>
          <table:table-cell table:style-name="ce25" office:value-type="string">
            <text:p>Stone Alchemy</text:p>
          </table:table-cell>
          <table:table-cell table:style-name="ce25" office:value-type="string">
            <text:p>Golemancy</text:p>
          </table:table-cell>
          <table:table-cell table:style-name="ce25" office:value-type="string">
            <text:p>Advanced Golemancy</text:p>
          </table:table-cell>
          <table:table-cell table:style-name="ce25" office:value-type="string">
            <text:p>Staff Combat</text:p>
          </table:table-cell>
          <table:table-cell table:style-name="ce36" office:value-type="string">
            <text:p>Stealth</text:p>
          </table:table-cell>
          <table:table-cell table:style-name="ce36" office:value-type="string">
            <text:p>Trapping</text:p>
          </table:table-cell>
          <table:table-cell table:style-name="ce36" office:value-type="string">
            <text:p>Survival</text:p>
          </table:table-cell>
          <table:table-cell table:style-name="ce36" office:value-type="string">
            <text:p>Dirty Fighting</text:p>
          </table:table-cell>
          <table:table-cell table:style-name="ce36" office:value-type="string">
            <text:p>Shadow Magic</text:p>
          </table:table-cell>
          <table:table-cell table:style-name="ce44" office:value-type="string">
            <text:p>Call of the Wilds</text:p>
          </table:table-cell>
          <table:table-cell table:style-name="ce44" office:value-type="string">
            <text:p>Sand Drake Aspect</text:p>
          </table:table-cell>
          <table:table-cell table:style-name="ce44" office:value-type="string">
            <text:p>Cold Drake Aspect</text:p>
          </table:table-cell>
          <table:table-cell table:style-name="ce44" office:value-type="string">
            <text:p>Fire Drake Aspect</text:p>
          </table:table-cell>
          <table:table-cell table:style-name="ce44" office:value-type="string">
            <text:p>Slime Aspect</text:p>
          </table:table-cell>
          <table:table-cell table:style-name="ce44" office:value-type="string">
            <text:p>Antimagic</text:p>
          </table:table-cell>
          <table:table-cell table:style-name="ce44" office:value-type="string">
            <text:p>Summon – Melee</text:p>
          </table:table-cell>
          <table:table-cell table:style-name="ce44" office:value-type="string">
            <text:p>Summon – Distance</text:p>
          </table:table-cell>
          <table:table-cell table:style-name="ce44" office:value-type="string">
            <text:p>Summon – Utility</text:p>
          </table:table-cell>
          <table:table-cell table:style-name="ce44" office:value-type="string">
            <text:p>Summon – Augmentation</text:p>
          </table:table-cell>
          <table:table-cell table:style-name="ce13" office:value-type="string">
            <text:p>Chants</text:p>
          </table:table-cell>
          <table:table-cell table:style-name="ce13" office:value-type="string">
            <text:p>Light</text:p>
          </table:table-cell>
          <table:table-cell table:style-name="ce13" office:value-type="string">
            <text:p>Combat</text:p>
          </table:table-cell>
          <table:table-cell table:style-name="ce13" office:value-type="string">
            <text:p>Sun</text:p>
          </table:table-cell>
          <table:table-cell table:style-name="ce13" office:value-type="string">
            <text:p>Glyphs</text:p>
          </table:table-cell>
          <table:table-cell table:style-name="ce13" office:value-type="string">
            <text:p>Twilight</text:p>
          </table:table-cell>
          <table:table-cell table:style-name="ce13" office:value-type="string">
            <text:p>Star Fury</text:p>
          </table:table-cell>
          <table:table-cell table:style-name="ce13" office:value-type="string">
            <text:p>Hymns</text:p>
          </table:table-cell>
          <table:table-cell table:style-name="ce52"/>
          <table:table-cell table:style-name="ce58" office:value-type="string">
            <text:p>Nb talents</text:p>
          </table:table-cell>
          <table:table-cell table:style-name="ce58" office:value-type="string">
            <text:p>Nb skills</text:p>
          </table:table-cell>
          <table:table-cell table:style-name="ce58" office:value-type="string">
            <text:p>Talent/Skill Ratio</text:p>
          </table:table-cell>
          <table:table-cell table:style-name="ce58"/>
          <table:table-cell table:style-name="ce58" office:value-type="string">
            <text:p>Total</text:p>
          </table:table-cell>
          <table:table-cell table:style-name="ce58" table:number-columns-repeated="958"/>
        </table:table-row>
        <table:table-row table:style-name="ro3">
          <table:table-cell table:style-name="ce8" office:value-type="string">
            <text:p>Talent/Skill</text:p>
          </table:table-cell>
          <table:table-cell table:number-columns-repeated="8" table:style-name="ce14" office:value-type="float" office:value="20">
            <text:p>20</text:p>
          </table:table-cell>
          <table:table-cell table:style-name="ce14" office:value-type="float" office:value="-35">
            <text:p>-35</text:p>
          </table:table-cell>
          <table:table-cell table:number-columns-repeated="5" table:style-name="ce14" office:value-type="float" office:value="20">
            <text:p>20</text:p>
          </table:table-cell>
          <table:table-cell table:number-columns-repeated="7" table:style-name="ce26" office:value-type="float" office:value="20">
            <text:p>20</text:p>
          </table:table-cell>
          <table:table-cell table:number-columns-repeated="2"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number-columns-repeated="7"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number-columns-repeated="2"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number-columns-repeated="2" table:style-name="ce37" office:value-type="float" office:value="20">
            <text:p>20</text:p>
          </table:table-cell>
          <table:table-cell table:style-name="ce37" office:value-type="float" office:value="-20">
            <text:p>-20</text:p>
          </table:table-cell>
          <table:table-cell table:number-columns-repeated="2" table:style-name="ce37" office:value-type="float" office:value="20">
            <text:p>20</text:p>
          </table:table-cell>
          <table:table-cell table:style-name="ce45" office:value-type="float" office:value="-20">
            <text:p>-20</text:p>
          </table:table-cell>
          <table:table-cell table:number-columns-repeated="3" table:style-name="ce45" office:value-type="float" office:value="20">
            <text:p>20</text:p>
          </table:table-cell>
          <table:table-cell table:number-columns-repeated="2" table:style-name="ce45" office:value-type="float" office:value="-20">
            <text:p>-20</text:p>
          </table:table-cell>
          <table:table-cell table:number-columns-repeated="4" table:style-name="ce45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number-columns-repeated="6" table:style-name="ce14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52"/>
          <table:table-cell table:style-name="ce58" table:number-columns-repeated="963"/>
        </table:table-row>
        <table:table-row table:style-name="ro1">
          <table:table-cell table:style-name="ce9"/>
          <table:table-cell table:style-name="ce15" table:number-columns-repeated="14"/>
          <table:table-cell table:style-name="ce27" table:number-columns-repeated="22"/>
          <table:table-cell table:style-name="ce38" table:number-columns-repeated="5"/>
          <table:table-cell table:style-name="ce46" table:number-columns-repeated="10"/>
          <table:table-cell table:style-name="ce15" table:number-columns-repeated="8"/>
          <table:table-cell table:style-name="ce53"/>
          <table:table-cell table:style-name="ce59" table:number-columns-repeated="963"/>
        </table:table-row>
        <table:table-row table:style-name="ro1">
          <table:table-cell table:style-name="ce10"/>
          <table:table-cell table:style-name="ce16" table:number-columns-repeated="14"/>
          <table:table-cell table:style-name="ce28" table:number-columns-repeated="22"/>
          <table:table-cell table:style-name="ce39" table:number-columns-repeated="5"/>
          <table:table-cell table:style-name="ce47" table:number-columns-repeated="10"/>
          <table:table-cell table:style-name="ce16" table:number-columns-repeated="8"/>
          <table:table-cell table:style-name="ce54"/>
          <table:table-cell table:style-name="ce60" table:number-columns-repeated="963"/>
        </table:table-row>
        <table:table-row table:style-name="ro4">
          <table:table-cell table:style-name="ce11" office:value-type="string">
            <text:p>Archmage</text:p>
          </table:table-cell>
          <table:table-cell table:number-columns-repeated="14" table:style-name="ce17"/>
          <table:table-cell table:number-columns-repeated="2" table:style-name="ce29" office:value-type="float" office:value="1.3">
            <text:p>1,3</text:p>
          </table:table-cell>
          <table:table-cell table:style-name="ce29"/>
          <table:table-cell table:style-name="ce29" office:value-type="float" office:value="1.3">
            <text:p>1,3</text:p>
          </table:table-cell>
          <table:table-cell table:style-name="ce29"/>
          <table:table-cell table:number-columns-repeated="4"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">
            <text:p>1</text:p>
          </table:table-cell>
          <table:table-cell table:number-columns-repeated="6" table:style-name="ce35"/>
          <table:table-cell table:style-name="ce35" table:number-columns-repeated="2"/>
          <table:table-cell table:number-columns-repeated="2" table:style-name="ce40"/>
          <table:table-cell table:style-name="ce43" office:value-type="float" office:value="-0.9">
            <text:p>-0,9</text:p>
          </table:table-cell>
          <table:table-cell table:number-columns-repeated="2" table:style-name="ce42"/>
          <table:table-cell table:number-columns-repeated="10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H$2];&quot;&gt;0&quot;;[.$B6:.$BH6])" office:value-type="float" office:value="140">
            <text:p>140</text:p>
          </table:table-cell>
          <table:table-cell table:style-name="ce64" table:formula="of:=SUMIF([.$B$2:.$BH$2];&quot;&lt;0&quot;;[.$B6:.$BH6])" office:value-type="float" office:value="60">
            <text:p>60</text:p>
          </table:table-cell>
          <table:table-cell table:style-name="ce67" table:formula="of:=[.BJ5]/[.BK5]" office:value-type="float" office:value="2.33333333333333">
            <text:p>2,33</text:p>
          </table:table-cell>
          <table:table-cell table:style-name="ce67"/>
          <table:table-cell table:style-name="ce67" table:number-matrix-columns-spanned="1" table:number-matrix-rows-spanned="1" table:formula="of:=SUM(ABS([.B5:.BE5]))" office:value-type="float" office:value="16.2">
            <text:p>16,2</text:p>
          </table:table-cell>
          <table:table-cell table:style-name="ce67" table:number-columns-repeated="958"/>
        </table:table-row>
        <table:table-row table:style-name="ro4">
          <table:table-cell/>
          <table:table-cell table:style-name="ce18" table:formula="of:=IF(ISNUMBER([.B5]);IF([.B5]&gt;0;ABS([.B$2]);&quot; &quot;);&quot; &quot;)" office:value-type="string" office:string-value=" ">
            <text:p><text:s/></text:p>
          </table:table-cell>
          <table:table-cell table:style-name="ce18" table:formula="of:=IF(ISNUMBER([.C5]);IF([.C5]&gt;0;ABS([.C$2]);&quot; &quot;);&quot; &quot;)" office:value-type="string" office:string-value=" ">
            <text:p><text:s/></text:p>
          </table:table-cell>
          <table:table-cell table:style-name="ce18" table:formula="of:=IF(ISNUMBER([.D5]);IF([.D5]&gt;0;ABS([.D$2]);&quot; &quot;);&quot; &quot;)" office:value-type="string" office:string-value=" ">
            <text:p><text:s/></text:p>
          </table:table-cell>
          <table:table-cell table:style-name="ce18" table:formula="of:=IF(ISNUMBER([.E5]);IF([.E5]&gt;0;ABS([.E$2]);&quot; &quot;);&quot; &quot;)" office:value-type="string" office:string-value=" ">
            <text:p><text:s/></text:p>
          </table:table-cell>
          <table:table-cell table:style-name="ce18" table:formula="of:=IF(ISNUMBER([.F5]);IF([.F5]&gt;0;ABS([.F$2]);&quot; &quot;);&quot; &quot;)" office:value-type="string" office:string-value=" ">
            <text:p><text:s/></text:p>
          </table:table-cell>
          <table:table-cell table:style-name="ce18" table:formula="of:=IF(ISNUMBER([.G5]);IF([.G5]&gt;0;ABS([.G$2]);&quot; &quot;);&quot; &quot;)" office:value-type="string" office:string-value=" ">
            <text:p><text:s/></text:p>
          </table:table-cell>
          <table:table-cell table:style-name="ce18" table:formula="of:=IF(ISNUMBER([.H5]);IF([.H5]&gt;0;ABS([.H$2]);&quot; &quot;);&quot; &quot;)" office:value-type="string" office:string-value=" ">
            <text:p><text:s/></text:p>
          </table:table-cell>
          <table:table-cell table:style-name="ce18" table:formula="of:=IF(ISNUMBER([.I5]);IF([.I5]&gt;0;ABS([.I$2]);&quot; &quot;);&quot; &quot;)" office:value-type="string" office:string-value=" ">
            <text:p><text:s/></text:p>
          </table:table-cell>
          <table:table-cell table:style-name="ce18" table:formula="of:=IF(ISNUMBER([.J5]);IF([.J5]&gt;0;ABS([.J$2]);&quot; &quot;);&quot; &quot;)" office:value-type="string" office:string-value=" ">
            <text:p><text:s/></text:p>
          </table:table-cell>
          <table:table-cell table:style-name="ce18" table:formula="of:=IF(ISNUMBER([.K5]);IF([.K5]&gt;0;ABS([.K$2]);&quot; &quot;);&quot; &quot;)" office:value-type="string" office:string-value=" ">
            <text:p><text:s/></text:p>
          </table:table-cell>
          <table:table-cell table:style-name="ce18" table:formula="of:=IF(ISNUMBER([.L5]);IF([.L5]&gt;0;ABS([.L$2]);&quot; &quot;);&quot; &quot;)" office:value-type="string" office:string-value=" ">
            <text:p><text:s/></text:p>
          </table:table-cell>
          <table:table-cell table:style-name="ce18" table:formula="of:=IF(ISNUMBER([.M5]);IF([.M5]&gt;0;ABS([.M$2]);&quot; &quot;);&quot; &quot;)" office:value-type="string" office:string-value=" ">
            <text:p><text:s/></text:p>
          </table:table-cell>
          <table:table-cell table:style-name="ce18" table:formula="of:=IF(ISNUMBER([.N5]);IF([.N5]&gt;0;ABS([.N$2]);&quot; &quot;);&quot; &quot;)" office:value-type="string" office:string-value=" ">
            <text:p><text:s/></text:p>
          </table:table-cell>
          <table:table-cell table:style-name="ce18" table:formula="of:=IF(ISNUMBER([.O5]);IF([.O5]&gt;0;ABS([.O$2]);&quot; &quot;);&quot; &quot;)" office:value-type="string" office:string-value=" ">
            <text:p><text:s/></text:p>
          </table:table-cell>
          <table:table-cell table:style-name="ce18" table:formula="of:=IF(ISNUMBER([.P5]);IF([.P5]&gt;0;ABS([.P$2]);&quot; &quot;);&quot; &quot;)" office:value-type="float" office:value="20">
            <text:p>20</text:p>
          </table:table-cell>
          <table:table-cell table:style-name="ce18" table:formula="of:=IF(ISNUMBER([.Q5]);IF([.Q5]&gt;0;ABS([.Q$2]);&quot; &quot;);&quot; &quot;)" office:value-type="float" office:value="20">
            <text:p>20</text:p>
          </table:table-cell>
          <table:table-cell table:style-name="ce18"/>
          <table:table-cell table:style-name="ce18" table:formula="of:=IF(ISNUMBER([.S5]);IF([.S5]&gt;0;ABS([.S$2]);&quot; &quot;);&quot; &quot;)" office:value-type="float" office:value="20">
            <text:p>20</text:p>
          </table:table-cell>
          <table:table-cell table:style-name="ce18"/>
          <table:table-cell table:style-name="ce18" table:formula="of:=IF(ISNUMBER([.U5]);IF([.U5]&gt;0;ABS([.U$2]);&quot; &quot;);&quot; &quot;)" office:value-type="float" office:value="20">
            <text:p>20</text:p>
          </table:table-cell>
          <table:table-cell table:style-name="ce18" table:formula="of:=IF(ISNUMBER([.V5]);IF([.V5]&gt;0;ABS([.V$2]);&quot; &quot;);&quot; &quot;)" office:value-type="float" office:value="20">
            <text:p>20</text:p>
          </table:table-cell>
          <table:table-cell table:style-name="ce18" table:formula="of:=IF(ISNUMBER([.W5]);IF([.W5]&gt;0;ABS([.W$2]);&quot; &quot;);&quot; &quot;)" office:value-type="float" office:value="20">
            <text:p>20</text:p>
          </table:table-cell>
          <table:table-cell table:style-name="ce18" table:formula="of:=IF(ISNUMBER([.X5]);IF([.X5]&gt;0;ABS([.X$2]);&quot; &quot;);&quot; &quot;)" office:value-type="float" office:value="20">
            <text:p>20</text:p>
          </table:table-cell>
          <table:table-cell table:style-name="ce18" table:formula="of:=IF(ISNUMBER([.Y5]);IF([.Y5]&gt;0;ABS([.Y$2]);&quot; &quot;);&quot; &quot;)" office:value-type="string" office:string-value=" ">
            <text:p><text:s/></text:p>
          </table:table-cell>
          <table:table-cell table:style-name="ce18" table:formula="of:=IF(ISNUMBER([.Z5]);IF([.Z5]&gt;0;ABS([.Z$2]);&quot; &quot;);&quot; &quot;)" office:value-type="float" office:value="20">
            <text:p>20</text:p>
          </table:table-cell>
          <table:table-cell table:style-name="ce18" table:formula="of:=IF(ISNUMBER([.AA5]);IF([.AA5]&gt;0;ABS([.AA$2]);&quot; &quot;);&quot; &quot;)" office:value-type="string" office:string-value=" ">
            <text:p><text:s/></text:p>
          </table:table-cell>
          <table:table-cell table:style-name="ce18" table:formula="of:=IF(ISNUMBER([.AB5]);IF([.AB5]&gt;0;ABS([.AB$2]);&quot; &quot;);&quot; &quot;)" office:value-type="float" office:value="20">
            <text:p>20</text:p>
          </table:table-cell>
          <table:table-cell table:style-name="ce18" table:formula="of:=IF(ISNUMBER([.AC5]);IF([.AC5]&gt;0;ABS([.AC$2]);&quot; &quot;);&quot; &quot;)" office:value-type="float" office:value="20">
            <text:p>20</text:p>
          </table:table-cell>
          <table:table-cell table:style-name="ce18" table:formula="of:=IF(ISNUMBER([.AD5]);IF([.AD5]&gt;0;ABS([.AD$2]);&quot; &quot;);&quot; &quot;)" office:value-type="string" office:string-value=" ">
            <text:p><text:s/></text:p>
          </table:table-cell>
          <table:table-cell table:style-name="ce18" table:formula="of:=IF(ISNUMBER([.AE5]);IF([.AE5]&gt;0;ABS([.AE$2]);&quot; &quot;);&quot; &quot;)" office:value-type="string" office:string-value=" ">
            <text:p><text:s/></text:p>
          </table:table-cell>
          <table:table-cell table:style-name="ce18" table:formula="of:=IF(ISNUMBER([.AF5]);IF([.AF5]&gt;0;ABS([.AF$2]);&quot; &quot;);&quot; &quot;)" office:value-type="string" office:string-value=" ">
            <text:p><text:s/></text:p>
          </table:table-cell>
          <table:table-cell table:style-name="ce18" table:formula="of:=IF(ISNUMBER([.AG5]);IF([.AG5]&gt;0;ABS([.AG$2]);&quot; &quot;);&quot; &quot;)" office:value-type="string" office:string-value=" ">
            <text:p><text:s/></text:p>
          </table:table-cell>
          <table:table-cell table:style-name="ce18" table:formula="of:=IF(ISNUMBER([.AH5]);IF([.AH5]&gt;0;ABS([.AH$2]);&quot; &quot;);&quot; &quot;)" office:value-type="string" office:string-value=" ">
            <text:p><text:s/></text:p>
          </table:table-cell>
          <table:table-cell table:style-name="ce18" table:formula="of:=IF(ISNUMBER([.AI5]);IF([.AI5]&gt;0;ABS([.AI$2]);&quot; &quot;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L5]);IF([.AL5]&gt;0;ABS([.AL$2]);&quot; &quot;);&quot; &quot;)" office:value-type="string" office:string-value=" ">
            <text:p><text:s/></text:p>
          </table:table-cell>
          <table:table-cell table:style-name="ce18" table:formula="of:=IF(ISNUMBER([.AM5]);IF([.AM5]&gt;0;ABS([.AM$2]);&quot; &quot;);&quot; &quot;)" office:value-type="string" office:string-value=" ">
            <text:p><text:s/></text:p>
          </table:table-cell>
          <table:table-cell table:style-name="ce18" table:formula="of:=IF(ISNUMBER([.AN5]);IF([.AN5]&gt;0;ABS([.AN$2]);&quot; &quot;);&quot; &quot;)" office:value-type="string" office:string-value=" ">
            <text:p><text:s/></text:p>
          </table:table-cell>
          <table:table-cell table:style-name="ce18" table:formula="of:=IF(ISNUMBER([.AO5]);IF([.AO5]&gt;0;ABS([.AO$2]);&quot; &quot;);&quot; &quot;)" office:value-type="string" office:string-value=" ">
            <text:p><text:s/></text:p>
          </table:table-cell>
          <table:table-cell table:style-name="ce18" table:formula="of:=IF(ISNUMBER([.AP5]);IF([.AP5]&gt;0;ABS([.AP$2]);&quot; &quot;);&quot; &quot;)" office:value-type="string" office:string-value=" ">
            <text:p><text:s/></text:p>
          </table:table-cell>
          <table:table-cell table:style-name="ce18" table:formula="of:=IF(ISNUMBER([.AQ5]);IF([.AQ5]&gt;0;ABS([.AQ$2]);&quot; &quot;);&quot; &quot;)" office:value-type="string" office:string-value=" ">
            <text:p><text:s/></text:p>
          </table:table-cell>
          <table:table-cell table:style-name="ce18" table:formula="of:=IF(ISNUMBER([.AR5]);IF([.AR5]&gt;0;ABS([.AR$2]);&quot; &quot;);&quot; &quot;)" office:value-type="string" office:string-value=" ">
            <text:p><text:s/></text:p>
          </table:table-cell>
          <table:table-cell table:style-name="ce18" table:formula="of:=IF(ISNUMBER([.AS5]);IF([.AS5]&gt;0;ABS([.AS$2]);&quot; &quot;);&quot; &quot;)" office:value-type="string" office:string-value=" ">
            <text:p><text:s/></text:p>
          </table:table-cell>
          <table:table-cell table:style-name="ce18" table:formula="of:=IF(ISNUMBER([.AT5]);IF([.AT5]&gt;0;ABS([.AT$2]);&quot; &quot;);&quot; &quot;)" office:value-type="string" office:string-value=" ">
            <text:p><text:s/></text:p>
          </table:table-cell>
          <table:table-cell table:style-name="ce18" table:formula="of:=IF(ISNUMBER([.AU5]);IF([.AU5]&gt;0;ABS([.AU$2]);&quot; &quot;);&quot; &quot;)" office:value-type="string" office:string-value=" ">
            <text:p><text:s/></text:p>
          </table:table-cell>
          <table:table-cell table:style-name="ce18" table:formula="of:=IF(ISNUMBER([.AV5]);IF([.AV5]&gt;0;ABS([.AV$2]);&quot; &quot;);&quot; &quot;)" office:value-type="string" office:string-value=" ">
            <text:p><text:s/></text:p>
          </table:table-cell>
          <table:table-cell table:style-name="ce18" table:formula="of:=IF(ISNUMBER([.AW5]);IF([.AW5]&gt;0;ABS([.AW$2]);&quot; &quot;);&quot; &quot;)" office:value-type="string" office:string-value=" ">
            <text:p><text:s/></text:p>
          </table:table-cell>
          <table:table-cell table:style-name="ce18" table:formula="of:=IF(ISNUMBER([.AX5]);IF([.AX5]&gt;0;ABS([.AX$2]);&quot; &quot;);&quot; &quot;)" office:value-type="string" office:string-value=" ">
            <text:p><text:s/></text:p>
          </table:table-cell>
          <table:table-cell table:style-name="ce18" table:formula="of:=IF(ISNUMBER([.AY5]);IF([.AY5]&gt;0;ABS([.AY$2]);&quot; &quot;);&quot; &quot;)" office:value-type="string" office:string-value=" ">
            <text:p><text:s/></text:p>
          </table:table-cell>
          <table:table-cell table:style-name="ce18" table:formula="of:=IF(ISNUMBER([.AZ5]);IF([.AZ5]&gt;0;ABS([.AZ$2]);&quot; &quot;);&quot; &quot;)" office:value-type="string" office:string-value=" ">
            <text:p><text:s/></text:p>
          </table:table-cell>
          <table:table-cell table:style-name="ce18" table:formula="of:=IF(ISNUMBER([.BA5]);IF([.BA5]&gt;0;ABS([.BA$2]);&quot; &quot;);&quot; &quot;)" office:value-type="string" office:string-value=" ">
            <text:p><text:s/></text:p>
          </table:table-cell>
          <table:table-cell table:style-name="ce18" table:formula="of:=IF(ISNUMBER([.BB5]);IF([.BB5]&gt;0;ABS([.BB$2]);&quot; &quot;);&quot; &quot;)" office:value-type="string" office:string-value=" ">
            <text:p><text:s/></text:p>
          </table:table-cell>
          <table:table-cell table:style-name="ce18" table:formula="of:=IF(ISNUMBER([.BC5]);IF([.BC5]&gt;0;ABS([.BC$2]);&quot; &quot;);&quot; &quot;)" office:value-type="string" office:string-value=" ">
            <text:p><text:s/></text:p>
          </table:table-cell>
          <table:table-cell table:style-name="ce18" table:formula="of:=IF(ISNUMBER([.BD5]);IF([.BD5]&gt;0;ABS([.BD$2]);&quot; &quot;);&quot; &quot;)" office:value-type="string" office:string-value=" ">
            <text:p><text:s/></text:p>
          </table:table-cell>
          <table:table-cell table:style-name="ce18" table:formula="of:=IF(ISNUMBER([.BE5]);IF([.BE5]&gt;0;ABS([.BE$2]);&quot; &quot;);&quot; &quot;)" office:value-type="string" office:string-value=" ">
            <text:p><text:s/></text:p>
          </table:table-cell>
          <table:table-cell table:style-name="ce18" table:formula="of:=IF(ISNUMBER([.BF5]);IF([.BF5]&gt;0;ABS([.BF$2]);&quot; &quot;);&quot; &quot;)" office:value-type="string" office:string-value=" ">
            <text:p><text:s/></text:p>
          </table:table-cell>
          <table:table-cell table:style-name="ce18" table:formula="of:=IF(ISNUMBER([.BG5]);IF([.BG5]&gt;0;ABS([.BG$2]);&quot; &quot;);&quot; &quot;)" office:value-type="string" office:string-value=" ">
            <text:p><text:s/></text:p>
          </table:table-cell>
          <table:table-cell table:style-name="ce18" table:formula="of:=IF(ISNUMBER([.BH5]);IF([.BH5]&gt;0;ABS([.BH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H$2];&quot;&gt;0&quot;;[.$B7:.$BH7])" office:value-type="float" office:value="40">
            <text:p>40</text:p>
          </table:table-cell>
          <table:table-cell table:style-name="ce65" table:formula="of:=SUMIF([.$B$2:.$BH$2];&quot;&lt;0&quot;;[.$B7:.$BH7])" office:value-type="float" office:value="20">
            <text:p>20</text:p>
          </table:table-cell>
          <table:table-cell table:style-name="ce68" table:formula="of:=[.BJ6]/[.BK6]" office:value-type="float" office:value="2">
            <text:p>2</text:p>
          </table:table-cell>
          <table:table-cell table:style-name="ce68" table:number-columns-repeated="960"/>
        </table:table-row>
        <table:table-row table:style-name="ro4">
          <table:table-cell/>
          <table:table-cell table:style-name="ce18" table:formula="of:=IF(ISNUMBER([.B5]);IF([.B5]&gt;0;&quot; &quot;;ABS([.B$2]));&quot; &quot;)" office:value-type="string" office:string-value=" ">
            <text:p><text:s/></text:p>
          </table:table-cell>
          <table:table-cell table:style-name="ce18" table:formula="of:=IF(ISNUMBER([.C5]);IF([.C5]&gt;0;&quot; &quot;;ABS([.C$2]));&quot; &quot;)" office:value-type="string" office:string-value=" ">
            <text:p><text:s/></text:p>
          </table:table-cell>
          <table:table-cell table:style-name="ce18" table:formula="of:=IF(ISNUMBER([.D5]);IF([.D5]&gt;0;&quot; &quot;;ABS([.D$2]));&quot; &quot;)" office:value-type="string" office:string-value=" ">
            <text:p><text:s/></text:p>
          </table:table-cell>
          <table:table-cell table:style-name="ce18" table:formula="of:=IF(ISNUMBER([.E5]);IF([.E5]&gt;0;&quot; &quot;;ABS([.E$2]));&quot; &quot;)" office:value-type="string" office:string-value=" ">
            <text:p><text:s/></text:p>
          </table:table-cell>
          <table:table-cell table:style-name="ce18" table:formula="of:=IF(ISNUMBER([.F5]);IF([.F5]&gt;0;&quot; &quot;;ABS([.F$2]));&quot; &quot;)" office:value-type="string" office:string-value=" ">
            <text:p><text:s/></text:p>
          </table:table-cell>
          <table:table-cell table:style-name="ce18" table:formula="of:=IF(ISNUMBER([.G5]);IF([.G5]&gt;0;&quot; &quot;;ABS([.G$2]));&quot; &quot;)" office:value-type="string" office:string-value=" ">
            <text:p><text:s/></text:p>
          </table:table-cell>
          <table:table-cell table:style-name="ce18" table:formula="of:=IF(ISNUMBER([.H5]);IF([.H5]&gt;0;&quot; &quot;;ABS([.H$2]));&quot; &quot;)" office:value-type="string" office:string-value=" ">
            <text:p><text:s/></text:p>
          </table:table-cell>
          <table:table-cell table:style-name="ce18" table:formula="of:=IF(ISNUMBER([.I5]);IF([.I5]&gt;0;&quot; &quot;;ABS([.I$2]));&quot; &quot;)" office:value-type="string" office:string-value=" ">
            <text:p><text:s/></text:p>
          </table:table-cell>
          <table:table-cell table:style-name="ce18" table:formula="of:=IF(ISNUMBER([.J5]);IF([.J5]&gt;0;&quot; &quot;;ABS([.J$2]));&quot; &quot;)" office:value-type="string" office:string-value=" ">
            <text:p><text:s/></text:p>
          </table:table-cell>
          <table:table-cell table:style-name="ce18" table:formula="of:=IF(ISNUMBER([.K5]);IF([.K5]&gt;0;&quot; &quot;;ABS([.K$2]));&quot; &quot;)" office:value-type="string" office:string-value=" ">
            <text:p><text:s/></text:p>
          </table:table-cell>
          <table:table-cell table:style-name="ce18" table:formula="of:=IF(ISNUMBER([.L5]);IF([.L5]&gt;0;&quot; &quot;;ABS([.L$2]));&quot; &quot;)" office:value-type="string" office:string-value=" ">
            <text:p><text:s/></text:p>
          </table:table-cell>
          <table:table-cell table:style-name="ce18" table:formula="of:=IF(ISNUMBER([.M5]);IF([.M5]&gt;0;&quot; &quot;;ABS([.M$2]));&quot; &quot;)" office:value-type="string" office:string-value=" ">
            <text:p><text:s/></text:p>
          </table:table-cell>
          <table:table-cell table:style-name="ce18" table:formula="of:=IF(ISNUMBER([.N5]);IF([.N5]&gt;0;&quot; &quot;;ABS([.N$2]));&quot; &quot;)" office:value-type="string" office:string-value=" ">
            <text:p><text:s/></text:p>
          </table:table-cell>
          <table:table-cell table:style-name="ce18" table:formula="of:=IF(ISNUMBER([.O5]);IF([.O5]&gt;0;&quot; &quot;;ABS([.O$2]));&quot; &quot;)" office:value-type="string" office:string-value=" ">
            <text:p><text:s/></text:p>
          </table:table-cell>
          <table:table-cell table:style-name="ce18" table:formula="of:=IF(ISNUMBER([.P5]);IF([.P5]&gt;0;&quot; &quot;;ABS([.P$2]));&quot; &quot;)" office:value-type="string" office:string-value=" ">
            <text:p><text:s/></text:p>
          </table:table-cell>
          <table:table-cell table:style-name="ce18" table:formula="of:=IF(ISNUMBER([.Q5]);IF([.Q5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5]);IF([.S5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5]);IF([.U5]&gt;0;&quot; &quot;;ABS([.U$2]));&quot; &quot;)" office:value-type="string" office:string-value=" ">
            <text:p><text:s/></text:p>
          </table:table-cell>
          <table:table-cell table:style-name="ce18" table:formula="of:=IF(ISNUMBER([.V5]);IF([.V5]&gt;0;&quot; &quot;;ABS([.V$2]));&quot; &quot;)" office:value-type="string" office:string-value=" ">
            <text:p><text:s/></text:p>
          </table:table-cell>
          <table:table-cell table:style-name="ce18" table:formula="of:=IF(ISNUMBER([.W5]);IF([.W5]&gt;0;&quot; &quot;;ABS([.W$2]));&quot; &quot;)" office:value-type="string" office:string-value=" ">
            <text:p><text:s/></text:p>
          </table:table-cell>
          <table:table-cell table:style-name="ce18" table:formula="of:=IF(ISNUMBER([.X5]);IF([.X5]&gt;0;&quot; &quot;;ABS([.X$2]));&quot; &quot;)" office:value-type="string" office:string-value=" ">
            <text:p><text:s/></text:p>
          </table:table-cell>
          <table:table-cell table:style-name="ce18" table:formula="of:=IF(ISNUMBER([.Y5]);IF([.Y5]&gt;0;&quot; &quot;;ABS([.Y$2]));&quot; &quot;)" office:value-type="float" office:value="20">
            <text:p>20</text:p>
          </table:table-cell>
          <table:table-cell table:style-name="ce18" table:formula="of:=IF(ISNUMBER([.Z5]);IF([.Z5]&gt;0;&quot; &quot;;ABS([.Z$2]));&quot; &quot;)" office:value-type="string" office:string-value=" ">
            <text:p><text:s/></text:p>
          </table:table-cell>
          <table:table-cell table:style-name="ce18" table:formula="of:=IF(ISNUMBER([.AA5]);IF([.AA5]&gt;0;&quot; &quot;;ABS([.AA$2]));&quot; &quot;)" office:value-type="float" office:value="20">
            <text:p>20</text:p>
          </table:table-cell>
          <table:table-cell table:style-name="ce18" table:formula="of:=IF(ISNUMBER([.AB5]);IF([.AB5]&gt;0;&quot; &quot;;ABS([.AB$2]));&quot; &quot;)" office:value-type="string" office:string-value=" ">
            <text:p><text:s/></text:p>
          </table:table-cell>
          <table:table-cell table:style-name="ce18" table:formula="of:=IF(ISNUMBER([.AC5]);IF([.AC5]&gt;0;&quot; &quot;;ABS([.AC$2]));&quot; &quot;)" office:value-type="string" office:string-value=" ">
            <text:p><text:s/></text:p>
          </table:table-cell>
          <table:table-cell table:style-name="ce18" table:formula="of:=IF(ISNUMBER([.AD5]);IF([.AD5]&gt;0;&quot; &quot;;ABS([.AD$2]));&quot; &quot;)" office:value-type="string" office:string-value=" ">
            <text:p><text:s/></text:p>
          </table:table-cell>
          <table:table-cell table:style-name="ce18" table:formula="of:=IF(ISNUMBER([.AE5]);IF([.AE5]&gt;0;&quot; &quot;;ABS([.AE$2]));&quot; &quot;)" office:value-type="string" office:string-value=" ">
            <text:p><text:s/></text:p>
          </table:table-cell>
          <table:table-cell table:style-name="ce18" table:formula="of:=IF(ISNUMBER([.AF5]);IF([.AF5]&gt;0;&quot; &quot;;ABS([.AF$2]));&quot; &quot;)" office:value-type="string" office:string-value=" ">
            <text:p><text:s/></text:p>
          </table:table-cell>
          <table:table-cell table:style-name="ce18" table:formula="of:=IF(ISNUMBER([.AG5]);IF([.AG5]&gt;0;&quot; &quot;;ABS([.AG$2]));&quot; &quot;)" office:value-type="string" office:string-value=" ">
            <text:p><text:s/></text:p>
          </table:table-cell>
          <table:table-cell table:style-name="ce18" table:formula="of:=IF(ISNUMBER([.AH5]);IF([.AH5]&gt;0;&quot; &quot;;ABS([.AH$2]));&quot; &quot;)" office:value-type="string" office:string-value=" ">
            <text:p><text:s/></text:p>
          </table:table-cell>
          <table:table-cell table:style-name="ce18" table:formula="of:=IF(ISNUMBER([.AI5]);IF([.AI5]&gt;0;&quot; &quot;;ABS([.AI$2])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L5]);IF([.AL5]&gt;0;&quot; &quot;;ABS([.AL$2]));&quot; &quot;)" office:value-type="string" office:string-value=" ">
            <text:p><text:s/></text:p>
          </table:table-cell>
          <table:table-cell table:style-name="ce18" table:formula="of:=IF(ISNUMBER([.AM5]);IF([.AM5]&gt;0;&quot; &quot;;ABS([.AM$2]));&quot; &quot;)" office:value-type="string" office:string-value=" ">
            <text:p><text:s/></text:p>
          </table:table-cell>
          <table:table-cell table:style-name="ce18" table:formula="of:=IF(ISNUMBER([.AN5]);IF([.AN5]&gt;0;&quot; &quot;;ABS([.AN$2]));&quot; &quot;)" office:value-type="float" office:value="20">
            <text:p>20</text:p>
          </table:table-cell>
          <table:table-cell table:style-name="ce18" table:formula="of:=IF(ISNUMBER([.AO5]);IF([.AO5]&gt;0;&quot; &quot;;ABS([.AO$2]));&quot; &quot;)" office:value-type="string" office:string-value=" ">
            <text:p><text:s/></text:p>
          </table:table-cell>
          <table:table-cell table:style-name="ce18" table:formula="of:=IF(ISNUMBER([.AP5]);IF([.AP5]&gt;0;&quot; &quot;;ABS([.AP$2]));&quot; &quot;)" office:value-type="string" office:string-value=" ">
            <text:p><text:s/></text:p>
          </table:table-cell>
          <table:table-cell table:style-name="ce18" table:formula="of:=IF(ISNUMBER([.AQ5]);IF([.AQ5]&gt;0;&quot; &quot;;ABS([.AQ$2]));&quot; &quot;)" office:value-type="string" office:string-value=" ">
            <text:p><text:s/></text:p>
          </table:table-cell>
          <table:table-cell table:style-name="ce18" table:formula="of:=IF(ISNUMBER([.AR5]);IF([.AR5]&gt;0;&quot; &quot;;ABS([.AR$2]));&quot; &quot;)" office:value-type="string" office:string-value=" ">
            <text:p><text:s/></text:p>
          </table:table-cell>
          <table:table-cell table:style-name="ce18" table:formula="of:=IF(ISNUMBER([.AS5]);IF([.AS5]&gt;0;&quot; &quot;;ABS([.AS$2]));&quot; &quot;)" office:value-type="string" office:string-value=" ">
            <text:p><text:s/></text:p>
          </table:table-cell>
          <table:table-cell table:style-name="ce18" table:formula="of:=IF(ISNUMBER([.AT5]);IF([.AT5]&gt;0;&quot; &quot;;ABS([.AT$2]));&quot; &quot;)" office:value-type="string" office:string-value=" ">
            <text:p><text:s/></text:p>
          </table:table-cell>
          <table:table-cell table:style-name="ce18" table:formula="of:=IF(ISNUMBER([.AU5]);IF([.AU5]&gt;0;&quot; &quot;;ABS([.AU$2]));&quot; &quot;)" office:value-type="string" office:string-value=" ">
            <text:p><text:s/></text:p>
          </table:table-cell>
          <table:table-cell table:style-name="ce18" table:formula="of:=IF(ISNUMBER([.AV5]);IF([.AV5]&gt;0;&quot; &quot;;ABS([.AV$2]));&quot; &quot;)" office:value-type="string" office:string-value=" ">
            <text:p><text:s/></text:p>
          </table:table-cell>
          <table:table-cell table:style-name="ce18" table:formula="of:=IF(ISNUMBER([.AW5]);IF([.AW5]&gt;0;&quot; &quot;;ABS([.AW$2]));&quot; &quot;)" office:value-type="string" office:string-value=" ">
            <text:p><text:s/></text:p>
          </table:table-cell>
          <table:table-cell table:style-name="ce18" table:formula="of:=IF(ISNUMBER([.AX5]);IF([.AX5]&gt;0;&quot; &quot;;ABS([.AX$2]));&quot; &quot;)" office:value-type="string" office:string-value=" ">
            <text:p><text:s/></text:p>
          </table:table-cell>
          <table:table-cell table:style-name="ce18" table:formula="of:=IF(ISNUMBER([.AY5]);IF([.AY5]&gt;0;&quot; &quot;;ABS([.AY$2]));&quot; &quot;)" office:value-type="string" office:string-value=" ">
            <text:p><text:s/></text:p>
          </table:table-cell>
          <table:table-cell table:style-name="ce18" table:formula="of:=IF(ISNUMBER([.AZ5]);IF([.AZ5]&gt;0;&quot; &quot;;ABS([.AZ$2]));&quot; &quot;)" office:value-type="string" office:string-value=" ">
            <text:p><text:s/></text:p>
          </table:table-cell>
          <table:table-cell table:style-name="ce18" table:formula="of:=IF(ISNUMBER([.BA5]);IF([.BA5]&gt;0;&quot; &quot;;ABS([.BA$2]));&quot; &quot;)" office:value-type="string" office:string-value=" ">
            <text:p><text:s/></text:p>
          </table:table-cell>
          <table:table-cell table:style-name="ce18" table:formula="of:=IF(ISNUMBER([.BB5]);IF([.BB5]&gt;0;&quot; &quot;;ABS([.BB$2]));&quot; &quot;)" office:value-type="string" office:string-value=" ">
            <text:p><text:s/></text:p>
          </table:table-cell>
          <table:table-cell table:style-name="ce18" table:formula="of:=IF(ISNUMBER([.BC5]);IF([.BC5]&gt;0;&quot; &quot;;ABS([.BC$2]));&quot; &quot;)" office:value-type="string" office:string-value=" ">
            <text:p><text:s/></text:p>
          </table:table-cell>
          <table:table-cell table:style-name="ce18" table:formula="of:=IF(ISNUMBER([.BD5]);IF([.BD5]&gt;0;&quot; &quot;;ABS([.BD$2]));&quot; &quot;)" office:value-type="string" office:string-value=" ">
            <text:p><text:s/></text:p>
          </table:table-cell>
          <table:table-cell table:style-name="ce18" table:formula="of:=IF(ISNUMBER([.BE5]);IF([.BE5]&gt;0;&quot; &quot;;ABS([.BE$2]));&quot; &quot;)" office:value-type="string" office:string-value=" ">
            <text:p><text:s/></text:p>
          </table:table-cell>
          <table:table-cell table:style-name="ce18" table:formula="of:=IF(ISNUMBER([.BF5]);IF([.BF5]&gt;0;&quot; &quot;;ABS([.BF$2]));&quot; &quot;)" office:value-type="string" office:string-value=" ">
            <text:p><text:s/></text:p>
          </table:table-cell>
          <table:table-cell table:style-name="ce18" table:formula="of:=IF(ISNUMBER([.BG5]);IF([.BG5]&gt;0;&quot; &quot;;ABS([.BG$2]));&quot; &quot;)" office:value-type="string" office:string-value=" ">
            <text:p><text:s/></text:p>
          </table:table-cell>
          <table:table-cell table:style-name="ce18" table:formula="of:=IF(ISNUMBER([.BH5]);IF([.BH5]&gt;0;&quot; &quot;;ABS([.BH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J5]+[.BJ6]" office:value-type="float" office:value="180">
            <text:p>180</text:p>
          </table:table-cell>
          <table:table-cell table:style-name="ce65" table:formula="of:=[.BK5]+[.BK6]" office:value-type="float" office:value="80">
            <text:p>80</text:p>
          </table:table-cell>
          <table:table-cell table:style-name="ce68" table:formula="of:=[.BJ7]/[.BK7]" office:value-type="float" office:value="2.25">
            <text:p>2,25</text:p>
          </table:table-cell>
          <table:table-cell table:style-name="ce68" table:number-columns-repeated="960"/>
        </table:table-row>
        <table:table-row table:style-name="ro4">
          <table:table-cell table:style-name="ce11" office:value-type="string">
            <text:p>Alchemist</text:p>
          </table:table-cell>
          <table:table-cell table:number-columns-repeated="8" table:style-name="ce17"/>
          <table:table-cell table:style-name="ce17" office:value-type="float" office:value="-1">
            <text:p>-1</text:p>
          </table:table-cell>
          <table:table-cell table:number-columns-repeated="5" table:style-name="ce17"/>
          <table:table-cell table:number-columns-repeated="2" table:style-name="ce29"/>
          <table:table-cell table:style-name="ce29"/>
          <table:table-cell table:style-name="ce29"/>
          <table:table-cell table:style-name="ce29"/>
          <table:table-cell table:number-columns-repeated="4" table:style-name="ce29"/>
          <table:table-cell table:style-name="ce35"/>
          <table:table-cell table:style-name="ce29"/>
          <table:table-cell table:style-name="ce35"/>
          <table:table-cell table:number-columns-repeated="2" table:style-name="ce29"/>
          <table:table-cell table:style-name="ce35"/>
          <table:table-cell table:number-columns-repeated="2"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number-columns-repeated="2"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number-columns-repeated="2" table:style-name="ce40"/>
          <table:table-cell table:style-name="ce43" office:value-type="float" office:value="-1.1">
            <text:p>-1,1</text:p>
          </table:table-cell>
          <table:table-cell table:number-columns-repeated="2" table:style-name="ce42"/>
          <table:table-cell table:number-columns-repeated="10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H$2];&quot;&gt;0&quot;;[.$B9:.$BH9])" office:value-type="float" office:value="60">
            <text:p>60</text:p>
          </table:table-cell>
          <table:table-cell table:style-name="ce64" table:formula="of:=SUMIF([.$B$2:.$BH$2];&quot;&lt;0&quot;;[.$B9:.$BH9])" office:value-type="float" office:value="40">
            <text:p>40</text:p>
          </table:table-cell>
          <table:table-cell table:style-name="ce67" table:formula="of:=[.BJ8]/[.BK8]" office:value-type="float" office:value="1.5">
            <text:p>1,5</text:p>
          </table:table-cell>
          <table:table-cell table:style-name="ce67"/>
          <table:table-cell table:style-name="ce67" table:number-matrix-columns-spanned="1" table:number-matrix-rows-spanned="1" table:formula="of:=SUM(ABS([.B8:.BE8]))" office:value-type="float" office:value="11.2">
            <text:p>11,2</text:p>
          </table:table-cell>
          <table:table-cell table:style-name="ce67" table:number-columns-repeated="958"/>
        </table:table-row>
        <table:table-row table:style-name="ro4">
          <table:table-cell/>
          <table:table-cell table:style-name="ce18" table:formula="of:=IF(ISNUMBER([.B8]);IF([.B8]&gt;0;ABS([.B$2]);&quot; &quot;);&quot; &quot;)" office:value-type="string" office:string-value=" ">
            <text:p><text:s/></text:p>
          </table:table-cell>
          <table:table-cell table:style-name="ce18" table:formula="of:=IF(ISNUMBER([.C8]);IF([.C8]&gt;0;ABS([.C$2]);&quot; &quot;);&quot; &quot;)" office:value-type="string" office:string-value=" ">
            <text:p><text:s/></text:p>
          </table:table-cell>
          <table:table-cell table:style-name="ce18" table:formula="of:=IF(ISNUMBER([.D8]);IF([.D8]&gt;0;ABS([.D$2]);&quot; &quot;);&quot; &quot;)" office:value-type="string" office:string-value=" ">
            <text:p><text:s/></text:p>
          </table:table-cell>
          <table:table-cell table:style-name="ce18" table:formula="of:=IF(ISNUMBER([.E8]);IF([.E8]&gt;0;ABS([.E$2]);&quot; &quot;);&quot; &quot;)" office:value-type="string" office:string-value=" ">
            <text:p><text:s/></text:p>
          </table:table-cell>
          <table:table-cell table:style-name="ce18" table:formula="of:=IF(ISNUMBER([.F8]);IF([.F8]&gt;0;ABS([.F$2]);&quot; &quot;);&quot; &quot;)" office:value-type="string" office:string-value=" ">
            <text:p><text:s/></text:p>
          </table:table-cell>
          <table:table-cell table:style-name="ce18" table:formula="of:=IF(ISNUMBER([.G8]);IF([.G8]&gt;0;ABS([.G$2]);&quot; &quot;);&quot; &quot;)" office:value-type="string" office:string-value=" ">
            <text:p><text:s/></text:p>
          </table:table-cell>
          <table:table-cell table:style-name="ce18" table:formula="of:=IF(ISNUMBER([.H8]);IF([.H8]&gt;0;ABS([.H$2]);&quot; &quot;);&quot; &quot;)" office:value-type="string" office:string-value=" ">
            <text:p><text:s/></text:p>
          </table:table-cell>
          <table:table-cell table:style-name="ce18" table:formula="of:=IF(ISNUMBER([.I8]);IF([.I8]&gt;0;ABS([.I$2]);&quot; &quot;);&quot; &quot;)" office:value-type="string" office:string-value=" ">
            <text:p><text:s/></text:p>
          </table:table-cell>
          <table:table-cell table:style-name="ce18" table:formula="of:=IF(ISNUMBER([.J8]);IF([.J8]&gt;0;ABS([.J$2]);&quot; &quot;);&quot; &quot;)" office:value-type="string" office:string-value=" ">
            <text:p><text:s/></text:p>
          </table:table-cell>
          <table:table-cell table:style-name="ce18" table:formula="of:=IF(ISNUMBER([.K8]);IF([.K8]&gt;0;ABS([.K$2]);&quot; &quot;);&quot; &quot;)" office:value-type="string" office:string-value=" ">
            <text:p><text:s/></text:p>
          </table:table-cell>
          <table:table-cell table:style-name="ce18" table:formula="of:=IF(ISNUMBER([.L8]);IF([.L8]&gt;0;ABS([.L$2]);&quot; &quot;);&quot; &quot;)" office:value-type="string" office:string-value=" ">
            <text:p><text:s/></text:p>
          </table:table-cell>
          <table:table-cell table:style-name="ce18" table:formula="of:=IF(ISNUMBER([.M8]);IF([.M8]&gt;0;ABS([.M$2]);&quot; &quot;);&quot; &quot;)" office:value-type="string" office:string-value=" ">
            <text:p><text:s/></text:p>
          </table:table-cell>
          <table:table-cell table:style-name="ce18" table:formula="of:=IF(ISNUMBER([.N8]);IF([.N8]&gt;0;ABS([.N$2]);&quot; &quot;);&quot; &quot;)" office:value-type="string" office:string-value=" ">
            <text:p><text:s/></text:p>
          </table:table-cell>
          <table:table-cell table:style-name="ce18" table:formula="of:=IF(ISNUMBER([.O8]);IF([.O8]&gt;0;ABS([.O$2]);&quot; &quot;);&quot; &quot;)" office:value-type="string" office:string-value=" ">
            <text:p><text:s/></text:p>
          </table:table-cell>
          <table:table-cell table:style-name="ce18" table:formula="of:=IF(ISNUMBER([.P8]);IF([.P8]&gt;0;ABS([.P$2]);&quot; &quot;);&quot; &quot;)" office:value-type="string" office:string-value=" ">
            <text:p><text:s/></text:p>
          </table:table-cell>
          <table:table-cell table:style-name="ce18" table:formula="of:=IF(ISNUMBER([.Q8]);IF([.Q8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8]);IF([.S8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8]);IF([.U8]&gt;0;ABS([.U$2]);&quot; &quot;);&quot; &quot;)" office:value-type="string" office:string-value=" ">
            <text:p><text:s/></text:p>
          </table:table-cell>
          <table:table-cell table:style-name="ce18" table:formula="of:=IF(ISNUMBER([.V8]);IF([.V8]&gt;0;ABS([.V$2]);&quot; &quot;);&quot; &quot;)" office:value-type="string" office:string-value=" ">
            <text:p><text:s/></text:p>
          </table:table-cell>
          <table:table-cell table:style-name="ce18" table:formula="of:=IF(ISNUMBER([.W8]);IF([.W8]&gt;0;ABS([.W$2]);&quot; &quot;);&quot; &quot;)" office:value-type="string" office:string-value=" ">
            <text:p><text:s/></text:p>
          </table:table-cell>
          <table:table-cell table:style-name="ce18" table:formula="of:=IF(ISNUMBER([.X8]);IF([.X8]&gt;0;ABS([.X$2]);&quot; &quot;);&quot; &quot;)" office:value-type="string" office:string-value=" ">
            <text:p><text:s/></text:p>
          </table:table-cell>
          <table:table-cell table:style-name="ce18" table:formula="of:=IF(ISNUMBER([.Y8]);IF([.Y8]&gt;0;ABS([.Y$2]);&quot; &quot;);&quot; &quot;)" office:value-type="string" office:string-value=" ">
            <text:p><text:s/></text:p>
          </table:table-cell>
          <table:table-cell table:style-name="ce18" table:formula="of:=IF(ISNUMBER([.Z8]);IF([.Z8]&gt;0;ABS([.Z$2]);&quot; &quot;);&quot; &quot;)" office:value-type="string" office:string-value=" ">
            <text:p><text:s/></text:p>
          </table:table-cell>
          <table:table-cell table:style-name="ce18" table:formula="of:=IF(ISNUMBER([.AA8]);IF([.AA8]&gt;0;ABS([.AA$2]);&quot; &quot;);&quot; &quot;)" office:value-type="string" office:string-value=" ">
            <text:p><text:s/></text:p>
          </table:table-cell>
          <table:table-cell table:style-name="ce18" table:formula="of:=IF(ISNUMBER([.AB8]);IF([.AB8]&gt;0;ABS([.AB$2]);&quot; &quot;);&quot; &quot;)" office:value-type="string" office:string-value=" ">
            <text:p><text:s/></text:p>
          </table:table-cell>
          <table:table-cell table:style-name="ce18" table:formula="of:=IF(ISNUMBER([.AC8]);IF([.AC8]&gt;0;ABS([.AC$2]);&quot; &quot;);&quot; &quot;)" office:value-type="string" office:string-value=" ">
            <text:p><text:s/></text:p>
          </table:table-cell>
          <table:table-cell table:style-name="ce18" table:formula="of:=IF(ISNUMBER([.AD8]);IF([.AD8]&gt;0;ABS([.AD$2]);&quot; &quot;);&quot; &quot;)" office:value-type="string" office:string-value=" ">
            <text:p><text:s/></text:p>
          </table:table-cell>
          <table:table-cell table:style-name="ce18" table:formula="of:=IF(ISNUMBER([.AE8]);IF([.AE8]&gt;0;ABS([.AE$2]);&quot; &quot;);&quot; &quot;)" office:value-type="float" office:value="20">
            <text:p>20</text:p>
          </table:table-cell>
          <table:table-cell table:style-name="ce18" table:formula="of:=IF(ISNUMBER([.AF8]);IF([.AF8]&gt;0;ABS([.AF$2]);&quot; &quot;);&quot; &quot;)" office:value-type="float" office:value="20">
            <text:p>20</text:p>
          </table:table-cell>
          <table:table-cell table:style-name="ce18" table:formula="of:=IF(ISNUMBER([.AG8]);IF([.AG8]&gt;0;ABS([.AG$2]);&quot; &quot;);&quot; &quot;)" office:value-type="string" office:string-value=" ">
            <text:p><text:s/></text:p>
          </table:table-cell>
          <table:table-cell table:style-name="ce18" table:formula="of:=IF(ISNUMBER([.AH8]);IF([.AH8]&gt;0;ABS([.AH$2]);&quot; &quot;);&quot; &quot;)" office:value-type="float" office:value="20">
            <text:p>20</text:p>
          </table:table-cell>
          <table:table-cell table:style-name="ce18" table:formula="of:=IF(ISNUMBER([.AI8]);IF([.AI8]&gt;0;ABS([.AI$2]);&quot; &quot;);&quot; &quot;)" office:value-type="float" office:value="20">
            <text:p>20</text:p>
          </table:table-cell>
          <table:table-cell table:style-name="ce18" table:formula="of:=IF(ISNUMBER([.AJ8]);IF([.AJ8]&gt;0;ABS([.AJ$2]);&quot; &quot;);&quot; &quot;)" office:value-type="string" office:string-value=" ">
            <text:p><text:s/></text:p>
          </table:table-cell>
          <table:table-cell table:style-name="ce18" table:formula="of:=IF(ISNUMBER([.AK8]);IF([.AK8]&gt;0;ABS([.AK$2]);&quot; &quot;);&quot; &quot;)" office:value-type="float" office:value="20">
            <text:p>20</text:p>
          </table:table-cell>
          <table:table-cell table:style-name="ce18" table:formula="of:=IF(ISNUMBER([.AL8]);IF([.AL8]&gt;0;ABS([.AL$2]);&quot; &quot;);&quot; &quot;)" office:value-type="string" office:string-value=" ">
            <text:p><text:s/></text:p>
          </table:table-cell>
          <table:table-cell table:style-name="ce18" table:formula="of:=IF(ISNUMBER([.AM8]);IF([.AM8]&gt;0;ABS([.AM$2]);&quot; &quot;);&quot; &quot;)" office:value-type="string" office:string-value=" ">
            <text:p><text:s/></text:p>
          </table:table-cell>
          <table:table-cell table:style-name="ce18" table:formula="of:=IF(ISNUMBER([.AN8]);IF([.AN8]&gt;0;ABS([.AN$2]);&quot; &quot;);&quot; &quot;)" office:value-type="string" office:string-value=" ">
            <text:p><text:s/></text:p>
          </table:table-cell>
          <table:table-cell table:style-name="ce18" table:formula="of:=IF(ISNUMBER([.AO8]);IF([.AO8]&gt;0;ABS([.AO$2]);&quot; &quot;);&quot; &quot;)" office:value-type="string" office:string-value=" ">
            <text:p><text:s/></text:p>
          </table:table-cell>
          <table:table-cell table:style-name="ce18" table:formula="of:=IF(ISNUMBER([.AP8]);IF([.AP8]&gt;0;ABS([.AP$2]);&quot; &quot;);&quot; &quot;)" office:value-type="string" office:string-value=" ">
            <text:p><text:s/></text:p>
          </table:table-cell>
          <table:table-cell table:style-name="ce18" table:formula="of:=IF(ISNUMBER([.AQ8]);IF([.AQ8]&gt;0;ABS([.AQ$2]);&quot; &quot;);&quot; &quot;)" office:value-type="string" office:string-value=" ">
            <text:p><text:s/></text:p>
          </table:table-cell>
          <table:table-cell table:style-name="ce18" table:formula="of:=IF(ISNUMBER([.AR8]);IF([.AR8]&gt;0;ABS([.AR$2]);&quot; &quot;);&quot; &quot;)" office:value-type="string" office:string-value=" ">
            <text:p><text:s/></text:p>
          </table:table-cell>
          <table:table-cell table:style-name="ce18" table:formula="of:=IF(ISNUMBER([.AS8]);IF([.AS8]&gt;0;ABS([.AS$2]);&quot; &quot;);&quot; &quot;)" office:value-type="string" office:string-value=" ">
            <text:p><text:s/></text:p>
          </table:table-cell>
          <table:table-cell table:style-name="ce18" table:formula="of:=IF(ISNUMBER([.AT8]);IF([.AT8]&gt;0;ABS([.AT$2]);&quot; &quot;);&quot; &quot;)" office:value-type="string" office:string-value=" ">
            <text:p><text:s/></text:p>
          </table:table-cell>
          <table:table-cell table:style-name="ce18" table:formula="of:=IF(ISNUMBER([.AU8]);IF([.AU8]&gt;0;ABS([.AU$2]);&quot; &quot;);&quot; &quot;)" office:value-type="string" office:string-value=" ">
            <text:p><text:s/></text:p>
          </table:table-cell>
          <table:table-cell table:style-name="ce18" table:formula="of:=IF(ISNUMBER([.AV8]);IF([.AV8]&gt;0;ABS([.AV$2]);&quot; &quot;);&quot; &quot;)" office:value-type="string" office:string-value=" ">
            <text:p><text:s/></text:p>
          </table:table-cell>
          <table:table-cell table:style-name="ce18" table:formula="of:=IF(ISNUMBER([.AW8]);IF([.AW8]&gt;0;ABS([.AW$2]);&quot; &quot;);&quot; &quot;)" office:value-type="string" office:string-value=" ">
            <text:p><text:s/></text:p>
          </table:table-cell>
          <table:table-cell table:style-name="ce18" table:formula="of:=IF(ISNUMBER([.AX8]);IF([.AX8]&gt;0;ABS([.AX$2]);&quot; &quot;);&quot; &quot;)" office:value-type="string" office:string-value=" ">
            <text:p><text:s/></text:p>
          </table:table-cell>
          <table:table-cell table:style-name="ce18" table:formula="of:=IF(ISNUMBER([.AY8]);IF([.AY8]&gt;0;ABS([.AY$2]);&quot; &quot;);&quot; &quot;)" office:value-type="string" office:string-value=" ">
            <text:p><text:s/></text:p>
          </table:table-cell>
          <table:table-cell table:style-name="ce18" table:formula="of:=IF(ISNUMBER([.AZ8]);IF([.AZ8]&gt;0;ABS([.AZ$2]);&quot; &quot;);&quot; &quot;)" office:value-type="string" office:string-value=" ">
            <text:p><text:s/></text:p>
          </table:table-cell>
          <table:table-cell table:style-name="ce18" table:formula="of:=IF(ISNUMBER([.BA8]);IF([.BA8]&gt;0;ABS([.BA$2]);&quot; &quot;);&quot; &quot;)" office:value-type="string" office:string-value=" ">
            <text:p><text:s/></text:p>
          </table:table-cell>
          <table:table-cell table:style-name="ce18" table:formula="of:=IF(ISNUMBER([.BB8]);IF([.BB8]&gt;0;ABS([.BB$2]);&quot; &quot;);&quot; &quot;)" office:value-type="string" office:string-value=" ">
            <text:p><text:s/></text:p>
          </table:table-cell>
          <table:table-cell table:style-name="ce18" table:formula="of:=IF(ISNUMBER([.BC8]);IF([.BC8]&gt;0;ABS([.BC$2]);&quot; &quot;);&quot; &quot;)" office:value-type="string" office:string-value=" ">
            <text:p><text:s/></text:p>
          </table:table-cell>
          <table:table-cell table:style-name="ce18" table:formula="of:=IF(ISNUMBER([.BD8]);IF([.BD8]&gt;0;ABS([.BD$2]);&quot; &quot;);&quot; &quot;)" office:value-type="string" office:string-value=" ">
            <text:p><text:s/></text:p>
          </table:table-cell>
          <table:table-cell table:style-name="ce18" table:formula="of:=IF(ISNUMBER([.BE8]);IF([.BE8]&gt;0;ABS([.BE$2]);&quot; &quot;);&quot; &quot;)" office:value-type="string" office:string-value=" ">
            <text:p><text:s/></text:p>
          </table:table-cell>
          <table:table-cell table:style-name="ce18" table:formula="of:=IF(ISNUMBER([.BF8]);IF([.BF8]&gt;0;ABS([.BF$2]);&quot; &quot;);&quot; &quot;)" office:value-type="string" office:string-value=" ">
            <text:p><text:s/></text:p>
          </table:table-cell>
          <table:table-cell table:style-name="ce18" table:formula="of:=IF(ISNUMBER([.BG8]);IF([.BG8]&gt;0;ABS([.BG$2]);&quot; &quot;);&quot; &quot;)" office:value-type="string" office:string-value=" ">
            <text:p><text:s/></text:p>
          </table:table-cell>
          <table:table-cell table:style-name="ce18" table:formula="of:=IF(ISNUMBER([.BH8]);IF([.BH8]&gt;0;ABS([.BH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H$2];&quot;&gt;0&quot;;[.$B10:.$BH10])" office:value-type="float" office:value="40">
            <text:p>40</text:p>
          </table:table-cell>
          <table:table-cell table:style-name="ce65" table:formula="of:=SUMIF([.$B$2:.$BH$2];&quot;&lt;0&quot;;[.$B10:.$BH10])" office:value-type="float" office:value="55">
            <text:p>55</text:p>
          </table:table-cell>
          <table:table-cell table:style-name="ce68" table:formula="of:=[.BJ9]/[.BK9]" office:value-type="float" office:value="0.727272727272727">
            <text:p>0,73</text:p>
          </table:table-cell>
          <table:table-cell table:style-name="ce68" table:number-columns-repeated="960"/>
        </table:table-row>
        <table:table-row table:style-name="ro4">
          <table:table-cell/>
          <table:table-cell table:style-name="ce18" table:formula="of:=IF(ISNUMBER([.B8]);IF([.B8]&gt;0;&quot; &quot;;ABS([.B$2]));&quot; &quot;)" office:value-type="string" office:string-value=" ">
            <text:p><text:s/></text:p>
          </table:table-cell>
          <table:table-cell table:style-name="ce18" table:formula="of:=IF(ISNUMBER([.C8]);IF([.C8]&gt;0;&quot; &quot;;ABS([.C$2]));&quot; &quot;)" office:value-type="string" office:string-value=" ">
            <text:p><text:s/></text:p>
          </table:table-cell>
          <table:table-cell table:style-name="ce18" table:formula="of:=IF(ISNUMBER([.D8]);IF([.D8]&gt;0;&quot; &quot;;ABS([.D$2]));&quot; &quot;)" office:value-type="string" office:string-value=" ">
            <text:p><text:s/></text:p>
          </table:table-cell>
          <table:table-cell table:style-name="ce18" table:formula="of:=IF(ISNUMBER([.E8]);IF([.E8]&gt;0;&quot; &quot;;ABS([.E$2]));&quot; &quot;)" office:value-type="string" office:string-value=" ">
            <text:p><text:s/></text:p>
          </table:table-cell>
          <table:table-cell table:style-name="ce18" table:formula="of:=IF(ISNUMBER([.F8]);IF([.F8]&gt;0;&quot; &quot;;ABS([.F$2]));&quot; &quot;)" office:value-type="string" office:string-value=" ">
            <text:p><text:s/></text:p>
          </table:table-cell>
          <table:table-cell table:style-name="ce18" table:formula="of:=IF(ISNUMBER([.G8]);IF([.G8]&gt;0;&quot; &quot;;ABS([.G$2]));&quot; &quot;)" office:value-type="string" office:string-value=" ">
            <text:p><text:s/></text:p>
          </table:table-cell>
          <table:table-cell table:style-name="ce18" table:formula="of:=IF(ISNUMBER([.H8]);IF([.H8]&gt;0;&quot; &quot;;ABS([.H$2]));&quot; &quot;)" office:value-type="string" office:string-value=" ">
            <text:p><text:s/></text:p>
          </table:table-cell>
          <table:table-cell table:style-name="ce18" table:formula="of:=IF(ISNUMBER([.I8]);IF([.I8]&gt;0;&quot; &quot;;ABS([.I$2]));&quot; &quot;)" office:value-type="string" office:string-value=" ">
            <text:p><text:s/></text:p>
          </table:table-cell>
          <table:table-cell table:style-name="ce18" table:formula="of:=IF(ISNUMBER([.J8]);IF([.J8]&gt;0;&quot; &quot;;ABS([.J$2]));&quot; &quot;)" office:value-type="float" office:value="35">
            <text:p>35</text:p>
          </table:table-cell>
          <table:table-cell table:style-name="ce18" table:formula="of:=IF(ISNUMBER([.K8]);IF([.K8]&gt;0;&quot; &quot;;ABS([.K$2]));&quot; &quot;)" office:value-type="string" office:string-value=" ">
            <text:p><text:s/></text:p>
          </table:table-cell>
          <table:table-cell table:style-name="ce18" table:formula="of:=IF(ISNUMBER([.L8]);IF([.L8]&gt;0;&quot; &quot;;ABS([.L$2]));&quot; &quot;)" office:value-type="string" office:string-value=" ">
            <text:p><text:s/></text:p>
          </table:table-cell>
          <table:table-cell table:style-name="ce18" table:formula="of:=IF(ISNUMBER([.M8]);IF([.M8]&gt;0;&quot; &quot;;ABS([.M$2]));&quot; &quot;)" office:value-type="string" office:string-value=" ">
            <text:p><text:s/></text:p>
          </table:table-cell>
          <table:table-cell table:style-name="ce18" table:formula="of:=IF(ISNUMBER([.N8]);IF([.N8]&gt;0;&quot; &quot;;ABS([.N$2]));&quot; &quot;)" office:value-type="string" office:string-value=" ">
            <text:p><text:s/></text:p>
          </table:table-cell>
          <table:table-cell table:style-name="ce18" table:formula="of:=IF(ISNUMBER([.O8]);IF([.O8]&gt;0;&quot; &quot;;ABS([.O$2]));&quot; &quot;)" office:value-type="string" office:string-value=" ">
            <text:p><text:s/></text:p>
          </table:table-cell>
          <table:table-cell table:style-name="ce18" table:formula="of:=IF(ISNUMBER([.P8]);IF([.P8]&gt;0;&quot; &quot;;ABS([.P$2]));&quot; &quot;)" office:value-type="string" office:string-value=" ">
            <text:p><text:s/></text:p>
          </table:table-cell>
          <table:table-cell table:style-name="ce18" table:formula="of:=IF(ISNUMBER([.Q8]);IF([.Q8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8]);IF([.S8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8]);IF([.U8]&gt;0;&quot; &quot;;ABS([.U$2]));&quot; &quot;)" office:value-type="string" office:string-value=" ">
            <text:p><text:s/></text:p>
          </table:table-cell>
          <table:table-cell table:style-name="ce18" table:formula="of:=IF(ISNUMBER([.V8]);IF([.V8]&gt;0;&quot; &quot;;ABS([.V$2]));&quot; &quot;)" office:value-type="string" office:string-value=" ">
            <text:p><text:s/></text:p>
          </table:table-cell>
          <table:table-cell table:style-name="ce18" table:formula="of:=IF(ISNUMBER([.W8]);IF([.W8]&gt;0;&quot; &quot;;ABS([.W$2]));&quot; &quot;)" office:value-type="string" office:string-value=" ">
            <text:p><text:s/></text:p>
          </table:table-cell>
          <table:table-cell table:style-name="ce18" table:formula="of:=IF(ISNUMBER([.X8]);IF([.X8]&gt;0;&quot; &quot;;ABS([.X$2]));&quot; &quot;)" office:value-type="string" office:string-value=" ">
            <text:p><text:s/></text:p>
          </table:table-cell>
          <table:table-cell table:style-name="ce18" table:formula="of:=IF(ISNUMBER([.Y8]);IF([.Y8]&gt;0;&quot; &quot;;ABS([.Y$2]));&quot; &quot;)" office:value-type="string" office:string-value=" ">
            <text:p><text:s/></text:p>
          </table:table-cell>
          <table:table-cell table:style-name="ce18" table:formula="of:=IF(ISNUMBER([.Z8]);IF([.Z8]&gt;0;&quot; &quot;;ABS([.Z$2]));&quot; &quot;)" office:value-type="string" office:string-value=" ">
            <text:p><text:s/></text:p>
          </table:table-cell>
          <table:table-cell table:style-name="ce18" table:formula="of:=IF(ISNUMBER([.AA8]);IF([.AA8]&gt;0;&quot; &quot;;ABS([.AA$2]));&quot; &quot;)" office:value-type="string" office:string-value=" ">
            <text:p><text:s/></text:p>
          </table:table-cell>
          <table:table-cell table:style-name="ce18" table:formula="of:=IF(ISNUMBER([.AB8]);IF([.AB8]&gt;0;&quot; &quot;;ABS([.AB$2]));&quot; &quot;)" office:value-type="string" office:string-value=" ">
            <text:p><text:s/></text:p>
          </table:table-cell>
          <table:table-cell table:style-name="ce18" table:formula="of:=IF(ISNUMBER([.AC8]);IF([.AC8]&gt;0;&quot; &quot;;ABS([.AC$2]));&quot; &quot;)" office:value-type="string" office:string-value=" ">
            <text:p><text:s/></text:p>
          </table:table-cell>
          <table:table-cell table:style-name="ce18" table:formula="of:=IF(ISNUMBER([.AD8]);IF([.AD8]&gt;0;&quot; &quot;;ABS([.AD$2]));&quot; &quot;)" office:value-type="string" office:string-value=" ">
            <text:p><text:s/></text:p>
          </table:table-cell>
          <table:table-cell table:style-name="ce18" table:formula="of:=IF(ISNUMBER([.AE8]);IF([.AE8]&gt;0;&quot; &quot;;ABS([.AE$2]));&quot; &quot;)" office:value-type="string" office:string-value=" ">
            <text:p><text:s/></text:p>
          </table:table-cell>
          <table:table-cell table:style-name="ce18" table:formula="of:=IF(ISNUMBER([.AF8]);IF([.AF8]&gt;0;&quot; &quot;;ABS([.AF$2]));&quot; &quot;)" office:value-type="string" office:string-value=" ">
            <text:p><text:s/></text:p>
          </table:table-cell>
          <table:table-cell table:style-name="ce18" table:formula="of:=IF(ISNUMBER([.AG8]);IF([.AG8]&gt;0;&quot; &quot;;ABS([.AG$2]));&quot; &quot;)" office:value-type="float" office:value="20">
            <text:p>20</text:p>
          </table:table-cell>
          <table:table-cell table:style-name="ce18" table:formula="of:=IF(ISNUMBER([.AH8]);IF([.AH8]&gt;0;&quot; &quot;;ABS([.AH$2]));&quot; &quot;)" office:value-type="string" office:string-value=" ">
            <text:p><text:s/></text:p>
          </table:table-cell>
          <table:table-cell table:style-name="ce18" table:formula="of:=IF(ISNUMBER([.AI8]);IF([.AI8]&gt;0;&quot; &quot;;ABS([.AI$2]));&quot; &quot;)" office:value-type="string" office:string-value=" ">
            <text:p><text:s/></text:p>
          </table:table-cell>
          <table:table-cell table:style-name="ce18" table:formula="of:=IF(ISNUMBER([.AJ8]);IF([.AJ8]&gt;0;&quot; &quot;;ABS([.AJ$2]));&quot; &quot;)" office:value-type="float" office:value="20">
            <text:p>20</text:p>
          </table:table-cell>
          <table:table-cell table:style-name="ce18" table:formula="of:=IF(ISNUMBER([.AK8]);IF([.AK8]&gt;0;&quot; &quot;;ABS([.AK$2]));&quot; &quot;)" office:value-type="string" office:string-value=" ">
            <text:p><text:s/></text:p>
          </table:table-cell>
          <table:table-cell table:style-name="ce18" table:formula="of:=IF(ISNUMBER([.AL8]);IF([.AL8]&gt;0;&quot; &quot;;ABS([.AL$2]));&quot; &quot;)" office:value-type="string" office:string-value=" ">
            <text:p><text:s/></text:p>
          </table:table-cell>
          <table:table-cell table:style-name="ce18" table:formula="of:=IF(ISNUMBER([.AM8]);IF([.AM8]&gt;0;&quot; &quot;;ABS([.AM$2]));&quot; &quot;)" office:value-type="string" office:string-value=" ">
            <text:p><text:s/></text:p>
          </table:table-cell>
          <table:table-cell table:style-name="ce18" table:formula="of:=IF(ISNUMBER([.AN8]);IF([.AN8]&gt;0;&quot; &quot;;ABS([.AN$2]));&quot; &quot;)" office:value-type="float" office:value="20">
            <text:p>20</text:p>
          </table:table-cell>
          <table:table-cell table:style-name="ce18" table:formula="of:=IF(ISNUMBER([.AO8]);IF([.AO8]&gt;0;&quot; &quot;;ABS([.AO$2]));&quot; &quot;)" office:value-type="string" office:string-value=" ">
            <text:p><text:s/></text:p>
          </table:table-cell>
          <table:table-cell table:style-name="ce18" table:formula="of:=IF(ISNUMBER([.AP8]);IF([.AP8]&gt;0;&quot; &quot;;ABS([.AP$2]));&quot; &quot;)" office:value-type="string" office:string-value=" ">
            <text:p><text:s/></text:p>
          </table:table-cell>
          <table:table-cell table:style-name="ce18" table:formula="of:=IF(ISNUMBER([.AQ8]);IF([.AQ8]&gt;0;&quot; &quot;;ABS([.AQ$2]));&quot; &quot;)" office:value-type="string" office:string-value=" ">
            <text:p><text:s/></text:p>
          </table:table-cell>
          <table:table-cell table:style-name="ce18" table:formula="of:=IF(ISNUMBER([.AR8]);IF([.AR8]&gt;0;&quot; &quot;;ABS([.AR$2]));&quot; &quot;)" office:value-type="string" office:string-value=" ">
            <text:p><text:s/></text:p>
          </table:table-cell>
          <table:table-cell table:style-name="ce18" table:formula="of:=IF(ISNUMBER([.AS8]);IF([.AS8]&gt;0;&quot; &quot;;ABS([.AS$2]));&quot; &quot;)" office:value-type="string" office:string-value=" ">
            <text:p><text:s/></text:p>
          </table:table-cell>
          <table:table-cell table:style-name="ce18" table:formula="of:=IF(ISNUMBER([.AT8]);IF([.AT8]&gt;0;&quot; &quot;;ABS([.AT$2]));&quot; &quot;)" office:value-type="string" office:string-value=" ">
            <text:p><text:s/></text:p>
          </table:table-cell>
          <table:table-cell table:style-name="ce18" table:formula="of:=IF(ISNUMBER([.AU8]);IF([.AU8]&gt;0;&quot; &quot;;ABS([.AU$2]));&quot; &quot;)" office:value-type="string" office:string-value=" ">
            <text:p><text:s/></text:p>
          </table:table-cell>
          <table:table-cell table:style-name="ce18" table:formula="of:=IF(ISNUMBER([.AV8]);IF([.AV8]&gt;0;&quot; &quot;;ABS([.AV$2]));&quot; &quot;)" office:value-type="string" office:string-value=" ">
            <text:p><text:s/></text:p>
          </table:table-cell>
          <table:table-cell table:style-name="ce18" table:formula="of:=IF(ISNUMBER([.AW8]);IF([.AW8]&gt;0;&quot; &quot;;ABS([.AW$2]));&quot; &quot;)" office:value-type="string" office:string-value=" ">
            <text:p><text:s/></text:p>
          </table:table-cell>
          <table:table-cell table:style-name="ce18" table:formula="of:=IF(ISNUMBER([.AX8]);IF([.AX8]&gt;0;&quot; &quot;;ABS([.AX$2]));&quot; &quot;)" office:value-type="string" office:string-value=" ">
            <text:p><text:s/></text:p>
          </table:table-cell>
          <table:table-cell table:style-name="ce18" table:formula="of:=IF(ISNUMBER([.AY8]);IF([.AY8]&gt;0;&quot; &quot;;ABS([.AY$2]));&quot; &quot;)" office:value-type="string" office:string-value=" ">
            <text:p><text:s/></text:p>
          </table:table-cell>
          <table:table-cell table:style-name="ce18" table:formula="of:=IF(ISNUMBER([.AZ8]);IF([.AZ8]&gt;0;&quot; &quot;;ABS([.AZ$2]));&quot; &quot;)" office:value-type="string" office:string-value=" ">
            <text:p><text:s/></text:p>
          </table:table-cell>
          <table:table-cell table:style-name="ce18" table:formula="of:=IF(ISNUMBER([.BA8]);IF([.BA8]&gt;0;&quot; &quot;;ABS([.BA$2]));&quot; &quot;)" office:value-type="string" office:string-value=" ">
            <text:p><text:s/></text:p>
          </table:table-cell>
          <table:table-cell table:style-name="ce18" table:formula="of:=IF(ISNUMBER([.BB8]);IF([.BB8]&gt;0;&quot; &quot;;ABS([.BB$2]));&quot; &quot;)" office:value-type="string" office:string-value=" ">
            <text:p><text:s/></text:p>
          </table:table-cell>
          <table:table-cell table:style-name="ce18" table:formula="of:=IF(ISNUMBER([.BC8]);IF([.BC8]&gt;0;&quot; &quot;;ABS([.BC$2]));&quot; &quot;)" office:value-type="string" office:string-value=" ">
            <text:p><text:s/></text:p>
          </table:table-cell>
          <table:table-cell table:style-name="ce18" table:formula="of:=IF(ISNUMBER([.BD8]);IF([.BD8]&gt;0;&quot; &quot;;ABS([.BD$2]));&quot; &quot;)" office:value-type="string" office:string-value=" ">
            <text:p><text:s/></text:p>
          </table:table-cell>
          <table:table-cell table:style-name="ce18" table:formula="of:=IF(ISNUMBER([.BE8]);IF([.BE8]&gt;0;&quot; &quot;;ABS([.BE$2]));&quot; &quot;)" office:value-type="string" office:string-value=" ">
            <text:p><text:s/></text:p>
          </table:table-cell>
          <table:table-cell table:style-name="ce18" table:formula="of:=IF(ISNUMBER([.BF8]);IF([.BF8]&gt;0;&quot; &quot;;ABS([.BF$2]));&quot; &quot;)" office:value-type="string" office:string-value=" ">
            <text:p><text:s/></text:p>
          </table:table-cell>
          <table:table-cell table:style-name="ce18" table:formula="of:=IF(ISNUMBER([.BG8]);IF([.BG8]&gt;0;&quot; &quot;;ABS([.BG$2]));&quot; &quot;)" office:value-type="string" office:string-value=" ">
            <text:p><text:s/></text:p>
          </table:table-cell>
          <table:table-cell table:style-name="ce18" table:formula="of:=IF(ISNUMBER([.BH8]);IF([.BH8]&gt;0;&quot; &quot;;ABS([.BH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J8]+[.BJ9]" office:value-type="float" office:value="100">
            <text:p>100</text:p>
          </table:table-cell>
          <table:table-cell table:style-name="ce65" table:formula="of:=[.BK8]+[.BK9]" office:value-type="float" office:value="95">
            <text:p>95</text:p>
          </table:table-cell>
          <table:table-cell table:style-name="ce68" table:formula="of:=[.BJ10]/[.BK10]" office:value-type="float" office:value="1.05263157894737">
            <text:p>1,05</text:p>
          </table:table-cell>
          <table:table-cell table:style-name="ce68" table:number-columns-repeated="960"/>
        </table:table-row>
        <table:table-row table:style-name="ro5">
          <table:table-cell table:style-name="ce11" office:value-type="string">
            <text:p>Pyromancer</text:p>
          </table:table-cell>
          <table:table-cell table:number-columns-repeated="14" table:style-name="ce17"/>
          <table:table-cell table:style-name="ce29" office:value-type="float" office:value="1.2">
            <text:p>1,2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.4">
            <text:p>1,4</text:p>
          </table:table-cell>
          <table:table-cell table:number-columns-repeated="2" table:style-name="ce29"/>
          <table:table-cell table:style-name="ce29" office:value-type="float" office:value="1.2">
            <text:p>1,2</text:p>
          </table:table-cell>
          <table:table-cell table:style-name="ce29"/>
          <table:table-cell table:number-columns-repeated="2"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">
            <text:p>1</text:p>
          </table:table-cell>
          <table:table-cell table:number-columns-repeated="6" table:style-name="ce35"/>
          <table:table-cell table:style-name="ce35" table:number-columns-repeated="2"/>
          <table:table-cell table:number-columns-repeated="2" table:style-name="ce40"/>
          <table:table-cell table:style-name="ce43" office:value-type="float" office:value="-0.9">
            <text:p>-0,9</text:p>
          </table:table-cell>
          <table:table-cell table:number-columns-repeated="2" table:style-name="ce42"/>
          <table:table-cell table:number-columns-repeated="10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H$2];&quot;&gt;0&quot;;[.$B12:.$BH12])" office:value-type="float" office:value="120">
            <text:p>120</text:p>
          </table:table-cell>
          <table:table-cell table:style-name="ce64" table:formula="of:=SUMIF([.$B$2:.$BH$2];&quot;&lt;0&quot;;[.$B12:.$BH12])" office:value-type="float" office:value="60">
            <text:p>60</text:p>
          </table:table-cell>
          <table:table-cell table:style-name="ce67" table:formula="of:=[.BJ11]/[.BK11]" office:value-type="float" office:value="2">
            <text:p>2</text:p>
          </table:table-cell>
          <table:table-cell table:style-name="ce67"/>
          <table:table-cell table:style-name="ce67" table:number-matrix-columns-spanned="1" table:number-matrix-rows-spanned="1" table:formula="of:=SUM(ABS([.B11:.BE11]))" office:value-type="float" office:value="14.8">
            <text:p>14,8</text:p>
          </table:table-cell>
          <table:table-cell table:style-name="ce67" table:number-columns-repeated="958"/>
        </table:table-row>
        <table:table-row table:style-name="ro5">
          <table:table-cell/>
          <table:table-cell table:style-name="ce18" table:formula="of:=IF(ISNUMBER([.B11]);IF([.B11]&gt;0;ABS([.B$2]);&quot; &quot;);&quot; &quot;)" office:value-type="string" office:string-value=" ">
            <text:p><text:s/></text:p>
          </table:table-cell>
          <table:table-cell table:style-name="ce18" table:formula="of:=IF(ISNUMBER([.C11]);IF([.C11]&gt;0;ABS([.C$2]);&quot; &quot;);&quot; &quot;)" office:value-type="string" office:string-value=" ">
            <text:p><text:s/></text:p>
          </table:table-cell>
          <table:table-cell table:style-name="ce18" table:formula="of:=IF(ISNUMBER([.D11]);IF([.D11]&gt;0;ABS([.D$2]);&quot; &quot;);&quot; &quot;)" office:value-type="string" office:string-value=" ">
            <text:p><text:s/></text:p>
          </table:table-cell>
          <table:table-cell table:style-name="ce18" table:formula="of:=IF(ISNUMBER([.E11]);IF([.E11]&gt;0;ABS([.E$2]);&quot; &quot;);&quot; &quot;)" office:value-type="string" office:string-value=" ">
            <text:p><text:s/></text:p>
          </table:table-cell>
          <table:table-cell table:style-name="ce18" table:formula="of:=IF(ISNUMBER([.F11]);IF([.F11]&gt;0;ABS([.F$2]);&quot; &quot;);&quot; &quot;)" office:value-type="string" office:string-value=" ">
            <text:p><text:s/></text:p>
          </table:table-cell>
          <table:table-cell table:style-name="ce18" table:formula="of:=IF(ISNUMBER([.G11]);IF([.G11]&gt;0;ABS([.G$2]);&quot; &quot;);&quot; &quot;)" office:value-type="string" office:string-value=" ">
            <text:p><text:s/></text:p>
          </table:table-cell>
          <table:table-cell table:style-name="ce18" table:formula="of:=IF(ISNUMBER([.H11]);IF([.H11]&gt;0;ABS([.H$2]);&quot; &quot;);&quot; &quot;)" office:value-type="string" office:string-value=" ">
            <text:p><text:s/></text:p>
          </table:table-cell>
          <table:table-cell table:style-name="ce18" table:formula="of:=IF(ISNUMBER([.I11]);IF([.I11]&gt;0;ABS([.I$2]);&quot; &quot;);&quot; &quot;)" office:value-type="string" office:string-value=" ">
            <text:p><text:s/></text:p>
          </table:table-cell>
          <table:table-cell table:style-name="ce18" table:formula="of:=IF(ISNUMBER([.J11]);IF([.J11]&gt;0;ABS([.J$2]);&quot; &quot;);&quot; &quot;)" office:value-type="string" office:string-value=" ">
            <text:p><text:s/></text:p>
          </table:table-cell>
          <table:table-cell table:style-name="ce18" table:formula="of:=IF(ISNUMBER([.K11]);IF([.K11]&gt;0;ABS([.K$2]);&quot; &quot;);&quot; &quot;)" office:value-type="string" office:string-value=" ">
            <text:p><text:s/></text:p>
          </table:table-cell>
          <table:table-cell table:style-name="ce18" table:formula="of:=IF(ISNUMBER([.L11]);IF([.L11]&gt;0;ABS([.L$2]);&quot; &quot;);&quot; &quot;)" office:value-type="string" office:string-value=" ">
            <text:p><text:s/></text:p>
          </table:table-cell>
          <table:table-cell table:style-name="ce18" table:formula="of:=IF(ISNUMBER([.M11]);IF([.M11]&gt;0;ABS([.M$2]);&quot; &quot;);&quot; &quot;)" office:value-type="string" office:string-value=" ">
            <text:p><text:s/></text:p>
          </table:table-cell>
          <table:table-cell table:style-name="ce18" table:formula="of:=IF(ISNUMBER([.N11]);IF([.N11]&gt;0;ABS([.N$2]);&quot; &quot;);&quot; &quot;)" office:value-type="string" office:string-value=" ">
            <text:p><text:s/></text:p>
          </table:table-cell>
          <table:table-cell table:style-name="ce18" table:formula="of:=IF(ISNUMBER([.O11]);IF([.O11]&gt;0;ABS([.O$2]);&quot; &quot;);&quot; &quot;)" office:value-type="string" office:string-value=" ">
            <text:p><text:s/></text:p>
          </table:table-cell>
          <table:table-cell table:style-name="ce18" table:formula="of:=IF(ISNUMBER([.P11]);IF([.P11]&gt;0;ABS([.P$2]);&quot; &quot;);&quot; &quot;)" office:value-type="float" office:value="20">
            <text:p>20</text:p>
          </table:table-cell>
          <table:table-cell table:style-name="ce18" table:formula="of:=IF(ISNUMBER([.Q11]);IF([.Q11]&gt;0;ABS([.Q$2]);&quot; &quot;);&quot; &quot;)" office:value-type="float" office:value="20">
            <text:p>20</text:p>
          </table:table-cell>
          <table:table-cell table:style-name="ce18" table:formula="of:=IF(ISNUMBER([.R11]);IF([.R11]&gt;0;ABS([.R$2]);&quot; &quot;);&quot; &quot;)" office:value-type="float" office:value="20">
            <text:p>20</text:p>
          </table:table-cell>
          <table:table-cell table:style-name="ce18" table:formula="of:=IF(ISNUMBER([.S11]);IF([.S11]&gt;0;ABS([.S$2]);&quot; &quot;);&quot; &quot;)" office:value-type="string" office:string-value=" ">
            <text:p><text:s/></text:p>
          </table:table-cell>
          <table:table-cell table:style-name="ce18" table:formula="of:=IF(ISNUMBER([.T11]);IF([.T11]&gt;0;ABS([.T$2]);&quot; &quot;);&quot; &quot;)" office:value-type="string" office:string-value=" ">
            <text:p><text:s/></text:p>
          </table:table-cell>
          <table:table-cell table:style-name="ce18" table:formula="of:=IF(ISNUMBER([.U11]);IF([.U11]&gt;0;ABS([.U$2]);&quot; &quot;);&quot; &quot;)" office:value-type="float" office:value="20">
            <text:p>20</text:p>
          </table:table-cell>
          <table:table-cell table:style-name="ce18" table:formula="of:=IF(ISNUMBER([.V11]);IF([.V11]&gt;0;ABS([.V$2]);&quot; &quot;);&quot; &quot;)" office:value-type="string" office:string-value=" ">
            <text:p><text:s/></text:p>
          </table:table-cell>
          <table:table-cell table:style-name="ce18" table:formula="of:=IF(ISNUMBER([.W11]);IF([.W11]&gt;0;ABS([.W$2]);&quot; &quot;);&quot; &quot;)" office:value-type="float" office:value="20">
            <text:p>20</text:p>
          </table:table-cell>
          <table:table-cell table:style-name="ce18" table:formula="of:=IF(ISNUMBER([.X11]);IF([.X11]&gt;0;ABS([.X$2]);&quot; &quot;);&quot; &quot;)" office:value-type="float" office:value="20">
            <text:p>20</text:p>
          </table:table-cell>
          <table:table-cell table:style-name="ce18" table:formula="of:=IF(ISNUMBER([.Y11]);IF([.Y11]&gt;0;ABS([.Y$2]);&quot; &quot;);&quot; &quot;)" office:value-type="string" office:string-value=" ">
            <text:p><text:s/></text:p>
          </table:table-cell>
          <table:table-cell table:style-name="ce18" table:formula="of:=IF(ISNUMBER([.Z11]);IF([.Z11]&gt;0;ABS([.Z$2]);&quot; &quot;);&quot; &quot;)" office:value-type="float" office:value="20">
            <text:p>20</text:p>
          </table:table-cell>
          <table:table-cell table:style-name="ce18" table:formula="of:=IF(ISNUMBER([.AA11]);IF([.AA11]&gt;0;ABS([.AA$2]);&quot; &quot;);&quot; &quot;)" office:value-type="string" office:string-value=" ">
            <text:p><text:s/></text:p>
          </table:table-cell>
          <table:table-cell table:style-name="ce18" table:formula="of:=IF(ISNUMBER([.AB11]);IF([.AB11]&gt;0;ABS([.AB$2]);&quot; &quot;);&quot; &quot;)" office:value-type="float" office:value="20">
            <text:p>20</text:p>
          </table:table-cell>
          <table:table-cell table:style-name="ce18" table:formula="of:=IF(ISNUMBER([.AC11]);IF([.AC11]&gt;0;ABS([.AC$2]);&quot; &quot;);&quot; &quot;)" office:value-type="float" office:value="20">
            <text:p>20</text:p>
          </table:table-cell>
          <table:table-cell table:style-name="ce18" table:formula="of:=IF(ISNUMBER([.AD11]);IF([.AD11]&gt;0;ABS([.AD$2]);&quot; &quot;);&quot; &quot;)" office:value-type="string" office:string-value=" ">
            <text:p><text:s/></text:p>
          </table:table-cell>
          <table:table-cell table:style-name="ce18" table:formula="of:=IF(ISNUMBER([.AE11]);IF([.AE11]&gt;0;ABS([.AE$2]);&quot; &quot;);&quot; &quot;)" office:value-type="string" office:string-value=" ">
            <text:p><text:s/></text:p>
          </table:table-cell>
          <table:table-cell table:style-name="ce18" table:formula="of:=IF(ISNUMBER([.AF11]);IF([.AF11]&gt;0;ABS([.AF$2]);&quot; &quot;);&quot; &quot;)" office:value-type="string" office:string-value=" ">
            <text:p><text:s/></text:p>
          </table:table-cell>
          <table:table-cell table:style-name="ce18" table:formula="of:=IF(ISNUMBER([.AG11]);IF([.AG11]&gt;0;ABS([.AG$2]);&quot; &quot;);&quot; &quot;)" office:value-type="string" office:string-value=" ">
            <text:p><text:s/></text:p>
          </table:table-cell>
          <table:table-cell table:style-name="ce18" table:formula="of:=IF(ISNUMBER([.AH11]);IF([.AH11]&gt;0;ABS([.AH$2]);&quot; &quot;);&quot; &quot;)" office:value-type="string" office:string-value=" ">
            <text:p><text:s/></text:p>
          </table:table-cell>
          <table:table-cell table:style-name="ce18" table:formula="of:=IF(ISNUMBER([.AI11]);IF([.AI11]&gt;0;ABS([.AI$2]);&quot; &quot;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L11]);IF([.AL11]&gt;0;ABS([.AL$2]);&quot; &quot;);&quot; &quot;)" office:value-type="string" office:string-value=" ">
            <text:p><text:s/></text:p>
          </table:table-cell>
          <table:table-cell table:style-name="ce18" table:formula="of:=IF(ISNUMBER([.AM11]);IF([.AM11]&gt;0;ABS([.AM$2]);&quot; &quot;);&quot; &quot;)" office:value-type="string" office:string-value=" ">
            <text:p><text:s/></text:p>
          </table:table-cell>
          <table:table-cell table:style-name="ce18" table:formula="of:=IF(ISNUMBER([.AN11]);IF([.AN11]&gt;0;ABS([.AN$2]);&quot; &quot;);&quot; &quot;)" office:value-type="string" office:string-value=" ">
            <text:p><text:s/></text:p>
          </table:table-cell>
          <table:table-cell table:style-name="ce18" table:formula="of:=IF(ISNUMBER([.AO11]);IF([.AO11]&gt;0;ABS([.AO$2]);&quot; &quot;);&quot; &quot;)" office:value-type="string" office:string-value=" ">
            <text:p><text:s/></text:p>
          </table:table-cell>
          <table:table-cell table:style-name="ce18" table:formula="of:=IF(ISNUMBER([.AP11]);IF([.AP11]&gt;0;ABS([.AP$2]);&quot; &quot;);&quot; &quot;)" office:value-type="string" office:string-value=" ">
            <text:p><text:s/></text:p>
          </table:table-cell>
          <table:table-cell table:style-name="ce18" table:formula="of:=IF(ISNUMBER([.AQ11]);IF([.AQ11]&gt;0;ABS([.AQ$2]);&quot; &quot;);&quot; &quot;)" office:value-type="string" office:string-value=" ">
            <text:p><text:s/></text:p>
          </table:table-cell>
          <table:table-cell table:style-name="ce18" table:formula="of:=IF(ISNUMBER([.AR11]);IF([.AR11]&gt;0;ABS([.AR$2]);&quot; &quot;);&quot; &quot;)" office:value-type="string" office:string-value=" ">
            <text:p><text:s/></text:p>
          </table:table-cell>
          <table:table-cell table:style-name="ce18" table:formula="of:=IF(ISNUMBER([.AS11]);IF([.AS11]&gt;0;ABS([.AS$2]);&quot; &quot;);&quot; &quot;)" office:value-type="string" office:string-value=" ">
            <text:p><text:s/></text:p>
          </table:table-cell>
          <table:table-cell table:style-name="ce18" table:formula="of:=IF(ISNUMBER([.AT11]);IF([.AT11]&gt;0;ABS([.AT$2]);&quot; &quot;);&quot; &quot;)" office:value-type="string" office:string-value=" ">
            <text:p><text:s/></text:p>
          </table:table-cell>
          <table:table-cell table:style-name="ce18" table:formula="of:=IF(ISNUMBER([.AU11]);IF([.AU11]&gt;0;ABS([.AU$2]);&quot; &quot;);&quot; &quot;)" office:value-type="string" office:string-value=" ">
            <text:p><text:s/></text:p>
          </table:table-cell>
          <table:table-cell table:style-name="ce18" table:formula="of:=IF(ISNUMBER([.AV11]);IF([.AV11]&gt;0;ABS([.AV$2]);&quot; &quot;);&quot; &quot;)" office:value-type="string" office:string-value=" ">
            <text:p><text:s/></text:p>
          </table:table-cell>
          <table:table-cell table:style-name="ce18" table:formula="of:=IF(ISNUMBER([.AW11]);IF([.AW11]&gt;0;ABS([.AW$2]);&quot; &quot;);&quot; &quot;)" office:value-type="string" office:string-value=" ">
            <text:p><text:s/></text:p>
          </table:table-cell>
          <table:table-cell table:style-name="ce18" table:formula="of:=IF(ISNUMBER([.AX11]);IF([.AX11]&gt;0;ABS([.AX$2]);&quot; &quot;);&quot; &quot;)" office:value-type="string" office:string-value=" ">
            <text:p><text:s/></text:p>
          </table:table-cell>
          <table:table-cell table:style-name="ce18" table:formula="of:=IF(ISNUMBER([.AY11]);IF([.AY11]&gt;0;ABS([.AY$2]);&quot; &quot;);&quot; &quot;)" office:value-type="string" office:string-value=" ">
            <text:p><text:s/></text:p>
          </table:table-cell>
          <table:table-cell table:style-name="ce18" table:formula="of:=IF(ISNUMBER([.AZ11]);IF([.AZ11]&gt;0;ABS([.AZ$2]);&quot; &quot;);&quot; &quot;)" office:value-type="string" office:string-value=" ">
            <text:p><text:s/></text:p>
          </table:table-cell>
          <table:table-cell table:style-name="ce18" table:formula="of:=IF(ISNUMBER([.BA11]);IF([.BA11]&gt;0;ABS([.BA$2]);&quot; &quot;);&quot; &quot;)" office:value-type="string" office:string-value=" ">
            <text:p><text:s/></text:p>
          </table:table-cell>
          <table:table-cell table:style-name="ce18" table:formula="of:=IF(ISNUMBER([.BB11]);IF([.BB11]&gt;0;ABS([.BB$2]);&quot; &quot;);&quot; &quot;)" office:value-type="string" office:string-value=" ">
            <text:p><text:s/></text:p>
          </table:table-cell>
          <table:table-cell table:style-name="ce18" table:formula="of:=IF(ISNUMBER([.BC11]);IF([.BC11]&gt;0;ABS([.BC$2]);&quot; &quot;);&quot; &quot;)" office:value-type="string" office:string-value=" ">
            <text:p><text:s/></text:p>
          </table:table-cell>
          <table:table-cell table:style-name="ce18" table:formula="of:=IF(ISNUMBER([.BD11]);IF([.BD11]&gt;0;ABS([.BD$2]);&quot; &quot;);&quot; &quot;)" office:value-type="string" office:string-value=" ">
            <text:p><text:s/></text:p>
          </table:table-cell>
          <table:table-cell table:style-name="ce18" table:formula="of:=IF(ISNUMBER([.BE11]);IF([.BE11]&gt;0;ABS([.BE$2]);&quot; &quot;);&quot; &quot;)" office:value-type="string" office:string-value=" ">
            <text:p><text:s/></text:p>
          </table:table-cell>
          <table:table-cell table:style-name="ce18" table:formula="of:=IF(ISNUMBER([.BF11]);IF([.BF11]&gt;0;ABS([.BF$2]);&quot; &quot;);&quot; &quot;)" office:value-type="string" office:string-value=" ">
            <text:p><text:s/></text:p>
          </table:table-cell>
          <table:table-cell table:style-name="ce18" table:formula="of:=IF(ISNUMBER([.BG11]);IF([.BG11]&gt;0;ABS([.BG$2]);&quot; &quot;);&quot; &quot;)" office:value-type="string" office:string-value=" ">
            <text:p><text:s/></text:p>
          </table:table-cell>
          <table:table-cell table:style-name="ce18" table:formula="of:=IF(ISNUMBER([.BH11]);IF([.BH11]&gt;0;ABS([.BH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H$2];&quot;&gt;0&quot;;[.$B13:.$BH13])" office:value-type="float" office:value="40">
            <text:p>40</text:p>
          </table:table-cell>
          <table:table-cell table:style-name="ce65" table:formula="of:=SUMIF([.$B$2:.$BH$2];&quot;&lt;0&quot;;[.$B13:.$BH13])" office:value-type="float" office:value="20">
            <text:p>20</text:p>
          </table:table-cell>
          <table:table-cell table:style-name="ce68" table:formula="of:=[.BJ12]/[.BK12]" office:value-type="float" office:value="2">
            <text:p>2</text:p>
          </table:table-cell>
          <table:table-cell table:style-name="ce68" table:number-columns-repeated="960"/>
        </table:table-row>
        <table:table-row table:style-name="ro5">
          <table:table-cell/>
          <table:table-cell table:style-name="ce18" table:formula="of:=IF(ISNUMBER([.B11]);IF([.B11]&gt;0;&quot; &quot;;ABS([.B$2]));&quot; &quot;)" office:value-type="string" office:string-value=" ">
            <text:p><text:s/></text:p>
          </table:table-cell>
          <table:table-cell table:style-name="ce18" table:formula="of:=IF(ISNUMBER([.C11]);IF([.C11]&gt;0;&quot; &quot;;ABS([.C$2]));&quot; &quot;)" office:value-type="string" office:string-value=" ">
            <text:p><text:s/></text:p>
          </table:table-cell>
          <table:table-cell table:style-name="ce18" table:formula="of:=IF(ISNUMBER([.D11]);IF([.D11]&gt;0;&quot; &quot;;ABS([.D$2]));&quot; &quot;)" office:value-type="string" office:string-value=" ">
            <text:p><text:s/></text:p>
          </table:table-cell>
          <table:table-cell table:style-name="ce18" table:formula="of:=IF(ISNUMBER([.E11]);IF([.E11]&gt;0;&quot; &quot;;ABS([.E$2]));&quot; &quot;)" office:value-type="string" office:string-value=" ">
            <text:p><text:s/></text:p>
          </table:table-cell>
          <table:table-cell table:style-name="ce18" table:formula="of:=IF(ISNUMBER([.F11]);IF([.F11]&gt;0;&quot; &quot;;ABS([.F$2]));&quot; &quot;)" office:value-type="string" office:string-value=" ">
            <text:p><text:s/></text:p>
          </table:table-cell>
          <table:table-cell table:style-name="ce18" table:formula="of:=IF(ISNUMBER([.G11]);IF([.G11]&gt;0;&quot; &quot;;ABS([.G$2]));&quot; &quot;)" office:value-type="string" office:string-value=" ">
            <text:p><text:s/></text:p>
          </table:table-cell>
          <table:table-cell table:style-name="ce18" table:formula="of:=IF(ISNUMBER([.H11]);IF([.H11]&gt;0;&quot; &quot;;ABS([.H$2]));&quot; &quot;)" office:value-type="string" office:string-value=" ">
            <text:p><text:s/></text:p>
          </table:table-cell>
          <table:table-cell table:style-name="ce18" table:formula="of:=IF(ISNUMBER([.I11]);IF([.I11]&gt;0;&quot; &quot;;ABS([.I$2]));&quot; &quot;)" office:value-type="string" office:string-value=" ">
            <text:p><text:s/></text:p>
          </table:table-cell>
          <table:table-cell table:style-name="ce18" table:formula="of:=IF(ISNUMBER([.J11]);IF([.J11]&gt;0;&quot; &quot;;ABS([.J$2]));&quot; &quot;)" office:value-type="string" office:string-value=" ">
            <text:p><text:s/></text:p>
          </table:table-cell>
          <table:table-cell table:style-name="ce18" table:formula="of:=IF(ISNUMBER([.K11]);IF([.K11]&gt;0;&quot; &quot;;ABS([.K$2]));&quot; &quot;)" office:value-type="string" office:string-value=" ">
            <text:p><text:s/></text:p>
          </table:table-cell>
          <table:table-cell table:style-name="ce18" table:formula="of:=IF(ISNUMBER([.L11]);IF([.L11]&gt;0;&quot; &quot;;ABS([.L$2]));&quot; &quot;)" office:value-type="string" office:string-value=" ">
            <text:p><text:s/></text:p>
          </table:table-cell>
          <table:table-cell table:style-name="ce18" table:formula="of:=IF(ISNUMBER([.M11]);IF([.M11]&gt;0;&quot; &quot;;ABS([.M$2]));&quot; &quot;)" office:value-type="string" office:string-value=" ">
            <text:p><text:s/></text:p>
          </table:table-cell>
          <table:table-cell table:style-name="ce18" table:formula="of:=IF(ISNUMBER([.N11]);IF([.N11]&gt;0;&quot; &quot;;ABS([.N$2]));&quot; &quot;)" office:value-type="string" office:string-value=" ">
            <text:p><text:s/></text:p>
          </table:table-cell>
          <table:table-cell table:style-name="ce18" table:formula="of:=IF(ISNUMBER([.O11]);IF([.O11]&gt;0;&quot; &quot;;ABS([.O$2]));&quot; &quot;)" office:value-type="string" office:string-value=" ">
            <text:p><text:s/></text:p>
          </table:table-cell>
          <table:table-cell table:style-name="ce18" table:formula="of:=IF(ISNUMBER([.P11]);IF([.P11]&gt;0;&quot; &quot;;ABS([.P$2]));&quot; &quot;)" office:value-type="string" office:string-value=" ">
            <text:p><text:s/></text:p>
          </table:table-cell>
          <table:table-cell table:style-name="ce18" table:formula="of:=IF(ISNUMBER([.Q11]);IF([.Q11]&gt;0;&quot; &quot;;ABS([.Q$2]));&quot; &quot;)" office:value-type="string" office:string-value=" ">
            <text:p><text:s/></text:p>
          </table:table-cell>
          <table:table-cell table:style-name="ce18" table:formula="of:=IF(ISNUMBER([.R11]);IF([.R11]&gt;0;&quot; &quot;;ABS([.R$2]));&quot; &quot;)" office:value-type="string" office:string-value=" ">
            <text:p><text:s/></text:p>
          </table:table-cell>
          <table:table-cell table:style-name="ce18" table:formula="of:=IF(ISNUMBER([.S11]);IF([.S11]&gt;0;&quot; &quot;;ABS([.S$2]));&quot; &quot;)" office:value-type="string" office:string-value=" ">
            <text:p><text:s/></text:p>
          </table:table-cell>
          <table:table-cell table:style-name="ce18" table:formula="of:=IF(ISNUMBER([.T11]);IF([.T11]&gt;0;&quot; &quot;;ABS([.T$2]));&quot; &quot;)" office:value-type="string" office:string-value=" ">
            <text:p><text:s/></text:p>
          </table:table-cell>
          <table:table-cell table:style-name="ce18" table:formula="of:=IF(ISNUMBER([.U11]);IF([.U11]&gt;0;&quot; &quot;;ABS([.U$2]));&quot; &quot;)" office:value-type="string" office:string-value=" ">
            <text:p><text:s/></text:p>
          </table:table-cell>
          <table:table-cell table:style-name="ce18" table:formula="of:=IF(ISNUMBER([.V11]);IF([.V11]&gt;0;&quot; &quot;;ABS([.V$2]));&quot; &quot;)" office:value-type="string" office:string-value=" ">
            <text:p><text:s/></text:p>
          </table:table-cell>
          <table:table-cell table:style-name="ce18" table:formula="of:=IF(ISNUMBER([.W11]);IF([.W11]&gt;0;&quot; &quot;;ABS([.W$2]));&quot; &quot;)" office:value-type="string" office:string-value=" ">
            <text:p><text:s/></text:p>
          </table:table-cell>
          <table:table-cell table:style-name="ce18" table:formula="of:=IF(ISNUMBER([.X11]);IF([.X11]&gt;0;&quot; &quot;;ABS([.X$2]));&quot; &quot;)" office:value-type="string" office:string-value=" ">
            <text:p><text:s/></text:p>
          </table:table-cell>
          <table:table-cell table:style-name="ce18" table:formula="of:=IF(ISNUMBER([.Y11]);IF([.Y11]&gt;0;&quot; &quot;;ABS([.Y$2]));&quot; &quot;)" office:value-type="float" office:value="20">
            <text:p>20</text:p>
          </table:table-cell>
          <table:table-cell table:style-name="ce18" table:formula="of:=IF(ISNUMBER([.Z11]);IF([.Z11]&gt;0;&quot; &quot;;ABS([.Z$2]));&quot; &quot;)" office:value-type="string" office:string-value=" ">
            <text:p><text:s/></text:p>
          </table:table-cell>
          <table:table-cell table:style-name="ce18" table:formula="of:=IF(ISNUMBER([.AA11]);IF([.AA11]&gt;0;&quot; &quot;;ABS([.AA$2]));&quot; &quot;)" office:value-type="float" office:value="20">
            <text:p>20</text:p>
          </table:table-cell>
          <table:table-cell table:style-name="ce18" table:formula="of:=IF(ISNUMBER([.AB11]);IF([.AB11]&gt;0;&quot; &quot;;ABS([.AB$2]));&quot; &quot;)" office:value-type="string" office:string-value=" ">
            <text:p><text:s/></text:p>
          </table:table-cell>
          <table:table-cell table:style-name="ce18" table:formula="of:=IF(ISNUMBER([.AC11]);IF([.AC11]&gt;0;&quot; &quot;;ABS([.AC$2]));&quot; &quot;)" office:value-type="string" office:string-value=" ">
            <text:p><text:s/></text:p>
          </table:table-cell>
          <table:table-cell table:style-name="ce18" table:formula="of:=IF(ISNUMBER([.AD11]);IF([.AD11]&gt;0;&quot; &quot;;ABS([.AD$2]));&quot; &quot;)" office:value-type="string" office:string-value=" ">
            <text:p><text:s/></text:p>
          </table:table-cell>
          <table:table-cell table:style-name="ce18" table:formula="of:=IF(ISNUMBER([.AE11]);IF([.AE11]&gt;0;&quot; &quot;;ABS([.AE$2]));&quot; &quot;)" office:value-type="string" office:string-value=" ">
            <text:p><text:s/></text:p>
          </table:table-cell>
          <table:table-cell table:style-name="ce18" table:formula="of:=IF(ISNUMBER([.AF11]);IF([.AF11]&gt;0;&quot; &quot;;ABS([.AF$2]));&quot; &quot;)" office:value-type="string" office:string-value=" ">
            <text:p><text:s/></text:p>
          </table:table-cell>
          <table:table-cell table:style-name="ce18" table:formula="of:=IF(ISNUMBER([.AG11]);IF([.AG11]&gt;0;&quot; &quot;;ABS([.AG$2]));&quot; &quot;)" office:value-type="string" office:string-value=" ">
            <text:p><text:s/></text:p>
          </table:table-cell>
          <table:table-cell table:style-name="ce18" table:formula="of:=IF(ISNUMBER([.AH11]);IF([.AH11]&gt;0;&quot; &quot;;ABS([.AH$2]));&quot; &quot;)" office:value-type="string" office:string-value=" ">
            <text:p><text:s/></text:p>
          </table:table-cell>
          <table:table-cell table:style-name="ce18" table:formula="of:=IF(ISNUMBER([.AI11]);IF([.AI11]&gt;0;&quot; &quot;;ABS([.AI$2])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L11]);IF([.AL11]&gt;0;&quot; &quot;;ABS([.AL$2]));&quot; &quot;)" office:value-type="string" office:string-value=" ">
            <text:p><text:s/></text:p>
          </table:table-cell>
          <table:table-cell table:style-name="ce18" table:formula="of:=IF(ISNUMBER([.AM11]);IF([.AM11]&gt;0;&quot; &quot;;ABS([.AM$2]));&quot; &quot;)" office:value-type="string" office:string-value=" ">
            <text:p><text:s/></text:p>
          </table:table-cell>
          <table:table-cell table:style-name="ce18" table:formula="of:=IF(ISNUMBER([.AN11]);IF([.AN11]&gt;0;&quot; &quot;;ABS([.AN$2]));&quot; &quot;)" office:value-type="float" office:value="20">
            <text:p>20</text:p>
          </table:table-cell>
          <table:table-cell table:style-name="ce18" table:formula="of:=IF(ISNUMBER([.AO11]);IF([.AO11]&gt;0;&quot; &quot;;ABS([.AO$2]));&quot; &quot;)" office:value-type="string" office:string-value=" ">
            <text:p><text:s/></text:p>
          </table:table-cell>
          <table:table-cell table:style-name="ce18" table:formula="of:=IF(ISNUMBER([.AP11]);IF([.AP11]&gt;0;&quot; &quot;;ABS([.AP$2]));&quot; &quot;)" office:value-type="string" office:string-value=" ">
            <text:p><text:s/></text:p>
          </table:table-cell>
          <table:table-cell table:style-name="ce18" table:formula="of:=IF(ISNUMBER([.AQ11]);IF([.AQ11]&gt;0;&quot; &quot;;ABS([.AQ$2]));&quot; &quot;)" office:value-type="string" office:string-value=" ">
            <text:p><text:s/></text:p>
          </table:table-cell>
          <table:table-cell table:style-name="ce18" table:formula="of:=IF(ISNUMBER([.AR11]);IF([.AR11]&gt;0;&quot; &quot;;ABS([.AR$2]));&quot; &quot;)" office:value-type="string" office:string-value=" ">
            <text:p><text:s/></text:p>
          </table:table-cell>
          <table:table-cell table:style-name="ce18" table:formula="of:=IF(ISNUMBER([.AS11]);IF([.AS11]&gt;0;&quot; &quot;;ABS([.AS$2]));&quot; &quot;)" office:value-type="string" office:string-value=" ">
            <text:p><text:s/></text:p>
          </table:table-cell>
          <table:table-cell table:style-name="ce18" table:formula="of:=IF(ISNUMBER([.AT11]);IF([.AT11]&gt;0;&quot; &quot;;ABS([.AT$2]));&quot; &quot;)" office:value-type="string" office:string-value=" ">
            <text:p><text:s/></text:p>
          </table:table-cell>
          <table:table-cell table:style-name="ce18" table:formula="of:=IF(ISNUMBER([.AU11]);IF([.AU11]&gt;0;&quot; &quot;;ABS([.AU$2]));&quot; &quot;)" office:value-type="string" office:string-value=" ">
            <text:p><text:s/></text:p>
          </table:table-cell>
          <table:table-cell table:style-name="ce18" table:formula="of:=IF(ISNUMBER([.AV11]);IF([.AV11]&gt;0;&quot; &quot;;ABS([.AV$2]));&quot; &quot;)" office:value-type="string" office:string-value=" ">
            <text:p><text:s/></text:p>
          </table:table-cell>
          <table:table-cell table:style-name="ce18" table:formula="of:=IF(ISNUMBER([.AW11]);IF([.AW11]&gt;0;&quot; &quot;;ABS([.AW$2]));&quot; &quot;)" office:value-type="string" office:string-value=" ">
            <text:p><text:s/></text:p>
          </table:table-cell>
          <table:table-cell table:style-name="ce18" table:formula="of:=IF(ISNUMBER([.AX11]);IF([.AX11]&gt;0;&quot; &quot;;ABS([.AX$2]));&quot; &quot;)" office:value-type="string" office:string-value=" ">
            <text:p><text:s/></text:p>
          </table:table-cell>
          <table:table-cell table:style-name="ce18" table:formula="of:=IF(ISNUMBER([.AY11]);IF([.AY11]&gt;0;&quot; &quot;;ABS([.AY$2]));&quot; &quot;)" office:value-type="string" office:string-value=" ">
            <text:p><text:s/></text:p>
          </table:table-cell>
          <table:table-cell table:style-name="ce18" table:formula="of:=IF(ISNUMBER([.AZ11]);IF([.AZ11]&gt;0;&quot; &quot;;ABS([.AZ$2]));&quot; &quot;)" office:value-type="string" office:string-value=" ">
            <text:p><text:s/></text:p>
          </table:table-cell>
          <table:table-cell table:style-name="ce18" table:formula="of:=IF(ISNUMBER([.BA11]);IF([.BA11]&gt;0;&quot; &quot;;ABS([.BA$2]));&quot; &quot;)" office:value-type="string" office:string-value=" ">
            <text:p><text:s/></text:p>
          </table:table-cell>
          <table:table-cell table:style-name="ce18" table:formula="of:=IF(ISNUMBER([.BB11]);IF([.BB11]&gt;0;&quot; &quot;;ABS([.BB$2]));&quot; &quot;)" office:value-type="string" office:string-value=" ">
            <text:p><text:s/></text:p>
          </table:table-cell>
          <table:table-cell table:style-name="ce18" table:formula="of:=IF(ISNUMBER([.BC11]);IF([.BC11]&gt;0;&quot; &quot;;ABS([.BC$2]));&quot; &quot;)" office:value-type="string" office:string-value=" ">
            <text:p><text:s/></text:p>
          </table:table-cell>
          <table:table-cell table:style-name="ce18" table:formula="of:=IF(ISNUMBER([.BD11]);IF([.BD11]&gt;0;&quot; &quot;;ABS([.BD$2]));&quot; &quot;)" office:value-type="string" office:string-value=" ">
            <text:p><text:s/></text:p>
          </table:table-cell>
          <table:table-cell table:style-name="ce18" table:formula="of:=IF(ISNUMBER([.BE11]);IF([.BE11]&gt;0;&quot; &quot;;ABS([.BE$2]));&quot; &quot;)" office:value-type="string" office:string-value=" ">
            <text:p><text:s/></text:p>
          </table:table-cell>
          <table:table-cell table:style-name="ce18" table:formula="of:=IF(ISNUMBER([.BF11]);IF([.BF11]&gt;0;&quot; &quot;;ABS([.BF$2]));&quot; &quot;)" office:value-type="string" office:string-value=" ">
            <text:p><text:s/></text:p>
          </table:table-cell>
          <table:table-cell table:style-name="ce18" table:formula="of:=IF(ISNUMBER([.BG11]);IF([.BG11]&gt;0;&quot; &quot;;ABS([.BG$2]));&quot; &quot;)" office:value-type="string" office:string-value=" ">
            <text:p><text:s/></text:p>
          </table:table-cell>
          <table:table-cell table:style-name="ce18" table:formula="of:=IF(ISNUMBER([.BH11]);IF([.BH11]&gt;0;&quot; &quot;;ABS([.BH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J11]+[.BJ12]" office:value-type="float" office:value="160">
            <text:p>160</text:p>
          </table:table-cell>
          <table:table-cell table:style-name="ce65" table:formula="of:=[.BK11]+[.BK12]" office:value-type="float" office:value="80">
            <text:p>80</text:p>
          </table:table-cell>
          <table:table-cell table:style-name="ce68" table:formula="of:=[.BJ13]/[.BK13]" office:value-type="float" office:value="2">
            <text:p>2</text:p>
          </table:table-cell>
          <table:table-cell table:style-name="ce68" table:number-columns-repeated="960"/>
        </table:table-row>
        <table:table-row table:style-name="ro5">
          <table:table-cell table:style-name="ce11" office:value-type="string">
            <text:p>Cryomancer</text:p>
          </table:table-cell>
          <table:table-cell table:number-columns-repeated="14" table:style-name="ce17"/>
          <table:table-cell table:style-name="ce29" office:value-type="float" office:value="1.2">
            <text:p>1,2</text:p>
          </table:table-cell>
          <table:table-cell table:number-columns-repeated="2" table:style-name="ce29"/>
          <table:table-cell table:style-name="ce29" office:value-type="float" office:value="1.3">
            <text:p>1,3</text:p>
          </table:table-cell>
          <table:table-cell table:style-name="ce29" office:value-type="float" office:value="1.4">
            <text:p>1,4</text:p>
          </table:table-cell>
          <table:table-cell table:style-name="ce29"/>
          <table:table-cell table:style-name="ce29" office:value-type="float" office:value="1.2">
            <text:p>1,2</text:p>
          </table:table-cell>
          <table:table-cell table:number-columns-repeated="2"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">
            <text:p>1</text:p>
          </table:table-cell>
          <table:table-cell table:number-columns-repeated="6" table:style-name="ce35"/>
          <table:table-cell table:style-name="ce35" table:number-columns-repeated="2"/>
          <table:table-cell table:number-columns-repeated="2" table:style-name="ce40"/>
          <table:table-cell table:style-name="ce43" office:value-type="float" office:value="-0.9">
            <text:p>-0,9</text:p>
          </table:table-cell>
          <table:table-cell table:number-columns-repeated="2" table:style-name="ce42"/>
          <table:table-cell table:number-columns-repeated="10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H$2];&quot;&gt;0&quot;;[.$B15:.$BH15])" office:value-type="float" office:value="120">
            <text:p>120</text:p>
          </table:table-cell>
          <table:table-cell table:style-name="ce64" table:formula="of:=SUMIF([.$B$2:.$BH$2];&quot;&lt;0&quot;;[.$B15:.$BH15])" office:value-type="float" office:value="60">
            <text:p>60</text:p>
          </table:table-cell>
          <table:table-cell table:style-name="ce67" table:formula="of:=[.BJ14]/[.BK14]" office:value-type="float" office:value="2">
            <text:p>2</text:p>
          </table:table-cell>
          <table:table-cell table:style-name="ce67"/>
          <table:table-cell table:style-name="ce67" table:number-matrix-columns-spanned="1" table:number-matrix-rows-spanned="1" table:formula="of:=SUM(ABS([.B14:.BE14]))" office:value-type="float" office:value="14.8">
            <text:p>14,8</text:p>
          </table:table-cell>
          <table:table-cell table:style-name="ce67" table:number-columns-repeated="958"/>
        </table:table-row>
        <table:table-row table:style-name="ro5">
          <table:table-cell/>
          <table:table-cell table:style-name="ce18" table:formula="of:=IF(ISNUMBER([.B14]);IF([.B14]&gt;0;ABS([.B$2]);&quot; &quot;);&quot; &quot;)" office:value-type="string" office:string-value=" ">
            <text:p><text:s/></text:p>
          </table:table-cell>
          <table:table-cell table:style-name="ce18" table:formula="of:=IF(ISNUMBER([.C14]);IF([.C14]&gt;0;ABS([.C$2]);&quot; &quot;);&quot; &quot;)" office:value-type="string" office:string-value=" ">
            <text:p><text:s/></text:p>
          </table:table-cell>
          <table:table-cell table:style-name="ce18" table:formula="of:=IF(ISNUMBER([.D14]);IF([.D14]&gt;0;ABS([.D$2]);&quot; &quot;);&quot; &quot;)" office:value-type="string" office:string-value=" ">
            <text:p><text:s/></text:p>
          </table:table-cell>
          <table:table-cell table:style-name="ce18" table:formula="of:=IF(ISNUMBER([.E14]);IF([.E14]&gt;0;ABS([.E$2]);&quot; &quot;);&quot; &quot;)" office:value-type="string" office:string-value=" ">
            <text:p><text:s/></text:p>
          </table:table-cell>
          <table:table-cell table:style-name="ce18" table:formula="of:=IF(ISNUMBER([.F14]);IF([.F14]&gt;0;ABS([.F$2]);&quot; &quot;);&quot; &quot;)" office:value-type="string" office:string-value=" ">
            <text:p><text:s/></text:p>
          </table:table-cell>
          <table:table-cell table:style-name="ce18" table:formula="of:=IF(ISNUMBER([.G14]);IF([.G14]&gt;0;ABS([.G$2]);&quot; &quot;);&quot; &quot;)" office:value-type="string" office:string-value=" ">
            <text:p><text:s/></text:p>
          </table:table-cell>
          <table:table-cell table:style-name="ce18" table:formula="of:=IF(ISNUMBER([.H14]);IF([.H14]&gt;0;ABS([.H$2]);&quot; &quot;);&quot; &quot;)" office:value-type="string" office:string-value=" ">
            <text:p><text:s/></text:p>
          </table:table-cell>
          <table:table-cell table:style-name="ce18" table:formula="of:=IF(ISNUMBER([.I14]);IF([.I14]&gt;0;ABS([.I$2]);&quot; &quot;);&quot; &quot;)" office:value-type="string" office:string-value=" ">
            <text:p><text:s/></text:p>
          </table:table-cell>
          <table:table-cell table:style-name="ce18" table:formula="of:=IF(ISNUMBER([.J14]);IF([.J14]&gt;0;ABS([.J$2]);&quot; &quot;);&quot; &quot;)" office:value-type="string" office:string-value=" ">
            <text:p><text:s/></text:p>
          </table:table-cell>
          <table:table-cell table:style-name="ce18" table:formula="of:=IF(ISNUMBER([.K14]);IF([.K14]&gt;0;ABS([.K$2]);&quot; &quot;);&quot; &quot;)" office:value-type="string" office:string-value=" ">
            <text:p><text:s/></text:p>
          </table:table-cell>
          <table:table-cell table:style-name="ce18" table:formula="of:=IF(ISNUMBER([.L14]);IF([.L14]&gt;0;ABS([.L$2]);&quot; &quot;);&quot; &quot;)" office:value-type="string" office:string-value=" ">
            <text:p><text:s/></text:p>
          </table:table-cell>
          <table:table-cell table:style-name="ce18" table:formula="of:=IF(ISNUMBER([.M14]);IF([.M14]&gt;0;ABS([.M$2]);&quot; &quot;);&quot; &quot;)" office:value-type="string" office:string-value=" ">
            <text:p><text:s/></text:p>
          </table:table-cell>
          <table:table-cell table:style-name="ce18" table:formula="of:=IF(ISNUMBER([.N14]);IF([.N14]&gt;0;ABS([.N$2]);&quot; &quot;);&quot; &quot;)" office:value-type="string" office:string-value=" ">
            <text:p><text:s/></text:p>
          </table:table-cell>
          <table:table-cell table:style-name="ce18" table:formula="of:=IF(ISNUMBER([.O14]);IF([.O14]&gt;0;ABS([.O$2]);&quot; &quot;);&quot; &quot;)" office:value-type="string" office:string-value=" ">
            <text:p><text:s/></text:p>
          </table:table-cell>
          <table:table-cell table:style-name="ce18" table:formula="of:=IF(ISNUMBER([.P14]);IF([.P14]&gt;0;ABS([.P$2]);&quot; &quot;);&quot; &quot;)" office:value-type="float" office:value="20">
            <text:p>20</text:p>
          </table:table-cell>
          <table:table-cell table:style-name="ce18" table:formula="of:=IF(ISNUMBER([.Q14]);IF([.Q14]&gt;0;ABS([.Q$2]);&quot; &quot;);&quot; &quot;)" office:value-type="string" office:string-value=" ">
            <text:p><text:s/></text:p>
          </table:table-cell>
          <table:table-cell table:style-name="ce18" table:formula="of:=IF(ISNUMBER([.R14]);IF([.R14]&gt;0;ABS([.R$2]);&quot; &quot;);&quot; &quot;)" office:value-type="string" office:string-value=" ">
            <text:p><text:s/></text:p>
          </table:table-cell>
          <table:table-cell table:style-name="ce18" table:formula="of:=IF(ISNUMBER([.S14]);IF([.S14]&gt;0;ABS([.S$2]);&quot; &quot;);&quot; &quot;)" office:value-type="float" office:value="20">
            <text:p>20</text:p>
          </table:table-cell>
          <table:table-cell table:style-name="ce18" table:formula="of:=IF(ISNUMBER([.T14]);IF([.T14]&gt;0;ABS([.T$2]);&quot; &quot;);&quot; &quot;)" office:value-type="float" office:value="20">
            <text:p>20</text:p>
          </table:table-cell>
          <table:table-cell table:style-name="ce18" table:formula="of:=IF(ISNUMBER([.U14]);IF([.U14]&gt;0;ABS([.U$2]);&quot; &quot;);&quot; &quot;)" office:value-type="string" office:string-value=" ">
            <text:p><text:s/></text:p>
          </table:table-cell>
          <table:table-cell table:style-name="ce18" table:formula="of:=IF(ISNUMBER([.V14]);IF([.V14]&gt;0;ABS([.V$2]);&quot; &quot;);&quot; &quot;)" office:value-type="float" office:value="20">
            <text:p>20</text:p>
          </table:table-cell>
          <table:table-cell table:style-name="ce18" table:formula="of:=IF(ISNUMBER([.W14]);IF([.W14]&gt;0;ABS([.W$2]);&quot; &quot;);&quot; &quot;)" office:value-type="float" office:value="20">
            <text:p>20</text:p>
          </table:table-cell>
          <table:table-cell table:style-name="ce18" table:formula="of:=IF(ISNUMBER([.X14]);IF([.X14]&gt;0;ABS([.X$2]);&quot; &quot;);&quot; &quot;)" office:value-type="float" office:value="20">
            <text:p>20</text:p>
          </table:table-cell>
          <table:table-cell table:style-name="ce18" table:formula="of:=IF(ISNUMBER([.Y14]);IF([.Y14]&gt;0;ABS([.Y$2]);&quot; &quot;);&quot; &quot;)" office:value-type="string" office:string-value=" ">
            <text:p><text:s/></text:p>
          </table:table-cell>
          <table:table-cell table:style-name="ce18" table:formula="of:=IF(ISNUMBER([.Z14]);IF([.Z14]&gt;0;ABS([.Z$2]);&quot; &quot;);&quot; &quot;)" office:value-type="float" office:value="20">
            <text:p>20</text:p>
          </table:table-cell>
          <table:table-cell table:style-name="ce18" table:formula="of:=IF(ISNUMBER([.AA14]);IF([.AA14]&gt;0;ABS([.AA$2]);&quot; &quot;);&quot; &quot;)" office:value-type="string" office:string-value=" ">
            <text:p><text:s/></text:p>
          </table:table-cell>
          <table:table-cell table:style-name="ce18" table:formula="of:=IF(ISNUMBER([.AB14]);IF([.AB14]&gt;0;ABS([.AB$2]);&quot; &quot;);&quot; &quot;)" office:value-type="float" office:value="20">
            <text:p>20</text:p>
          </table:table-cell>
          <table:table-cell table:style-name="ce18" table:formula="of:=IF(ISNUMBER([.AC14]);IF([.AC14]&gt;0;ABS([.AC$2]);&quot; &quot;);&quot; &quot;)" office:value-type="float" office:value="20">
            <text:p>20</text:p>
          </table:table-cell>
          <table:table-cell table:style-name="ce18" table:formula="of:=IF(ISNUMBER([.AD14]);IF([.AD14]&gt;0;ABS([.AD$2]);&quot; &quot;);&quot; &quot;)" office:value-type="string" office:string-value=" ">
            <text:p><text:s/></text:p>
          </table:table-cell>
          <table:table-cell table:style-name="ce18" table:formula="of:=IF(ISNUMBER([.AE14]);IF([.AE14]&gt;0;ABS([.AE$2]);&quot; &quot;);&quot; &quot;)" office:value-type="string" office:string-value=" ">
            <text:p><text:s/></text:p>
          </table:table-cell>
          <table:table-cell table:style-name="ce18" table:formula="of:=IF(ISNUMBER([.AF14]);IF([.AF14]&gt;0;ABS([.AF$2]);&quot; &quot;);&quot; &quot;)" office:value-type="string" office:string-value=" ">
            <text:p><text:s/></text:p>
          </table:table-cell>
          <table:table-cell table:style-name="ce18" table:formula="of:=IF(ISNUMBER([.AG14]);IF([.AG14]&gt;0;ABS([.AG$2]);&quot; &quot;);&quot; &quot;)" office:value-type="string" office:string-value=" ">
            <text:p><text:s/></text:p>
          </table:table-cell>
          <table:table-cell table:style-name="ce18" table:formula="of:=IF(ISNUMBER([.AH14]);IF([.AH14]&gt;0;ABS([.AH$2]);&quot; &quot;);&quot; &quot;)" office:value-type="string" office:string-value=" ">
            <text:p><text:s/></text:p>
          </table:table-cell>
          <table:table-cell table:style-name="ce18" table:formula="of:=IF(ISNUMBER([.AI14]);IF([.AI14]&gt;0;ABS([.AI$2]);&quot; &quot;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L14]);IF([.AL14]&gt;0;ABS([.AL$2]);&quot; &quot;);&quot; &quot;)" office:value-type="string" office:string-value=" ">
            <text:p><text:s/></text:p>
          </table:table-cell>
          <table:table-cell table:style-name="ce18" table:formula="of:=IF(ISNUMBER([.AM14]);IF([.AM14]&gt;0;ABS([.AM$2]);&quot; &quot;);&quot; &quot;)" office:value-type="string" office:string-value=" ">
            <text:p><text:s/></text:p>
          </table:table-cell>
          <table:table-cell table:style-name="ce18" table:formula="of:=IF(ISNUMBER([.AN14]);IF([.AN14]&gt;0;ABS([.AN$2]);&quot; &quot;);&quot; &quot;)" office:value-type="string" office:string-value=" ">
            <text:p><text:s/></text:p>
          </table:table-cell>
          <table:table-cell table:style-name="ce18" table:formula="of:=IF(ISNUMBER([.AO14]);IF([.AO14]&gt;0;ABS([.AO$2]);&quot; &quot;);&quot; &quot;)" office:value-type="string" office:string-value=" ">
            <text:p><text:s/></text:p>
          </table:table-cell>
          <table:table-cell table:style-name="ce18" table:formula="of:=IF(ISNUMBER([.AP14]);IF([.AP14]&gt;0;ABS([.AP$2]);&quot; &quot;);&quot; &quot;)" office:value-type="string" office:string-value=" ">
            <text:p><text:s/></text:p>
          </table:table-cell>
          <table:table-cell table:style-name="ce18" table:formula="of:=IF(ISNUMBER([.AQ14]);IF([.AQ14]&gt;0;ABS([.AQ$2]);&quot; &quot;);&quot; &quot;)" office:value-type="string" office:string-value=" ">
            <text:p><text:s/></text:p>
          </table:table-cell>
          <table:table-cell table:style-name="ce18" table:formula="of:=IF(ISNUMBER([.AR14]);IF([.AR14]&gt;0;ABS([.AR$2]);&quot; &quot;);&quot; &quot;)" office:value-type="string" office:string-value=" ">
            <text:p><text:s/></text:p>
          </table:table-cell>
          <table:table-cell table:style-name="ce18" table:formula="of:=IF(ISNUMBER([.AS14]);IF([.AS14]&gt;0;ABS([.AS$2]);&quot; &quot;);&quot; &quot;)" office:value-type="string" office:string-value=" ">
            <text:p><text:s/></text:p>
          </table:table-cell>
          <table:table-cell table:style-name="ce18" table:formula="of:=IF(ISNUMBER([.AT14]);IF([.AT14]&gt;0;ABS([.AT$2]);&quot; &quot;);&quot; &quot;)" office:value-type="string" office:string-value=" ">
            <text:p><text:s/></text:p>
          </table:table-cell>
          <table:table-cell table:style-name="ce18" table:formula="of:=IF(ISNUMBER([.AU14]);IF([.AU14]&gt;0;ABS([.AU$2]);&quot; &quot;);&quot; &quot;)" office:value-type="string" office:string-value=" ">
            <text:p><text:s/></text:p>
          </table:table-cell>
          <table:table-cell table:style-name="ce18" table:formula="of:=IF(ISNUMBER([.AV14]);IF([.AV14]&gt;0;ABS([.AV$2]);&quot; &quot;);&quot; &quot;)" office:value-type="string" office:string-value=" ">
            <text:p><text:s/></text:p>
          </table:table-cell>
          <table:table-cell table:style-name="ce18" table:formula="of:=IF(ISNUMBER([.AW14]);IF([.AW14]&gt;0;ABS([.AW$2]);&quot; &quot;);&quot; &quot;)" office:value-type="string" office:string-value=" ">
            <text:p><text:s/></text:p>
          </table:table-cell>
          <table:table-cell table:style-name="ce18" table:formula="of:=IF(ISNUMBER([.AX14]);IF([.AX14]&gt;0;ABS([.AX$2]);&quot; &quot;);&quot; &quot;)" office:value-type="string" office:string-value=" ">
            <text:p><text:s/></text:p>
          </table:table-cell>
          <table:table-cell table:style-name="ce18" table:formula="of:=IF(ISNUMBER([.AY14]);IF([.AY14]&gt;0;ABS([.AY$2]);&quot; &quot;);&quot; &quot;)" office:value-type="string" office:string-value=" ">
            <text:p><text:s/></text:p>
          </table:table-cell>
          <table:table-cell table:style-name="ce18" table:formula="of:=IF(ISNUMBER([.AZ14]);IF([.AZ14]&gt;0;ABS([.AZ$2]);&quot; &quot;);&quot; &quot;)" office:value-type="string" office:string-value=" ">
            <text:p><text:s/></text:p>
          </table:table-cell>
          <table:table-cell table:style-name="ce18" table:formula="of:=IF(ISNUMBER([.BA14]);IF([.BA14]&gt;0;ABS([.BA$2]);&quot; &quot;);&quot; &quot;)" office:value-type="string" office:string-value=" ">
            <text:p><text:s/></text:p>
          </table:table-cell>
          <table:table-cell table:style-name="ce18" table:formula="of:=IF(ISNUMBER([.BB14]);IF([.BB14]&gt;0;ABS([.BB$2]);&quot; &quot;);&quot; &quot;)" office:value-type="string" office:string-value=" ">
            <text:p><text:s/></text:p>
          </table:table-cell>
          <table:table-cell table:style-name="ce18" table:formula="of:=IF(ISNUMBER([.BC14]);IF([.BC14]&gt;0;ABS([.BC$2]);&quot; &quot;);&quot; &quot;)" office:value-type="string" office:string-value=" ">
            <text:p><text:s/></text:p>
          </table:table-cell>
          <table:table-cell table:style-name="ce18" table:formula="of:=IF(ISNUMBER([.BD14]);IF([.BD14]&gt;0;ABS([.BD$2]);&quot; &quot;);&quot; &quot;)" office:value-type="string" office:string-value=" ">
            <text:p><text:s/></text:p>
          </table:table-cell>
          <table:table-cell table:style-name="ce18" table:formula="of:=IF(ISNUMBER([.BE14]);IF([.BE14]&gt;0;ABS([.BE$2]);&quot; &quot;);&quot; &quot;)" office:value-type="string" office:string-value=" ">
            <text:p><text:s/></text:p>
          </table:table-cell>
          <table:table-cell table:style-name="ce18" table:formula="of:=IF(ISNUMBER([.BF14]);IF([.BF14]&gt;0;ABS([.BF$2]);&quot; &quot;);&quot; &quot;)" office:value-type="string" office:string-value=" ">
            <text:p><text:s/></text:p>
          </table:table-cell>
          <table:table-cell table:style-name="ce18" table:formula="of:=IF(ISNUMBER([.BG14]);IF([.BG14]&gt;0;ABS([.BG$2]);&quot; &quot;);&quot; &quot;)" office:value-type="string" office:string-value=" ">
            <text:p><text:s/></text:p>
          </table:table-cell>
          <table:table-cell table:style-name="ce18" table:formula="of:=IF(ISNUMBER([.BH14]);IF([.BH14]&gt;0;ABS([.BH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H$2];&quot;&gt;0&quot;;[.$B16:.$BH16])" office:value-type="float" office:value="40">
            <text:p>40</text:p>
          </table:table-cell>
          <table:table-cell table:style-name="ce65" table:formula="of:=SUMIF([.$B$2:.$BH$2];&quot;&lt;0&quot;;[.$B16:.$BH16])" office:value-type="float" office:value="20">
            <text:p>20</text:p>
          </table:table-cell>
          <table:table-cell table:style-name="ce68" table:formula="of:=[.BJ15]/[.BK15]" office:value-type="float" office:value="2">
            <text:p>2</text:p>
          </table:table-cell>
          <table:table-cell table:style-name="ce68" table:number-columns-repeated="960"/>
        </table:table-row>
        <table:table-row table:style-name="ro5">
          <table:table-cell/>
          <table:table-cell table:style-name="ce18" table:formula="of:=IF(ISNUMBER([.B14]);IF([.B14]&gt;0;&quot; &quot;;ABS([.B$2]));&quot; &quot;)" office:value-type="string" office:string-value=" ">
            <text:p><text:s/></text:p>
          </table:table-cell>
          <table:table-cell table:style-name="ce18" table:formula="of:=IF(ISNUMBER([.C14]);IF([.C14]&gt;0;&quot; &quot;;ABS([.C$2]));&quot; &quot;)" office:value-type="string" office:string-value=" ">
            <text:p><text:s/></text:p>
          </table:table-cell>
          <table:table-cell table:style-name="ce18" table:formula="of:=IF(ISNUMBER([.D14]);IF([.D14]&gt;0;&quot; &quot;;ABS([.D$2]));&quot; &quot;)" office:value-type="string" office:string-value=" ">
            <text:p><text:s/></text:p>
          </table:table-cell>
          <table:table-cell table:style-name="ce18" table:formula="of:=IF(ISNUMBER([.E14]);IF([.E14]&gt;0;&quot; &quot;;ABS([.E$2]));&quot; &quot;)" office:value-type="string" office:string-value=" ">
            <text:p><text:s/></text:p>
          </table:table-cell>
          <table:table-cell table:style-name="ce18" table:formula="of:=IF(ISNUMBER([.F14]);IF([.F14]&gt;0;&quot; &quot;;ABS([.F$2]));&quot; &quot;)" office:value-type="string" office:string-value=" ">
            <text:p><text:s/></text:p>
          </table:table-cell>
          <table:table-cell table:style-name="ce18" table:formula="of:=IF(ISNUMBER([.G14]);IF([.G14]&gt;0;&quot; &quot;;ABS([.G$2]));&quot; &quot;)" office:value-type="string" office:string-value=" ">
            <text:p><text:s/></text:p>
          </table:table-cell>
          <table:table-cell table:style-name="ce18" table:formula="of:=IF(ISNUMBER([.H14]);IF([.H14]&gt;0;&quot; &quot;;ABS([.H$2]));&quot; &quot;)" office:value-type="string" office:string-value=" ">
            <text:p><text:s/></text:p>
          </table:table-cell>
          <table:table-cell table:style-name="ce18" table:formula="of:=IF(ISNUMBER([.I14]);IF([.I14]&gt;0;&quot; &quot;;ABS([.I$2]));&quot; &quot;)" office:value-type="string" office:string-value=" ">
            <text:p><text:s/></text:p>
          </table:table-cell>
          <table:table-cell table:style-name="ce18" table:formula="of:=IF(ISNUMBER([.J14]);IF([.J14]&gt;0;&quot; &quot;;ABS([.J$2]));&quot; &quot;)" office:value-type="string" office:string-value=" ">
            <text:p><text:s/></text:p>
          </table:table-cell>
          <table:table-cell table:style-name="ce18" table:formula="of:=IF(ISNUMBER([.K14]);IF([.K14]&gt;0;&quot; &quot;;ABS([.K$2]));&quot; &quot;)" office:value-type="string" office:string-value=" ">
            <text:p><text:s/></text:p>
          </table:table-cell>
          <table:table-cell table:style-name="ce18" table:formula="of:=IF(ISNUMBER([.L14]);IF([.L14]&gt;0;&quot; &quot;;ABS([.L$2]));&quot; &quot;)" office:value-type="string" office:string-value=" ">
            <text:p><text:s/></text:p>
          </table:table-cell>
          <table:table-cell table:style-name="ce18" table:formula="of:=IF(ISNUMBER([.M14]);IF([.M14]&gt;0;&quot; &quot;;ABS([.M$2]));&quot; &quot;)" office:value-type="string" office:string-value=" ">
            <text:p><text:s/></text:p>
          </table:table-cell>
          <table:table-cell table:style-name="ce18" table:formula="of:=IF(ISNUMBER([.N14]);IF([.N14]&gt;0;&quot; &quot;;ABS([.N$2]));&quot; &quot;)" office:value-type="string" office:string-value=" ">
            <text:p><text:s/></text:p>
          </table:table-cell>
          <table:table-cell table:style-name="ce18" table:formula="of:=IF(ISNUMBER([.O14]);IF([.O14]&gt;0;&quot; &quot;;ABS([.O$2]));&quot; &quot;)" office:value-type="string" office:string-value=" ">
            <text:p><text:s/></text:p>
          </table:table-cell>
          <table:table-cell table:style-name="ce18" table:formula="of:=IF(ISNUMBER([.P14]);IF([.P14]&gt;0;&quot; &quot;;ABS([.P$2]));&quot; &quot;)" office:value-type="string" office:string-value=" ">
            <text:p><text:s/></text:p>
          </table:table-cell>
          <table:table-cell table:style-name="ce18" table:formula="of:=IF(ISNUMBER([.Q14]);IF([.Q14]&gt;0;&quot; &quot;;ABS([.Q$2]));&quot; &quot;)" office:value-type="string" office:string-value=" ">
            <text:p><text:s/></text:p>
          </table:table-cell>
          <table:table-cell table:style-name="ce18" table:formula="of:=IF(ISNUMBER([.R14]);IF([.R14]&gt;0;&quot; &quot;;ABS([.R$2]));&quot; &quot;)" office:value-type="string" office:string-value=" ">
            <text:p><text:s/></text:p>
          </table:table-cell>
          <table:table-cell table:style-name="ce18" table:formula="of:=IF(ISNUMBER([.S14]);IF([.S14]&gt;0;&quot; &quot;;ABS([.S$2]));&quot; &quot;)" office:value-type="string" office:string-value=" ">
            <text:p><text:s/></text:p>
          </table:table-cell>
          <table:table-cell table:style-name="ce18" table:formula="of:=IF(ISNUMBER([.T14]);IF([.T14]&gt;0;&quot; &quot;;ABS([.T$2]));&quot; &quot;)" office:value-type="string" office:string-value=" ">
            <text:p><text:s/></text:p>
          </table:table-cell>
          <table:table-cell table:style-name="ce18" table:formula="of:=IF(ISNUMBER([.U14]);IF([.U14]&gt;0;&quot; &quot;;ABS([.U$2]));&quot; &quot;)" office:value-type="string" office:string-value=" ">
            <text:p><text:s/></text:p>
          </table:table-cell>
          <table:table-cell table:style-name="ce18" table:formula="of:=IF(ISNUMBER([.V14]);IF([.V14]&gt;0;&quot; &quot;;ABS([.V$2]));&quot; &quot;)" office:value-type="string" office:string-value=" ">
            <text:p><text:s/></text:p>
          </table:table-cell>
          <table:table-cell table:style-name="ce18" table:formula="of:=IF(ISNUMBER([.W14]);IF([.W14]&gt;0;&quot; &quot;;ABS([.W$2]));&quot; &quot;)" office:value-type="string" office:string-value=" ">
            <text:p><text:s/></text:p>
          </table:table-cell>
          <table:table-cell table:style-name="ce18" table:formula="of:=IF(ISNUMBER([.X14]);IF([.X14]&gt;0;&quot; &quot;;ABS([.X$2]));&quot; &quot;)" office:value-type="string" office:string-value=" ">
            <text:p><text:s/></text:p>
          </table:table-cell>
          <table:table-cell table:style-name="ce18" table:formula="of:=IF(ISNUMBER([.Y14]);IF([.Y14]&gt;0;&quot; &quot;;ABS([.Y$2]));&quot; &quot;)" office:value-type="float" office:value="20">
            <text:p>20</text:p>
          </table:table-cell>
          <table:table-cell table:style-name="ce18" table:formula="of:=IF(ISNUMBER([.Z14]);IF([.Z14]&gt;0;&quot; &quot;;ABS([.Z$2]));&quot; &quot;)" office:value-type="string" office:string-value=" ">
            <text:p><text:s/></text:p>
          </table:table-cell>
          <table:table-cell table:style-name="ce18" table:formula="of:=IF(ISNUMBER([.AA14]);IF([.AA14]&gt;0;&quot; &quot;;ABS([.AA$2]));&quot; &quot;)" office:value-type="float" office:value="20">
            <text:p>20</text:p>
          </table:table-cell>
          <table:table-cell table:style-name="ce18" table:formula="of:=IF(ISNUMBER([.AB14]);IF([.AB14]&gt;0;&quot; &quot;;ABS([.AB$2]));&quot; &quot;)" office:value-type="string" office:string-value=" ">
            <text:p><text:s/></text:p>
          </table:table-cell>
          <table:table-cell table:style-name="ce18" table:formula="of:=IF(ISNUMBER([.AC14]);IF([.AC14]&gt;0;&quot; &quot;;ABS([.AC$2]));&quot; &quot;)" office:value-type="string" office:string-value=" ">
            <text:p><text:s/></text:p>
          </table:table-cell>
          <table:table-cell table:style-name="ce18" table:formula="of:=IF(ISNUMBER([.AD14]);IF([.AD14]&gt;0;&quot; &quot;;ABS([.AD$2]));&quot; &quot;)" office:value-type="string" office:string-value=" ">
            <text:p><text:s/></text:p>
          </table:table-cell>
          <table:table-cell table:style-name="ce18" table:formula="of:=IF(ISNUMBER([.AE14]);IF([.AE14]&gt;0;&quot; &quot;;ABS([.AE$2]));&quot; &quot;)" office:value-type="string" office:string-value=" ">
            <text:p><text:s/></text:p>
          </table:table-cell>
          <table:table-cell table:style-name="ce18" table:formula="of:=IF(ISNUMBER([.AF14]);IF([.AF14]&gt;0;&quot; &quot;;ABS([.AF$2]));&quot; &quot;)" office:value-type="string" office:string-value=" ">
            <text:p><text:s/></text:p>
          </table:table-cell>
          <table:table-cell table:style-name="ce18" table:formula="of:=IF(ISNUMBER([.AG14]);IF([.AG14]&gt;0;&quot; &quot;;ABS([.AG$2]));&quot; &quot;)" office:value-type="string" office:string-value=" ">
            <text:p><text:s/></text:p>
          </table:table-cell>
          <table:table-cell table:style-name="ce18" table:formula="of:=IF(ISNUMBER([.AH14]);IF([.AH14]&gt;0;&quot; &quot;;ABS([.AH$2]));&quot; &quot;)" office:value-type="string" office:string-value=" ">
            <text:p><text:s/></text:p>
          </table:table-cell>
          <table:table-cell table:style-name="ce18" table:formula="of:=IF(ISNUMBER([.AI14]);IF([.AI14]&gt;0;&quot; &quot;;ABS([.AI$2])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L14]);IF([.AL14]&gt;0;&quot; &quot;;ABS([.AL$2]));&quot; &quot;)" office:value-type="string" office:string-value=" ">
            <text:p><text:s/></text:p>
          </table:table-cell>
          <table:table-cell table:style-name="ce18" table:formula="of:=IF(ISNUMBER([.AM14]);IF([.AM14]&gt;0;&quot; &quot;;ABS([.AM$2]));&quot; &quot;)" office:value-type="string" office:string-value=" ">
            <text:p><text:s/></text:p>
          </table:table-cell>
          <table:table-cell table:style-name="ce18" table:formula="of:=IF(ISNUMBER([.AN14]);IF([.AN14]&gt;0;&quot; &quot;;ABS([.AN$2]));&quot; &quot;)" office:value-type="float" office:value="20">
            <text:p>20</text:p>
          </table:table-cell>
          <table:table-cell table:style-name="ce18" table:formula="of:=IF(ISNUMBER([.AO14]);IF([.AO14]&gt;0;&quot; &quot;;ABS([.AO$2]));&quot; &quot;)" office:value-type="string" office:string-value=" ">
            <text:p><text:s/></text:p>
          </table:table-cell>
          <table:table-cell table:style-name="ce18" table:formula="of:=IF(ISNUMBER([.AP14]);IF([.AP14]&gt;0;&quot; &quot;;ABS([.AP$2]));&quot; &quot;)" office:value-type="string" office:string-value=" ">
            <text:p><text:s/></text:p>
          </table:table-cell>
          <table:table-cell table:style-name="ce18" table:formula="of:=IF(ISNUMBER([.AQ14]);IF([.AQ14]&gt;0;&quot; &quot;;ABS([.AQ$2]));&quot; &quot;)" office:value-type="string" office:string-value=" ">
            <text:p><text:s/></text:p>
          </table:table-cell>
          <table:table-cell table:style-name="ce18" table:formula="of:=IF(ISNUMBER([.AR14]);IF([.AR14]&gt;0;&quot; &quot;;ABS([.AR$2]));&quot; &quot;)" office:value-type="string" office:string-value=" ">
            <text:p><text:s/></text:p>
          </table:table-cell>
          <table:table-cell table:style-name="ce18" table:formula="of:=IF(ISNUMBER([.AS14]);IF([.AS14]&gt;0;&quot; &quot;;ABS([.AS$2]));&quot; &quot;)" office:value-type="string" office:string-value=" ">
            <text:p><text:s/></text:p>
          </table:table-cell>
          <table:table-cell table:style-name="ce18" table:formula="of:=IF(ISNUMBER([.AT14]);IF([.AT14]&gt;0;&quot; &quot;;ABS([.AT$2]));&quot; &quot;)" office:value-type="string" office:string-value=" ">
            <text:p><text:s/></text:p>
          </table:table-cell>
          <table:table-cell table:style-name="ce18" table:formula="of:=IF(ISNUMBER([.AU14]);IF([.AU14]&gt;0;&quot; &quot;;ABS([.AU$2]));&quot; &quot;)" office:value-type="string" office:string-value=" ">
            <text:p><text:s/></text:p>
          </table:table-cell>
          <table:table-cell table:style-name="ce18" table:formula="of:=IF(ISNUMBER([.AV14]);IF([.AV14]&gt;0;&quot; &quot;;ABS([.AV$2]));&quot; &quot;)" office:value-type="string" office:string-value=" ">
            <text:p><text:s/></text:p>
          </table:table-cell>
          <table:table-cell table:style-name="ce18" table:formula="of:=IF(ISNUMBER([.AW14]);IF([.AW14]&gt;0;&quot; &quot;;ABS([.AW$2]));&quot; &quot;)" office:value-type="string" office:string-value=" ">
            <text:p><text:s/></text:p>
          </table:table-cell>
          <table:table-cell table:style-name="ce18" table:formula="of:=IF(ISNUMBER([.AX14]);IF([.AX14]&gt;0;&quot; &quot;;ABS([.AX$2]));&quot; &quot;)" office:value-type="string" office:string-value=" ">
            <text:p><text:s/></text:p>
          </table:table-cell>
          <table:table-cell table:style-name="ce18" table:formula="of:=IF(ISNUMBER([.AY14]);IF([.AY14]&gt;0;&quot; &quot;;ABS([.AY$2]));&quot; &quot;)" office:value-type="string" office:string-value=" ">
            <text:p><text:s/></text:p>
          </table:table-cell>
          <table:table-cell table:style-name="ce18" table:formula="of:=IF(ISNUMBER([.AZ14]);IF([.AZ14]&gt;0;&quot; &quot;;ABS([.AZ$2]));&quot; &quot;)" office:value-type="string" office:string-value=" ">
            <text:p><text:s/></text:p>
          </table:table-cell>
          <table:table-cell table:style-name="ce18" table:formula="of:=IF(ISNUMBER([.BA14]);IF([.BA14]&gt;0;&quot; &quot;;ABS([.BA$2]));&quot; &quot;)" office:value-type="string" office:string-value=" ">
            <text:p><text:s/></text:p>
          </table:table-cell>
          <table:table-cell table:style-name="ce18" table:formula="of:=IF(ISNUMBER([.BB14]);IF([.BB14]&gt;0;&quot; &quot;;ABS([.BB$2]));&quot; &quot;)" office:value-type="string" office:string-value=" ">
            <text:p><text:s/></text:p>
          </table:table-cell>
          <table:table-cell table:style-name="ce18" table:formula="of:=IF(ISNUMBER([.BC14]);IF([.BC14]&gt;0;&quot; &quot;;ABS([.BC$2]));&quot; &quot;)" office:value-type="string" office:string-value=" ">
            <text:p><text:s/></text:p>
          </table:table-cell>
          <table:table-cell table:style-name="ce18" table:formula="of:=IF(ISNUMBER([.BD14]);IF([.BD14]&gt;0;&quot; &quot;;ABS([.BD$2]));&quot; &quot;)" office:value-type="string" office:string-value=" ">
            <text:p><text:s/></text:p>
          </table:table-cell>
          <table:table-cell table:style-name="ce18" table:formula="of:=IF(ISNUMBER([.BE14]);IF([.BE14]&gt;0;&quot; &quot;;ABS([.BE$2]));&quot; &quot;)" office:value-type="string" office:string-value=" ">
            <text:p><text:s/></text:p>
          </table:table-cell>
          <table:table-cell table:style-name="ce18" table:formula="of:=IF(ISNUMBER([.BF14]);IF([.BF14]&gt;0;&quot; &quot;;ABS([.BF$2]));&quot; &quot;)" office:value-type="string" office:string-value=" ">
            <text:p><text:s/></text:p>
          </table:table-cell>
          <table:table-cell table:style-name="ce18" table:formula="of:=IF(ISNUMBER([.BG14]);IF([.BG14]&gt;0;&quot; &quot;;ABS([.BG$2]));&quot; &quot;)" office:value-type="string" office:string-value=" ">
            <text:p><text:s/></text:p>
          </table:table-cell>
          <table:table-cell table:style-name="ce18" table:formula="of:=IF(ISNUMBER([.BH14]);IF([.BH14]&gt;0;&quot; &quot;;ABS([.BH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J14]+[.BJ15]" office:value-type="float" office:value="160">
            <text:p>160</text:p>
          </table:table-cell>
          <table:table-cell table:style-name="ce65" table:formula="of:=[.BK14]+[.BK15]" office:value-type="float" office:value="80">
            <text:p>80</text:p>
          </table:table-cell>
          <table:table-cell table:style-name="ce68" table:formula="of:=[.BJ16]/[.BK16]" office:value-type="float" office:value="2">
            <text:p>2</text:p>
          </table:table-cell>
          <table:table-cell table:style-name="ce68" table:number-columns-repeated="960"/>
        </table:table-row>
        <table:table-row table:style-name="ro6">
          <table:table-cell table:number-columns-repeated="7"/>
          <table:table-cell table:style-name="ce24" table:number-columns-repeated="2"/>
          <table:table-cell table:number-columns-repeated="7"/>
          <table:table-cell table:style-name="ce33" table:number-columns-repeated="2"/>
          <table:table-cell table:number-columns-repeated="9"/>
          <table:table-cell table:style-name="ce33" table:number-columns-repeated="10"/>
          <table:table-cell table:number-columns-repeated="23"/>
          <table:table-cell table:style-name="ce56"/>
          <table:table-cell table:style-name="ce62"/>
          <table:table-cell table:style-name="ce65"/>
          <table:table-cell table:style-name="ce68" table:number-columns-repeated="961"/>
        </table:table-row>
        <table:table-row table:style-name="ro1">
          <table:table-cell table:number-columns-repeated="61"/>
          <table:table-cell table:style-name="ce63"/>
          <table:table-cell table:style-name="ce66"/>
          <table:table-cell table:number-columns-repeated="2"/>
          <table:table-cell table:style-name="ce68"/>
          <table:table-cell table:number-columns-repeated="958"/>
        </table:table-row>
        <table:table-row table:style-name="ro4">
          <table:table-cell table:style-name="ce11" office:value-type="string">
            <text:p>Fighter</text:p>
          </table:table-cell>
          <table:table-cell table:style-name="ce20" office:value-type="float" office:value="-1.1">
            <text:p>-1,1</text:p>
          </table:table-cell>
          <table:table-cell table:style-name="ce20"/>
          <table:table-cell table:number-columns-repeated="2" table:style-name="ce23" office:value-type="float" office:value="1.3">
            <text:p>1,3</text:p>
          </table:table-cell>
          <table:table-cell table:number-columns-repeated="2" table:style-name="ce20"/>
          <table:table-cell table:number-columns-repeated="3" table:style-name="ce21" office:value-type="float" office:value="1.3">
            <text:p>1,3</text:p>
          </table:table-cell>
          <table:table-cell table:style-name="ce22" office:value-type="float" office:value="-0.9">
            <text:p>-0,9</text:p>
          </table:table-cell>
          <table:table-cell table:number-columns-repeated="4" table:style-name="ce21"/>
          <table:table-cell table:number-columns-repeated="2" table:style-name="ce31"/>
          <table:table-cell table:style-name="ce31"/>
          <table:table-cell table:style-name="ce31"/>
          <table:table-cell table:style-name="ce31"/>
          <table:table-cell table:number-columns-repeated="10" table:style-name="ce31"/>
          <table:table-cell table:style-name="ce31" table:number-columns-repeated="7"/>
          <table:table-cell table:number-columns-repeated="2" table:style-name="ce42"/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42"/>
          <table:table-cell table:number-columns-repeated="10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H$2];&quot;&gt;0&quot;;[.$B20:.$BH20])" office:value-type="float" office:value="80">
            <text:p>80</text:p>
          </table:table-cell>
          <table:table-cell table:style-name="ce64" table:formula="of:=SUMIF([.$B$2:.$BH$2];&quot;&lt;0&quot;;[.$B20:.$BH20])" office:value-type="float" office:value="55">
            <text:p>55</text:p>
          </table:table-cell>
          <table:table-cell table:style-name="ce67" table:formula="of:=[.BJ19]/[.BK19]" office:value-type="float" office:value="1.45454545454545">
            <text:p>1,45</text:p>
          </table:table-cell>
          <table:table-cell table:style-name="ce67"/>
          <table:table-cell table:style-name="ce67" table:number-matrix-columns-spanned="1" table:number-matrix-rows-spanned="1" table:formula="of:=SUM(ABS([.B19:.BE19]))" office:value-type="float" office:value="10.5">
            <text:p>10,5</text:p>
          </table:table-cell>
          <table:table-cell table:style-name="ce67" table:number-columns-repeated="958"/>
        </table:table-row>
        <table:table-row table:style-name="ro4">
          <table:table-cell/>
          <table:table-cell table:style-name="ce18" table:formula="of:=IF(ISNUMBER([.B19]);IF([.B19]&gt;0;ABS([.B$2]);&quot; &quot;);&quot; &quot;)" office:value-type="string" office:string-value=" ">
            <text:p><text:s/></text:p>
          </table:table-cell>
          <table:table-cell table:style-name="ce18" table:formula="of:=IF(ISNUMBER([.C19]);IF([.C19]&gt;0;ABS([.C$2]);&quot; &quot;);&quot; &quot;)" office:value-type="string" office:string-value=" ">
            <text:p><text:s/></text:p>
          </table:table-cell>
          <table:table-cell table:style-name="ce18" table:formula="of:=IF(ISNUMBER([.D19]);IF([.D19]&gt;0;ABS([.D$2]);&quot; &quot;);&quot; &quot;)" office:value-type="float" office:value="20">
            <text:p>20</text:p>
          </table:table-cell>
          <table:table-cell table:style-name="ce18" table:formula="of:=IF(ISNUMBER([.E19]);IF([.E19]&gt;0;ABS([.E$2]);&quot; &quot;);&quot; &quot;)" office:value-type="float" office:value="20">
            <text:p>20</text:p>
          </table:table-cell>
          <table:table-cell table:style-name="ce18" table:formula="of:=IF(ISNUMBER([.F19]);IF([.F19]&gt;0;ABS([.F$2]);&quot; &quot;);&quot; &quot;)" office:value-type="string" office:string-value=" ">
            <text:p><text:s/></text:p>
          </table:table-cell>
          <table:table-cell table:style-name="ce18" table:formula="of:=IF(ISNUMBER([.G19]);IF([.G19]&gt;0;ABS([.G$2]);&quot; &quot;);&quot; &quot;)" office:value-type="string" office:string-value=" ">
            <text:p><text:s/></text:p>
          </table:table-cell>
          <table:table-cell table:style-name="ce18" table:formula="of:=IF(ISNUMBER([.H19]);IF([.H19]&gt;0;ABS([.H$2]);&quot; &quot;);&quot; &quot;)" office:value-type="float" office:value="20">
            <text:p>20</text:p>
          </table:table-cell>
          <table:table-cell table:style-name="ce18" table:formula="of:=IF(ISNUMBER([.I19]);IF([.I19]&gt;0;ABS([.I$2]);&quot; &quot;);&quot; &quot;)" office:value-type="float" office:value="20">
            <text:p>20</text:p>
          </table:table-cell>
          <table:table-cell table:style-name="ce18" table:formula="of:=IF(ISNUMBER([.J19]);IF([.J19]&gt;0;ABS([.J$2]);&quot; &quot;);&quot; &quot;)" office:value-type="float" office:value="35">
            <text:p>35</text:p>
          </table:table-cell>
          <table:table-cell table:style-name="ce18" table:formula="of:=IF(ISNUMBER([.K19]);IF([.K19]&gt;0;ABS([.K$2]);&quot; &quot;);&quot; &quot;)" office:value-type="string" office:string-value=" ">
            <text:p><text:s/></text:p>
          </table:table-cell>
          <table:table-cell table:style-name="ce18" table:formula="of:=IF(ISNUMBER([.L19]);IF([.L19]&gt;0;ABS([.L$2]);&quot; &quot;);&quot; &quot;)" office:value-type="string" office:string-value=" ">
            <text:p><text:s/></text:p>
          </table:table-cell>
          <table:table-cell table:style-name="ce18" table:formula="of:=IF(ISNUMBER([.M19]);IF([.M19]&gt;0;ABS([.M$2]);&quot; &quot;);&quot; &quot;)" office:value-type="string" office:string-value=" ">
            <text:p><text:s/></text:p>
          </table:table-cell>
          <table:table-cell table:style-name="ce18" table:formula="of:=IF(ISNUMBER([.N19]);IF([.N19]&gt;0;ABS([.N$2]);&quot; &quot;);&quot; &quot;)" office:value-type="string" office:string-value=" ">
            <text:p><text:s/></text:p>
          </table:table-cell>
          <table:table-cell table:style-name="ce18" table:formula="of:=IF(ISNUMBER([.O19]);IF([.O19]&gt;0;ABS([.O$2]);&quot; &quot;);&quot; &quot;)" office:value-type="string" office:string-value=" ">
            <text:p><text:s/></text:p>
          </table:table-cell>
          <table:table-cell table:style-name="ce18" table:formula="of:=IF(ISNUMBER([.P19]);IF([.P19]&gt;0;ABS([.P$2]);&quot; &quot;);&quot; &quot;)" office:value-type="string" office:string-value=" ">
            <text:p><text:s/></text:p>
          </table:table-cell>
          <table:table-cell table:style-name="ce18" table:formula="of:=IF(ISNUMBER([.Q19]);IF([.Q19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19]);IF([.S19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19]);IF([.U19]&gt;0;ABS([.U$2]);&quot; &quot;);&quot; &quot;)" office:value-type="string" office:string-value=" ">
            <text:p><text:s/></text:p>
          </table:table-cell>
          <table:table-cell table:style-name="ce18" table:formula="of:=IF(ISNUMBER([.V19]);IF([.V19]&gt;0;ABS([.V$2]);&quot; &quot;);&quot; &quot;)" office:value-type="string" office:string-value=" ">
            <text:p><text:s/></text:p>
          </table:table-cell>
          <table:table-cell table:style-name="ce18" table:formula="of:=IF(ISNUMBER([.W19]);IF([.W19]&gt;0;ABS([.W$2]);&quot; &quot;);&quot; &quot;)" office:value-type="string" office:string-value=" ">
            <text:p><text:s/></text:p>
          </table:table-cell>
          <table:table-cell table:style-name="ce18" table:formula="of:=IF(ISNUMBER([.X19]);IF([.X19]&gt;0;ABS([.X$2]);&quot; &quot;);&quot; &quot;)" office:value-type="string" office:string-value=" ">
            <text:p><text:s/></text:p>
          </table:table-cell>
          <table:table-cell table:style-name="ce18" table:formula="of:=IF(ISNUMBER([.Y19]);IF([.Y19]&gt;0;ABS([.Y$2]);&quot; &quot;);&quot; &quot;)" office:value-type="string" office:string-value=" ">
            <text:p><text:s/></text:p>
          </table:table-cell>
          <table:table-cell table:style-name="ce18" table:formula="of:=IF(ISNUMBER([.Z19]);IF([.Z19]&gt;0;ABS([.Z$2]);&quot; &quot;);&quot; &quot;)" office:value-type="string" office:string-value=" ">
            <text:p><text:s/></text:p>
          </table:table-cell>
          <table:table-cell table:style-name="ce18" table:formula="of:=IF(ISNUMBER([.AA19]);IF([.AA19]&gt;0;ABS([.AA$2]);&quot; &quot;);&quot; &quot;)" office:value-type="string" office:string-value=" ">
            <text:p><text:s/></text:p>
          </table:table-cell>
          <table:table-cell table:style-name="ce18" table:formula="of:=IF(ISNUMBER([.AB19]);IF([.AB19]&gt;0;ABS([.AB$2]);&quot; &quot;);&quot; &quot;)" office:value-type="string" office:string-value=" ">
            <text:p><text:s/></text:p>
          </table:table-cell>
          <table:table-cell table:style-name="ce18" table:formula="of:=IF(ISNUMBER([.AC19]);IF([.AC19]&gt;0;ABS([.AC$2]);&quot; &quot;);&quot; &quot;)" office:value-type="string" office:string-value=" ">
            <text:p><text:s/></text:p>
          </table:table-cell>
          <table:table-cell table:style-name="ce18" table:formula="of:=IF(ISNUMBER([.AD19]);IF([.AD19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19]);IF([.AL19]&gt;0;ABS([.AL$2]);&quot; &quot;);&quot; &quot;)" office:value-type="string" office:string-value=" ">
            <text:p><text:s/></text:p>
          </table:table-cell>
          <table:table-cell table:style-name="ce18" table:formula="of:=IF(ISNUMBER([.AM19]);IF([.AM19]&gt;0;ABS([.AM$2]);&quot; &quot;);&quot; &quot;)" office:value-type="string" office:string-value=" ">
            <text:p><text:s/></text:p>
          </table:table-cell>
          <table:table-cell table:style-name="ce18" table:formula="of:=IF(ISNUMBER([.AN19]);IF([.AN19]&gt;0;ABS([.AN$2]);&quot; &quot;);&quot; &quot;)" office:value-type="float" office:value="20">
            <text:p>20</text:p>
          </table:table-cell>
          <table:table-cell table:style-name="ce18" table:formula="of:=IF(ISNUMBER([.AO19]);IF([.AO19]&gt;0;ABS([.AO$2]);&quot; &quot;);&quot; &quot;)" office:value-type="string" office:string-value=" ">
            <text:p><text:s/></text:p>
          </table:table-cell>
          <table:table-cell table:style-name="ce18" table:formula="of:=IF(ISNUMBER([.AP19]);IF([.AP19]&gt;0;ABS([.AP$2]);&quot; &quot;);&quot; &quot;)" office:value-type="string" office:string-value=" ">
            <text:p><text:s/></text:p>
          </table:table-cell>
          <table:table-cell table:style-name="ce18" table:formula="of:=IF(ISNUMBER([.AQ19]);IF([.AQ19]&gt;0;ABS([.AQ$2]);&quot; &quot;);&quot; &quot;)" office:value-type="string" office:string-value=" ">
            <text:p><text:s/></text:p>
          </table:table-cell>
          <table:table-cell table:style-name="ce18" table:formula="of:=IF(ISNUMBER([.AR19]);IF([.AR19]&gt;0;ABS([.AR$2]);&quot; &quot;);&quot; &quot;)" office:value-type="string" office:string-value=" ">
            <text:p><text:s/></text:p>
          </table:table-cell>
          <table:table-cell table:style-name="ce18" table:formula="of:=IF(ISNUMBER([.AS19]);IF([.AS19]&gt;0;ABS([.AS$2]);&quot; &quot;);&quot; &quot;)" office:value-type="string" office:string-value=" ">
            <text:p><text:s/></text:p>
          </table:table-cell>
          <table:table-cell table:style-name="ce18" table:formula="of:=IF(ISNUMBER([.AT19]);IF([.AT19]&gt;0;ABS([.AT$2]);&quot; &quot;);&quot; &quot;)" office:value-type="string" office:string-value=" ">
            <text:p><text:s/></text:p>
          </table:table-cell>
          <table:table-cell table:style-name="ce18" table:formula="of:=IF(ISNUMBER([.AU19]);IF([.AU19]&gt;0;ABS([.AU$2]);&quot; &quot;);&quot; &quot;)" office:value-type="string" office:string-value=" ">
            <text:p><text:s/></text:p>
          </table:table-cell>
          <table:table-cell table:style-name="ce18" table:formula="of:=IF(ISNUMBER([.AV19]);IF([.AV19]&gt;0;ABS([.AV$2]);&quot; &quot;);&quot; &quot;)" office:value-type="string" office:string-value=" ">
            <text:p><text:s/></text:p>
          </table:table-cell>
          <table:table-cell table:style-name="ce18" table:formula="of:=IF(ISNUMBER([.AW19]);IF([.AW19]&gt;0;ABS([.AW$2]);&quot; &quot;);&quot; &quot;)" office:value-type="string" office:string-value=" ">
            <text:p><text:s/></text:p>
          </table:table-cell>
          <table:table-cell table:style-name="ce18" table:formula="of:=IF(ISNUMBER([.AX19]);IF([.AX19]&gt;0;ABS([.AX$2]);&quot; &quot;);&quot; &quot;)" office:value-type="string" office:string-value=" ">
            <text:p><text:s/></text:p>
          </table:table-cell>
          <table:table-cell table:style-name="ce18" table:formula="of:=IF(ISNUMBER([.AY19]);IF([.AY19]&gt;0;ABS([.AY$2]);&quot; &quot;);&quot; &quot;)" office:value-type="string" office:string-value=" ">
            <text:p><text:s/></text:p>
          </table:table-cell>
          <table:table-cell table:style-name="ce18" table:formula="of:=IF(ISNUMBER([.AZ19]);IF([.AZ19]&gt;0;ABS([.AZ$2]);&quot; &quot;);&quot; &quot;)" office:value-type="string" office:string-value=" ">
            <text:p><text:s/></text:p>
          </table:table-cell>
          <table:table-cell table:style-name="ce18" table:formula="of:=IF(ISNUMBER([.BA19]);IF([.BA19]&gt;0;ABS([.BA$2]);&quot; &quot;);&quot; &quot;)" office:value-type="string" office:string-value=" ">
            <text:p><text:s/></text:p>
          </table:table-cell>
          <table:table-cell table:style-name="ce18" table:formula="of:=IF(ISNUMBER([.BB19]);IF([.BB19]&gt;0;ABS([.BB$2]);&quot; &quot;);&quot; &quot;)" office:value-type="string" office:string-value=" ">
            <text:p><text:s/></text:p>
          </table:table-cell>
          <table:table-cell table:style-name="ce18" table:formula="of:=IF(ISNUMBER([.BC19]);IF([.BC19]&gt;0;ABS([.BC$2]);&quot; &quot;);&quot; &quot;)" office:value-type="string" office:string-value=" ">
            <text:p><text:s/></text:p>
          </table:table-cell>
          <table:table-cell table:style-name="ce18" table:formula="of:=IF(ISNUMBER([.BD19]);IF([.BD19]&gt;0;ABS([.BD$2]);&quot; &quot;);&quot; &quot;)" office:value-type="string" office:string-value=" ">
            <text:p><text:s/></text:p>
          </table:table-cell>
          <table:table-cell table:style-name="ce18" table:formula="of:=IF(ISNUMBER([.BE19]);IF([.BE19]&gt;0;ABS([.BE$2]);&quot; &quot;);&quot; &quot;)" office:value-type="string" office:string-value=" ">
            <text:p><text:s/></text:p>
          </table:table-cell>
          <table:table-cell table:style-name="ce18" table:formula="of:=IF(ISNUMBER([.BF19]);IF([.BF19]&gt;0;ABS([.BF$2]);&quot; &quot;);&quot; &quot;)" office:value-type="string" office:string-value=" ">
            <text:p><text:s/></text:p>
          </table:table-cell>
          <table:table-cell table:style-name="ce18" table:formula="of:=IF(ISNUMBER([.BG19]);IF([.BG19]&gt;0;ABS([.BG$2]);&quot; &quot;);&quot; &quot;)" office:value-type="string" office:string-value=" ">
            <text:p><text:s/></text:p>
          </table:table-cell>
          <table:table-cell table:style-name="ce18" table:formula="of:=IF(ISNUMBER([.BH19]);IF([.BH19]&gt;0;ABS([.BH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H$2];&quot;&gt;0&quot;;[.$B21:.$BH21])" office:value-type="float" office:value="60">
            <text:p>60</text:p>
          </table:table-cell>
          <table:table-cell table:style-name="ce65" table:formula="of:=SUMIF([.$B$2:.$BH$2];&quot;&lt;0&quot;;[.$B21:.$BH21])" office:value-type="float" office:value="0">
            <text:p>0</text:p>
          </table:table-cell>
          <table:table-cell table:style-name="ce68" table:formula="of:=[.BJ20]/[.BK20]" office:value-type="float" office:value="0">
            <text:p>#DIV/0!</text:p>
          </table:table-cell>
          <table:table-cell table:style-name="ce68" table:number-columns-repeated="960"/>
        </table:table-row>
        <table:table-row table:style-name="ro4">
          <table:table-cell/>
          <table:table-cell table:style-name="ce18" table:formula="of:=IF(ISNUMBER([.B19]);IF([.B19]&gt;0;&quot; &quot;;ABS([.B$2]));&quot; &quot;)" office:value-type="float" office:value="20">
            <text:p>20</text:p>
          </table:table-cell>
          <table:table-cell table:style-name="ce18" table:formula="of:=IF(ISNUMBER([.C19]);IF([.C19]&gt;0;&quot; &quot;;ABS([.C$2]));&quot; &quot;)" office:value-type="string" office:string-value=" ">
            <text:p><text:s/></text:p>
          </table:table-cell>
          <table:table-cell table:style-name="ce18" table:formula="of:=IF(ISNUMBER([.D19]);IF([.D19]&gt;0;&quot; &quot;;ABS([.D$2]));&quot; &quot;)" office:value-type="string" office:string-value=" ">
            <text:p><text:s/></text:p>
          </table:table-cell>
          <table:table-cell table:style-name="ce18" table:formula="of:=IF(ISNUMBER([.E19]);IF([.E19]&gt;0;&quot; &quot;;ABS([.E$2]));&quot; &quot;)" office:value-type="string" office:string-value=" ">
            <text:p><text:s/></text:p>
          </table:table-cell>
          <table:table-cell table:style-name="ce18" table:formula="of:=IF(ISNUMBER([.F19]);IF([.F19]&gt;0;&quot; &quot;;ABS([.F$2]));&quot; &quot;)" office:value-type="string" office:string-value=" ">
            <text:p><text:s/></text:p>
          </table:table-cell>
          <table:table-cell table:style-name="ce18" table:formula="of:=IF(ISNUMBER([.G19]);IF([.G19]&gt;0;&quot; &quot;;ABS([.G$2]));&quot; &quot;)" office:value-type="string" office:string-value=" ">
            <text:p><text:s/></text:p>
          </table:table-cell>
          <table:table-cell table:style-name="ce18" table:formula="of:=IF(ISNUMBER([.H19]);IF([.H19]&gt;0;&quot; &quot;;ABS([.H$2]));&quot; &quot;)" office:value-type="string" office:string-value=" ">
            <text:p><text:s/></text:p>
          </table:table-cell>
          <table:table-cell table:style-name="ce18" table:formula="of:=IF(ISNUMBER([.I19]);IF([.I19]&gt;0;&quot; &quot;;ABS([.I$2]));&quot; &quot;)" office:value-type="string" office:string-value=" ">
            <text:p><text:s/></text:p>
          </table:table-cell>
          <table:table-cell table:style-name="ce18" table:formula="of:=IF(ISNUMBER([.J19]);IF([.J19]&gt;0;&quot; &quot;;ABS([.J$2]));&quot; &quot;)" office:value-type="string" office:string-value=" ">
            <text:p><text:s/></text:p>
          </table:table-cell>
          <table:table-cell table:style-name="ce18" table:formula="of:=IF(ISNUMBER([.K19]);IF([.K19]&gt;0;&quot; &quot;;ABS([.K$2]));&quot; &quot;)" office:value-type="float" office:value="20">
            <text:p>20</text:p>
          </table:table-cell>
          <table:table-cell table:style-name="ce18" table:formula="of:=IF(ISNUMBER([.L19]);IF([.L19]&gt;0;&quot; &quot;;ABS([.L$2]));&quot; &quot;)" office:value-type="string" office:string-value=" ">
            <text:p><text:s/></text:p>
          </table:table-cell>
          <table:table-cell table:style-name="ce18" table:formula="of:=IF(ISNUMBER([.M19]);IF([.M19]&gt;0;&quot; &quot;;ABS([.M$2]));&quot; &quot;)" office:value-type="string" office:string-value=" ">
            <text:p><text:s/></text:p>
          </table:table-cell>
          <table:table-cell table:style-name="ce18" table:formula="of:=IF(ISNUMBER([.N19]);IF([.N19]&gt;0;&quot; &quot;;ABS([.N$2]));&quot; &quot;)" office:value-type="string" office:string-value=" ">
            <text:p><text:s/></text:p>
          </table:table-cell>
          <table:table-cell table:style-name="ce18" table:formula="of:=IF(ISNUMBER([.O19]);IF([.O19]&gt;0;&quot; &quot;;ABS([.O$2]));&quot; &quot;)" office:value-type="string" office:string-value=" ">
            <text:p><text:s/></text:p>
          </table:table-cell>
          <table:table-cell table:style-name="ce18" table:formula="of:=IF(ISNUMBER([.P19]);IF([.P19]&gt;0;&quot; &quot;;ABS([.P$2]));&quot; &quot;)" office:value-type="string" office:string-value=" ">
            <text:p><text:s/></text:p>
          </table:table-cell>
          <table:table-cell table:style-name="ce18" table:formula="of:=IF(ISNUMBER([.Q19]);IF([.Q19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19]);IF([.S19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19]);IF([.U19]&gt;0;&quot; &quot;;ABS([.U$2]));&quot; &quot;)" office:value-type="string" office:string-value=" ">
            <text:p><text:s/></text:p>
          </table:table-cell>
          <table:table-cell table:style-name="ce18" table:formula="of:=IF(ISNUMBER([.V19]);IF([.V19]&gt;0;&quot; &quot;;ABS([.V$2]));&quot; &quot;)" office:value-type="string" office:string-value=" ">
            <text:p><text:s/></text:p>
          </table:table-cell>
          <table:table-cell table:style-name="ce18" table:formula="of:=IF(ISNUMBER([.W19]);IF([.W19]&gt;0;&quot; &quot;;ABS([.W$2]));&quot; &quot;)" office:value-type="string" office:string-value=" ">
            <text:p><text:s/></text:p>
          </table:table-cell>
          <table:table-cell table:style-name="ce18" table:formula="of:=IF(ISNUMBER([.X19]);IF([.X19]&gt;0;&quot; &quot;;ABS([.X$2]));&quot; &quot;)" office:value-type="string" office:string-value=" ">
            <text:p><text:s/></text:p>
          </table:table-cell>
          <table:table-cell table:style-name="ce18" table:formula="of:=IF(ISNUMBER([.Y19]);IF([.Y19]&gt;0;&quot; &quot;;ABS([.Y$2]));&quot; &quot;)" office:value-type="string" office:string-value=" ">
            <text:p><text:s/></text:p>
          </table:table-cell>
          <table:table-cell table:style-name="ce18" table:formula="of:=IF(ISNUMBER([.Z19]);IF([.Z19]&gt;0;&quot; &quot;;ABS([.Z$2]));&quot; &quot;)" office:value-type="string" office:string-value=" ">
            <text:p><text:s/></text:p>
          </table:table-cell>
          <table:table-cell table:style-name="ce18" table:formula="of:=IF(ISNUMBER([.AA19]);IF([.AA19]&gt;0;&quot; &quot;;ABS([.AA$2]));&quot; &quot;)" office:value-type="string" office:string-value=" ">
            <text:p><text:s/></text:p>
          </table:table-cell>
          <table:table-cell table:style-name="ce18" table:formula="of:=IF(ISNUMBER([.AB19]);IF([.AB19]&gt;0;&quot; &quot;;ABS([.AB$2]));&quot; &quot;)" office:value-type="string" office:string-value=" ">
            <text:p><text:s/></text:p>
          </table:table-cell>
          <table:table-cell table:style-name="ce18" table:formula="of:=IF(ISNUMBER([.AC19]);IF([.AC19]&gt;0;&quot; &quot;;ABS([.AC$2]));&quot; &quot;)" office:value-type="string" office:string-value=" ">
            <text:p><text:s/></text:p>
          </table:table-cell>
          <table:table-cell table:style-name="ce18" table:formula="of:=IF(ISNUMBER([.AD19]);IF([.AD19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19]);IF([.AL19]&gt;0;&quot; &quot;;ABS([.AL$2]));&quot; &quot;)" office:value-type="string" office:string-value=" ">
            <text:p><text:s/></text:p>
          </table:table-cell>
          <table:table-cell table:style-name="ce18" table:formula="of:=IF(ISNUMBER([.AM19]);IF([.AM19]&gt;0;&quot; &quot;;ABS([.AM$2]));&quot; &quot;)" office:value-type="string" office:string-value=" ">
            <text:p><text:s/></text:p>
          </table:table-cell>
          <table:table-cell table:style-name="ce18" table:formula="of:=IF(ISNUMBER([.AN19]);IF([.AN19]&gt;0;&quot; &quot;;ABS([.AN$2]));&quot; &quot;)" office:value-type="string" office:string-value=" ">
            <text:p><text:s/></text:p>
          </table:table-cell>
          <table:table-cell table:style-name="ce18" table:formula="of:=IF(ISNUMBER([.AO19]);IF([.AO19]&gt;0;&quot; &quot;;ABS([.AO$2]));&quot; &quot;)" office:value-type="float" office:value="20">
            <text:p>20</text:p>
          </table:table-cell>
          <table:table-cell table:style-name="ce18" table:formula="of:=IF(ISNUMBER([.AP19]);IF([.AP19]&gt;0;&quot; &quot;;ABS([.AP$2]));&quot; &quot;)" office:value-type="string" office:string-value=" ">
            <text:p><text:s/></text:p>
          </table:table-cell>
          <table:table-cell table:style-name="ce18" table:formula="of:=IF(ISNUMBER([.AQ19]);IF([.AQ19]&gt;0;&quot; &quot;;ABS([.AQ$2]));&quot; &quot;)" office:value-type="string" office:string-value=" ">
            <text:p><text:s/></text:p>
          </table:table-cell>
          <table:table-cell table:style-name="ce18" table:formula="of:=IF(ISNUMBER([.AR19]);IF([.AR19]&gt;0;&quot; &quot;;ABS([.AR$2]));&quot; &quot;)" office:value-type="string" office:string-value=" ">
            <text:p><text:s/></text:p>
          </table:table-cell>
          <table:table-cell table:style-name="ce18" table:formula="of:=IF(ISNUMBER([.AS19]);IF([.AS19]&gt;0;&quot; &quot;;ABS([.AS$2]));&quot; &quot;)" office:value-type="string" office:string-value=" ">
            <text:p><text:s/></text:p>
          </table:table-cell>
          <table:table-cell table:style-name="ce18" table:formula="of:=IF(ISNUMBER([.AT19]);IF([.AT19]&gt;0;&quot; &quot;;ABS([.AT$2]));&quot; &quot;)" office:value-type="string" office:string-value=" ">
            <text:p><text:s/></text:p>
          </table:table-cell>
          <table:table-cell table:style-name="ce18" table:formula="of:=IF(ISNUMBER([.AU19]);IF([.AU19]&gt;0;&quot; &quot;;ABS([.AU$2]));&quot; &quot;)" office:value-type="string" office:string-value=" ">
            <text:p><text:s/></text:p>
          </table:table-cell>
          <table:table-cell table:style-name="ce18" table:formula="of:=IF(ISNUMBER([.AV19]);IF([.AV19]&gt;0;&quot; &quot;;ABS([.AV$2]));&quot; &quot;)" office:value-type="string" office:string-value=" ">
            <text:p><text:s/></text:p>
          </table:table-cell>
          <table:table-cell table:style-name="ce18" table:formula="of:=IF(ISNUMBER([.AW19]);IF([.AW19]&gt;0;&quot; &quot;;ABS([.AW$2]));&quot; &quot;)" office:value-type="string" office:string-value=" ">
            <text:p><text:s/></text:p>
          </table:table-cell>
          <table:table-cell table:style-name="ce18" table:formula="of:=IF(ISNUMBER([.AX19]);IF([.AX19]&gt;0;&quot; &quot;;ABS([.AX$2]));&quot; &quot;)" office:value-type="string" office:string-value=" ">
            <text:p><text:s/></text:p>
          </table:table-cell>
          <table:table-cell table:style-name="ce18" table:formula="of:=IF(ISNUMBER([.AY19]);IF([.AY19]&gt;0;&quot; &quot;;ABS([.AY$2]));&quot; &quot;)" office:value-type="string" office:string-value=" ">
            <text:p><text:s/></text:p>
          </table:table-cell>
          <table:table-cell table:style-name="ce18" table:formula="of:=IF(ISNUMBER([.AZ19]);IF([.AZ19]&gt;0;&quot; &quot;;ABS([.AZ$2]));&quot; &quot;)" office:value-type="string" office:string-value=" ">
            <text:p><text:s/></text:p>
          </table:table-cell>
          <table:table-cell table:style-name="ce18" table:formula="of:=IF(ISNUMBER([.BA19]);IF([.BA19]&gt;0;&quot; &quot;;ABS([.BA$2]));&quot; &quot;)" office:value-type="string" office:string-value=" ">
            <text:p><text:s/></text:p>
          </table:table-cell>
          <table:table-cell table:style-name="ce18" table:formula="of:=IF(ISNUMBER([.BB19]);IF([.BB19]&gt;0;&quot; &quot;;ABS([.BB$2]));&quot; &quot;)" office:value-type="string" office:string-value=" ">
            <text:p><text:s/></text:p>
          </table:table-cell>
          <table:table-cell table:style-name="ce18" table:formula="of:=IF(ISNUMBER([.BC19]);IF([.BC19]&gt;0;&quot; &quot;;ABS([.BC$2]));&quot; &quot;)" office:value-type="string" office:string-value=" ">
            <text:p><text:s/></text:p>
          </table:table-cell>
          <table:table-cell table:style-name="ce18" table:formula="of:=IF(ISNUMBER([.BD19]);IF([.BD19]&gt;0;&quot; &quot;;ABS([.BD$2]));&quot; &quot;)" office:value-type="string" office:string-value=" ">
            <text:p><text:s/></text:p>
          </table:table-cell>
          <table:table-cell table:style-name="ce18" table:formula="of:=IF(ISNUMBER([.BE19]);IF([.BE19]&gt;0;&quot; &quot;;ABS([.BE$2]));&quot; &quot;)" office:value-type="string" office:string-value=" ">
            <text:p><text:s/></text:p>
          </table:table-cell>
          <table:table-cell table:style-name="ce18" table:formula="of:=IF(ISNUMBER([.BF19]);IF([.BF19]&gt;0;&quot; &quot;;ABS([.BF$2]));&quot; &quot;)" office:value-type="string" office:string-value=" ">
            <text:p><text:s/></text:p>
          </table:table-cell>
          <table:table-cell table:style-name="ce18" table:formula="of:=IF(ISNUMBER([.BG19]);IF([.BG19]&gt;0;&quot; &quot;;ABS([.BG$2]));&quot; &quot;)" office:value-type="string" office:string-value=" ">
            <text:p><text:s/></text:p>
          </table:table-cell>
          <table:table-cell table:style-name="ce18" table:formula="of:=IF(ISNUMBER([.BH19]);IF([.BH19]&gt;0;&quot; &quot;;ABS([.BH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J19]+[.BJ20]" office:value-type="float" office:value="140">
            <text:p>140</text:p>
          </table:table-cell>
          <table:table-cell table:style-name="ce65" table:formula="of:=[.BK19]+[.BK20]" office:value-type="float" office:value="55">
            <text:p>55</text:p>
          </table:table-cell>
          <table:table-cell table:style-name="ce68" table:formula="of:=[.BJ21]/[.BK21]" office:value-type="float" office:value="2.54545454545455">
            <text:p>2,55</text:p>
          </table:table-cell>
          <table:table-cell table:style-name="ce68" table:number-columns-repeated="960"/>
        </table:table-row>
        <table:table-row table:style-name="ro4">
          <table:table-cell table:style-name="ce11" office:value-type="string">
            <text:p>Berserker</text:p>
          </table:table-cell>
          <table:table-cell table:number-columns-repeated="2" table:style-name="ce21" office:value-type="float" office:value="1.3">
            <text:p>1,3</text:p>
          </table:table-cell>
          <table:table-cell table:style-name="ce20"/>
          <table:table-cell table:style-name="ce20" office:value-type="float" office:value="-1.1">
            <text:p>-1,1</text:p>
          </table:table-cell>
          <table:table-cell table:number-columns-repeated="2" table:style-name="ce20"/>
          <table:table-cell table:number-columns-repeated="3" table:style-name="ce21" office:value-type="float" office:value="1.3">
            <text:p>1,3</text:p>
          </table:table-cell>
          <table:table-cell table:style-name="ce22" office:value-type="float" office:value="-0.9">
            <text:p>-0,9</text:p>
          </table:table-cell>
          <table:table-cell table:number-columns-repeated="4" table:style-name="ce21"/>
          <table:table-cell table:number-columns-repeated="2" table:style-name="ce31"/>
          <table:table-cell table:style-name="ce31"/>
          <table:table-cell table:style-name="ce31"/>
          <table:table-cell table:style-name="ce31"/>
          <table:table-cell table:number-columns-repeated="10" table:style-name="ce31"/>
          <table:table-cell table:style-name="ce31" table:number-columns-repeated="7"/>
          <table:table-cell table:number-columns-repeated="2" table:style-name="ce42"/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42"/>
          <table:table-cell table:number-columns-repeated="10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H$2];&quot;&gt;0&quot;;[.$B23:.$BH23])" office:value-type="float" office:value="80">
            <text:p>80</text:p>
          </table:table-cell>
          <table:table-cell table:style-name="ce64" table:formula="of:=SUMIF([.$B$2:.$BH$2];&quot;&lt;0&quot;;[.$B23:.$BH23])" office:value-type="float" office:value="55">
            <text:p>55</text:p>
          </table:table-cell>
          <table:table-cell table:style-name="ce67" table:formula="of:=[.BJ22]/[.BK22]" office:value-type="float" office:value="1.45454545454545">
            <text:p>1,45</text:p>
          </table:table-cell>
          <table:table-cell table:style-name="ce67"/>
          <table:table-cell table:style-name="ce67" table:number-matrix-columns-spanned="1" table:number-matrix-rows-spanned="1" table:formula="of:=SUM(ABS([.B22:.BE22]))" office:value-type="float" office:value="10.5">
            <text:p>10,5</text:p>
          </table:table-cell>
          <table:table-cell table:style-name="ce67" table:number-columns-repeated="958"/>
        </table:table-row>
        <table:table-row table:style-name="ro4">
          <table:table-cell/>
          <table:table-cell table:style-name="ce18" table:formula="of:=IF(ISNUMBER([.B22]);IF([.B22]&gt;0;ABS([.B$2]);&quot; &quot;);&quot; &quot;)" office:value-type="float" office:value="20">
            <text:p>20</text:p>
          </table:table-cell>
          <table:table-cell table:style-name="ce18" table:formula="of:=IF(ISNUMBER([.C22]);IF([.C22]&gt;0;ABS([.C$2]);&quot; &quot;);&quot; &quot;)" office:value-type="float" office:value="20">
            <text:p>20</text:p>
          </table:table-cell>
          <table:table-cell table:style-name="ce18" table:formula="of:=IF(ISNUMBER([.D22]);IF([.D22]&gt;0;ABS([.D$2]);&quot; &quot;);&quot; &quot;)" office:value-type="string" office:string-value=" ">
            <text:p><text:s/></text:p>
          </table:table-cell>
          <table:table-cell table:style-name="ce18" table:formula="of:=IF(ISNUMBER([.E22]);IF([.E22]&gt;0;ABS([.E$2]);&quot; &quot;);&quot; &quot;)" office:value-type="string" office:string-value=" ">
            <text:p><text:s/></text:p>
          </table:table-cell>
          <table:table-cell table:style-name="ce18" table:formula="of:=IF(ISNUMBER([.F22]);IF([.F22]&gt;0;ABS([.F$2]);&quot; &quot;);&quot; &quot;)" office:value-type="string" office:string-value=" ">
            <text:p><text:s/></text:p>
          </table:table-cell>
          <table:table-cell table:style-name="ce18" table:formula="of:=IF(ISNUMBER([.G22]);IF([.G22]&gt;0;ABS([.G$2]);&quot; &quot;);&quot; &quot;)" office:value-type="string" office:string-value=" ">
            <text:p><text:s/></text:p>
          </table:table-cell>
          <table:table-cell table:style-name="ce18" table:formula="of:=IF(ISNUMBER([.H22]);IF([.H22]&gt;0;ABS([.H$2]);&quot; &quot;);&quot; &quot;)" office:value-type="float" office:value="20">
            <text:p>20</text:p>
          </table:table-cell>
          <table:table-cell table:style-name="ce18" table:formula="of:=IF(ISNUMBER([.I22]);IF([.I22]&gt;0;ABS([.I$2]);&quot; &quot;);&quot; &quot;)" office:value-type="float" office:value="20">
            <text:p>20</text:p>
          </table:table-cell>
          <table:table-cell table:style-name="ce18" table:formula="of:=IF(ISNUMBER([.J22]);IF([.J22]&gt;0;ABS([.J$2]);&quot; &quot;);&quot; &quot;)" office:value-type="float" office:value="35">
            <text:p>35</text:p>
          </table:table-cell>
          <table:table-cell table:style-name="ce18" table:formula="of:=IF(ISNUMBER([.K22]);IF([.K22]&gt;0;ABS([.K$2]);&quot; &quot;);&quot; &quot;)" office:value-type="string" office:string-value=" ">
            <text:p><text:s/></text:p>
          </table:table-cell>
          <table:table-cell table:style-name="ce18" table:formula="of:=IF(ISNUMBER([.L22]);IF([.L22]&gt;0;ABS([.L$2]);&quot; &quot;);&quot; &quot;)" office:value-type="string" office:string-value=" ">
            <text:p><text:s/></text:p>
          </table:table-cell>
          <table:table-cell table:style-name="ce18" table:formula="of:=IF(ISNUMBER([.M22]);IF([.M22]&gt;0;ABS([.M$2]);&quot; &quot;);&quot; &quot;)" office:value-type="string" office:string-value=" ">
            <text:p><text:s/></text:p>
          </table:table-cell>
          <table:table-cell table:style-name="ce18" table:formula="of:=IF(ISNUMBER([.N22]);IF([.N22]&gt;0;ABS([.N$2]);&quot; &quot;);&quot; &quot;)" office:value-type="string" office:string-value=" ">
            <text:p><text:s/></text:p>
          </table:table-cell>
          <table:table-cell table:style-name="ce18" table:formula="of:=IF(ISNUMBER([.O22]);IF([.O22]&gt;0;ABS([.O$2]);&quot; &quot;);&quot; &quot;)" office:value-type="string" office:string-value=" ">
            <text:p><text:s/></text:p>
          </table:table-cell>
          <table:table-cell table:style-name="ce18" table:formula="of:=IF(ISNUMBER([.P22]);IF([.P22]&gt;0;ABS([.P$2]);&quot; &quot;);&quot; &quot;)" office:value-type="string" office:string-value=" ">
            <text:p><text:s/></text:p>
          </table:table-cell>
          <table:table-cell table:style-name="ce18" table:formula="of:=IF(ISNUMBER([.Q22]);IF([.Q22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22]);IF([.S22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22]);IF([.U22]&gt;0;ABS([.U$2]);&quot; &quot;);&quot; &quot;)" office:value-type="string" office:string-value=" ">
            <text:p><text:s/></text:p>
          </table:table-cell>
          <table:table-cell table:style-name="ce18" table:formula="of:=IF(ISNUMBER([.V22]);IF([.V22]&gt;0;ABS([.V$2]);&quot; &quot;);&quot; &quot;)" office:value-type="string" office:string-value=" ">
            <text:p><text:s/></text:p>
          </table:table-cell>
          <table:table-cell table:style-name="ce18" table:formula="of:=IF(ISNUMBER([.W22]);IF([.W22]&gt;0;ABS([.W$2]);&quot; &quot;);&quot; &quot;)" office:value-type="string" office:string-value=" ">
            <text:p><text:s/></text:p>
          </table:table-cell>
          <table:table-cell table:style-name="ce18" table:formula="of:=IF(ISNUMBER([.X22]);IF([.X22]&gt;0;ABS([.X$2]);&quot; &quot;);&quot; &quot;)" office:value-type="string" office:string-value=" ">
            <text:p><text:s/></text:p>
          </table:table-cell>
          <table:table-cell table:style-name="ce18" table:formula="of:=IF(ISNUMBER([.Y22]);IF([.Y22]&gt;0;ABS([.Y$2]);&quot; &quot;);&quot; &quot;)" office:value-type="string" office:string-value=" ">
            <text:p><text:s/></text:p>
          </table:table-cell>
          <table:table-cell table:style-name="ce18" table:formula="of:=IF(ISNUMBER([.Z22]);IF([.Z22]&gt;0;ABS([.Z$2]);&quot; &quot;);&quot; &quot;)" office:value-type="string" office:string-value=" ">
            <text:p><text:s/></text:p>
          </table:table-cell>
          <table:table-cell table:style-name="ce18" table:formula="of:=IF(ISNUMBER([.AA22]);IF([.AA22]&gt;0;ABS([.AA$2]);&quot; &quot;);&quot; &quot;)" office:value-type="string" office:string-value=" ">
            <text:p><text:s/></text:p>
          </table:table-cell>
          <table:table-cell table:style-name="ce18" table:formula="of:=IF(ISNUMBER([.AB22]);IF([.AB22]&gt;0;ABS([.AB$2]);&quot; &quot;);&quot; &quot;)" office:value-type="string" office:string-value=" ">
            <text:p><text:s/></text:p>
          </table:table-cell>
          <table:table-cell table:style-name="ce18" table:formula="of:=IF(ISNUMBER([.AC22]);IF([.AC22]&gt;0;ABS([.AC$2]);&quot; &quot;);&quot; &quot;)" office:value-type="string" office:string-value=" ">
            <text:p><text:s/></text:p>
          </table:table-cell>
          <table:table-cell table:style-name="ce18" table:formula="of:=IF(ISNUMBER([.AD22]);IF([.AD22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22]);IF([.AL22]&gt;0;ABS([.AL$2]);&quot; &quot;);&quot; &quot;)" office:value-type="string" office:string-value=" ">
            <text:p><text:s/></text:p>
          </table:table-cell>
          <table:table-cell table:style-name="ce18" table:formula="of:=IF(ISNUMBER([.AM22]);IF([.AM22]&gt;0;ABS([.AM$2]);&quot; &quot;);&quot; &quot;)" office:value-type="string" office:string-value=" ">
            <text:p><text:s/></text:p>
          </table:table-cell>
          <table:table-cell table:style-name="ce18" table:formula="of:=IF(ISNUMBER([.AN22]);IF([.AN22]&gt;0;ABS([.AN$2]);&quot; &quot;);&quot; &quot;)" office:value-type="float" office:value="20">
            <text:p>20</text:p>
          </table:table-cell>
          <table:table-cell table:style-name="ce18" table:formula="of:=IF(ISNUMBER([.AO22]);IF([.AO22]&gt;0;ABS([.AO$2]);&quot; &quot;);&quot; &quot;)" office:value-type="string" office:string-value=" ">
            <text:p><text:s/></text:p>
          </table:table-cell>
          <table:table-cell table:style-name="ce18" table:formula="of:=IF(ISNUMBER([.AP22]);IF([.AP22]&gt;0;ABS([.AP$2]);&quot; &quot;);&quot; &quot;)" office:value-type="string" office:string-value=" ">
            <text:p><text:s/></text:p>
          </table:table-cell>
          <table:table-cell table:style-name="ce18" table:formula="of:=IF(ISNUMBER([.AQ22]);IF([.AQ22]&gt;0;ABS([.AQ$2]);&quot; &quot;);&quot; &quot;)" office:value-type="string" office:string-value=" ">
            <text:p><text:s/></text:p>
          </table:table-cell>
          <table:table-cell table:style-name="ce18" table:formula="of:=IF(ISNUMBER([.AR22]);IF([.AR22]&gt;0;ABS([.AR$2]);&quot; &quot;);&quot; &quot;)" office:value-type="string" office:string-value=" ">
            <text:p><text:s/></text:p>
          </table:table-cell>
          <table:table-cell table:style-name="ce18" table:formula="of:=IF(ISNUMBER([.AS22]);IF([.AS22]&gt;0;ABS([.AS$2]);&quot; &quot;);&quot; &quot;)" office:value-type="string" office:string-value=" ">
            <text:p><text:s/></text:p>
          </table:table-cell>
          <table:table-cell table:style-name="ce18" table:formula="of:=IF(ISNUMBER([.AT22]);IF([.AT22]&gt;0;ABS([.AT$2]);&quot; &quot;);&quot; &quot;)" office:value-type="string" office:string-value=" ">
            <text:p><text:s/></text:p>
          </table:table-cell>
          <table:table-cell table:style-name="ce18" table:formula="of:=IF(ISNUMBER([.AU22]);IF([.AU22]&gt;0;ABS([.AU$2]);&quot; &quot;);&quot; &quot;)" office:value-type="string" office:string-value=" ">
            <text:p><text:s/></text:p>
          </table:table-cell>
          <table:table-cell table:style-name="ce18" table:formula="of:=IF(ISNUMBER([.AV22]);IF([.AV22]&gt;0;ABS([.AV$2]);&quot; &quot;);&quot; &quot;)" office:value-type="string" office:string-value=" ">
            <text:p><text:s/></text:p>
          </table:table-cell>
          <table:table-cell table:style-name="ce18" table:formula="of:=IF(ISNUMBER([.AW22]);IF([.AW22]&gt;0;ABS([.AW$2]);&quot; &quot;);&quot; &quot;)" office:value-type="string" office:string-value=" ">
            <text:p><text:s/></text:p>
          </table:table-cell>
          <table:table-cell table:style-name="ce18" table:formula="of:=IF(ISNUMBER([.AX22]);IF([.AX22]&gt;0;ABS([.AX$2]);&quot; &quot;);&quot; &quot;)" office:value-type="string" office:string-value=" ">
            <text:p><text:s/></text:p>
          </table:table-cell>
          <table:table-cell table:style-name="ce18" table:formula="of:=IF(ISNUMBER([.AY22]);IF([.AY22]&gt;0;ABS([.AY$2]);&quot; &quot;);&quot; &quot;)" office:value-type="string" office:string-value=" ">
            <text:p><text:s/></text:p>
          </table:table-cell>
          <table:table-cell table:style-name="ce18" table:formula="of:=IF(ISNUMBER([.AZ22]);IF([.AZ22]&gt;0;ABS([.AZ$2]);&quot; &quot;);&quot; &quot;)" office:value-type="string" office:string-value=" ">
            <text:p><text:s/></text:p>
          </table:table-cell>
          <table:table-cell table:style-name="ce18" table:formula="of:=IF(ISNUMBER([.BA22]);IF([.BA22]&gt;0;ABS([.BA$2]);&quot; &quot;);&quot; &quot;)" office:value-type="string" office:string-value=" ">
            <text:p><text:s/></text:p>
          </table:table-cell>
          <table:table-cell table:style-name="ce18" table:formula="of:=IF(ISNUMBER([.BB22]);IF([.BB22]&gt;0;ABS([.BB$2]);&quot; &quot;);&quot; &quot;)" office:value-type="string" office:string-value=" ">
            <text:p><text:s/></text:p>
          </table:table-cell>
          <table:table-cell table:style-name="ce18" table:formula="of:=IF(ISNUMBER([.BC22]);IF([.BC22]&gt;0;ABS([.BC$2]);&quot; &quot;);&quot; &quot;)" office:value-type="string" office:string-value=" ">
            <text:p><text:s/></text:p>
          </table:table-cell>
          <table:table-cell table:style-name="ce18" table:formula="of:=IF(ISNUMBER([.BD22]);IF([.BD22]&gt;0;ABS([.BD$2]);&quot; &quot;);&quot; &quot;)" office:value-type="string" office:string-value=" ">
            <text:p><text:s/></text:p>
          </table:table-cell>
          <table:table-cell table:style-name="ce18" table:formula="of:=IF(ISNUMBER([.BE22]);IF([.BE22]&gt;0;ABS([.BE$2]);&quot; &quot;);&quot; &quot;)" office:value-type="string" office:string-value=" ">
            <text:p><text:s/></text:p>
          </table:table-cell>
          <table:table-cell table:style-name="ce18" table:formula="of:=IF(ISNUMBER([.BF22]);IF([.BF22]&gt;0;ABS([.BF$2]);&quot; &quot;);&quot; &quot;)" office:value-type="string" office:string-value=" ">
            <text:p><text:s/></text:p>
          </table:table-cell>
          <table:table-cell table:style-name="ce18" table:formula="of:=IF(ISNUMBER([.BG22]);IF([.BG22]&gt;0;ABS([.BG$2]);&quot; &quot;);&quot; &quot;)" office:value-type="string" office:string-value=" ">
            <text:p><text:s/></text:p>
          </table:table-cell>
          <table:table-cell table:style-name="ce18" table:formula="of:=IF(ISNUMBER([.BH22]);IF([.BH22]&gt;0;ABS([.BH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H$2];&quot;&gt;0&quot;;[.$B24:.$BH24])" office:value-type="float" office:value="60">
            <text:p>60</text:p>
          </table:table-cell>
          <table:table-cell table:style-name="ce65" table:formula="of:=SUMIF([.$B$2:.$BH$2];&quot;&lt;0&quot;;[.$B24:.$BH24])" office:value-type="float" office:value="0">
            <text:p>0</text:p>
          </table:table-cell>
          <table:table-cell table:style-name="ce68" table:formula="of:=[.BJ23]/[.BK23]" office:value-type="float" office:value="0">
            <text:p>#DIV/0!</text:p>
          </table:table-cell>
          <table:table-cell table:style-name="ce68" table:number-columns-repeated="2"/>
          <table:table-cell table:number-columns-repeated="958"/>
        </table:table-row>
        <table:table-row table:style-name="ro4">
          <table:table-cell/>
          <table:table-cell table:style-name="ce18" table:formula="of:=IF(ISNUMBER([.B22]);IF([.B22]&gt;0;&quot; &quot;;ABS([.B$2]));&quot; &quot;)" office:value-type="string" office:string-value=" ">
            <text:p><text:s/></text:p>
          </table:table-cell>
          <table:table-cell table:style-name="ce18" table:formula="of:=IF(ISNUMBER([.C22]);IF([.C22]&gt;0;&quot; &quot;;ABS([.C$2]));&quot; &quot;)" office:value-type="string" office:string-value=" ">
            <text:p><text:s/></text:p>
          </table:table-cell>
          <table:table-cell table:style-name="ce18" table:formula="of:=IF(ISNUMBER([.D22]);IF([.D22]&gt;0;&quot; &quot;;ABS([.D$2]));&quot; &quot;)" office:value-type="string" office:string-value=" ">
            <text:p><text:s/></text:p>
          </table:table-cell>
          <table:table-cell table:style-name="ce18" table:formula="of:=IF(ISNUMBER([.E22]);IF([.E22]&gt;0;&quot; &quot;;ABS([.E$2]));&quot; &quot;)" office:value-type="float" office:value="20">
            <text:p>20</text:p>
          </table:table-cell>
          <table:table-cell table:style-name="ce18" table:formula="of:=IF(ISNUMBER([.F22]);IF([.F22]&gt;0;&quot; &quot;;ABS([.F$2]));&quot; &quot;)" office:value-type="string" office:string-value=" ">
            <text:p><text:s/></text:p>
          </table:table-cell>
          <table:table-cell table:style-name="ce18" table:formula="of:=IF(ISNUMBER([.G22]);IF([.G22]&gt;0;&quot; &quot;;ABS([.G$2]));&quot; &quot;)" office:value-type="string" office:string-value=" ">
            <text:p><text:s/></text:p>
          </table:table-cell>
          <table:table-cell table:style-name="ce18" table:formula="of:=IF(ISNUMBER([.H22]);IF([.H22]&gt;0;&quot; &quot;;ABS([.H$2]));&quot; &quot;)" office:value-type="string" office:string-value=" ">
            <text:p><text:s/></text:p>
          </table:table-cell>
          <table:table-cell table:style-name="ce18" table:formula="of:=IF(ISNUMBER([.I22]);IF([.I22]&gt;0;&quot; &quot;;ABS([.I$2]));&quot; &quot;)" office:value-type="string" office:string-value=" ">
            <text:p><text:s/></text:p>
          </table:table-cell>
          <table:table-cell table:style-name="ce18" table:formula="of:=IF(ISNUMBER([.J22]);IF([.J22]&gt;0;&quot; &quot;;ABS([.J$2]));&quot; &quot;)" office:value-type="string" office:string-value=" ">
            <text:p><text:s/></text:p>
          </table:table-cell>
          <table:table-cell table:style-name="ce18" table:formula="of:=IF(ISNUMBER([.K22]);IF([.K22]&gt;0;&quot; &quot;;ABS([.K$2]));&quot; &quot;)" office:value-type="float" office:value="20">
            <text:p>20</text:p>
          </table:table-cell>
          <table:table-cell table:style-name="ce18" table:formula="of:=IF(ISNUMBER([.L22]);IF([.L22]&gt;0;&quot; &quot;;ABS([.L$2]));&quot; &quot;)" office:value-type="string" office:string-value=" ">
            <text:p><text:s/></text:p>
          </table:table-cell>
          <table:table-cell table:style-name="ce18" table:formula="of:=IF(ISNUMBER([.M22]);IF([.M22]&gt;0;&quot; &quot;;ABS([.M$2]));&quot; &quot;)" office:value-type="string" office:string-value=" ">
            <text:p><text:s/></text:p>
          </table:table-cell>
          <table:table-cell table:style-name="ce18" table:formula="of:=IF(ISNUMBER([.N22]);IF([.N22]&gt;0;&quot; &quot;;ABS([.N$2]));&quot; &quot;)" office:value-type="string" office:string-value=" ">
            <text:p><text:s/></text:p>
          </table:table-cell>
          <table:table-cell table:style-name="ce18" table:formula="of:=IF(ISNUMBER([.O22]);IF([.O22]&gt;0;&quot; &quot;;ABS([.O$2]));&quot; &quot;)" office:value-type="string" office:string-value=" ">
            <text:p><text:s/></text:p>
          </table:table-cell>
          <table:table-cell table:style-name="ce18" table:formula="of:=IF(ISNUMBER([.P22]);IF([.P22]&gt;0;&quot; &quot;;ABS([.P$2]));&quot; &quot;)" office:value-type="string" office:string-value=" ">
            <text:p><text:s/></text:p>
          </table:table-cell>
          <table:table-cell table:style-name="ce18" table:formula="of:=IF(ISNUMBER([.Q22]);IF([.Q22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22]);IF([.S22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22]);IF([.U22]&gt;0;&quot; &quot;;ABS([.U$2]));&quot; &quot;)" office:value-type="string" office:string-value=" ">
            <text:p><text:s/></text:p>
          </table:table-cell>
          <table:table-cell table:style-name="ce18" table:formula="of:=IF(ISNUMBER([.V22]);IF([.V22]&gt;0;&quot; &quot;;ABS([.V$2]));&quot; &quot;)" office:value-type="string" office:string-value=" ">
            <text:p><text:s/></text:p>
          </table:table-cell>
          <table:table-cell table:style-name="ce18" table:formula="of:=IF(ISNUMBER([.W22]);IF([.W22]&gt;0;&quot; &quot;;ABS([.W$2]));&quot; &quot;)" office:value-type="string" office:string-value=" ">
            <text:p><text:s/></text:p>
          </table:table-cell>
          <table:table-cell table:style-name="ce18" table:formula="of:=IF(ISNUMBER([.X22]);IF([.X22]&gt;0;&quot; &quot;;ABS([.X$2]));&quot; &quot;)" office:value-type="string" office:string-value=" ">
            <text:p><text:s/></text:p>
          </table:table-cell>
          <table:table-cell table:style-name="ce18" table:formula="of:=IF(ISNUMBER([.Y22]);IF([.Y22]&gt;0;&quot; &quot;;ABS([.Y$2]));&quot; &quot;)" office:value-type="string" office:string-value=" ">
            <text:p><text:s/></text:p>
          </table:table-cell>
          <table:table-cell table:style-name="ce18" table:formula="of:=IF(ISNUMBER([.Z22]);IF([.Z22]&gt;0;&quot; &quot;;ABS([.Z$2]));&quot; &quot;)" office:value-type="string" office:string-value=" ">
            <text:p><text:s/></text:p>
          </table:table-cell>
          <table:table-cell table:style-name="ce18" table:formula="of:=IF(ISNUMBER([.AA22]);IF([.AA22]&gt;0;&quot; &quot;;ABS([.AA$2]));&quot; &quot;)" office:value-type="string" office:string-value=" ">
            <text:p><text:s/></text:p>
          </table:table-cell>
          <table:table-cell table:style-name="ce18" table:formula="of:=IF(ISNUMBER([.AB22]);IF([.AB22]&gt;0;&quot; &quot;;ABS([.AB$2]));&quot; &quot;)" office:value-type="string" office:string-value=" ">
            <text:p><text:s/></text:p>
          </table:table-cell>
          <table:table-cell table:style-name="ce18" table:formula="of:=IF(ISNUMBER([.AC22]);IF([.AC22]&gt;0;&quot; &quot;;ABS([.AC$2]));&quot; &quot;)" office:value-type="string" office:string-value=" ">
            <text:p><text:s/></text:p>
          </table:table-cell>
          <table:table-cell table:style-name="ce18" table:formula="of:=IF(ISNUMBER([.AD22]);IF([.AD22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22]);IF([.AL22]&gt;0;&quot; &quot;;ABS([.AL$2]));&quot; &quot;)" office:value-type="string" office:string-value=" ">
            <text:p><text:s/></text:p>
          </table:table-cell>
          <table:table-cell table:style-name="ce18" table:formula="of:=IF(ISNUMBER([.AM22]);IF([.AM22]&gt;0;&quot; &quot;;ABS([.AM$2]));&quot; &quot;)" office:value-type="string" office:string-value=" ">
            <text:p><text:s/></text:p>
          </table:table-cell>
          <table:table-cell table:style-name="ce18" table:formula="of:=IF(ISNUMBER([.AN22]);IF([.AN22]&gt;0;&quot; &quot;;ABS([.AN$2]));&quot; &quot;)" office:value-type="string" office:string-value=" ">
            <text:p><text:s/></text:p>
          </table:table-cell>
          <table:table-cell table:style-name="ce18" table:formula="of:=IF(ISNUMBER([.AO22]);IF([.AO22]&gt;0;&quot; &quot;;ABS([.AO$2]));&quot; &quot;)" office:value-type="float" office:value="20">
            <text:p>20</text:p>
          </table:table-cell>
          <table:table-cell table:style-name="ce18" table:formula="of:=IF(ISNUMBER([.AP22]);IF([.AP22]&gt;0;&quot; &quot;;ABS([.AP$2]));&quot; &quot;)" office:value-type="string" office:string-value=" ">
            <text:p><text:s/></text:p>
          </table:table-cell>
          <table:table-cell table:style-name="ce18" table:formula="of:=IF(ISNUMBER([.AQ22]);IF([.AQ22]&gt;0;&quot; &quot;;ABS([.AQ$2]));&quot; &quot;)" office:value-type="string" office:string-value=" ">
            <text:p><text:s/></text:p>
          </table:table-cell>
          <table:table-cell table:style-name="ce18" table:formula="of:=IF(ISNUMBER([.AR22]);IF([.AR22]&gt;0;&quot; &quot;;ABS([.AR$2]));&quot; &quot;)" office:value-type="string" office:string-value=" ">
            <text:p><text:s/></text:p>
          </table:table-cell>
          <table:table-cell table:style-name="ce18" table:formula="of:=IF(ISNUMBER([.AS22]);IF([.AS22]&gt;0;&quot; &quot;;ABS([.AS$2]));&quot; &quot;)" office:value-type="string" office:string-value=" ">
            <text:p><text:s/></text:p>
          </table:table-cell>
          <table:table-cell table:style-name="ce18" table:formula="of:=IF(ISNUMBER([.AT22]);IF([.AT22]&gt;0;&quot; &quot;;ABS([.AT$2]));&quot; &quot;)" office:value-type="string" office:string-value=" ">
            <text:p><text:s/></text:p>
          </table:table-cell>
          <table:table-cell table:style-name="ce18" table:formula="of:=IF(ISNUMBER([.AU22]);IF([.AU22]&gt;0;&quot; &quot;;ABS([.AU$2]));&quot; &quot;)" office:value-type="string" office:string-value=" ">
            <text:p><text:s/></text:p>
          </table:table-cell>
          <table:table-cell table:style-name="ce18" table:formula="of:=IF(ISNUMBER([.AV22]);IF([.AV22]&gt;0;&quot; &quot;;ABS([.AV$2]));&quot; &quot;)" office:value-type="string" office:string-value=" ">
            <text:p><text:s/></text:p>
          </table:table-cell>
          <table:table-cell table:style-name="ce18" table:formula="of:=IF(ISNUMBER([.AW22]);IF([.AW22]&gt;0;&quot; &quot;;ABS([.AW$2]));&quot; &quot;)" office:value-type="string" office:string-value=" ">
            <text:p><text:s/></text:p>
          </table:table-cell>
          <table:table-cell table:style-name="ce18" table:formula="of:=IF(ISNUMBER([.AX22]);IF([.AX22]&gt;0;&quot; &quot;;ABS([.AX$2]));&quot; &quot;)" office:value-type="string" office:string-value=" ">
            <text:p><text:s/></text:p>
          </table:table-cell>
          <table:table-cell table:style-name="ce18" table:formula="of:=IF(ISNUMBER([.AY22]);IF([.AY22]&gt;0;&quot; &quot;;ABS([.AY$2]));&quot; &quot;)" office:value-type="string" office:string-value=" ">
            <text:p><text:s/></text:p>
          </table:table-cell>
          <table:table-cell table:style-name="ce18" table:formula="of:=IF(ISNUMBER([.AZ22]);IF([.AZ22]&gt;0;&quot; &quot;;ABS([.AZ$2]));&quot; &quot;)" office:value-type="string" office:string-value=" ">
            <text:p><text:s/></text:p>
          </table:table-cell>
          <table:table-cell table:style-name="ce18" table:formula="of:=IF(ISNUMBER([.BA22]);IF([.BA22]&gt;0;&quot; &quot;;ABS([.BA$2]));&quot; &quot;)" office:value-type="string" office:string-value=" ">
            <text:p><text:s/></text:p>
          </table:table-cell>
          <table:table-cell table:style-name="ce18" table:formula="of:=IF(ISNUMBER([.BB22]);IF([.BB22]&gt;0;&quot; &quot;;ABS([.BB$2]));&quot; &quot;)" office:value-type="string" office:string-value=" ">
            <text:p><text:s/></text:p>
          </table:table-cell>
          <table:table-cell table:style-name="ce18" table:formula="of:=IF(ISNUMBER([.BC22]);IF([.BC22]&gt;0;&quot; &quot;;ABS([.BC$2]));&quot; &quot;)" office:value-type="string" office:string-value=" ">
            <text:p><text:s/></text:p>
          </table:table-cell>
          <table:table-cell table:style-name="ce18" table:formula="of:=IF(ISNUMBER([.BD22]);IF([.BD22]&gt;0;&quot; &quot;;ABS([.BD$2]));&quot; &quot;)" office:value-type="string" office:string-value=" ">
            <text:p><text:s/></text:p>
          </table:table-cell>
          <table:table-cell table:style-name="ce18" table:formula="of:=IF(ISNUMBER([.BE22]);IF([.BE22]&gt;0;&quot; &quot;;ABS([.BE$2]));&quot; &quot;)" office:value-type="string" office:string-value=" ">
            <text:p><text:s/></text:p>
          </table:table-cell>
          <table:table-cell table:style-name="ce18" table:formula="of:=IF(ISNUMBER([.BF22]);IF([.BF22]&gt;0;&quot; &quot;;ABS([.BF$2]));&quot; &quot;)" office:value-type="string" office:string-value=" ">
            <text:p><text:s/></text:p>
          </table:table-cell>
          <table:table-cell table:style-name="ce18" table:formula="of:=IF(ISNUMBER([.BG22]);IF([.BG22]&gt;0;&quot; &quot;;ABS([.BG$2]));&quot; &quot;)" office:value-type="string" office:string-value=" ">
            <text:p><text:s/></text:p>
          </table:table-cell>
          <table:table-cell table:style-name="ce18" table:formula="of:=IF(ISNUMBER([.BH22]);IF([.BH22]&gt;0;&quot; &quot;;ABS([.BH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J22]+[.BJ23]" office:value-type="float" office:value="140">
            <text:p>140</text:p>
          </table:table-cell>
          <table:table-cell table:style-name="ce65" table:formula="of:=[.BK22]+[.BK23]" office:value-type="float" office:value="55">
            <text:p>55</text:p>
          </table:table-cell>
          <table:table-cell table:style-name="ce68" table:formula="of:=[.BJ24]/[.BK24]" office:value-type="float" office:value="2.54545454545455">
            <text:p>2,55</text:p>
          </table:table-cell>
          <table:table-cell table:style-name="ce68" table:number-columns-repeated="960"/>
        </table:table-row>
        <table:table-row table:style-name="ro4">
          <table:table-cell table:style-name="ce11" office:value-type="string">
            <text:p>Arcane Blade</text:p>
          </table:table-cell>
          <table:table-cell table:style-name="ce21"/>
          <table:table-cell table:style-name="ce21" office:value-type="float" office:value="1.1">
            <text:p>1,1</text:p>
          </table:table-cell>
          <table:table-cell table:style-name="ce21"/>
          <table:table-cell table:style-name="ce22"/>
          <table:table-cell table:style-name="ce17"/>
          <table:table-cell table:style-name="ce22"/>
          <table:table-cell table:style-name="ce21" office:value-type="float" office:value="1.1">
            <text:p>1,1</text:p>
          </table:table-cell>
          <table:table-cell table:style-name="ce22" office:value-type="float" office:value="-1.1">
            <text:p>-1,1</text:p>
          </table:table-cell>
          <table:table-cell table:style-name="ce21" office:value-type="float" office:value="1.1">
            <text:p>1,1</text:p>
          </table:table-cell>
          <table:table-cell table:number-columns-repeated="4" table:style-name="ce21"/>
          <table:table-cell table:style-name="ce21" office:value-type="float" office:value="1.3">
            <text:p>1,3</text:p>
          </table:table-cell>
          <table:table-cell table:style-name="ce32"/>
          <table:table-cell table:style-name="ce32" office:value-type="float" office:value="1.2">
            <text:p>1,2</text:p>
          </table:table-cell>
          <table:table-cell table:style-name="ce32"/>
          <table:table-cell table:style-name="ce32"/>
          <table:table-cell table:style-name="ce32"/>
          <table:table-cell table:style-name="ce32"/>
          <table:table-cell table:style-name="ce32" office:value-type="float" office:value="1.2">
            <text:p>1,2</text:p>
          </table:table-cell>
          <table:table-cell table:number-columns-repeated="2" table:style-name="ce34" office:value-type="float" office:value="-1.2">
            <text:p>-1,2</text:p>
          </table:table-cell>
          <table:table-cell table:number-columns-repeated="4" table:style-name="ce31"/>
          <table:table-cell table:style-name="ce32" office:value-type="float" office:value="1.2">
            <text:p>1,2</text:p>
          </table:table-cell>
          <table:table-cell table:style-name="ce31"/>
          <table:table-cell table:style-name="ce31" table:number-columns-repeated="7"/>
          <table:table-cell table:number-columns-repeated="2" table:style-name="ce42"/>
          <table:table-cell table:style-name="ce40" office:value-type="float" office:value="0.9">
            <text:p>0,9</text:p>
          </table:table-cell>
          <table:table-cell table:style-name="ce42" office:value-type="float" office:value="-0.9">
            <text:p>-0,9</text:p>
          </table:table-cell>
          <table:table-cell table:style-name="ce42"/>
          <table:table-cell table:number-columns-repeated="10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H$2];&quot;&gt;0&quot;;[.$B26:.$BH26])" office:value-type="float" office:value="120">
            <text:p>120</text:p>
          </table:table-cell>
          <table:table-cell table:style-name="ce64" table:formula="of:=SUMIF([.$B$2:.$BH$2];&quot;&lt;0&quot;;[.$B26:.$BH26])" office:value-type="float" office:value="55">
            <text:p>55</text:p>
          </table:table-cell>
          <table:table-cell table:style-name="ce67" table:formula="of:=[.BJ25]/[.BK25]" office:value-type="float" office:value="2.18181818181818">
            <text:p>2,18</text:p>
          </table:table-cell>
          <table:table-cell table:style-name="ce67"/>
          <table:table-cell table:style-name="ce67" table:number-matrix-columns-spanned="1" table:number-matrix-rows-spanned="1" table:formula="of:=SUM(ABS([.B25:.BE25]))" office:value-type="float" office:value="13.5">
            <text:p>13,5</text:p>
          </table:table-cell>
          <table:table-cell table:style-name="ce67" table:number-columns-repeated="958"/>
        </table:table-row>
        <table:table-row table:style-name="ro4">
          <table:table-cell/>
          <table:table-cell table:style-name="ce18" table:formula="of:=IF(ISNUMBER([.B25]);IF([.B25]&gt;0;ABS([.B$2]);&quot; &quot;);&quot; &quot;)" office:value-type="string" office:string-value=" ">
            <text:p><text:s/></text:p>
          </table:table-cell>
          <table:table-cell table:style-name="ce18" table:formula="of:=IF(ISNUMBER([.C25]);IF([.C25]&gt;0;ABS([.C$2]);&quot; &quot;);&quot; &quot;)" office:value-type="float" office:value="20">
            <text:p>20</text:p>
          </table:table-cell>
          <table:table-cell table:style-name="ce18" table:formula="of:=IF(ISNUMBER([.D25]);IF([.D25]&gt;0;ABS([.D$2]);&quot; &quot;);&quot; &quot;)" office:value-type="string" office:string-value=" ">
            <text:p><text:s/></text:p>
          </table:table-cell>
          <table:table-cell table:style-name="ce18" table:formula="of:=IF(ISNUMBER([.E25]);IF([.E25]&gt;0;ABS([.E$2]);&quot; &quot;);&quot; &quot;)" office:value-type="string" office:string-value=" ">
            <text:p><text:s/></text:p>
          </table:table-cell>
          <table:table-cell table:style-name="ce18" table:formula="of:=IF(ISNUMBER([.F25]);IF([.F25]&gt;0;ABS([.F$2]);&quot; &quot;);&quot; &quot;)" office:value-type="string" office:string-value=" ">
            <text:p><text:s/></text:p>
          </table:table-cell>
          <table:table-cell table:style-name="ce18" table:formula="of:=IF(ISNUMBER([.G25]);IF([.G25]&gt;0;ABS([.G$2]);&quot; &quot;);&quot; &quot;)" office:value-type="string" office:string-value=" ">
            <text:p><text:s/></text:p>
          </table:table-cell>
          <table:table-cell table:style-name="ce18" table:formula="of:=IF(ISNUMBER([.H25]);IF([.H25]&gt;0;ABS([.H$2]);&quot; &quot;);&quot; &quot;)" office:value-type="float" office:value="20">
            <text:p>20</text:p>
          </table:table-cell>
          <table:table-cell table:style-name="ce18" table:formula="of:=IF(ISNUMBER([.I25]);IF([.I25]&gt;0;ABS([.I$2]);&quot; &quot;);&quot; &quot;)" office:value-type="string" office:string-value=" ">
            <text:p><text:s/></text:p>
          </table:table-cell>
          <table:table-cell table:style-name="ce18" table:formula="of:=IF(ISNUMBER([.J25]);IF([.J25]&gt;0;ABS([.J$2]);&quot; &quot;);&quot; &quot;)" office:value-type="float" office:value="35">
            <text:p>35</text:p>
          </table:table-cell>
          <table:table-cell table:style-name="ce18" table:formula="of:=IF(ISNUMBER([.K25]);IF([.K25]&gt;0;ABS([.K$2]);&quot; &quot;);&quot; &quot;)" office:value-type="string" office:string-value=" ">
            <text:p><text:s/></text:p>
          </table:table-cell>
          <table:table-cell table:style-name="ce18" table:formula="of:=IF(ISNUMBER([.L25]);IF([.L25]&gt;0;ABS([.L$2]);&quot; &quot;);&quot; &quot;)" office:value-type="string" office:string-value=" ">
            <text:p><text:s/></text:p>
          </table:table-cell>
          <table:table-cell table:style-name="ce18" table:formula="of:=IF(ISNUMBER([.M25]);IF([.M25]&gt;0;ABS([.M$2]);&quot; &quot;);&quot; &quot;)" office:value-type="string" office:string-value=" ">
            <text:p><text:s/></text:p>
          </table:table-cell>
          <table:table-cell table:style-name="ce18" table:formula="of:=IF(ISNUMBER([.N25]);IF([.N25]&gt;0;ABS([.N$2]);&quot; &quot;);&quot; &quot;)" office:value-type="string" office:string-value=" ">
            <text:p><text:s/></text:p>
          </table:table-cell>
          <table:table-cell table:style-name="ce18" table:formula="of:=IF(ISNUMBER([.O25]);IF([.O25]&gt;0;ABS([.O$2]);&quot; &quot;);&quot; &quot;)" office:value-type="float" office:value="20">
            <text:p>20</text:p>
          </table:table-cell>
          <table:table-cell table:style-name="ce18" table:formula="of:=IF(ISNUMBER([.P25]);IF([.P25]&gt;0;ABS([.P$2]);&quot; &quot;);&quot; &quot;)" office:value-type="string" office:string-value=" ">
            <text:p><text:s/></text:p>
          </table:table-cell>
          <table:table-cell table:style-name="ce18" table:formula="of:=IF(ISNUMBER([.Q25]);IF([.Q25]&gt;0;ABS([.Q$2]);&quot; &quot;);&quot; &quot;)" office:value-type="float" office:value="20">
            <text:p>20</text:p>
          </table:table-cell>
          <table:table-cell table:style-name="ce18"/>
          <table:table-cell table:style-name="ce18" table:formula="of:=IF(ISNUMBER([.S25]);IF([.S25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25]);IF([.U25]&gt;0;ABS([.U$2]);&quot; &quot;);&quot; &quot;)" office:value-type="string" office:string-value=" ">
            <text:p><text:s/></text:p>
          </table:table-cell>
          <table:table-cell table:style-name="ce18" table:formula="of:=IF(ISNUMBER([.V25]);IF([.V25]&gt;0;ABS([.V$2]);&quot; &quot;);&quot; &quot;)" office:value-type="float" office:value="20">
            <text:p>20</text:p>
          </table:table-cell>
          <table:table-cell table:style-name="ce18" table:formula="of:=IF(ISNUMBER([.W25]);IF([.W25]&gt;0;ABS([.W$2]);&quot; &quot;);&quot; &quot;)" office:value-type="string" office:string-value=" ">
            <text:p><text:s/></text:p>
          </table:table-cell>
          <table:table-cell table:style-name="ce18" table:formula="of:=IF(ISNUMBER([.X25]);IF([.X25]&gt;0;ABS([.X$2]);&quot; &quot;);&quot; &quot;)" office:value-type="string" office:string-value=" ">
            <text:p><text:s/></text:p>
          </table:table-cell>
          <table:table-cell table:style-name="ce18" table:formula="of:=IF(ISNUMBER([.Y25]);IF([.Y25]&gt;0;ABS([.Y$2]);&quot; &quot;);&quot; &quot;)" office:value-type="string" office:string-value=" ">
            <text:p><text:s/></text:p>
          </table:table-cell>
          <table:table-cell table:style-name="ce18" table:formula="of:=IF(ISNUMBER([.Z25]);IF([.Z25]&gt;0;ABS([.Z$2]);&quot; &quot;);&quot; &quot;)" office:value-type="string" office:string-value=" ">
            <text:p><text:s/></text:p>
          </table:table-cell>
          <table:table-cell table:style-name="ce18" table:formula="of:=IF(ISNUMBER([.AA25]);IF([.AA25]&gt;0;ABS([.AA$2]);&quot; &quot;);&quot; &quot;)" office:value-type="string" office:string-value=" ">
            <text:p><text:s/></text:p>
          </table:table-cell>
          <table:table-cell table:style-name="ce18" table:formula="of:=IF(ISNUMBER([.AB25]);IF([.AB25]&gt;0;ABS([.AB$2]);&quot; &quot;);&quot; &quot;)" office:value-type="string" office:string-value=" ">
            <text:p><text:s/></text:p>
          </table:table-cell>
          <table:table-cell table:style-name="ce18" table:formula="of:=IF(ISNUMBER([.AC25]);IF([.AC25]&gt;0;ABS([.AC$2]);&quot; &quot;);&quot; &quot;)" office:value-type="float" office:value="20">
            <text:p>20</text:p>
          </table:table-cell>
          <table:table-cell table:style-name="ce18" table:formula="of:=IF(ISNUMBER([.AD25]);IF([.AD25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25]);IF([.AL25]&gt;0;ABS([.AL$2]);&quot; &quot;);&quot; &quot;)" office:value-type="string" office:string-value=" ">
            <text:p><text:s/></text:p>
          </table:table-cell>
          <table:table-cell table:style-name="ce18" table:formula="of:=IF(ISNUMBER([.AM25]);IF([.AM25]&gt;0;ABS([.AM$2]);&quot; &quot;);&quot; &quot;)" office:value-type="string" office:string-value=" ">
            <text:p><text:s/></text:p>
          </table:table-cell>
          <table:table-cell table:style-name="ce18" table:formula="of:=IF(ISNUMBER([.AN25]);IF([.AN25]&gt;0;ABS([.AN$2]);&quot; &quot;);&quot; &quot;)" office:value-type="float" office:value="20">
            <text:p>20</text:p>
          </table:table-cell>
          <table:table-cell table:style-name="ce18" table:formula="of:=IF(ISNUMBER([.AO25]);IF([.AO25]&gt;0;ABS([.AO$2]);&quot; &quot;);&quot; &quot;)" office:value-type="string" office:string-value=" ">
            <text:p><text:s/></text:p>
          </table:table-cell>
          <table:table-cell table:style-name="ce18" table:formula="of:=IF(ISNUMBER([.AP25]);IF([.AP25]&gt;0;ABS([.AP$2]);&quot; &quot;);&quot; &quot;)" office:value-type="string" office:string-value=" ">
            <text:p><text:s/></text:p>
          </table:table-cell>
          <table:table-cell table:style-name="ce18" table:formula="of:=IF(ISNUMBER([.AQ25]);IF([.AQ25]&gt;0;ABS([.AQ$2]);&quot; &quot;);&quot; &quot;)" office:value-type="string" office:string-value=" ">
            <text:p><text:s/></text:p>
          </table:table-cell>
          <table:table-cell table:style-name="ce18" table:formula="of:=IF(ISNUMBER([.AR25]);IF([.AR25]&gt;0;ABS([.AR$2]);&quot; &quot;);&quot; &quot;)" office:value-type="string" office:string-value=" ">
            <text:p><text:s/></text:p>
          </table:table-cell>
          <table:table-cell table:style-name="ce18" table:formula="of:=IF(ISNUMBER([.AS25]);IF([.AS25]&gt;0;ABS([.AS$2]);&quot; &quot;);&quot; &quot;)" office:value-type="string" office:string-value=" ">
            <text:p><text:s/></text:p>
          </table:table-cell>
          <table:table-cell table:style-name="ce18" table:formula="of:=IF(ISNUMBER([.AT25]);IF([.AT25]&gt;0;ABS([.AT$2]);&quot; &quot;);&quot; &quot;)" office:value-type="string" office:string-value=" ">
            <text:p><text:s/></text:p>
          </table:table-cell>
          <table:table-cell table:style-name="ce18" table:formula="of:=IF(ISNUMBER([.AU25]);IF([.AU25]&gt;0;ABS([.AU$2]);&quot; &quot;);&quot; &quot;)" office:value-type="string" office:string-value=" ">
            <text:p><text:s/></text:p>
          </table:table-cell>
          <table:table-cell table:style-name="ce18" table:formula="of:=IF(ISNUMBER([.AV25]);IF([.AV25]&gt;0;ABS([.AV$2]);&quot; &quot;);&quot; &quot;)" office:value-type="string" office:string-value=" ">
            <text:p><text:s/></text:p>
          </table:table-cell>
          <table:table-cell table:style-name="ce18" table:formula="of:=IF(ISNUMBER([.AW25]);IF([.AW25]&gt;0;ABS([.AW$2]);&quot; &quot;);&quot; &quot;)" office:value-type="string" office:string-value=" ">
            <text:p><text:s/></text:p>
          </table:table-cell>
          <table:table-cell table:style-name="ce18" table:formula="of:=IF(ISNUMBER([.AX25]);IF([.AX25]&gt;0;ABS([.AX$2]);&quot; &quot;);&quot; &quot;)" office:value-type="string" office:string-value=" ">
            <text:p><text:s/></text:p>
          </table:table-cell>
          <table:table-cell table:style-name="ce18" table:formula="of:=IF(ISNUMBER([.AY25]);IF([.AY25]&gt;0;ABS([.AY$2]);&quot; &quot;);&quot; &quot;)" office:value-type="string" office:string-value=" ">
            <text:p><text:s/></text:p>
          </table:table-cell>
          <table:table-cell table:style-name="ce18" table:formula="of:=IF(ISNUMBER([.AZ25]);IF([.AZ25]&gt;0;ABS([.AZ$2]);&quot; &quot;);&quot; &quot;)" office:value-type="string" office:string-value=" ">
            <text:p><text:s/></text:p>
          </table:table-cell>
          <table:table-cell table:style-name="ce18" table:formula="of:=IF(ISNUMBER([.BA25]);IF([.BA25]&gt;0;ABS([.BA$2]);&quot; &quot;);&quot; &quot;)" office:value-type="string" office:string-value=" ">
            <text:p><text:s/></text:p>
          </table:table-cell>
          <table:table-cell table:style-name="ce18" table:formula="of:=IF(ISNUMBER([.BB25]);IF([.BB25]&gt;0;ABS([.BB$2]);&quot; &quot;);&quot; &quot;)" office:value-type="string" office:string-value=" ">
            <text:p><text:s/></text:p>
          </table:table-cell>
          <table:table-cell table:style-name="ce18" table:formula="of:=IF(ISNUMBER([.BC25]);IF([.BC25]&gt;0;ABS([.BC$2]);&quot; &quot;);&quot; &quot;)" office:value-type="string" office:string-value=" ">
            <text:p><text:s/></text:p>
          </table:table-cell>
          <table:table-cell table:style-name="ce18" table:formula="of:=IF(ISNUMBER([.BD25]);IF([.BD25]&gt;0;ABS([.BD$2]);&quot; &quot;);&quot; &quot;)" office:value-type="string" office:string-value=" ">
            <text:p><text:s/></text:p>
          </table:table-cell>
          <table:table-cell table:style-name="ce18" table:formula="of:=IF(ISNUMBER([.BE25]);IF([.BE25]&gt;0;ABS([.BE$2]);&quot; &quot;);&quot; &quot;)" office:value-type="string" office:string-value=" ">
            <text:p><text:s/></text:p>
          </table:table-cell>
          <table:table-cell table:style-name="ce18" table:formula="of:=IF(ISNUMBER([.BF25]);IF([.BF25]&gt;0;ABS([.BF$2]);&quot; &quot;);&quot; &quot;)" office:value-type="string" office:string-value=" ">
            <text:p><text:s/></text:p>
          </table:table-cell>
          <table:table-cell table:style-name="ce18" table:formula="of:=IF(ISNUMBER([.BG25]);IF([.BG25]&gt;0;ABS([.BG$2]);&quot; &quot;);&quot; &quot;)" office:value-type="string" office:string-value=" ">
            <text:p><text:s/></text:p>
          </table:table-cell>
          <table:table-cell table:style-name="ce18" table:formula="of:=IF(ISNUMBER([.BH25]);IF([.BH25]&gt;0;ABS([.BH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H$2];&quot;&gt;0&quot;;[.$B27:.$BH27])" office:value-type="float" office:value="40">
            <text:p>40</text:p>
          </table:table-cell>
          <table:table-cell table:style-name="ce65" table:formula="of:=SUMIF([.$B$2:.$BH$2];&quot;&lt;0&quot;;[.$B27:.$BH27])" office:value-type="float" office:value="40">
            <text:p>40</text:p>
          </table:table-cell>
          <table:table-cell table:style-name="ce68" table:formula="of:=[.BJ26]/[.BK26]" office:value-type="float" office:value="1">
            <text:p>1</text:p>
          </table:table-cell>
          <table:table-cell table:style-name="ce68" table:number-columns-repeated="960"/>
        </table:table-row>
        <table:table-row table:style-name="ro4">
          <table:table-cell/>
          <table:table-cell table:style-name="ce18" table:formula="of:=IF(ISNUMBER([.B25]);IF([.B25]&gt;0;&quot; &quot;;ABS([.B$2]));&quot; &quot;)" office:value-type="string" office:string-value=" ">
            <text:p><text:s/></text:p>
          </table:table-cell>
          <table:table-cell table:style-name="ce18" table:formula="of:=IF(ISNUMBER([.C25]);IF([.C25]&gt;0;&quot; &quot;;ABS([.C$2]));&quot; &quot;)" office:value-type="string" office:string-value=" ">
            <text:p><text:s/></text:p>
          </table:table-cell>
          <table:table-cell table:style-name="ce18" table:formula="of:=IF(ISNUMBER([.D25]);IF([.D25]&gt;0;&quot; &quot;;ABS([.D$2]));&quot; &quot;)" office:value-type="string" office:string-value=" ">
            <text:p><text:s/></text:p>
          </table:table-cell>
          <table:table-cell table:style-name="ce18" table:formula="of:=IF(ISNUMBER([.E25]);IF([.E25]&gt;0;&quot; &quot;;ABS([.E$2]));&quot; &quot;)" office:value-type="string" office:string-value=" ">
            <text:p><text:s/></text:p>
          </table:table-cell>
          <table:table-cell table:style-name="ce18" table:formula="of:=IF(ISNUMBER([.F25]);IF([.F25]&gt;0;&quot; &quot;;ABS([.F$2]));&quot; &quot;)" office:value-type="string" office:string-value=" ">
            <text:p><text:s/></text:p>
          </table:table-cell>
          <table:table-cell table:style-name="ce18" table:formula="of:=IF(ISNUMBER([.G25]);IF([.G25]&gt;0;&quot; &quot;;ABS([.G$2]));&quot; &quot;)" office:value-type="string" office:string-value=" ">
            <text:p><text:s/></text:p>
          </table:table-cell>
          <table:table-cell table:style-name="ce18" table:formula="of:=IF(ISNUMBER([.H25]);IF([.H25]&gt;0;&quot; &quot;;ABS([.H$2]));&quot; &quot;)" office:value-type="string" office:string-value=" ">
            <text:p><text:s/></text:p>
          </table:table-cell>
          <table:table-cell table:style-name="ce18" table:formula="of:=IF(ISNUMBER([.I25]);IF([.I25]&gt;0;&quot; &quot;;ABS([.I$2]));&quot; &quot;)" office:value-type="float" office:value="20">
            <text:p>20</text:p>
          </table:table-cell>
          <table:table-cell table:style-name="ce18" table:formula="of:=IF(ISNUMBER([.J25]);IF([.J25]&gt;0;&quot; &quot;;ABS([.J$2]));&quot; &quot;)" office:value-type="string" office:string-value=" ">
            <text:p><text:s/></text:p>
          </table:table-cell>
          <table:table-cell table:style-name="ce18" table:formula="of:=IF(ISNUMBER([.K25]);IF([.K25]&gt;0;&quot; &quot;;ABS([.K$2]));&quot; &quot;)" office:value-type="string" office:string-value=" ">
            <text:p><text:s/></text:p>
          </table:table-cell>
          <table:table-cell table:style-name="ce18" table:formula="of:=IF(ISNUMBER([.L25]);IF([.L25]&gt;0;&quot; &quot;;ABS([.L$2]));&quot; &quot;)" office:value-type="string" office:string-value=" ">
            <text:p><text:s/></text:p>
          </table:table-cell>
          <table:table-cell table:style-name="ce18" table:formula="of:=IF(ISNUMBER([.M25]);IF([.M25]&gt;0;&quot; &quot;;ABS([.M$2]));&quot; &quot;)" office:value-type="string" office:string-value=" ">
            <text:p><text:s/></text:p>
          </table:table-cell>
          <table:table-cell table:style-name="ce18" table:formula="of:=IF(ISNUMBER([.N25]);IF([.N25]&gt;0;&quot; &quot;;ABS([.N$2]));&quot; &quot;)" office:value-type="string" office:string-value=" ">
            <text:p><text:s/></text:p>
          </table:table-cell>
          <table:table-cell table:style-name="ce18" table:formula="of:=IF(ISNUMBER([.O25]);IF([.O25]&gt;0;&quot; &quot;;ABS([.O$2]));&quot; &quot;)" office:value-type="string" office:string-value=" ">
            <text:p><text:s/></text:p>
          </table:table-cell>
          <table:table-cell table:style-name="ce18" table:formula="of:=IF(ISNUMBER([.P25]);IF([.P25]&gt;0;&quot; &quot;;ABS([.P$2]));&quot; &quot;)" office:value-type="string" office:string-value=" ">
            <text:p><text:s/></text:p>
          </table:table-cell>
          <table:table-cell table:style-name="ce18" table:formula="of:=IF(ISNUMBER([.Q25]);IF([.Q25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25]);IF([.S25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25]);IF([.U25]&gt;0;&quot; &quot;;ABS([.U$2]));&quot; &quot;)" office:value-type="string" office:string-value=" ">
            <text:p><text:s/></text:p>
          </table:table-cell>
          <table:table-cell table:style-name="ce18" table:formula="of:=IF(ISNUMBER([.V25]);IF([.V25]&gt;0;&quot; &quot;;ABS([.V$2]));&quot; &quot;)" office:value-type="string" office:string-value=" ">
            <text:p><text:s/></text:p>
          </table:table-cell>
          <table:table-cell table:style-name="ce18" table:formula="of:=IF(ISNUMBER([.W25]);IF([.W25]&gt;0;&quot; &quot;;ABS([.W$2]));&quot; &quot;)" office:value-type="float" office:value="20">
            <text:p>20</text:p>
          </table:table-cell>
          <table:table-cell table:style-name="ce18" table:formula="of:=IF(ISNUMBER([.X25]);IF([.X25]&gt;0;&quot; &quot;;ABS([.X$2]));&quot; &quot;)" office:value-type="float" office:value="20">
            <text:p>20</text:p>
          </table:table-cell>
          <table:table-cell table:style-name="ce18" table:formula="of:=IF(ISNUMBER([.Y25]);IF([.Y25]&gt;0;&quot; &quot;;ABS([.Y$2]));&quot; &quot;)" office:value-type="string" office:string-value=" ">
            <text:p><text:s/></text:p>
          </table:table-cell>
          <table:table-cell table:style-name="ce18" table:formula="of:=IF(ISNUMBER([.Z25]);IF([.Z25]&gt;0;&quot; &quot;;ABS([.Z$2]));&quot; &quot;)" office:value-type="string" office:string-value=" ">
            <text:p><text:s/></text:p>
          </table:table-cell>
          <table:table-cell table:style-name="ce18" table:formula="of:=IF(ISNUMBER([.AA25]);IF([.AA25]&gt;0;&quot; &quot;;ABS([.AA$2]));&quot; &quot;)" office:value-type="string" office:string-value=" ">
            <text:p><text:s/></text:p>
          </table:table-cell>
          <table:table-cell table:style-name="ce18" table:formula="of:=IF(ISNUMBER([.AB25]);IF([.AB25]&gt;0;&quot; &quot;;ABS([.AB$2]));&quot; &quot;)" office:value-type="string" office:string-value=" ">
            <text:p><text:s/></text:p>
          </table:table-cell>
          <table:table-cell table:style-name="ce18" table:formula="of:=IF(ISNUMBER([.AC25]);IF([.AC25]&gt;0;&quot; &quot;;ABS([.AC$2]));&quot; &quot;)" office:value-type="string" office:string-value=" ">
            <text:p><text:s/></text:p>
          </table:table-cell>
          <table:table-cell table:style-name="ce18" table:formula="of:=IF(ISNUMBER([.AD25]);IF([.AD25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25]);IF([.AL25]&gt;0;&quot; &quot;;ABS([.AL$2]));&quot; &quot;)" office:value-type="string" office:string-value=" ">
            <text:p><text:s/></text:p>
          </table:table-cell>
          <table:table-cell table:style-name="ce18" table:formula="of:=IF(ISNUMBER([.AM25]);IF([.AM25]&gt;0;&quot; &quot;;ABS([.AM$2]));&quot; &quot;)" office:value-type="string" office:string-value=" ">
            <text:p><text:s/></text:p>
          </table:table-cell>
          <table:table-cell table:style-name="ce18" table:formula="of:=IF(ISNUMBER([.AN25]);IF([.AN25]&gt;0;&quot; &quot;;ABS([.AN$2]));&quot; &quot;)" office:value-type="string" office:string-value=" ">
            <text:p><text:s/></text:p>
          </table:table-cell>
          <table:table-cell table:style-name="ce18" table:formula="of:=IF(ISNUMBER([.AO25]);IF([.AO25]&gt;0;&quot; &quot;;ABS([.AO$2]));&quot; &quot;)" office:value-type="float" office:value="20">
            <text:p>20</text:p>
          </table:table-cell>
          <table:table-cell table:style-name="ce18" table:formula="of:=IF(ISNUMBER([.AP25]);IF([.AP25]&gt;0;&quot; &quot;;ABS([.AP$2]));&quot; &quot;)" office:value-type="string" office:string-value=" ">
            <text:p><text:s/></text:p>
          </table:table-cell>
          <table:table-cell table:style-name="ce18" table:formula="of:=IF(ISNUMBER([.AQ25]);IF([.AQ25]&gt;0;&quot; &quot;;ABS([.AQ$2]));&quot; &quot;)" office:value-type="string" office:string-value=" ">
            <text:p><text:s/></text:p>
          </table:table-cell>
          <table:table-cell table:style-name="ce18" table:formula="of:=IF(ISNUMBER([.AR25]);IF([.AR25]&gt;0;&quot; &quot;;ABS([.AR$2]));&quot; &quot;)" office:value-type="string" office:string-value=" ">
            <text:p><text:s/></text:p>
          </table:table-cell>
          <table:table-cell table:style-name="ce18" table:formula="of:=IF(ISNUMBER([.AS25]);IF([.AS25]&gt;0;&quot; &quot;;ABS([.AS$2]));&quot; &quot;)" office:value-type="string" office:string-value=" ">
            <text:p><text:s/></text:p>
          </table:table-cell>
          <table:table-cell table:style-name="ce18" table:formula="of:=IF(ISNUMBER([.AT25]);IF([.AT25]&gt;0;&quot; &quot;;ABS([.AT$2]));&quot; &quot;)" office:value-type="string" office:string-value=" ">
            <text:p><text:s/></text:p>
          </table:table-cell>
          <table:table-cell table:style-name="ce18" table:formula="of:=IF(ISNUMBER([.AU25]);IF([.AU25]&gt;0;&quot; &quot;;ABS([.AU$2]));&quot; &quot;)" office:value-type="string" office:string-value=" ">
            <text:p><text:s/></text:p>
          </table:table-cell>
          <table:table-cell table:style-name="ce18" table:formula="of:=IF(ISNUMBER([.AV25]);IF([.AV25]&gt;0;&quot; &quot;;ABS([.AV$2]));&quot; &quot;)" office:value-type="string" office:string-value=" ">
            <text:p><text:s/></text:p>
          </table:table-cell>
          <table:table-cell table:style-name="ce18" table:formula="of:=IF(ISNUMBER([.AW25]);IF([.AW25]&gt;0;&quot; &quot;;ABS([.AW$2]));&quot; &quot;)" office:value-type="string" office:string-value=" ">
            <text:p><text:s/></text:p>
          </table:table-cell>
          <table:table-cell table:style-name="ce18" table:formula="of:=IF(ISNUMBER([.AX25]);IF([.AX25]&gt;0;&quot; &quot;;ABS([.AX$2]));&quot; &quot;)" office:value-type="string" office:string-value=" ">
            <text:p><text:s/></text:p>
          </table:table-cell>
          <table:table-cell table:style-name="ce18" table:formula="of:=IF(ISNUMBER([.AY25]);IF([.AY25]&gt;0;&quot; &quot;;ABS([.AY$2]));&quot; &quot;)" office:value-type="string" office:string-value=" ">
            <text:p><text:s/></text:p>
          </table:table-cell>
          <table:table-cell table:style-name="ce18" table:formula="of:=IF(ISNUMBER([.AZ25]);IF([.AZ25]&gt;0;&quot; &quot;;ABS([.AZ$2]));&quot; &quot;)" office:value-type="string" office:string-value=" ">
            <text:p><text:s/></text:p>
          </table:table-cell>
          <table:table-cell table:style-name="ce18" table:formula="of:=IF(ISNUMBER([.BA25]);IF([.BA25]&gt;0;&quot; &quot;;ABS([.BA$2]));&quot; &quot;)" office:value-type="string" office:string-value=" ">
            <text:p><text:s/></text:p>
          </table:table-cell>
          <table:table-cell table:style-name="ce18" table:formula="of:=IF(ISNUMBER([.BB25]);IF([.BB25]&gt;0;&quot; &quot;;ABS([.BB$2]));&quot; &quot;)" office:value-type="string" office:string-value=" ">
            <text:p><text:s/></text:p>
          </table:table-cell>
          <table:table-cell table:style-name="ce18" table:formula="of:=IF(ISNUMBER([.BC25]);IF([.BC25]&gt;0;&quot; &quot;;ABS([.BC$2]));&quot; &quot;)" office:value-type="string" office:string-value=" ">
            <text:p><text:s/></text:p>
          </table:table-cell>
          <table:table-cell table:style-name="ce18" table:formula="of:=IF(ISNUMBER([.BD25]);IF([.BD25]&gt;0;&quot; &quot;;ABS([.BD$2]));&quot; &quot;)" office:value-type="string" office:string-value=" ">
            <text:p><text:s/></text:p>
          </table:table-cell>
          <table:table-cell table:style-name="ce18" table:formula="of:=IF(ISNUMBER([.BE25]);IF([.BE25]&gt;0;&quot; &quot;;ABS([.BE$2]));&quot; &quot;)" office:value-type="string" office:string-value=" ">
            <text:p><text:s/></text:p>
          </table:table-cell>
          <table:table-cell table:style-name="ce18" table:formula="of:=IF(ISNUMBER([.BF25]);IF([.BF25]&gt;0;&quot; &quot;;ABS([.BF$2]));&quot; &quot;)" office:value-type="string" office:string-value=" ">
            <text:p><text:s/></text:p>
          </table:table-cell>
          <table:table-cell table:style-name="ce18" table:formula="of:=IF(ISNUMBER([.BG25]);IF([.BG25]&gt;0;&quot; &quot;;ABS([.BG$2]));&quot; &quot;)" office:value-type="string" office:string-value=" ">
            <text:p><text:s/></text:p>
          </table:table-cell>
          <table:table-cell table:style-name="ce18" table:formula="of:=IF(ISNUMBER([.BH25]);IF([.BH25]&gt;0;&quot; &quot;;ABS([.BH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J25]+[.BJ26]" office:value-type="float" office:value="160">
            <text:p>160</text:p>
          </table:table-cell>
          <table:table-cell table:style-name="ce65" table:formula="of:=[.BK25]+[.BK26]" office:value-type="float" office:value="95">
            <text:p>95</text:p>
          </table:table-cell>
          <table:table-cell table:style-name="ce68" table:formula="of:=[.BJ27]/[.BK27]" office:value-type="float" office:value="1.68421052631579">
            <text:p>1,68</text:p>
          </table:table-cell>
          <table:table-cell table:style-name="ce68" table:number-columns-repeated="960"/>
        </table:table-row>
        <table:table-row table:style-name="ro1">
          <table:table-cell table:number-columns-repeated="60"/>
          <table:table-cell table:style-name="ce56"/>
          <table:table-cell table:style-name="ce62"/>
          <table:table-cell table:style-name="ce65"/>
          <table:table-cell table:style-name="ce68" table:number-columns-repeated="3"/>
          <table:table-cell table:number-columns-repeated="958"/>
        </table:table-row>
        <table:table-row table:style-name="ro1" table:number-rows-repeated="2">
          <table:table-cell table:number-columns-repeated="61"/>
          <table:table-cell table:style-name="ce63"/>
          <table:table-cell table:style-name="ce66"/>
          <table:table-cell table:number-columns-repeated="2"/>
          <table:table-cell table:style-name="ce68"/>
          <table:table-cell table:number-columns-repeated="958"/>
        </table:table-row>
        <table:table-row table:style-name="ro4">
          <table:table-cell table:style-name="ce11" office:value-type="string">
            <text:p>Rogue</text:p>
          </table:table-cell>
          <table:table-cell table:number-columns-repeated="4" table:style-name="ce17"/>
          <table:table-cell table:number-columns-repeated="2" table:style-name="ce21" office:value-type="float" office:value="1.3">
            <text:p>1,3</text:p>
          </table:table-cell>
          <table:table-cell table:number-columns-repeated="2" table:style-name="ce22" office:value-type="float" office:value="-1.3">
            <text:p>-1,3</text:p>
          </table:table-cell>
          <table:table-cell table:style-name="ce21" office:value-type="float" office:value="1.3">
            <text:p>1,3</text:p>
          </table:table-cell>
          <table:table-cell table:style-name="ce22"/>
          <table:table-cell table:number-columns-repeated="4" table:style-name="ce21"/>
          <table:table-cell table:number-columns-repeated="2" table:style-name="ce31"/>
          <table:table-cell table:style-name="ce31"/>
          <table:table-cell table:style-name="ce31"/>
          <table:table-cell table:style-name="ce31"/>
          <table:table-cell table:number-columns-repeated="10" table:style-name="ce31"/>
          <table:table-cell table:style-name="ce31" table:number-columns-repeated="7"/>
          <table:table-cell table:style-name="ce40" office:value-type="float" office:value="1.3">
            <text:p>1,3</text:p>
          </table:table-cell>
          <table:table-cell table:style-name="ce43" office:value-type="float" office:value="-1.3">
            <text:p>-1,3</text:p>
          </table:table-cell>
          <table:table-cell table:number-columns-repeated="2" table:style-name="ce40" office:value-type="float" office:value="1.3">
            <text:p>1,3</text:p>
          </table:table-cell>
          <table:table-cell table:style-name="ce40"/>
          <table:table-cell table:number-columns-repeated="10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H$2];&quot;&gt;0&quot;;[.$B32:.$BH32])" office:value-type="float" office:value="80">
            <text:p>80</text:p>
          </table:table-cell>
          <table:table-cell table:style-name="ce64" table:formula="of:=SUMIF([.$B$2:.$BH$2];&quot;&lt;0&quot;;[.$B32:.$BH32])" office:value-type="float" office:value="55">
            <text:p>55</text:p>
          </table:table-cell>
          <table:table-cell table:style-name="ce67" table:formula="of:=[.BJ31]/[.BK31]" office:value-type="float" office:value="1.45454545454545">
            <text:p>1,45</text:p>
          </table:table-cell>
          <table:table-cell table:style-name="ce67"/>
          <table:table-cell table:style-name="ce67" table:number-matrix-columns-spanned="1" table:number-matrix-rows-spanned="1" table:formula="of:=SUM(ABS([.B31:.BE31]))" office:value-type="float" office:value="11.7">
            <text:p>11,7</text:p>
          </table:table-cell>
          <table:table-cell table:style-name="ce67" table:number-columns-repeated="958"/>
        </table:table-row>
        <table:table-row table:style-name="ro4">
          <table:table-cell/>
          <table:table-cell table:style-name="ce18" table:formula="of:=IF(ISNUMBER([.B31]);IF([.B31]&gt;0;ABS([.B$2]);&quot; &quot;);&quot; &quot;)" office:value-type="string" office:string-value=" ">
            <text:p><text:s/></text:p>
          </table:table-cell>
          <table:table-cell table:style-name="ce18" table:formula="of:=IF(ISNUMBER([.C31]);IF([.C31]&gt;0;ABS([.C$2]);&quot; &quot;);&quot; &quot;)" office:value-type="string" office:string-value=" ">
            <text:p><text:s/></text:p>
          </table:table-cell>
          <table:table-cell table:style-name="ce18" table:formula="of:=IF(ISNUMBER([.D31]);IF([.D31]&gt;0;ABS([.D$2]);&quot; &quot;);&quot; &quot;)" office:value-type="string" office:string-value=" ">
            <text:p><text:s/></text:p>
          </table:table-cell>
          <table:table-cell table:style-name="ce18" table:formula="of:=IF(ISNUMBER([.E31]);IF([.E31]&gt;0;ABS([.E$2]);&quot; &quot;);&quot; &quot;)" office:value-type="string" office:string-value=" ">
            <text:p><text:s/></text:p>
          </table:table-cell>
          <table:table-cell table:style-name="ce18" table:formula="of:=IF(ISNUMBER([.F31]);IF([.F31]&gt;0;ABS([.F$2]);&quot; &quot;);&quot; &quot;)" office:value-type="float" office:value="20">
            <text:p>20</text:p>
          </table:table-cell>
          <table:table-cell table:style-name="ce18" table:formula="of:=IF(ISNUMBER([.G31]);IF([.G31]&gt;0;ABS([.G$2]);&quot; &quot;);&quot; &quot;)" office:value-type="float" office:value="20">
            <text:p>20</text:p>
          </table:table-cell>
          <table:table-cell table:style-name="ce18" table:formula="of:=IF(ISNUMBER([.H31]);IF([.H31]&gt;0;ABS([.H$2]);&quot; &quot;);&quot; &quot;)" office:value-type="string" office:string-value=" ">
            <text:p><text:s/></text:p>
          </table:table-cell>
          <table:table-cell table:style-name="ce18" table:formula="of:=IF(ISNUMBER([.I31]);IF([.I31]&gt;0;ABS([.I$2]);&quot; &quot;);&quot; &quot;)" office:value-type="string" office:string-value=" ">
            <text:p><text:s/></text:p>
          </table:table-cell>
          <table:table-cell table:style-name="ce18" table:formula="of:=IF(ISNUMBER([.J31]);IF([.J31]&gt;0;ABS([.J$2]);&quot; &quot;);&quot; &quot;)" office:value-type="float" office:value="35">
            <text:p>35</text:p>
          </table:table-cell>
          <table:table-cell table:style-name="ce18" table:formula="of:=IF(ISNUMBER([.K31]);IF([.K31]&gt;0;ABS([.K$2]);&quot; &quot;);&quot; &quot;)" office:value-type="string" office:string-value=" ">
            <text:p><text:s/></text:p>
          </table:table-cell>
          <table:table-cell table:style-name="ce18" table:formula="of:=IF(ISNUMBER([.L31]);IF([.L31]&gt;0;ABS([.L$2]);&quot; &quot;);&quot; &quot;)" office:value-type="string" office:string-value=" ">
            <text:p><text:s/></text:p>
          </table:table-cell>
          <table:table-cell table:style-name="ce18" table:formula="of:=IF(ISNUMBER([.M31]);IF([.M31]&gt;0;ABS([.M$2]);&quot; &quot;);&quot; &quot;)" office:value-type="string" office:string-value=" ">
            <text:p><text:s/></text:p>
          </table:table-cell>
          <table:table-cell table:style-name="ce18" table:formula="of:=IF(ISNUMBER([.N31]);IF([.N31]&gt;0;ABS([.N$2]);&quot; &quot;);&quot; &quot;)" office:value-type="string" office:string-value=" ">
            <text:p><text:s/></text:p>
          </table:table-cell>
          <table:table-cell table:style-name="ce18" table:formula="of:=IF(ISNUMBER([.O31]);IF([.O31]&gt;0;ABS([.O$2]);&quot; &quot;);&quot; &quot;)" office:value-type="string" office:string-value=" ">
            <text:p><text:s/></text:p>
          </table:table-cell>
          <table:table-cell table:style-name="ce18" table:formula="of:=IF(ISNUMBER([.P31]);IF([.P31]&gt;0;ABS([.P$2]);&quot; &quot;);&quot; &quot;)" office:value-type="string" office:string-value=" ">
            <text:p><text:s/></text:p>
          </table:table-cell>
          <table:table-cell table:style-name="ce18" table:formula="of:=IF(ISNUMBER([.Q31]);IF([.Q31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31]);IF([.S31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31]);IF([.U31]&gt;0;ABS([.U$2]);&quot; &quot;);&quot; &quot;)" office:value-type="string" office:string-value=" ">
            <text:p><text:s/></text:p>
          </table:table-cell>
          <table:table-cell table:style-name="ce18" table:formula="of:=IF(ISNUMBER([.V31]);IF([.V31]&gt;0;ABS([.V$2]);&quot; &quot;);&quot; &quot;)" office:value-type="string" office:string-value=" ">
            <text:p><text:s/></text:p>
          </table:table-cell>
          <table:table-cell table:style-name="ce18" table:formula="of:=IF(ISNUMBER([.W31]);IF([.W31]&gt;0;ABS([.W$2]);&quot; &quot;);&quot; &quot;)" office:value-type="string" office:string-value=" ">
            <text:p><text:s/></text:p>
          </table:table-cell>
          <table:table-cell table:style-name="ce18" table:formula="of:=IF(ISNUMBER([.X31]);IF([.X31]&gt;0;ABS([.X$2]);&quot; &quot;);&quot; &quot;)" office:value-type="string" office:string-value=" ">
            <text:p><text:s/></text:p>
          </table:table-cell>
          <table:table-cell table:style-name="ce18" table:formula="of:=IF(ISNUMBER([.Y31]);IF([.Y31]&gt;0;ABS([.Y$2]);&quot; &quot;);&quot; &quot;)" office:value-type="string" office:string-value=" ">
            <text:p><text:s/></text:p>
          </table:table-cell>
          <table:table-cell table:style-name="ce18" table:formula="of:=IF(ISNUMBER([.Z31]);IF([.Z31]&gt;0;ABS([.Z$2]);&quot; &quot;);&quot; &quot;)" office:value-type="string" office:string-value=" ">
            <text:p><text:s/></text:p>
          </table:table-cell>
          <table:table-cell table:style-name="ce18" table:formula="of:=IF(ISNUMBER([.AA31]);IF([.AA31]&gt;0;ABS([.AA$2]);&quot; &quot;);&quot; &quot;)" office:value-type="string" office:string-value=" ">
            <text:p><text:s/></text:p>
          </table:table-cell>
          <table:table-cell table:style-name="ce18" table:formula="of:=IF(ISNUMBER([.AB31]);IF([.AB31]&gt;0;ABS([.AB$2]);&quot; &quot;);&quot; &quot;)" office:value-type="string" office:string-value=" ">
            <text:p><text:s/></text:p>
          </table:table-cell>
          <table:table-cell table:style-name="ce18" table:formula="of:=IF(ISNUMBER([.AC31]);IF([.AC31]&gt;0;ABS([.AC$2]);&quot; &quot;);&quot; &quot;)" office:value-type="string" office:string-value=" ">
            <text:p><text:s/></text:p>
          </table:table-cell>
          <table:table-cell table:style-name="ce18" table:formula="of:=IF(ISNUMBER([.AD31]);IF([.AD31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31]);IF([.AL31]&gt;0;ABS([.AL$2]);&quot; &quot;);&quot; &quot;)" office:value-type="float" office:value="20">
            <text:p>20</text:p>
          </table:table-cell>
          <table:table-cell table:style-name="ce18" table:formula="of:=IF(ISNUMBER([.AM31]);IF([.AM31]&gt;0;ABS([.AM$2]);&quot; &quot;);&quot; &quot;)" office:value-type="string" office:string-value=" ">
            <text:p><text:s/></text:p>
          </table:table-cell>
          <table:table-cell table:style-name="ce18" table:formula="of:=IF(ISNUMBER([.AN31]);IF([.AN31]&gt;0;ABS([.AN$2]);&quot; &quot;);&quot; &quot;)" office:value-type="float" office:value="20">
            <text:p>20</text:p>
          </table:table-cell>
          <table:table-cell table:style-name="ce18" table:formula="of:=IF(ISNUMBER([.AO31]);IF([.AO31]&gt;0;ABS([.AO$2]);&quot; &quot;);&quot; &quot;)" office:value-type="float" office:value="20">
            <text:p>20</text:p>
          </table:table-cell>
          <table:table-cell table:style-name="ce18" table:formula="of:=IF(ISNUMBER([.AP31]);IF([.AP31]&gt;0;ABS([.AP$2]);&quot; &quot;);&quot; &quot;)" office:value-type="string" office:string-value=" ">
            <text:p><text:s/></text:p>
          </table:table-cell>
          <table:table-cell table:style-name="ce18" table:formula="of:=IF(ISNUMBER([.AQ31]);IF([.AQ31]&gt;0;ABS([.AQ$2]);&quot; &quot;);&quot; &quot;)" office:value-type="string" office:string-value=" ">
            <text:p><text:s/></text:p>
          </table:table-cell>
          <table:table-cell table:style-name="ce18" table:formula="of:=IF(ISNUMBER([.AR31]);IF([.AR31]&gt;0;ABS([.AR$2]);&quot; &quot;);&quot; &quot;)" office:value-type="string" office:string-value=" ">
            <text:p><text:s/></text:p>
          </table:table-cell>
          <table:table-cell table:style-name="ce18" table:formula="of:=IF(ISNUMBER([.AS31]);IF([.AS31]&gt;0;ABS([.AS$2]);&quot; &quot;);&quot; &quot;)" office:value-type="string" office:string-value=" ">
            <text:p><text:s/></text:p>
          </table:table-cell>
          <table:table-cell table:style-name="ce18" table:formula="of:=IF(ISNUMBER([.AT31]);IF([.AT31]&gt;0;ABS([.AT$2]);&quot; &quot;);&quot; &quot;)" office:value-type="string" office:string-value=" ">
            <text:p><text:s/></text:p>
          </table:table-cell>
          <table:table-cell table:style-name="ce18" table:formula="of:=IF(ISNUMBER([.AU31]);IF([.AU31]&gt;0;ABS([.AU$2]);&quot; &quot;);&quot; &quot;)" office:value-type="string" office:string-value=" ">
            <text:p><text:s/></text:p>
          </table:table-cell>
          <table:table-cell table:style-name="ce18" table:formula="of:=IF(ISNUMBER([.AV31]);IF([.AV31]&gt;0;ABS([.AV$2]);&quot; &quot;);&quot; &quot;)" office:value-type="string" office:string-value=" ">
            <text:p><text:s/></text:p>
          </table:table-cell>
          <table:table-cell table:style-name="ce18" table:formula="of:=IF(ISNUMBER([.AW31]);IF([.AW31]&gt;0;ABS([.AW$2]);&quot; &quot;);&quot; &quot;)" office:value-type="string" office:string-value=" ">
            <text:p><text:s/></text:p>
          </table:table-cell>
          <table:table-cell table:style-name="ce18" table:formula="of:=IF(ISNUMBER([.AX31]);IF([.AX31]&gt;0;ABS([.AX$2]);&quot; &quot;);&quot; &quot;)" office:value-type="string" office:string-value=" ">
            <text:p><text:s/></text:p>
          </table:table-cell>
          <table:table-cell table:style-name="ce18" table:formula="of:=IF(ISNUMBER([.AY31]);IF([.AY31]&gt;0;ABS([.AY$2]);&quot; &quot;);&quot; &quot;)" office:value-type="string" office:string-value=" ">
            <text:p><text:s/></text:p>
          </table:table-cell>
          <table:table-cell table:style-name="ce18" table:formula="of:=IF(ISNUMBER([.AZ31]);IF([.AZ31]&gt;0;ABS([.AZ$2]);&quot; &quot;);&quot; &quot;)" office:value-type="string" office:string-value=" ">
            <text:p><text:s/></text:p>
          </table:table-cell>
          <table:table-cell table:style-name="ce18" table:formula="of:=IF(ISNUMBER([.BA31]);IF([.BA31]&gt;0;ABS([.BA$2]);&quot; &quot;);&quot; &quot;)" office:value-type="string" office:string-value=" ">
            <text:p><text:s/></text:p>
          </table:table-cell>
          <table:table-cell table:style-name="ce18" table:formula="of:=IF(ISNUMBER([.BB31]);IF([.BB31]&gt;0;ABS([.BB$2]);&quot; &quot;);&quot; &quot;)" office:value-type="string" office:string-value=" ">
            <text:p><text:s/></text:p>
          </table:table-cell>
          <table:table-cell table:style-name="ce18" table:formula="of:=IF(ISNUMBER([.BC31]);IF([.BC31]&gt;0;ABS([.BC$2]);&quot; &quot;);&quot; &quot;)" office:value-type="string" office:string-value=" ">
            <text:p><text:s/></text:p>
          </table:table-cell>
          <table:table-cell table:style-name="ce18" table:formula="of:=IF(ISNUMBER([.BD31]);IF([.BD31]&gt;0;ABS([.BD$2]);&quot; &quot;);&quot; &quot;)" office:value-type="string" office:string-value=" ">
            <text:p><text:s/></text:p>
          </table:table-cell>
          <table:table-cell table:style-name="ce18" table:formula="of:=IF(ISNUMBER([.BE31]);IF([.BE31]&gt;0;ABS([.BE$2]);&quot; &quot;);&quot; &quot;)" office:value-type="string" office:string-value=" ">
            <text:p><text:s/></text:p>
          </table:table-cell>
          <table:table-cell table:style-name="ce18" table:formula="of:=IF(ISNUMBER([.BF31]);IF([.BF31]&gt;0;ABS([.BF$2]);&quot; &quot;);&quot; &quot;)" office:value-type="string" office:string-value=" ">
            <text:p><text:s/></text:p>
          </table:table-cell>
          <table:table-cell table:style-name="ce18" table:formula="of:=IF(ISNUMBER([.BG31]);IF([.BG31]&gt;0;ABS([.BG$2]);&quot; &quot;);&quot; &quot;)" office:value-type="string" office:string-value=" ">
            <text:p><text:s/></text:p>
          </table:table-cell>
          <table:table-cell table:style-name="ce18" table:formula="of:=IF(ISNUMBER([.BH31]);IF([.BH31]&gt;0;ABS([.BH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H$2];&quot;&gt;0&quot;;[.$B33:.$BH33])" office:value-type="float" office:value="60">
            <text:p>60</text:p>
          </table:table-cell>
          <table:table-cell table:style-name="ce65" table:formula="of:=SUMIF([.$B$2:.$BH$2];&quot;&lt;0&quot;;[.$B33:.$BH33])" office:value-type="float" office:value="0">
            <text:p>0</text:p>
          </table:table-cell>
          <table:table-cell table:style-name="ce68" table:formula="of:=[.BJ32]/[.BK32]" office:value-type="float" office:value="0">
            <text:p>#DIV/0!</text:p>
          </table:table-cell>
          <table:table-cell table:style-name="ce68" table:number-columns-repeated="960"/>
        </table:table-row>
        <table:table-row table:style-name="ro4">
          <table:table-cell/>
          <table:table-cell table:style-name="ce18" table:formula="of:=IF(ISNUMBER([.B31]);IF([.B31]&gt;0;&quot; &quot;;ABS([.B$2]));&quot; &quot;)" office:value-type="string" office:string-value=" ">
            <text:p><text:s/></text:p>
          </table:table-cell>
          <table:table-cell table:style-name="ce18" table:formula="of:=IF(ISNUMBER([.C31]);IF([.C31]&gt;0;&quot; &quot;;ABS([.C$2]));&quot; &quot;)" office:value-type="string" office:string-value=" ">
            <text:p><text:s/></text:p>
          </table:table-cell>
          <table:table-cell table:style-name="ce18" table:formula="of:=IF(ISNUMBER([.D31]);IF([.D31]&gt;0;&quot; &quot;;ABS([.D$2]));&quot; &quot;)" office:value-type="string" office:string-value=" ">
            <text:p><text:s/></text:p>
          </table:table-cell>
          <table:table-cell table:style-name="ce18" table:formula="of:=IF(ISNUMBER([.E31]);IF([.E31]&gt;0;&quot; &quot;;ABS([.E$2]));&quot; &quot;)" office:value-type="string" office:string-value=" ">
            <text:p><text:s/></text:p>
          </table:table-cell>
          <table:table-cell table:style-name="ce18" table:formula="of:=IF(ISNUMBER([.F31]);IF([.F31]&gt;0;&quot; &quot;;ABS([.F$2]));&quot; &quot;)" office:value-type="string" office:string-value=" ">
            <text:p><text:s/></text:p>
          </table:table-cell>
          <table:table-cell table:style-name="ce18" table:formula="of:=IF(ISNUMBER([.G31]);IF([.G31]&gt;0;&quot; &quot;;ABS([.G$2]));&quot; &quot;)" office:value-type="string" office:string-value=" ">
            <text:p><text:s/></text:p>
          </table:table-cell>
          <table:table-cell table:style-name="ce18" table:formula="of:=IF(ISNUMBER([.H31]);IF([.H31]&gt;0;&quot; &quot;;ABS([.H$2]));&quot; &quot;)" office:value-type="float" office:value="20">
            <text:p>20</text:p>
          </table:table-cell>
          <table:table-cell table:style-name="ce18" table:formula="of:=IF(ISNUMBER([.I31]);IF([.I31]&gt;0;&quot; &quot;;ABS([.I$2]));&quot; &quot;)" office:value-type="float" office:value="20">
            <text:p>20</text:p>
          </table:table-cell>
          <table:table-cell table:style-name="ce18" table:formula="of:=IF(ISNUMBER([.J31]);IF([.J31]&gt;0;&quot; &quot;;ABS([.J$2]));&quot; &quot;)" office:value-type="string" office:string-value=" ">
            <text:p><text:s/></text:p>
          </table:table-cell>
          <table:table-cell table:style-name="ce18" table:formula="of:=IF(ISNUMBER([.K31]);IF([.K31]&gt;0;&quot; &quot;;ABS([.K$2]));&quot; &quot;)" office:value-type="string" office:string-value=" ">
            <text:p><text:s/></text:p>
          </table:table-cell>
          <table:table-cell table:style-name="ce18" table:formula="of:=IF(ISNUMBER([.L31]);IF([.L31]&gt;0;&quot; &quot;;ABS([.L$2]));&quot; &quot;)" office:value-type="string" office:string-value=" ">
            <text:p><text:s/></text:p>
          </table:table-cell>
          <table:table-cell table:style-name="ce18" table:formula="of:=IF(ISNUMBER([.M31]);IF([.M31]&gt;0;&quot; &quot;;ABS([.M$2]));&quot; &quot;)" office:value-type="string" office:string-value=" ">
            <text:p><text:s/></text:p>
          </table:table-cell>
          <table:table-cell table:style-name="ce18" table:formula="of:=IF(ISNUMBER([.N31]);IF([.N31]&gt;0;&quot; &quot;;ABS([.N$2]));&quot; &quot;)" office:value-type="string" office:string-value=" ">
            <text:p><text:s/></text:p>
          </table:table-cell>
          <table:table-cell table:style-name="ce18" table:formula="of:=IF(ISNUMBER([.O31]);IF([.O31]&gt;0;&quot; &quot;;ABS([.O$2]));&quot; &quot;)" office:value-type="string" office:string-value=" ">
            <text:p><text:s/></text:p>
          </table:table-cell>
          <table:table-cell table:style-name="ce18" table:formula="of:=IF(ISNUMBER([.P31]);IF([.P31]&gt;0;&quot; &quot;;ABS([.P$2]));&quot; &quot;)" office:value-type="string" office:string-value=" ">
            <text:p><text:s/></text:p>
          </table:table-cell>
          <table:table-cell table:style-name="ce18" table:formula="of:=IF(ISNUMBER([.Q31]);IF([.Q31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31]);IF([.S31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31]);IF([.U31]&gt;0;&quot; &quot;;ABS([.U$2]));&quot; &quot;)" office:value-type="string" office:string-value=" ">
            <text:p><text:s/></text:p>
          </table:table-cell>
          <table:table-cell table:style-name="ce18" table:formula="of:=IF(ISNUMBER([.V31]);IF([.V31]&gt;0;&quot; &quot;;ABS([.V$2]));&quot; &quot;)" office:value-type="string" office:string-value=" ">
            <text:p><text:s/></text:p>
          </table:table-cell>
          <table:table-cell table:style-name="ce18" table:formula="of:=IF(ISNUMBER([.W31]);IF([.W31]&gt;0;&quot; &quot;;ABS([.W$2]));&quot; &quot;)" office:value-type="string" office:string-value=" ">
            <text:p><text:s/></text:p>
          </table:table-cell>
          <table:table-cell table:style-name="ce18" table:formula="of:=IF(ISNUMBER([.X31]);IF([.X31]&gt;0;&quot; &quot;;ABS([.X$2]));&quot; &quot;)" office:value-type="string" office:string-value=" ">
            <text:p><text:s/></text:p>
          </table:table-cell>
          <table:table-cell table:style-name="ce18" table:formula="of:=IF(ISNUMBER([.Y31]);IF([.Y31]&gt;0;&quot; &quot;;ABS([.Y$2]));&quot; &quot;)" office:value-type="string" office:string-value=" ">
            <text:p><text:s/></text:p>
          </table:table-cell>
          <table:table-cell table:style-name="ce18" table:formula="of:=IF(ISNUMBER([.Z31]);IF([.Z31]&gt;0;&quot; &quot;;ABS([.Z$2]));&quot; &quot;)" office:value-type="string" office:string-value=" ">
            <text:p><text:s/></text:p>
          </table:table-cell>
          <table:table-cell table:style-name="ce18" table:formula="of:=IF(ISNUMBER([.AA31]);IF([.AA31]&gt;0;&quot; &quot;;ABS([.AA$2]));&quot; &quot;)" office:value-type="string" office:string-value=" ">
            <text:p><text:s/></text:p>
          </table:table-cell>
          <table:table-cell table:style-name="ce18" table:formula="of:=IF(ISNUMBER([.AB31]);IF([.AB31]&gt;0;&quot; &quot;;ABS([.AB$2]));&quot; &quot;)" office:value-type="string" office:string-value=" ">
            <text:p><text:s/></text:p>
          </table:table-cell>
          <table:table-cell table:style-name="ce18" table:formula="of:=IF(ISNUMBER([.AC31]);IF([.AC31]&gt;0;&quot; &quot;;ABS([.AC$2]));&quot; &quot;)" office:value-type="string" office:string-value=" ">
            <text:p><text:s/></text:p>
          </table:table-cell>
          <table:table-cell table:style-name="ce18" table:formula="of:=IF(ISNUMBER([.AD31]);IF([.AD31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31]);IF([.AL31]&gt;0;&quot; &quot;;ABS([.AL$2]));&quot; &quot;)" office:value-type="string" office:string-value=" ">
            <text:p><text:s/></text:p>
          </table:table-cell>
          <table:table-cell table:style-name="ce18" table:formula="of:=IF(ISNUMBER([.AM31]);IF([.AM31]&gt;0;&quot; &quot;;ABS([.AM$2]));&quot; &quot;)" office:value-type="float" office:value="20">
            <text:p>20</text:p>
          </table:table-cell>
          <table:table-cell table:style-name="ce18" table:formula="of:=IF(ISNUMBER([.AN31]);IF([.AN31]&gt;0;&quot; &quot;;ABS([.AN$2]));&quot; &quot;)" office:value-type="string" office:string-value=" ">
            <text:p><text:s/></text:p>
          </table:table-cell>
          <table:table-cell table:style-name="ce18" table:formula="of:=IF(ISNUMBER([.AO31]);IF([.AO31]&gt;0;&quot; &quot;;ABS([.AO$2]));&quot; &quot;)" office:value-type="string" office:string-value=" ">
            <text:p><text:s/></text:p>
          </table:table-cell>
          <table:table-cell table:style-name="ce18" table:formula="of:=IF(ISNUMBER([.AP31]);IF([.AP31]&gt;0;&quot; &quot;;ABS([.AP$2]));&quot; &quot;)" office:value-type="string" office:string-value=" ">
            <text:p><text:s/></text:p>
          </table:table-cell>
          <table:table-cell table:style-name="ce18" table:formula="of:=IF(ISNUMBER([.AQ31]);IF([.AQ31]&gt;0;&quot; &quot;;ABS([.AQ$2]));&quot; &quot;)" office:value-type="string" office:string-value=" ">
            <text:p><text:s/></text:p>
          </table:table-cell>
          <table:table-cell table:style-name="ce18" table:formula="of:=IF(ISNUMBER([.AR31]);IF([.AR31]&gt;0;&quot; &quot;;ABS([.AR$2]));&quot; &quot;)" office:value-type="string" office:string-value=" ">
            <text:p><text:s/></text:p>
          </table:table-cell>
          <table:table-cell table:style-name="ce18" table:formula="of:=IF(ISNUMBER([.AS31]);IF([.AS31]&gt;0;&quot; &quot;;ABS([.AS$2]));&quot; &quot;)" office:value-type="string" office:string-value=" ">
            <text:p><text:s/></text:p>
          </table:table-cell>
          <table:table-cell table:style-name="ce18" table:formula="of:=IF(ISNUMBER([.AT31]);IF([.AT31]&gt;0;&quot; &quot;;ABS([.AT$2]));&quot; &quot;)" office:value-type="string" office:string-value=" ">
            <text:p><text:s/></text:p>
          </table:table-cell>
          <table:table-cell table:style-name="ce18" table:formula="of:=IF(ISNUMBER([.AU31]);IF([.AU31]&gt;0;&quot; &quot;;ABS([.AU$2]));&quot; &quot;)" office:value-type="string" office:string-value=" ">
            <text:p><text:s/></text:p>
          </table:table-cell>
          <table:table-cell table:style-name="ce18" table:formula="of:=IF(ISNUMBER([.AV31]);IF([.AV31]&gt;0;&quot; &quot;;ABS([.AV$2]));&quot; &quot;)" office:value-type="string" office:string-value=" ">
            <text:p><text:s/></text:p>
          </table:table-cell>
          <table:table-cell table:style-name="ce18" table:formula="of:=IF(ISNUMBER([.AW31]);IF([.AW31]&gt;0;&quot; &quot;;ABS([.AW$2]));&quot; &quot;)" office:value-type="string" office:string-value=" ">
            <text:p><text:s/></text:p>
          </table:table-cell>
          <table:table-cell table:style-name="ce18" table:formula="of:=IF(ISNUMBER([.AX31]);IF([.AX31]&gt;0;&quot; &quot;;ABS([.AX$2]));&quot; &quot;)" office:value-type="string" office:string-value=" ">
            <text:p><text:s/></text:p>
          </table:table-cell>
          <table:table-cell table:style-name="ce18" table:formula="of:=IF(ISNUMBER([.AY31]);IF([.AY31]&gt;0;&quot; &quot;;ABS([.AY$2]));&quot; &quot;)" office:value-type="string" office:string-value=" ">
            <text:p><text:s/></text:p>
          </table:table-cell>
          <table:table-cell table:style-name="ce18" table:formula="of:=IF(ISNUMBER([.AZ31]);IF([.AZ31]&gt;0;&quot; &quot;;ABS([.AZ$2]));&quot; &quot;)" office:value-type="string" office:string-value=" ">
            <text:p><text:s/></text:p>
          </table:table-cell>
          <table:table-cell table:style-name="ce18" table:formula="of:=IF(ISNUMBER([.BA31]);IF([.BA31]&gt;0;&quot; &quot;;ABS([.BA$2]));&quot; &quot;)" office:value-type="string" office:string-value=" ">
            <text:p><text:s/></text:p>
          </table:table-cell>
          <table:table-cell table:style-name="ce18" table:formula="of:=IF(ISNUMBER([.BB31]);IF([.BB31]&gt;0;&quot; &quot;;ABS([.BB$2]));&quot; &quot;)" office:value-type="string" office:string-value=" ">
            <text:p><text:s/></text:p>
          </table:table-cell>
          <table:table-cell table:style-name="ce18" table:formula="of:=IF(ISNUMBER([.BC31]);IF([.BC31]&gt;0;&quot; &quot;;ABS([.BC$2]));&quot; &quot;)" office:value-type="string" office:string-value=" ">
            <text:p><text:s/></text:p>
          </table:table-cell>
          <table:table-cell table:style-name="ce18" table:formula="of:=IF(ISNUMBER([.BD31]);IF([.BD31]&gt;0;&quot; &quot;;ABS([.BD$2]));&quot; &quot;)" office:value-type="string" office:string-value=" ">
            <text:p><text:s/></text:p>
          </table:table-cell>
          <table:table-cell table:style-name="ce18" table:formula="of:=IF(ISNUMBER([.BE31]);IF([.BE31]&gt;0;&quot; &quot;;ABS([.BE$2]));&quot; &quot;)" office:value-type="string" office:string-value=" ">
            <text:p><text:s/></text:p>
          </table:table-cell>
          <table:table-cell table:style-name="ce18" table:formula="of:=IF(ISNUMBER([.BF31]);IF([.BF31]&gt;0;&quot; &quot;;ABS([.BF$2]));&quot; &quot;)" office:value-type="string" office:string-value=" ">
            <text:p><text:s/></text:p>
          </table:table-cell>
          <table:table-cell table:style-name="ce18" table:formula="of:=IF(ISNUMBER([.BG31]);IF([.BG31]&gt;0;&quot; &quot;;ABS([.BG$2]));&quot; &quot;)" office:value-type="string" office:string-value=" ">
            <text:p><text:s/></text:p>
          </table:table-cell>
          <table:table-cell table:style-name="ce18" table:formula="of:=IF(ISNUMBER([.BH31]);IF([.BH31]&gt;0;&quot; &quot;;ABS([.BH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J31]+[.BJ32]" office:value-type="float" office:value="140">
            <text:p>140</text:p>
          </table:table-cell>
          <table:table-cell table:style-name="ce65" table:formula="of:=[.BK31]+[.BK32]" office:value-type="float" office:value="55">
            <text:p>55</text:p>
          </table:table-cell>
          <table:table-cell table:style-name="ce68" table:formula="of:=[.BJ33]/[.BK33]" office:value-type="float" office:value="2.54545454545455">
            <text:p>2,55</text:p>
          </table:table-cell>
          <table:table-cell table:style-name="ce68" table:number-columns-repeated="960"/>
        </table:table-row>
        <table:table-row table:style-name="ro4">
          <table:table-cell table:style-name="ce11" office:value-type="string">
            <text:p>Shadowblade</text:p>
          </table:table-cell>
          <table:table-cell table:number-columns-repeated="4" table:style-name="ce17"/>
          <table:table-cell table:number-columns-repeated="2" table:style-name="ce21" office:value-type="float" office:value="1.1">
            <text:p>1,1</text:p>
          </table:table-cell>
          <table:table-cell table:style-name="ce22" office:value-type="float" office:value="1.1">
            <text:p>1,1</text:p>
          </table:table-cell>
          <table:table-cell table:style-name="ce22" office:value-type="float" office:value="-1.1">
            <text:p>-1,1</text:p>
          </table:table-cell>
          <table:table-cell table:style-name="ce21" office:value-type="float" office:value="1.1">
            <text:p>1,1</text:p>
          </table:table-cell>
          <table:table-cell table:style-name="ce22"/>
          <table:table-cell table:number-columns-repeated="4" table:style-name="ce21"/>
          <table:table-cell table:number-columns-repeated="2" table:style-name="ce31"/>
          <table:table-cell table:style-name="ce31"/>
          <table:table-cell table:style-name="ce31"/>
          <table:table-cell table:style-name="ce31"/>
          <table:table-cell table:number-columns-repeated="2" table:style-name="ce31"/>
          <table:table-cell table:style-name="ce32" office:value-type="float" office:value="1">
            <text:p>1</text:p>
          </table:table-cell>
          <table:table-cell table:style-name="ce31" office:value-type="float" office:value="-1">
            <text:p>-1</text:p>
          </table:table-cell>
          <table:table-cell table:number-columns-repeated="2" table:style-name="ce31"/>
          <table:table-cell table:style-name="ce31" office:value-type="float" office:value="-1">
            <text:p>-1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1"/>
          <table:table-cell table:style-name="ce31" table:number-columns-repeated="7"/>
          <table:table-cell table:style-name="ce40" office:value-type="float" office:value="-1.3">
            <text:p>-1,3</text:p>
          </table:table-cell>
          <table:table-cell table:style-name="ce42"/>
          <table:table-cell table:style-name="ce40" office:value-type="float" office:value="1.1">
            <text:p>1,1</text:p>
          </table:table-cell>
          <table:table-cell table:number-columns-repeated="2" table:style-name="ce40" office:value-type="float" office:value="1.3">
            <text:p>1,3</text:p>
          </table:table-cell>
          <table:table-cell table:number-columns-repeated="10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H$2];&quot;&gt;0&quot;;[.$B35:.$BH35])" office:value-type="float" office:value="120">
            <text:p>120</text:p>
          </table:table-cell>
          <table:table-cell table:style-name="ce64" table:formula="of:=SUMIF([.$B$2:.$BH$2];&quot;&lt;0&quot;;[.$B35:.$BH35])" office:value-type="float" office:value="75">
            <text:p>75</text:p>
          </table:table-cell>
          <table:table-cell table:style-name="ce67" table:formula="of:=[.BJ34]/[.BK34]" office:value-type="float" office:value="1.6">
            <text:p>1,6</text:p>
          </table:table-cell>
          <table:table-cell table:style-name="ce67"/>
          <table:table-cell table:style-name="ce67" table:number-matrix-columns-spanned="1" table:number-matrix-rows-spanned="1" table:formula="of:=SUM(ABS([.B34:.BE34]))" office:value-type="float" office:value="14.5">
            <text:p>14,5</text:p>
          </table:table-cell>
          <table:table-cell table:style-name="ce67" table:number-columns-repeated="958"/>
        </table:table-row>
        <table:table-row table:style-name="ro4">
          <table:table-cell/>
          <table:table-cell table:style-name="ce18" table:formula="of:=IF(ISNUMBER([.B34]);IF([.B34]&gt;0;ABS([.B$2]);&quot; &quot;);&quot; &quot;)" office:value-type="string" office:string-value=" ">
            <text:p><text:s/></text:p>
          </table:table-cell>
          <table:table-cell table:style-name="ce18" table:formula="of:=IF(ISNUMBER([.C34]);IF([.C34]&gt;0;ABS([.C$2]);&quot; &quot;);&quot; &quot;)" office:value-type="string" office:string-value=" ">
            <text:p><text:s/></text:p>
          </table:table-cell>
          <table:table-cell table:style-name="ce18" table:formula="of:=IF(ISNUMBER([.D34]);IF([.D34]&gt;0;ABS([.D$2]);&quot; &quot;);&quot; &quot;)" office:value-type="string" office:string-value=" ">
            <text:p><text:s/></text:p>
          </table:table-cell>
          <table:table-cell table:style-name="ce18" table:formula="of:=IF(ISNUMBER([.E34]);IF([.E34]&gt;0;ABS([.E$2]);&quot; &quot;);&quot; &quot;)" office:value-type="string" office:string-value=" ">
            <text:p><text:s/></text:p>
          </table:table-cell>
          <table:table-cell table:style-name="ce18" table:formula="of:=IF(ISNUMBER([.F34]);IF([.F34]&gt;0;ABS([.F$2]);&quot; &quot;);&quot; &quot;)" office:value-type="float" office:value="20">
            <text:p>20</text:p>
          </table:table-cell>
          <table:table-cell table:style-name="ce18" table:formula="of:=IF(ISNUMBER([.G34]);IF([.G34]&gt;0;ABS([.G$2]);&quot; &quot;);&quot; &quot;)" office:value-type="float" office:value="20">
            <text:p>20</text:p>
          </table:table-cell>
          <table:table-cell table:style-name="ce18" table:formula="of:=IF(ISNUMBER([.H34]);IF([.H34]&gt;0;ABS([.H$2]);&quot; &quot;);&quot; &quot;)" office:value-type="float" office:value="20">
            <text:p>20</text:p>
          </table:table-cell>
          <table:table-cell table:style-name="ce18" table:formula="of:=IF(ISNUMBER([.I34]);IF([.I34]&gt;0;ABS([.I$2]);&quot; &quot;);&quot; &quot;)" office:value-type="string" office:string-value=" ">
            <text:p><text:s/></text:p>
          </table:table-cell>
          <table:table-cell table:style-name="ce18" table:formula="of:=IF(ISNUMBER([.J34]);IF([.J34]&gt;0;ABS([.J$2]);&quot; &quot;);&quot; &quot;)" office:value-type="float" office:value="35">
            <text:p>35</text:p>
          </table:table-cell>
          <table:table-cell table:style-name="ce18" table:formula="of:=IF(ISNUMBER([.K34]);IF([.K34]&gt;0;ABS([.K$2]);&quot; &quot;);&quot; &quot;)" office:value-type="string" office:string-value=" ">
            <text:p><text:s/></text:p>
          </table:table-cell>
          <table:table-cell table:style-name="ce18" table:formula="of:=IF(ISNUMBER([.L34]);IF([.L34]&gt;0;ABS([.L$2]);&quot; &quot;);&quot; &quot;)" office:value-type="string" office:string-value=" ">
            <text:p><text:s/></text:p>
          </table:table-cell>
          <table:table-cell table:style-name="ce18" table:formula="of:=IF(ISNUMBER([.M34]);IF([.M34]&gt;0;ABS([.M$2]);&quot; &quot;);&quot; &quot;)" office:value-type="string" office:string-value=" ">
            <text:p><text:s/></text:p>
          </table:table-cell>
          <table:table-cell table:style-name="ce18" table:formula="of:=IF(ISNUMBER([.N34]);IF([.N34]&gt;0;ABS([.N$2]);&quot; &quot;);&quot; &quot;)" office:value-type="string" office:string-value=" ">
            <text:p><text:s/></text:p>
          </table:table-cell>
          <table:table-cell table:style-name="ce18" table:formula="of:=IF(ISNUMBER([.O34]);IF([.O34]&gt;0;ABS([.O$2]);&quot; &quot;);&quot; &quot;)" office:value-type="string" office:string-value=" ">
            <text:p><text:s/></text:p>
          </table:table-cell>
          <table:table-cell table:style-name="ce18" table:formula="of:=IF(ISNUMBER([.P34]);IF([.P34]&gt;0;ABS([.P$2]);&quot; &quot;);&quot; &quot;)" office:value-type="string" office:string-value=" ">
            <text:p><text:s/></text:p>
          </table:table-cell>
          <table:table-cell table:style-name="ce18" table:formula="of:=IF(ISNUMBER([.Q34]);IF([.Q34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34]);IF([.S34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34]);IF([.U34]&gt;0;ABS([.U$2]);&quot; &quot;);&quot; &quot;)" office:value-type="string" office:string-value=" ">
            <text:p><text:s/></text:p>
          </table:table-cell>
          <table:table-cell table:style-name="ce18" table:formula="of:=IF(ISNUMBER([.V34]);IF([.V34]&gt;0;ABS([.V$2]);&quot; &quot;);&quot; &quot;)" office:value-type="string" office:string-value=" ">
            <text:p><text:s/></text:p>
          </table:table-cell>
          <table:table-cell table:style-name="ce18" table:formula="of:=IF(ISNUMBER([.W34]);IF([.W34]&gt;0;ABS([.W$2]);&quot; &quot;);&quot; &quot;)" office:value-type="float" office:value="20">
            <text:p>20</text:p>
          </table:table-cell>
          <table:table-cell table:style-name="ce18" table:formula="of:=IF(ISNUMBER([.X34]);IF([.X34]&gt;0;ABS([.X$2]);&quot; &quot;);&quot; &quot;)" office:value-type="string" office:string-value=" ">
            <text:p><text:s/></text:p>
          </table:table-cell>
          <table:table-cell table:style-name="ce18" table:formula="of:=IF(ISNUMBER([.Y34]);IF([.Y34]&gt;0;ABS([.Y$2]);&quot; &quot;);&quot; &quot;)" office:value-type="string" office:string-value=" ">
            <text:p><text:s/></text:p>
          </table:table-cell>
          <table:table-cell table:style-name="ce18" table:formula="of:=IF(ISNUMBER([.Z34]);IF([.Z34]&gt;0;ABS([.Z$2]);&quot; &quot;);&quot; &quot;)" office:value-type="string" office:string-value=" ">
            <text:p><text:s/></text:p>
          </table:table-cell>
          <table:table-cell table:style-name="ce18" table:formula="of:=IF(ISNUMBER([.AA34]);IF([.AA34]&gt;0;ABS([.AA$2]);&quot; &quot;);&quot; &quot;)" office:value-type="string" office:string-value=" ">
            <text:p><text:s/></text:p>
          </table:table-cell>
          <table:table-cell table:style-name="ce18" table:formula="of:=IF(ISNUMBER([.AB34]);IF([.AB34]&gt;0;ABS([.AB$2]);&quot; &quot;);&quot; &quot;)" office:value-type="float" office:value="20">
            <text:p>20</text:p>
          </table:table-cell>
          <table:table-cell table:style-name="ce18" table:formula="of:=IF(ISNUMBER([.AC34]);IF([.AC34]&gt;0;ABS([.AC$2]);&quot; &quot;);&quot; &quot;)" office:value-type="string" office:string-value=" ">
            <text:p><text:s/></text:p>
          </table:table-cell>
          <table:table-cell table:style-name="ce18" table:formula="of:=IF(ISNUMBER([.AD34]);IF([.AD34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34]);IF([.AL34]&gt;0;ABS([.AL$2]);&quot; &quot;);&quot; &quot;)" office:value-type="string" office:string-value=" ">
            <text:p><text:s/></text:p>
          </table:table-cell>
          <table:table-cell table:style-name="ce18" table:formula="of:=IF(ISNUMBER([.AM34]);IF([.AM34]&gt;0;ABS([.AM$2]);&quot; &quot;);&quot; &quot;)" office:value-type="string" office:string-value=" ">
            <text:p><text:s/></text:p>
          </table:table-cell>
          <table:table-cell table:style-name="ce18" table:formula="of:=IF(ISNUMBER([.AN34]);IF([.AN34]&gt;0;ABS([.AN$2]);&quot; &quot;);&quot; &quot;)" office:value-type="float" office:value="20">
            <text:p>20</text:p>
          </table:table-cell>
          <table:table-cell table:style-name="ce18" table:formula="of:=IF(ISNUMBER([.AO34]);IF([.AO34]&gt;0;ABS([.AO$2]);&quot; &quot;);&quot; &quot;)" office:value-type="float" office:value="20">
            <text:p>20</text:p>
          </table:table-cell>
          <table:table-cell table:style-name="ce18" table:formula="of:=IF(ISNUMBER([.AP34]);IF([.AP34]&gt;0;ABS([.AP$2]);&quot; &quot;);&quot; &quot;)" office:value-type="float" office:value="20">
            <text:p>20</text:p>
          </table:table-cell>
          <table:table-cell table:style-name="ce18" table:formula="of:=IF(ISNUMBER([.AQ34]);IF([.AQ34]&gt;0;ABS([.AQ$2]);&quot; &quot;);&quot; &quot;)" office:value-type="string" office:string-value=" ">
            <text:p><text:s/></text:p>
          </table:table-cell>
          <table:table-cell table:style-name="ce18" table:formula="of:=IF(ISNUMBER([.AR34]);IF([.AR34]&gt;0;ABS([.AR$2]);&quot; &quot;);&quot; &quot;)" office:value-type="string" office:string-value=" ">
            <text:p><text:s/></text:p>
          </table:table-cell>
          <table:table-cell table:style-name="ce18" table:formula="of:=IF(ISNUMBER([.AS34]);IF([.AS34]&gt;0;ABS([.AS$2]);&quot; &quot;);&quot; &quot;)" office:value-type="string" office:string-value=" ">
            <text:p><text:s/></text:p>
          </table:table-cell>
          <table:table-cell table:style-name="ce18" table:formula="of:=IF(ISNUMBER([.AT34]);IF([.AT34]&gt;0;ABS([.AT$2]);&quot; &quot;);&quot; &quot;)" office:value-type="string" office:string-value=" ">
            <text:p><text:s/></text:p>
          </table:table-cell>
          <table:table-cell table:style-name="ce18" table:formula="of:=IF(ISNUMBER([.AU34]);IF([.AU34]&gt;0;ABS([.AU$2]);&quot; &quot;);&quot; &quot;)" office:value-type="string" office:string-value=" ">
            <text:p><text:s/></text:p>
          </table:table-cell>
          <table:table-cell table:style-name="ce18" table:formula="of:=IF(ISNUMBER([.AV34]);IF([.AV34]&gt;0;ABS([.AV$2]);&quot; &quot;);&quot; &quot;)" office:value-type="string" office:string-value=" ">
            <text:p><text:s/></text:p>
          </table:table-cell>
          <table:table-cell table:style-name="ce18" table:formula="of:=IF(ISNUMBER([.AW34]);IF([.AW34]&gt;0;ABS([.AW$2]);&quot; &quot;);&quot; &quot;)" office:value-type="string" office:string-value=" ">
            <text:p><text:s/></text:p>
          </table:table-cell>
          <table:table-cell table:style-name="ce18" table:formula="of:=IF(ISNUMBER([.AX34]);IF([.AX34]&gt;0;ABS([.AX$2]);&quot; &quot;);&quot; &quot;)" office:value-type="string" office:string-value=" ">
            <text:p><text:s/></text:p>
          </table:table-cell>
          <table:table-cell table:style-name="ce18" table:formula="of:=IF(ISNUMBER([.AY34]);IF([.AY34]&gt;0;ABS([.AY$2]);&quot; &quot;);&quot; &quot;)" office:value-type="string" office:string-value=" ">
            <text:p><text:s/></text:p>
          </table:table-cell>
          <table:table-cell table:style-name="ce18" table:formula="of:=IF(ISNUMBER([.AZ34]);IF([.AZ34]&gt;0;ABS([.AZ$2]);&quot; &quot;);&quot; &quot;)" office:value-type="string" office:string-value=" ">
            <text:p><text:s/></text:p>
          </table:table-cell>
          <table:table-cell table:style-name="ce18" table:formula="of:=IF(ISNUMBER([.BA34]);IF([.BA34]&gt;0;ABS([.BA$2]);&quot; &quot;);&quot; &quot;)" office:value-type="string" office:string-value=" ">
            <text:p><text:s/></text:p>
          </table:table-cell>
          <table:table-cell table:style-name="ce18" table:formula="of:=IF(ISNUMBER([.BB34]);IF([.BB34]&gt;0;ABS([.BB$2]);&quot; &quot;);&quot; &quot;)" office:value-type="string" office:string-value=" ">
            <text:p><text:s/></text:p>
          </table:table-cell>
          <table:table-cell table:style-name="ce18" table:formula="of:=IF(ISNUMBER([.BC34]);IF([.BC34]&gt;0;ABS([.BC$2]);&quot; &quot;);&quot; &quot;)" office:value-type="string" office:string-value=" ">
            <text:p><text:s/></text:p>
          </table:table-cell>
          <table:table-cell table:style-name="ce18" table:formula="of:=IF(ISNUMBER([.BD34]);IF([.BD34]&gt;0;ABS([.BD$2]);&quot; &quot;);&quot; &quot;)" office:value-type="string" office:string-value=" ">
            <text:p><text:s/></text:p>
          </table:table-cell>
          <table:table-cell table:style-name="ce18" table:formula="of:=IF(ISNUMBER([.BE34]);IF([.BE34]&gt;0;ABS([.BE$2]);&quot; &quot;);&quot; &quot;)" office:value-type="string" office:string-value=" ">
            <text:p><text:s/></text:p>
          </table:table-cell>
          <table:table-cell table:style-name="ce18" table:formula="of:=IF(ISNUMBER([.BF34]);IF([.BF34]&gt;0;ABS([.BF$2]);&quot; &quot;);&quot; &quot;)" office:value-type="string" office:string-value=" ">
            <text:p><text:s/></text:p>
          </table:table-cell>
          <table:table-cell table:style-name="ce18" table:formula="of:=IF(ISNUMBER([.BG34]);IF([.BG34]&gt;0;ABS([.BG$2]);&quot; &quot;);&quot; &quot;)" office:value-type="string" office:string-value=" ">
            <text:p><text:s/></text:p>
          </table:table-cell>
          <table:table-cell table:style-name="ce18" table:formula="of:=IF(ISNUMBER([.BH34]);IF([.BH34]&gt;0;ABS([.BH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H$2];&quot;&gt;0&quot;;[.$B36:.$BH36])" office:value-type="float" office:value="60">
            <text:p>60</text:p>
          </table:table-cell>
          <table:table-cell table:style-name="ce65" table:formula="of:=SUMIF([.$B$2:.$BH$2];&quot;&lt;0&quot;;[.$B36:.$BH36])" office:value-type="float" office:value="20">
            <text:p>20</text:p>
          </table:table-cell>
          <table:table-cell table:style-name="ce68" table:formula="of:=[.BJ35]/[.BK35]" office:value-type="float" office:value="3">
            <text:p>3</text:p>
          </table:table-cell>
          <table:table-cell table:style-name="ce68" table:number-columns-repeated="2"/>
          <table:table-cell table:number-columns-repeated="958"/>
        </table:table-row>
        <table:table-row table:style-name="ro4">
          <table:table-cell/>
          <table:table-cell table:style-name="ce18" table:formula="of:=IF(ISNUMBER([.B34]);IF([.B34]&gt;0;&quot; &quot;;ABS([.B$2]));&quot; &quot;)" office:value-type="string" office:string-value=" ">
            <text:p><text:s/></text:p>
          </table:table-cell>
          <table:table-cell table:style-name="ce18" table:formula="of:=IF(ISNUMBER([.C34]);IF([.C34]&gt;0;&quot; &quot;;ABS([.C$2]));&quot; &quot;)" office:value-type="string" office:string-value=" ">
            <text:p><text:s/></text:p>
          </table:table-cell>
          <table:table-cell table:style-name="ce18" table:formula="of:=IF(ISNUMBER([.D34]);IF([.D34]&gt;0;&quot; &quot;;ABS([.D$2]));&quot; &quot;)" office:value-type="string" office:string-value=" ">
            <text:p><text:s/></text:p>
          </table:table-cell>
          <table:table-cell table:style-name="ce18" table:formula="of:=IF(ISNUMBER([.E34]);IF([.E34]&gt;0;&quot; &quot;;ABS([.E$2]));&quot; &quot;)" office:value-type="string" office:string-value=" ">
            <text:p><text:s/></text:p>
          </table:table-cell>
          <table:table-cell table:style-name="ce18" table:formula="of:=IF(ISNUMBER([.F34]);IF([.F34]&gt;0;&quot; &quot;;ABS([.F$2]));&quot; &quot;)" office:value-type="string" office:string-value=" ">
            <text:p><text:s/></text:p>
          </table:table-cell>
          <table:table-cell table:style-name="ce18" table:formula="of:=IF(ISNUMBER([.G34]);IF([.G34]&gt;0;&quot; &quot;;ABS([.G$2]));&quot; &quot;)" office:value-type="string" office:string-value=" ">
            <text:p><text:s/></text:p>
          </table:table-cell>
          <table:table-cell table:style-name="ce18" table:formula="of:=IF(ISNUMBER([.H34]);IF([.H34]&gt;0;&quot; &quot;;ABS([.H$2]));&quot; &quot;)" office:value-type="string" office:string-value=" ">
            <text:p><text:s/></text:p>
          </table:table-cell>
          <table:table-cell table:style-name="ce18" table:formula="of:=IF(ISNUMBER([.I34]);IF([.I34]&gt;0;&quot; &quot;;ABS([.I$2]));&quot; &quot;)" office:value-type="float" office:value="20">
            <text:p>20</text:p>
          </table:table-cell>
          <table:table-cell table:style-name="ce18" table:formula="of:=IF(ISNUMBER([.J34]);IF([.J34]&gt;0;&quot; &quot;;ABS([.J$2]));&quot; &quot;)" office:value-type="string" office:string-value=" ">
            <text:p><text:s/></text:p>
          </table:table-cell>
          <table:table-cell table:style-name="ce18" table:formula="of:=IF(ISNUMBER([.K34]);IF([.K34]&gt;0;&quot; &quot;;ABS([.K$2]));&quot; &quot;)" office:value-type="string" office:string-value=" ">
            <text:p><text:s/></text:p>
          </table:table-cell>
          <table:table-cell table:style-name="ce18" table:formula="of:=IF(ISNUMBER([.L34]);IF([.L34]&gt;0;&quot; &quot;;ABS([.L$2]));&quot; &quot;)" office:value-type="string" office:string-value=" ">
            <text:p><text:s/></text:p>
          </table:table-cell>
          <table:table-cell table:style-name="ce18" table:formula="of:=IF(ISNUMBER([.M34]);IF([.M34]&gt;0;&quot; &quot;;ABS([.M$2]));&quot; &quot;)" office:value-type="string" office:string-value=" ">
            <text:p><text:s/></text:p>
          </table:table-cell>
          <table:table-cell table:style-name="ce18" table:formula="of:=IF(ISNUMBER([.N34]);IF([.N34]&gt;0;&quot; &quot;;ABS([.N$2]));&quot; &quot;)" office:value-type="string" office:string-value=" ">
            <text:p><text:s/></text:p>
          </table:table-cell>
          <table:table-cell table:style-name="ce18" table:formula="of:=IF(ISNUMBER([.O34]);IF([.O34]&gt;0;&quot; &quot;;ABS([.O$2]));&quot; &quot;)" office:value-type="string" office:string-value=" ">
            <text:p><text:s/></text:p>
          </table:table-cell>
          <table:table-cell table:style-name="ce18" table:formula="of:=IF(ISNUMBER([.P34]);IF([.P34]&gt;0;&quot; &quot;;ABS([.P$2]));&quot; &quot;)" office:value-type="string" office:string-value=" ">
            <text:p><text:s/></text:p>
          </table:table-cell>
          <table:table-cell table:style-name="ce18" table:formula="of:=IF(ISNUMBER([.Q34]);IF([.Q34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34]);IF([.S34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34]);IF([.U34]&gt;0;&quot; &quot;;ABS([.U$2]));&quot; &quot;)" office:value-type="string" office:string-value=" ">
            <text:p><text:s/></text:p>
          </table:table-cell>
          <table:table-cell table:style-name="ce18" table:formula="of:=IF(ISNUMBER([.V34]);IF([.V34]&gt;0;&quot; &quot;;ABS([.V$2]));&quot; &quot;)" office:value-type="string" office:string-value=" ">
            <text:p><text:s/></text:p>
          </table:table-cell>
          <table:table-cell table:style-name="ce18" table:formula="of:=IF(ISNUMBER([.W34]);IF([.W34]&gt;0;&quot; &quot;;ABS([.W$2]));&quot; &quot;)" office:value-type="string" office:string-value=" ">
            <text:p><text:s/></text:p>
          </table:table-cell>
          <table:table-cell table:style-name="ce18" table:formula="of:=IF(ISNUMBER([.X34]);IF([.X34]&gt;0;&quot; &quot;;ABS([.X$2]));&quot; &quot;)" office:value-type="float" office:value="20">
            <text:p>20</text:p>
          </table:table-cell>
          <table:table-cell table:style-name="ce18" table:formula="of:=IF(ISNUMBER([.Y34]);IF([.Y34]&gt;0;&quot; &quot;;ABS([.Y$2]));&quot; &quot;)" office:value-type="string" office:string-value=" ">
            <text:p><text:s/></text:p>
          </table:table-cell>
          <table:table-cell table:style-name="ce18" table:formula="of:=IF(ISNUMBER([.Z34]);IF([.Z34]&gt;0;&quot; &quot;;ABS([.Z$2]));&quot; &quot;)" office:value-type="string" office:string-value=" ">
            <text:p><text:s/></text:p>
          </table:table-cell>
          <table:table-cell table:style-name="ce18" table:formula="of:=IF(ISNUMBER([.AA34]);IF([.AA34]&gt;0;&quot; &quot;;ABS([.AA$2]));&quot; &quot;)" office:value-type="float" office:value="20">
            <text:p>20</text:p>
          </table:table-cell>
          <table:table-cell table:style-name="ce18" table:formula="of:=IF(ISNUMBER([.AB34]);IF([.AB34]&gt;0;&quot; &quot;;ABS([.AB$2]));&quot; &quot;)" office:value-type="string" office:string-value=" ">
            <text:p><text:s/></text:p>
          </table:table-cell>
          <table:table-cell table:style-name="ce18" table:formula="of:=IF(ISNUMBER([.AC34]);IF([.AC34]&gt;0;&quot; &quot;;ABS([.AC$2]));&quot; &quot;)" office:value-type="string" office:string-value=" ">
            <text:p><text:s/></text:p>
          </table:table-cell>
          <table:table-cell table:style-name="ce18" table:formula="of:=IF(ISNUMBER([.AD34]);IF([.AD34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34]);IF([.AL34]&gt;0;&quot; &quot;;ABS([.AL$2]));&quot; &quot;)" office:value-type="float" office:value="20">
            <text:p>20</text:p>
          </table:table-cell>
          <table:table-cell table:style-name="ce18" table:formula="of:=IF(ISNUMBER([.AM34]);IF([.AM34]&gt;0;&quot; &quot;;ABS([.AM$2]));&quot; &quot;)" office:value-type="string" office:string-value=" ">
            <text:p><text:s/></text:p>
          </table:table-cell>
          <table:table-cell table:style-name="ce18" table:formula="of:=IF(ISNUMBER([.AN34]);IF([.AN34]&gt;0;&quot; &quot;;ABS([.AN$2]));&quot; &quot;)" office:value-type="string" office:string-value=" ">
            <text:p><text:s/></text:p>
          </table:table-cell>
          <table:table-cell table:style-name="ce18" table:formula="of:=IF(ISNUMBER([.AO34]);IF([.AO34]&gt;0;&quot; &quot;;ABS([.AO$2]));&quot; &quot;)" office:value-type="string" office:string-value=" ">
            <text:p><text:s/></text:p>
          </table:table-cell>
          <table:table-cell table:style-name="ce18" table:formula="of:=IF(ISNUMBER([.AP34]);IF([.AP34]&gt;0;&quot; &quot;;ABS([.AP$2]));&quot; &quot;)" office:value-type="string" office:string-value=" ">
            <text:p><text:s/></text:p>
          </table:table-cell>
          <table:table-cell table:style-name="ce18" table:formula="of:=IF(ISNUMBER([.AQ34]);IF([.AQ34]&gt;0;&quot; &quot;;ABS([.AQ$2]));&quot; &quot;)" office:value-type="string" office:string-value=" ">
            <text:p><text:s/></text:p>
          </table:table-cell>
          <table:table-cell table:style-name="ce18" table:formula="of:=IF(ISNUMBER([.AR34]);IF([.AR34]&gt;0;&quot; &quot;;ABS([.AR$2]));&quot; &quot;)" office:value-type="string" office:string-value=" ">
            <text:p><text:s/></text:p>
          </table:table-cell>
          <table:table-cell table:style-name="ce18" table:formula="of:=IF(ISNUMBER([.AS34]);IF([.AS34]&gt;0;&quot; &quot;;ABS([.AS$2]));&quot; &quot;)" office:value-type="string" office:string-value=" ">
            <text:p><text:s/></text:p>
          </table:table-cell>
          <table:table-cell table:style-name="ce18" table:formula="of:=IF(ISNUMBER([.AT34]);IF([.AT34]&gt;0;&quot; &quot;;ABS([.AT$2]));&quot; &quot;)" office:value-type="string" office:string-value=" ">
            <text:p><text:s/></text:p>
          </table:table-cell>
          <table:table-cell table:style-name="ce18" table:formula="of:=IF(ISNUMBER([.AU34]);IF([.AU34]&gt;0;&quot; &quot;;ABS([.AU$2]));&quot; &quot;)" office:value-type="string" office:string-value=" ">
            <text:p><text:s/></text:p>
          </table:table-cell>
          <table:table-cell table:style-name="ce18" table:formula="of:=IF(ISNUMBER([.AV34]);IF([.AV34]&gt;0;&quot; &quot;;ABS([.AV$2]));&quot; &quot;)" office:value-type="string" office:string-value=" ">
            <text:p><text:s/></text:p>
          </table:table-cell>
          <table:table-cell table:style-name="ce18" table:formula="of:=IF(ISNUMBER([.AW34]);IF([.AW34]&gt;0;&quot; &quot;;ABS([.AW$2]));&quot; &quot;)" office:value-type="string" office:string-value=" ">
            <text:p><text:s/></text:p>
          </table:table-cell>
          <table:table-cell table:style-name="ce18" table:formula="of:=IF(ISNUMBER([.AX34]);IF([.AX34]&gt;0;&quot; &quot;;ABS([.AX$2]));&quot; &quot;)" office:value-type="string" office:string-value=" ">
            <text:p><text:s/></text:p>
          </table:table-cell>
          <table:table-cell table:style-name="ce18" table:formula="of:=IF(ISNUMBER([.AY34]);IF([.AY34]&gt;0;&quot; &quot;;ABS([.AY$2]));&quot; &quot;)" office:value-type="string" office:string-value=" ">
            <text:p><text:s/></text:p>
          </table:table-cell>
          <table:table-cell table:style-name="ce18" table:formula="of:=IF(ISNUMBER([.AZ34]);IF([.AZ34]&gt;0;&quot; &quot;;ABS([.AZ$2]));&quot; &quot;)" office:value-type="string" office:string-value=" ">
            <text:p><text:s/></text:p>
          </table:table-cell>
          <table:table-cell table:style-name="ce18" table:formula="of:=IF(ISNUMBER([.BA34]);IF([.BA34]&gt;0;&quot; &quot;;ABS([.BA$2]));&quot; &quot;)" office:value-type="string" office:string-value=" ">
            <text:p><text:s/></text:p>
          </table:table-cell>
          <table:table-cell table:style-name="ce18" table:formula="of:=IF(ISNUMBER([.BB34]);IF([.BB34]&gt;0;&quot; &quot;;ABS([.BB$2]));&quot; &quot;)" office:value-type="string" office:string-value=" ">
            <text:p><text:s/></text:p>
          </table:table-cell>
          <table:table-cell table:style-name="ce18" table:formula="of:=IF(ISNUMBER([.BC34]);IF([.BC34]&gt;0;&quot; &quot;;ABS([.BC$2]));&quot; &quot;)" office:value-type="string" office:string-value=" ">
            <text:p><text:s/></text:p>
          </table:table-cell>
          <table:table-cell table:style-name="ce18" table:formula="of:=IF(ISNUMBER([.BD34]);IF([.BD34]&gt;0;&quot; &quot;;ABS([.BD$2]));&quot; &quot;)" office:value-type="string" office:string-value=" ">
            <text:p><text:s/></text:p>
          </table:table-cell>
          <table:table-cell table:style-name="ce18" table:formula="of:=IF(ISNUMBER([.BE34]);IF([.BE34]&gt;0;&quot; &quot;;ABS([.BE$2]));&quot; &quot;)" office:value-type="string" office:string-value=" ">
            <text:p><text:s/></text:p>
          </table:table-cell>
          <table:table-cell table:style-name="ce18" table:formula="of:=IF(ISNUMBER([.BF34]);IF([.BF34]&gt;0;&quot; &quot;;ABS([.BF$2]));&quot; &quot;)" office:value-type="string" office:string-value=" ">
            <text:p><text:s/></text:p>
          </table:table-cell>
          <table:table-cell table:style-name="ce18" table:formula="of:=IF(ISNUMBER([.BG34]);IF([.BG34]&gt;0;&quot; &quot;;ABS([.BG$2]));&quot; &quot;)" office:value-type="string" office:string-value=" ">
            <text:p><text:s/></text:p>
          </table:table-cell>
          <table:table-cell table:style-name="ce18" table:formula="of:=IF(ISNUMBER([.BH34]);IF([.BH34]&gt;0;&quot; &quot;;ABS([.BH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J34]+[.BJ35]" office:value-type="float" office:value="180">
            <text:p>180</text:p>
          </table:table-cell>
          <table:table-cell table:style-name="ce65" table:formula="of:=[.BK34]+[.BK35]" office:value-type="float" office:value="95">
            <text:p>95</text:p>
          </table:table-cell>
          <table:table-cell table:style-name="ce68" table:formula="of:=[.BJ36]/[.BK36]" office:value-type="float" office:value="1.89473684210526">
            <text:p>1,89</text:p>
          </table:table-cell>
          <table:table-cell table:style-name="ce68" table:number-columns-repeated="960"/>
        </table:table-row>
        <table:table-row table:style-name="ro1" table:number-rows-repeated="2">
          <table:table-cell table:number-columns-repeated="60"/>
          <table:table-cell table:style-name="ce56"/>
          <table:table-cell table:style-name="ce62"/>
          <table:table-cell table:style-name="ce65"/>
          <table:table-cell table:style-name="ce68" table:number-columns-repeated="961"/>
        </table:table-row>
        <table:table-row table:style-name="ro1">
          <table:table-cell table:number-columns-repeated="61"/>
          <table:table-cell table:style-name="ce63"/>
          <table:table-cell table:style-name="ce66"/>
          <table:table-cell table:number-columns-repeated="2"/>
          <table:table-cell table:style-name="ce68"/>
          <table:table-cell table:number-columns-repeated="958"/>
        </table:table-row>
        <table:table-row table:style-name="ro4">
          <table:table-cell table:style-name="ce11" office:value-type="string">
            <text:p>Archer</text:p>
          </table:table-cell>
          <table:table-cell table:number-columns-repeated="5" table:style-name="ce17"/>
          <table:table-cell table:style-name="ce17" office:value-type="float" office:value="-0.9">
            <text:p>-0,9</text:p>
          </table:table-cell>
          <table:table-cell table:style-name="ce21" office:value-type="float" office:value="0.9">
            <text:p>0,9</text:p>
          </table:table-cell>
          <table:table-cell table:style-name="ce17" office:value-type="float" office:value="-0.9">
            <text:p>-0,9</text:p>
          </table:table-cell>
          <table:table-cell table:number-columns-repeated="4" table:style-name="ce21" office:value-type="float" office:value="1.3">
            <text:p>1,3</text:p>
          </table:table-cell>
          <table:table-cell table:style-name="ce22" office:value-type="float" office:value="-1.1">
            <text:p>-1,1</text:p>
          </table:table-cell>
          <table:table-cell table:style-name="ce22"/>
          <table:table-cell table:number-columns-repeated="2" table:style-name="ce31"/>
          <table:table-cell table:style-name="ce31"/>
          <table:table-cell table:style-name="ce31"/>
          <table:table-cell table:style-name="ce31"/>
          <table:table-cell table:number-columns-repeated="10" table:style-name="ce31"/>
          <table:table-cell table:style-name="ce31" table:number-columns-repeated="7"/>
          <table:table-cell table:number-columns-repeated="2" table:style-name="ce42"/>
          <table:table-cell table:style-name="ce40" office:value-type="float" office:value="1">
            <text:p>1</text:p>
          </table:table-cell>
          <table:table-cell table:number-columns-repeated="2" table:style-name="ce42"/>
          <table:table-cell table:number-columns-repeated="10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H$2];&quot;&gt;0&quot;;[.$B41:.$BH41])" office:value-type="float" office:value="80">
            <text:p>80</text:p>
          </table:table-cell>
          <table:table-cell table:style-name="ce64" table:formula="of:=SUMIF([.$B$2:.$BH$2];&quot;&lt;0&quot;;[.$B41:.$BH41])" office:value-type="float" office:value="55">
            <text:p>55</text:p>
          </table:table-cell>
          <table:table-cell table:style-name="ce67" table:formula="of:=[.BJ40]/[.BK40]" office:value-type="float" office:value="1.45454545454545">
            <text:p>1,45</text:p>
          </table:table-cell>
          <table:table-cell table:style-name="ce67"/>
          <table:table-cell table:style-name="ce67" table:number-matrix-columns-spanned="1" table:number-matrix-rows-spanned="1" table:formula="of:=SUM(ABS([.B40:.BE40]))" office:value-type="float" office:value="10">
            <text:p>10</text:p>
          </table:table-cell>
          <table:table-cell table:style-name="ce67" table:number-columns-repeated="958"/>
        </table:table-row>
        <table:table-row table:style-name="ro4">
          <table:table-cell/>
          <table:table-cell table:style-name="ce18" table:formula="of:=IF(ISNUMBER([.B40]);IF([.B40]&gt;0;ABS([.B$2]);&quot; &quot;);&quot; &quot;)" office:value-type="string" office:string-value=" ">
            <text:p><text:s/></text:p>
          </table:table-cell>
          <table:table-cell table:style-name="ce18" table:formula="of:=IF(ISNUMBER([.C40]);IF([.C40]&gt;0;ABS([.C$2]);&quot; &quot;);&quot; &quot;)" office:value-type="string" office:string-value=" ">
            <text:p><text:s/></text:p>
          </table:table-cell>
          <table:table-cell table:style-name="ce18" table:formula="of:=IF(ISNUMBER([.D40]);IF([.D40]&gt;0;ABS([.D$2]);&quot; &quot;);&quot; &quot;)" office:value-type="string" office:string-value=" ">
            <text:p><text:s/></text:p>
          </table:table-cell>
          <table:table-cell table:style-name="ce18" table:formula="of:=IF(ISNUMBER([.E40]);IF([.E40]&gt;0;ABS([.E$2]);&quot; &quot;);&quot; &quot;)" office:value-type="string" office:string-value=" ">
            <text:p><text:s/></text:p>
          </table:table-cell>
          <table:table-cell table:style-name="ce18" table:formula="of:=IF(ISNUMBER([.F40]);IF([.F40]&gt;0;ABS([.F$2]);&quot; &quot;);&quot; &quot;)" office:value-type="string" office:string-value=" ">
            <text:p><text:s/></text:p>
          </table:table-cell>
          <table:table-cell table:style-name="ce18" table:formula="of:=IF(ISNUMBER([.G40]);IF([.G40]&gt;0;ABS([.G$2]);&quot; &quot;);&quot; &quot;)" office:value-type="string" office:string-value=" ">
            <text:p><text:s/></text:p>
          </table:table-cell>
          <table:table-cell table:style-name="ce18" table:formula="of:=IF(ISNUMBER([.H40]);IF([.H40]&gt;0;ABS([.H$2]);&quot; &quot;);&quot; &quot;)" office:value-type="float" office:value="20">
            <text:p>20</text:p>
          </table:table-cell>
          <table:table-cell table:style-name="ce18" table:formula="of:=IF(ISNUMBER([.I40]);IF([.I40]&gt;0;ABS([.I$2]);&quot; &quot;);&quot; &quot;)" office:value-type="string" office:string-value=" ">
            <text:p><text:s/></text:p>
          </table:table-cell>
          <table:table-cell table:style-name="ce18" table:formula="of:=IF(ISNUMBER([.J40]);IF([.J40]&gt;0;ABS([.J$2]);&quot; &quot;);&quot; &quot;)" office:value-type="float" office:value="35">
            <text:p>35</text:p>
          </table:table-cell>
          <table:table-cell table:style-name="ce18" table:formula="of:=IF(ISNUMBER([.K40]);IF([.K40]&gt;0;ABS([.K$2]);&quot; &quot;);&quot; &quot;)" office:value-type="float" office:value="20">
            <text:p>20</text:p>
          </table:table-cell>
          <table:table-cell table:style-name="ce18" table:formula="of:=IF(ISNUMBER([.L40]);IF([.L40]&gt;0;ABS([.L$2]);&quot; &quot;);&quot; &quot;)" office:value-type="float" office:value="20">
            <text:p>20</text:p>
          </table:table-cell>
          <table:table-cell table:style-name="ce18" table:formula="of:=IF(ISNUMBER([.M40]);IF([.M40]&gt;0;ABS([.M$2]);&quot; &quot;);&quot; &quot;)" office:value-type="float" office:value="20">
            <text:p>20</text:p>
          </table:table-cell>
          <table:table-cell table:style-name="ce18" table:formula="of:=IF(ISNUMBER([.N40]);IF([.N40]&gt;0;ABS([.N$2]);&quot; &quot;);&quot; &quot;)" office:value-type="string" office:string-value=" ">
            <text:p><text:s/></text:p>
          </table:table-cell>
          <table:table-cell table:style-name="ce18" table:formula="of:=IF(ISNUMBER([.O40]);IF([.O40]&gt;0;ABS([.O$2]);&quot; &quot;);&quot; &quot;)" office:value-type="string" office:string-value=" ">
            <text:p><text:s/></text:p>
          </table:table-cell>
          <table:table-cell table:style-name="ce18" table:formula="of:=IF(ISNUMBER([.P40]);IF([.P40]&gt;0;ABS([.P$2]);&quot; &quot;);&quot; &quot;)" office:value-type="string" office:string-value=" ">
            <text:p><text:s/></text:p>
          </table:table-cell>
          <table:table-cell table:style-name="ce18" table:formula="of:=IF(ISNUMBER([.Q40]);IF([.Q40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40]);IF([.S40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40]);IF([.U40]&gt;0;ABS([.U$2]);&quot; &quot;);&quot; &quot;)" office:value-type="string" office:string-value=" ">
            <text:p><text:s/></text:p>
          </table:table-cell>
          <table:table-cell table:style-name="ce18" table:formula="of:=IF(ISNUMBER([.V40]);IF([.V40]&gt;0;ABS([.V$2]);&quot; &quot;);&quot; &quot;)" office:value-type="string" office:string-value=" ">
            <text:p><text:s/></text:p>
          </table:table-cell>
          <table:table-cell table:style-name="ce18" table:formula="of:=IF(ISNUMBER([.W40]);IF([.W40]&gt;0;ABS([.W$2]);&quot; &quot;);&quot; &quot;)" office:value-type="string" office:string-value=" ">
            <text:p><text:s/></text:p>
          </table:table-cell>
          <table:table-cell table:style-name="ce18" table:formula="of:=IF(ISNUMBER([.X40]);IF([.X40]&gt;0;ABS([.X$2]);&quot; &quot;);&quot; &quot;)" office:value-type="string" office:string-value=" ">
            <text:p><text:s/></text:p>
          </table:table-cell>
          <table:table-cell table:style-name="ce18" table:formula="of:=IF(ISNUMBER([.Y40]);IF([.Y40]&gt;0;ABS([.Y$2]);&quot; &quot;);&quot; &quot;)" office:value-type="string" office:string-value=" ">
            <text:p><text:s/></text:p>
          </table:table-cell>
          <table:table-cell table:style-name="ce18" table:formula="of:=IF(ISNUMBER([.Z40]);IF([.Z40]&gt;0;ABS([.Z$2]);&quot; &quot;);&quot; &quot;)" office:value-type="string" office:string-value=" ">
            <text:p><text:s/></text:p>
          </table:table-cell>
          <table:table-cell table:style-name="ce18" table:formula="of:=IF(ISNUMBER([.AA40]);IF([.AA40]&gt;0;ABS([.AA$2]);&quot; &quot;);&quot; &quot;)" office:value-type="string" office:string-value=" ">
            <text:p><text:s/></text:p>
          </table:table-cell>
          <table:table-cell table:style-name="ce18" table:formula="of:=IF(ISNUMBER([.AB40]);IF([.AB40]&gt;0;ABS([.AB$2]);&quot; &quot;);&quot; &quot;)" office:value-type="string" office:string-value=" ">
            <text:p><text:s/></text:p>
          </table:table-cell>
          <table:table-cell table:style-name="ce18" table:formula="of:=IF(ISNUMBER([.AC40]);IF([.AC40]&gt;0;ABS([.AC$2]);&quot; &quot;);&quot; &quot;)" office:value-type="string" office:string-value=" ">
            <text:p><text:s/></text:p>
          </table:table-cell>
          <table:table-cell table:style-name="ce18" table:formula="of:=IF(ISNUMBER([.AD40]);IF([.AD40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40]);IF([.AL40]&gt;0;ABS([.AL$2]);&quot; &quot;);&quot; &quot;)" office:value-type="string" office:string-value=" ">
            <text:p><text:s/></text:p>
          </table:table-cell>
          <table:table-cell table:style-name="ce18" table:formula="of:=IF(ISNUMBER([.AM40]);IF([.AM40]&gt;0;ABS([.AM$2]);&quot; &quot;);&quot; &quot;)" office:value-type="string" office:string-value=" ">
            <text:p><text:s/></text:p>
          </table:table-cell>
          <table:table-cell table:style-name="ce18" table:formula="of:=IF(ISNUMBER([.AN40]);IF([.AN40]&gt;0;ABS([.AN$2]);&quot; &quot;);&quot; &quot;)" office:value-type="float" office:value="20">
            <text:p>20</text:p>
          </table:table-cell>
          <table:table-cell table:style-name="ce18" table:formula="of:=IF(ISNUMBER([.AO40]);IF([.AO40]&gt;0;ABS([.AO$2]);&quot; &quot;);&quot; &quot;)" office:value-type="string" office:string-value=" ">
            <text:p><text:s/></text:p>
          </table:table-cell>
          <table:table-cell table:style-name="ce18" table:formula="of:=IF(ISNUMBER([.AP40]);IF([.AP40]&gt;0;ABS([.AP$2]);&quot; &quot;);&quot; &quot;)" office:value-type="string" office:string-value=" ">
            <text:p><text:s/></text:p>
          </table:table-cell>
          <table:table-cell table:style-name="ce18" table:formula="of:=IF(ISNUMBER([.AQ40]);IF([.AQ40]&gt;0;ABS([.AQ$2]);&quot; &quot;);&quot; &quot;)" office:value-type="string" office:string-value=" ">
            <text:p><text:s/></text:p>
          </table:table-cell>
          <table:table-cell table:style-name="ce18" table:formula="of:=IF(ISNUMBER([.AR40]);IF([.AR40]&gt;0;ABS([.AR$2]);&quot; &quot;);&quot; &quot;)" office:value-type="string" office:string-value=" ">
            <text:p><text:s/></text:p>
          </table:table-cell>
          <table:table-cell table:style-name="ce18" table:formula="of:=IF(ISNUMBER([.AS40]);IF([.AS40]&gt;0;ABS([.AS$2]);&quot; &quot;);&quot; &quot;)" office:value-type="string" office:string-value=" ">
            <text:p><text:s/></text:p>
          </table:table-cell>
          <table:table-cell table:style-name="ce18" table:formula="of:=IF(ISNUMBER([.AT40]);IF([.AT40]&gt;0;ABS([.AT$2]);&quot; &quot;);&quot; &quot;)" office:value-type="string" office:string-value=" ">
            <text:p><text:s/></text:p>
          </table:table-cell>
          <table:table-cell table:style-name="ce18" table:formula="of:=IF(ISNUMBER([.AU40]);IF([.AU40]&gt;0;ABS([.AU$2]);&quot; &quot;);&quot; &quot;)" office:value-type="string" office:string-value=" ">
            <text:p><text:s/></text:p>
          </table:table-cell>
          <table:table-cell table:style-name="ce18" table:formula="of:=IF(ISNUMBER([.AV40]);IF([.AV40]&gt;0;ABS([.AV$2]);&quot; &quot;);&quot; &quot;)" office:value-type="string" office:string-value=" ">
            <text:p><text:s/></text:p>
          </table:table-cell>
          <table:table-cell table:style-name="ce18" table:formula="of:=IF(ISNUMBER([.AW40]);IF([.AW40]&gt;0;ABS([.AW$2]);&quot; &quot;);&quot; &quot;)" office:value-type="string" office:string-value=" ">
            <text:p><text:s/></text:p>
          </table:table-cell>
          <table:table-cell table:style-name="ce18" table:formula="of:=IF(ISNUMBER([.AX40]);IF([.AX40]&gt;0;ABS([.AX$2]);&quot; &quot;);&quot; &quot;)" office:value-type="string" office:string-value=" ">
            <text:p><text:s/></text:p>
          </table:table-cell>
          <table:table-cell table:style-name="ce18" table:formula="of:=IF(ISNUMBER([.AY40]);IF([.AY40]&gt;0;ABS([.AY$2]);&quot; &quot;);&quot; &quot;)" office:value-type="string" office:string-value=" ">
            <text:p><text:s/></text:p>
          </table:table-cell>
          <table:table-cell table:style-name="ce18" table:formula="of:=IF(ISNUMBER([.AZ40]);IF([.AZ40]&gt;0;ABS([.AZ$2]);&quot; &quot;);&quot; &quot;)" office:value-type="string" office:string-value=" ">
            <text:p><text:s/></text:p>
          </table:table-cell>
          <table:table-cell table:style-name="ce18" table:formula="of:=IF(ISNUMBER([.BA40]);IF([.BA40]&gt;0;ABS([.BA$2]);&quot; &quot;);&quot; &quot;)" office:value-type="string" office:string-value=" ">
            <text:p><text:s/></text:p>
          </table:table-cell>
          <table:table-cell table:style-name="ce18" table:formula="of:=IF(ISNUMBER([.BB40]);IF([.BB40]&gt;0;ABS([.BB$2]);&quot; &quot;);&quot; &quot;)" office:value-type="string" office:string-value=" ">
            <text:p><text:s/></text:p>
          </table:table-cell>
          <table:table-cell table:style-name="ce18" table:formula="of:=IF(ISNUMBER([.BC40]);IF([.BC40]&gt;0;ABS([.BC$2]);&quot; &quot;);&quot; &quot;)" office:value-type="string" office:string-value=" ">
            <text:p><text:s/></text:p>
          </table:table-cell>
          <table:table-cell table:style-name="ce18" table:formula="of:=IF(ISNUMBER([.BD40]);IF([.BD40]&gt;0;ABS([.BD$2]);&quot; &quot;);&quot; &quot;)" office:value-type="string" office:string-value=" ">
            <text:p><text:s/></text:p>
          </table:table-cell>
          <table:table-cell table:style-name="ce18" table:formula="of:=IF(ISNUMBER([.BE40]);IF([.BE40]&gt;0;ABS([.BE$2]);&quot; &quot;);&quot; &quot;)" office:value-type="string" office:string-value=" ">
            <text:p><text:s/></text:p>
          </table:table-cell>
          <table:table-cell table:style-name="ce18" table:formula="of:=IF(ISNUMBER([.BF40]);IF([.BF40]&gt;0;ABS([.BF$2]);&quot; &quot;);&quot; &quot;)" office:value-type="string" office:string-value=" ">
            <text:p><text:s/></text:p>
          </table:table-cell>
          <table:table-cell table:style-name="ce18" table:formula="of:=IF(ISNUMBER([.BG40]);IF([.BG40]&gt;0;ABS([.BG$2]);&quot; &quot;);&quot; &quot;)" office:value-type="string" office:string-value=" ">
            <text:p><text:s/></text:p>
          </table:table-cell>
          <table:table-cell table:style-name="ce18" table:formula="of:=IF(ISNUMBER([.BH40]);IF([.BH40]&gt;0;ABS([.BH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H$2];&quot;&gt;0&quot;;[.$B42:.$BH42])" office:value-type="float" office:value="60">
            <text:p>60</text:p>
          </table:table-cell>
          <table:table-cell table:style-name="ce65" table:formula="of:=SUMIF([.$B$2:.$BH$2];&quot;&lt;0&quot;;[.$B42:.$BH42])" office:value-type="float" office:value="0">
            <text:p>0</text:p>
          </table:table-cell>
          <table:table-cell table:style-name="ce68" table:formula="of:=[.BJ41]/[.BK41]" office:value-type="float" office:value="0">
            <text:p>#DIV/0!</text:p>
          </table:table-cell>
          <table:table-cell table:style-name="ce68" table:number-columns-repeated="2"/>
          <table:table-cell table:number-columns-repeated="958"/>
        </table:table-row>
        <table:table-row table:style-name="ro4">
          <table:table-cell/>
          <table:table-cell table:style-name="ce18" table:formula="of:=IF(ISNUMBER([.B40]);IF([.B40]&gt;0;&quot; &quot;;ABS([.B$2]));&quot; &quot;)" office:value-type="string" office:string-value=" ">
            <text:p><text:s/></text:p>
          </table:table-cell>
          <table:table-cell table:style-name="ce18" table:formula="of:=IF(ISNUMBER([.C40]);IF([.C40]&gt;0;&quot; &quot;;ABS([.C$2]));&quot; &quot;)" office:value-type="string" office:string-value=" ">
            <text:p><text:s/></text:p>
          </table:table-cell>
          <table:table-cell table:style-name="ce18" table:formula="of:=IF(ISNUMBER([.D40]);IF([.D40]&gt;0;&quot; &quot;;ABS([.D$2]));&quot; &quot;)" office:value-type="string" office:string-value=" ">
            <text:p><text:s/></text:p>
          </table:table-cell>
          <table:table-cell table:style-name="ce18" table:formula="of:=IF(ISNUMBER([.E40]);IF([.E40]&gt;0;&quot; &quot;;ABS([.E$2]));&quot; &quot;)" office:value-type="string" office:string-value=" ">
            <text:p><text:s/></text:p>
          </table:table-cell>
          <table:table-cell table:style-name="ce18" table:formula="of:=IF(ISNUMBER([.F40]);IF([.F40]&gt;0;&quot; &quot;;ABS([.F$2]));&quot; &quot;)" office:value-type="string" office:string-value=" ">
            <text:p><text:s/></text:p>
          </table:table-cell>
          <table:table-cell table:style-name="ce18" table:formula="of:=IF(ISNUMBER([.G40]);IF([.G40]&gt;0;&quot; &quot;;ABS([.G$2]));&quot; &quot;)" office:value-type="float" office:value="20">
            <text:p>20</text:p>
          </table:table-cell>
          <table:table-cell table:style-name="ce18" table:formula="of:=IF(ISNUMBER([.H40]);IF([.H40]&gt;0;&quot; &quot;;ABS([.H$2]));&quot; &quot;)" office:value-type="string" office:string-value=" ">
            <text:p><text:s/></text:p>
          </table:table-cell>
          <table:table-cell table:style-name="ce18" table:formula="of:=IF(ISNUMBER([.I40]);IF([.I40]&gt;0;&quot; &quot;;ABS([.I$2]));&quot; &quot;)" office:value-type="float" office:value="20">
            <text:p>20</text:p>
          </table:table-cell>
          <table:table-cell table:style-name="ce18" table:formula="of:=IF(ISNUMBER([.J40]);IF([.J40]&gt;0;&quot; &quot;;ABS([.J$2]));&quot; &quot;)" office:value-type="string" office:string-value=" ">
            <text:p><text:s/></text:p>
          </table:table-cell>
          <table:table-cell table:style-name="ce18" table:formula="of:=IF(ISNUMBER([.K40]);IF([.K40]&gt;0;&quot; &quot;;ABS([.K$2]));&quot; &quot;)" office:value-type="string" office:string-value=" ">
            <text:p><text:s/></text:p>
          </table:table-cell>
          <table:table-cell table:style-name="ce18" table:formula="of:=IF(ISNUMBER([.L40]);IF([.L40]&gt;0;&quot; &quot;;ABS([.L$2]));&quot; &quot;)" office:value-type="string" office:string-value=" ">
            <text:p><text:s/></text:p>
          </table:table-cell>
          <table:table-cell table:style-name="ce18" table:formula="of:=IF(ISNUMBER([.M40]);IF([.M40]&gt;0;&quot; &quot;;ABS([.M$2]));&quot; &quot;)" office:value-type="string" office:string-value=" ">
            <text:p><text:s/></text:p>
          </table:table-cell>
          <table:table-cell table:style-name="ce18" table:formula="of:=IF(ISNUMBER([.N40]);IF([.N40]&gt;0;&quot; &quot;;ABS([.N$2]));&quot; &quot;)" office:value-type="float" office:value="20">
            <text:p>20</text:p>
          </table:table-cell>
          <table:table-cell table:style-name="ce18" table:formula="of:=IF(ISNUMBER([.O40]);IF([.O40]&gt;0;&quot; &quot;;ABS([.O$2]));&quot; &quot;)" office:value-type="string" office:string-value=" ">
            <text:p><text:s/></text:p>
          </table:table-cell>
          <table:table-cell table:style-name="ce18" table:formula="of:=IF(ISNUMBER([.P40]);IF([.P40]&gt;0;&quot; &quot;;ABS([.P$2]));&quot; &quot;)" office:value-type="string" office:string-value=" ">
            <text:p><text:s/></text:p>
          </table:table-cell>
          <table:table-cell table:style-name="ce18" table:formula="of:=IF(ISNUMBER([.Q40]);IF([.Q40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40]);IF([.S40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40]);IF([.U40]&gt;0;&quot; &quot;;ABS([.U$2]));&quot; &quot;)" office:value-type="string" office:string-value=" ">
            <text:p><text:s/></text:p>
          </table:table-cell>
          <table:table-cell table:style-name="ce18" table:formula="of:=IF(ISNUMBER([.V40]);IF([.V40]&gt;0;&quot; &quot;;ABS([.V$2]));&quot; &quot;)" office:value-type="string" office:string-value=" ">
            <text:p><text:s/></text:p>
          </table:table-cell>
          <table:table-cell table:style-name="ce18" table:formula="of:=IF(ISNUMBER([.W40]);IF([.W40]&gt;0;&quot; &quot;;ABS([.W$2]));&quot; &quot;)" office:value-type="string" office:string-value=" ">
            <text:p><text:s/></text:p>
          </table:table-cell>
          <table:table-cell table:style-name="ce18" table:formula="of:=IF(ISNUMBER([.X40]);IF([.X40]&gt;0;&quot; &quot;;ABS([.X$2]));&quot; &quot;)" office:value-type="string" office:string-value=" ">
            <text:p><text:s/></text:p>
          </table:table-cell>
          <table:table-cell table:style-name="ce18" table:formula="of:=IF(ISNUMBER([.Y40]);IF([.Y40]&gt;0;&quot; &quot;;ABS([.Y$2]));&quot; &quot;)" office:value-type="string" office:string-value=" ">
            <text:p><text:s/></text:p>
          </table:table-cell>
          <table:table-cell table:style-name="ce18" table:formula="of:=IF(ISNUMBER([.Z40]);IF([.Z40]&gt;0;&quot; &quot;;ABS([.Z$2]));&quot; &quot;)" office:value-type="string" office:string-value=" ">
            <text:p><text:s/></text:p>
          </table:table-cell>
          <table:table-cell table:style-name="ce18" table:formula="of:=IF(ISNUMBER([.AA40]);IF([.AA40]&gt;0;&quot; &quot;;ABS([.AA$2]));&quot; &quot;)" office:value-type="string" office:string-value=" ">
            <text:p><text:s/></text:p>
          </table:table-cell>
          <table:table-cell table:style-name="ce18" table:formula="of:=IF(ISNUMBER([.AB40]);IF([.AB40]&gt;0;&quot; &quot;;ABS([.AB$2]));&quot; &quot;)" office:value-type="string" office:string-value=" ">
            <text:p><text:s/></text:p>
          </table:table-cell>
          <table:table-cell table:style-name="ce18" table:formula="of:=IF(ISNUMBER([.AC40]);IF([.AC40]&gt;0;&quot; &quot;;ABS([.AC$2]));&quot; &quot;)" office:value-type="string" office:string-value=" ">
            <text:p><text:s/></text:p>
          </table:table-cell>
          <table:table-cell table:style-name="ce18" table:formula="of:=IF(ISNUMBER([.AD40]);IF([.AD40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40]);IF([.AL40]&gt;0;&quot; &quot;;ABS([.AL$2]));&quot; &quot;)" office:value-type="string" office:string-value=" ">
            <text:p><text:s/></text:p>
          </table:table-cell>
          <table:table-cell table:style-name="ce18" table:formula="of:=IF(ISNUMBER([.AM40]);IF([.AM40]&gt;0;&quot; &quot;;ABS([.AM$2]));&quot; &quot;)" office:value-type="string" office:string-value=" ">
            <text:p><text:s/></text:p>
          </table:table-cell>
          <table:table-cell table:style-name="ce18" table:formula="of:=IF(ISNUMBER([.AN40]);IF([.AN40]&gt;0;&quot; &quot;;ABS([.AN$2]));&quot; &quot;)" office:value-type="string" office:string-value=" ">
            <text:p><text:s/></text:p>
          </table:table-cell>
          <table:table-cell table:style-name="ce18" table:formula="of:=IF(ISNUMBER([.AO40]);IF([.AO40]&gt;0;&quot; &quot;;ABS([.AO$2]));&quot; &quot;)" office:value-type="string" office:string-value=" ">
            <text:p><text:s/></text:p>
          </table:table-cell>
          <table:table-cell table:style-name="ce18" table:formula="of:=IF(ISNUMBER([.AP40]);IF([.AP40]&gt;0;&quot; &quot;;ABS([.AP$2]));&quot; &quot;)" office:value-type="string" office:string-value=" ">
            <text:p><text:s/></text:p>
          </table:table-cell>
          <table:table-cell table:style-name="ce18" table:formula="of:=IF(ISNUMBER([.AQ40]);IF([.AQ40]&gt;0;&quot; &quot;;ABS([.AQ$2]));&quot; &quot;)" office:value-type="string" office:string-value=" ">
            <text:p><text:s/></text:p>
          </table:table-cell>
          <table:table-cell table:style-name="ce18" table:formula="of:=IF(ISNUMBER([.AR40]);IF([.AR40]&gt;0;&quot; &quot;;ABS([.AR$2]));&quot; &quot;)" office:value-type="string" office:string-value=" ">
            <text:p><text:s/></text:p>
          </table:table-cell>
          <table:table-cell table:style-name="ce18" table:formula="of:=IF(ISNUMBER([.AS40]);IF([.AS40]&gt;0;&quot; &quot;;ABS([.AS$2]));&quot; &quot;)" office:value-type="string" office:string-value=" ">
            <text:p><text:s/></text:p>
          </table:table-cell>
          <table:table-cell table:style-name="ce18" table:formula="of:=IF(ISNUMBER([.AT40]);IF([.AT40]&gt;0;&quot; &quot;;ABS([.AT$2]));&quot; &quot;)" office:value-type="string" office:string-value=" ">
            <text:p><text:s/></text:p>
          </table:table-cell>
          <table:table-cell table:style-name="ce18" table:formula="of:=IF(ISNUMBER([.AU40]);IF([.AU40]&gt;0;&quot; &quot;;ABS([.AU$2]));&quot; &quot;)" office:value-type="string" office:string-value=" ">
            <text:p><text:s/></text:p>
          </table:table-cell>
          <table:table-cell table:style-name="ce18" table:formula="of:=IF(ISNUMBER([.AV40]);IF([.AV40]&gt;0;&quot; &quot;;ABS([.AV$2]));&quot; &quot;)" office:value-type="string" office:string-value=" ">
            <text:p><text:s/></text:p>
          </table:table-cell>
          <table:table-cell table:style-name="ce18" table:formula="of:=IF(ISNUMBER([.AW40]);IF([.AW40]&gt;0;&quot; &quot;;ABS([.AW$2]));&quot; &quot;)" office:value-type="string" office:string-value=" ">
            <text:p><text:s/></text:p>
          </table:table-cell>
          <table:table-cell table:style-name="ce18" table:formula="of:=IF(ISNUMBER([.AX40]);IF([.AX40]&gt;0;&quot; &quot;;ABS([.AX$2]));&quot; &quot;)" office:value-type="string" office:string-value=" ">
            <text:p><text:s/></text:p>
          </table:table-cell>
          <table:table-cell table:style-name="ce18" table:formula="of:=IF(ISNUMBER([.AY40]);IF([.AY40]&gt;0;&quot; &quot;;ABS([.AY$2]));&quot; &quot;)" office:value-type="string" office:string-value=" ">
            <text:p><text:s/></text:p>
          </table:table-cell>
          <table:table-cell table:style-name="ce18" table:formula="of:=IF(ISNUMBER([.AZ40]);IF([.AZ40]&gt;0;&quot; &quot;;ABS([.AZ$2]));&quot; &quot;)" office:value-type="string" office:string-value=" ">
            <text:p><text:s/></text:p>
          </table:table-cell>
          <table:table-cell table:style-name="ce18" table:formula="of:=IF(ISNUMBER([.BA40]);IF([.BA40]&gt;0;&quot; &quot;;ABS([.BA$2]));&quot; &quot;)" office:value-type="string" office:string-value=" ">
            <text:p><text:s/></text:p>
          </table:table-cell>
          <table:table-cell table:style-name="ce18" table:formula="of:=IF(ISNUMBER([.BB40]);IF([.BB40]&gt;0;&quot; &quot;;ABS([.BB$2]));&quot; &quot;)" office:value-type="string" office:string-value=" ">
            <text:p><text:s/></text:p>
          </table:table-cell>
          <table:table-cell table:style-name="ce18" table:formula="of:=IF(ISNUMBER([.BC40]);IF([.BC40]&gt;0;&quot; &quot;;ABS([.BC$2]));&quot; &quot;)" office:value-type="string" office:string-value=" ">
            <text:p><text:s/></text:p>
          </table:table-cell>
          <table:table-cell table:style-name="ce18" table:formula="of:=IF(ISNUMBER([.BD40]);IF([.BD40]&gt;0;&quot; &quot;;ABS([.BD$2]));&quot; &quot;)" office:value-type="string" office:string-value=" ">
            <text:p><text:s/></text:p>
          </table:table-cell>
          <table:table-cell table:style-name="ce18" table:formula="of:=IF(ISNUMBER([.BE40]);IF([.BE40]&gt;0;&quot; &quot;;ABS([.BE$2]));&quot; &quot;)" office:value-type="string" office:string-value=" ">
            <text:p><text:s/></text:p>
          </table:table-cell>
          <table:table-cell table:style-name="ce18" table:formula="of:=IF(ISNUMBER([.BF40]);IF([.BF40]&gt;0;&quot; &quot;;ABS([.BF$2]));&quot; &quot;)" office:value-type="string" office:string-value=" ">
            <text:p><text:s/></text:p>
          </table:table-cell>
          <table:table-cell table:style-name="ce18" table:formula="of:=IF(ISNUMBER([.BG40]);IF([.BG40]&gt;0;&quot; &quot;;ABS([.BG$2]));&quot; &quot;)" office:value-type="string" office:string-value=" ">
            <text:p><text:s/></text:p>
          </table:table-cell>
          <table:table-cell table:style-name="ce18" table:formula="of:=IF(ISNUMBER([.BH40]);IF([.BH40]&gt;0;&quot; &quot;;ABS([.BH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J40]+[.BJ41]" office:value-type="float" office:value="140">
            <text:p>140</text:p>
          </table:table-cell>
          <table:table-cell table:style-name="ce65" table:formula="of:=[.BK40]+[.BK41]" office:value-type="float" office:value="55">
            <text:p>55</text:p>
          </table:table-cell>
          <table:table-cell table:style-name="ce68" table:formula="of:=[.BJ42]/[.BK42]" office:value-type="float" office:value="2.54545454545455">
            <text:p>2,55</text:p>
          </table:table-cell>
          <table:table-cell table:style-name="ce68" table:number-columns-repeated="960"/>
        </table:table-row>
        <table:table-row table:style-name="ro4">
          <table:table-cell table:style-name="ce11" office:value-type="string">
            <text:p>Slinger</text:p>
          </table:table-cell>
          <table:table-cell table:number-columns-repeated="5" table:style-name="ce17"/>
          <table:table-cell table:style-name="ce17" office:value-type="float" office:value="-0.9">
            <text:p>-0,9</text:p>
          </table:table-cell>
          <table:table-cell table:style-name="ce21" office:value-type="float" office:value="0.9">
            <text:p>0,9</text:p>
          </table:table-cell>
          <table:table-cell table:style-name="ce17" office:value-type="float" office:value="-0.9">
            <text:p>-0,9</text:p>
          </table:table-cell>
          <table:table-cell table:number-columns-repeated="3" table:style-name="ce21" office:value-type="float" office:value="1.3">
            <text:p>1,3</text:p>
          </table:table-cell>
          <table:table-cell table:style-name="ce22" office:value-type="float" office:value="-1.1">
            <text:p>-1,1</text:p>
          </table:table-cell>
          <table:table-cell table:style-name="ce21" office:value-type="float" office:value="1.3">
            <text:p>1,3</text:p>
          </table:table-cell>
          <table:table-cell table:style-name="ce21"/>
          <table:table-cell table:number-columns-repeated="2" table:style-name="ce31"/>
          <table:table-cell table:style-name="ce31"/>
          <table:table-cell table:style-name="ce31"/>
          <table:table-cell table:style-name="ce31"/>
          <table:table-cell table:number-columns-repeated="10" table:style-name="ce31"/>
          <table:table-cell table:style-name="ce31" table:number-columns-repeated="7"/>
          <table:table-cell table:number-columns-repeated="2" table:style-name="ce42"/>
          <table:table-cell table:style-name="ce40" office:value-type="float" office:value="1">
            <text:p>1</text:p>
          </table:table-cell>
          <table:table-cell table:number-columns-repeated="2" table:style-name="ce42"/>
          <table:table-cell table:number-columns-repeated="10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H$2];&quot;&gt;0&quot;;[.$B44:.$BH44])" office:value-type="float" office:value="80">
            <text:p>80</text:p>
          </table:table-cell>
          <table:table-cell table:style-name="ce64" table:formula="of:=SUMIF([.$B$2:.$BH$2];&quot;&lt;0&quot;;[.$B44:.$BH44])" office:value-type="float" office:value="55">
            <text:p>55</text:p>
          </table:table-cell>
          <table:table-cell table:style-name="ce67" table:formula="of:=[.BJ43]/[.BK43]" office:value-type="float" office:value="1.45454545454545">
            <text:p>1,45</text:p>
          </table:table-cell>
          <table:table-cell table:style-name="ce67"/>
          <table:table-cell table:style-name="ce67" table:number-matrix-columns-spanned="1" table:number-matrix-rows-spanned="1" table:formula="of:=SUM(ABS([.B43:.BE43]))" office:value-type="float" office:value="10">
            <text:p>10</text:p>
          </table:table-cell>
          <table:table-cell table:style-name="ce67" table:number-columns-repeated="958"/>
        </table:table-row>
        <table:table-row table:style-name="ro4">
          <table:table-cell/>
          <table:table-cell table:style-name="ce18" table:formula="of:=IF(ISNUMBER([.B43]);IF([.B43]&gt;0;ABS([.B$2]);&quot; &quot;);&quot; &quot;)" office:value-type="string" office:string-value=" ">
            <text:p><text:s/></text:p>
          </table:table-cell>
          <table:table-cell table:style-name="ce18" table:formula="of:=IF(ISNUMBER([.C43]);IF([.C43]&gt;0;ABS([.C$2]);&quot; &quot;);&quot; &quot;)" office:value-type="string" office:string-value=" ">
            <text:p><text:s/></text:p>
          </table:table-cell>
          <table:table-cell table:style-name="ce18" table:formula="of:=IF(ISNUMBER([.D43]);IF([.D43]&gt;0;ABS([.D$2]);&quot; &quot;);&quot; &quot;)" office:value-type="string" office:string-value=" ">
            <text:p><text:s/></text:p>
          </table:table-cell>
          <table:table-cell table:style-name="ce18" table:formula="of:=IF(ISNUMBER([.E43]);IF([.E43]&gt;0;ABS([.E$2]);&quot; &quot;);&quot; &quot;)" office:value-type="string" office:string-value=" ">
            <text:p><text:s/></text:p>
          </table:table-cell>
          <table:table-cell table:style-name="ce18" table:formula="of:=IF(ISNUMBER([.F43]);IF([.F43]&gt;0;ABS([.F$2]);&quot; &quot;);&quot; &quot;)" office:value-type="string" office:string-value=" ">
            <text:p><text:s/></text:p>
          </table:table-cell>
          <table:table-cell table:style-name="ce18" table:formula="of:=IF(ISNUMBER([.G43]);IF([.G43]&gt;0;ABS([.G$2]);&quot; &quot;);&quot; &quot;)" office:value-type="string" office:string-value=" ">
            <text:p><text:s/></text:p>
          </table:table-cell>
          <table:table-cell table:style-name="ce18" table:formula="of:=IF(ISNUMBER([.H43]);IF([.H43]&gt;0;ABS([.H$2]);&quot; &quot;);&quot; &quot;)" office:value-type="float" office:value="20">
            <text:p>20</text:p>
          </table:table-cell>
          <table:table-cell table:style-name="ce18" table:formula="of:=IF(ISNUMBER([.I43]);IF([.I43]&gt;0;ABS([.I$2]);&quot; &quot;);&quot; &quot;)" office:value-type="string" office:string-value=" ">
            <text:p><text:s/></text:p>
          </table:table-cell>
          <table:table-cell table:style-name="ce18" table:formula="of:=IF(ISNUMBER([.J43]);IF([.J43]&gt;0;ABS([.J$2]);&quot; &quot;);&quot; &quot;)" office:value-type="float" office:value="35">
            <text:p>35</text:p>
          </table:table-cell>
          <table:table-cell table:style-name="ce18" table:formula="of:=IF(ISNUMBER([.K43]);IF([.K43]&gt;0;ABS([.K$2]);&quot; &quot;);&quot; &quot;)" office:value-type="float" office:value="20">
            <text:p>20</text:p>
          </table:table-cell>
          <table:table-cell table:style-name="ce18" table:formula="of:=IF(ISNUMBER([.L43]);IF([.L43]&gt;0;ABS([.L$2]);&quot; &quot;);&quot; &quot;)" office:value-type="float" office:value="20">
            <text:p>20</text:p>
          </table:table-cell>
          <table:table-cell table:style-name="ce18" table:formula="of:=IF(ISNUMBER([.M43]);IF([.M43]&gt;0;ABS([.M$2]);&quot; &quot;);&quot; &quot;)" office:value-type="string" office:string-value=" ">
            <text:p><text:s/></text:p>
          </table:table-cell>
          <table:table-cell table:style-name="ce18" table:formula="of:=IF(ISNUMBER([.N43]);IF([.N43]&gt;0;ABS([.N$2]);&quot; &quot;);&quot; &quot;)" office:value-type="float" office:value="20">
            <text:p>20</text:p>
          </table:table-cell>
          <table:table-cell table:style-name="ce18" table:formula="of:=IF(ISNUMBER([.O43]);IF([.O43]&gt;0;ABS([.O$2]);&quot; &quot;);&quot; &quot;)" office:value-type="string" office:string-value=" ">
            <text:p><text:s/></text:p>
          </table:table-cell>
          <table:table-cell table:style-name="ce18" table:formula="of:=IF(ISNUMBER([.P43]);IF([.P43]&gt;0;ABS([.P$2]);&quot; &quot;);&quot; &quot;)" office:value-type="string" office:string-value=" ">
            <text:p><text:s/></text:p>
          </table:table-cell>
          <table:table-cell table:style-name="ce18" table:formula="of:=IF(ISNUMBER([.Q43]);IF([.Q43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43]);IF([.S43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43]);IF([.U43]&gt;0;ABS([.U$2]);&quot; &quot;);&quot; &quot;)" office:value-type="string" office:string-value=" ">
            <text:p><text:s/></text:p>
          </table:table-cell>
          <table:table-cell table:style-name="ce18" table:formula="of:=IF(ISNUMBER([.V43]);IF([.V43]&gt;0;ABS([.V$2]);&quot; &quot;);&quot; &quot;)" office:value-type="string" office:string-value=" ">
            <text:p><text:s/></text:p>
          </table:table-cell>
          <table:table-cell table:style-name="ce18" table:formula="of:=IF(ISNUMBER([.W43]);IF([.W43]&gt;0;ABS([.W$2]);&quot; &quot;);&quot; &quot;)" office:value-type="string" office:string-value=" ">
            <text:p><text:s/></text:p>
          </table:table-cell>
          <table:table-cell table:style-name="ce18" table:formula="of:=IF(ISNUMBER([.X43]);IF([.X43]&gt;0;ABS([.X$2]);&quot; &quot;);&quot; &quot;)" office:value-type="string" office:string-value=" ">
            <text:p><text:s/></text:p>
          </table:table-cell>
          <table:table-cell table:style-name="ce18" table:formula="of:=IF(ISNUMBER([.Y43]);IF([.Y43]&gt;0;ABS([.Y$2]);&quot; &quot;);&quot; &quot;)" office:value-type="string" office:string-value=" ">
            <text:p><text:s/></text:p>
          </table:table-cell>
          <table:table-cell table:style-name="ce18" table:formula="of:=IF(ISNUMBER([.Z43]);IF([.Z43]&gt;0;ABS([.Z$2]);&quot; &quot;);&quot; &quot;)" office:value-type="string" office:string-value=" ">
            <text:p><text:s/></text:p>
          </table:table-cell>
          <table:table-cell table:style-name="ce18" table:formula="of:=IF(ISNUMBER([.AA43]);IF([.AA43]&gt;0;ABS([.AA$2]);&quot; &quot;);&quot; &quot;)" office:value-type="string" office:string-value=" ">
            <text:p><text:s/></text:p>
          </table:table-cell>
          <table:table-cell table:style-name="ce18" table:formula="of:=IF(ISNUMBER([.AB43]);IF([.AB43]&gt;0;ABS([.AB$2]);&quot; &quot;);&quot; &quot;)" office:value-type="string" office:string-value=" ">
            <text:p><text:s/></text:p>
          </table:table-cell>
          <table:table-cell table:style-name="ce18" table:formula="of:=IF(ISNUMBER([.AC43]);IF([.AC43]&gt;0;ABS([.AC$2]);&quot; &quot;);&quot; &quot;)" office:value-type="string" office:string-value=" ">
            <text:p><text:s/></text:p>
          </table:table-cell>
          <table:table-cell table:style-name="ce18" table:formula="of:=IF(ISNUMBER([.AD43]);IF([.AD43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43]);IF([.AL43]&gt;0;ABS([.AL$2]);&quot; &quot;);&quot; &quot;)" office:value-type="string" office:string-value=" ">
            <text:p><text:s/></text:p>
          </table:table-cell>
          <table:table-cell table:style-name="ce18" table:formula="of:=IF(ISNUMBER([.AM43]);IF([.AM43]&gt;0;ABS([.AM$2]);&quot; &quot;);&quot; &quot;)" office:value-type="string" office:string-value=" ">
            <text:p><text:s/></text:p>
          </table:table-cell>
          <table:table-cell table:style-name="ce18" table:formula="of:=IF(ISNUMBER([.AN43]);IF([.AN43]&gt;0;ABS([.AN$2]);&quot; &quot;);&quot; &quot;)" office:value-type="float" office:value="20">
            <text:p>20</text:p>
          </table:table-cell>
          <table:table-cell table:style-name="ce18" table:formula="of:=IF(ISNUMBER([.AO43]);IF([.AO43]&gt;0;ABS([.AO$2]);&quot; &quot;);&quot; &quot;)" office:value-type="string" office:string-value=" ">
            <text:p><text:s/></text:p>
          </table:table-cell>
          <table:table-cell table:style-name="ce18" table:formula="of:=IF(ISNUMBER([.AP43]);IF([.AP43]&gt;0;ABS([.AP$2]);&quot; &quot;);&quot; &quot;)" office:value-type="string" office:string-value=" ">
            <text:p><text:s/></text:p>
          </table:table-cell>
          <table:table-cell table:style-name="ce18" table:formula="of:=IF(ISNUMBER([.AQ43]);IF([.AQ43]&gt;0;ABS([.AQ$2]);&quot; &quot;);&quot; &quot;)" office:value-type="string" office:string-value=" ">
            <text:p><text:s/></text:p>
          </table:table-cell>
          <table:table-cell table:style-name="ce18" table:formula="of:=IF(ISNUMBER([.AR43]);IF([.AR43]&gt;0;ABS([.AR$2]);&quot; &quot;);&quot; &quot;)" office:value-type="string" office:string-value=" ">
            <text:p><text:s/></text:p>
          </table:table-cell>
          <table:table-cell table:style-name="ce18" table:formula="of:=IF(ISNUMBER([.AS43]);IF([.AS43]&gt;0;ABS([.AS$2]);&quot; &quot;);&quot; &quot;)" office:value-type="string" office:string-value=" ">
            <text:p><text:s/></text:p>
          </table:table-cell>
          <table:table-cell table:style-name="ce18" table:formula="of:=IF(ISNUMBER([.AT43]);IF([.AT43]&gt;0;ABS([.AT$2]);&quot; &quot;);&quot; &quot;)" office:value-type="string" office:string-value=" ">
            <text:p><text:s/></text:p>
          </table:table-cell>
          <table:table-cell table:style-name="ce18" table:formula="of:=IF(ISNUMBER([.AU43]);IF([.AU43]&gt;0;ABS([.AU$2]);&quot; &quot;);&quot; &quot;)" office:value-type="string" office:string-value=" ">
            <text:p><text:s/></text:p>
          </table:table-cell>
          <table:table-cell table:style-name="ce18" table:formula="of:=IF(ISNUMBER([.AV43]);IF([.AV43]&gt;0;ABS([.AV$2]);&quot; &quot;);&quot; &quot;)" office:value-type="string" office:string-value=" ">
            <text:p><text:s/></text:p>
          </table:table-cell>
          <table:table-cell table:style-name="ce18" table:formula="of:=IF(ISNUMBER([.AW43]);IF([.AW43]&gt;0;ABS([.AW$2]);&quot; &quot;);&quot; &quot;)" office:value-type="string" office:string-value=" ">
            <text:p><text:s/></text:p>
          </table:table-cell>
          <table:table-cell table:style-name="ce18" table:formula="of:=IF(ISNUMBER([.AX43]);IF([.AX43]&gt;0;ABS([.AX$2]);&quot; &quot;);&quot; &quot;)" office:value-type="string" office:string-value=" ">
            <text:p><text:s/></text:p>
          </table:table-cell>
          <table:table-cell table:style-name="ce18" table:formula="of:=IF(ISNUMBER([.AY43]);IF([.AY43]&gt;0;ABS([.AY$2]);&quot; &quot;);&quot; &quot;)" office:value-type="string" office:string-value=" ">
            <text:p><text:s/></text:p>
          </table:table-cell>
          <table:table-cell table:style-name="ce18" table:formula="of:=IF(ISNUMBER([.AZ43]);IF([.AZ43]&gt;0;ABS([.AZ$2]);&quot; &quot;);&quot; &quot;)" office:value-type="string" office:string-value=" ">
            <text:p><text:s/></text:p>
          </table:table-cell>
          <table:table-cell table:style-name="ce18" table:formula="of:=IF(ISNUMBER([.BA43]);IF([.BA43]&gt;0;ABS([.BA$2]);&quot; &quot;);&quot; &quot;)" office:value-type="string" office:string-value=" ">
            <text:p><text:s/></text:p>
          </table:table-cell>
          <table:table-cell table:style-name="ce18" table:formula="of:=IF(ISNUMBER([.BB43]);IF([.BB43]&gt;0;ABS([.BB$2]);&quot; &quot;);&quot; &quot;)" office:value-type="string" office:string-value=" ">
            <text:p><text:s/></text:p>
          </table:table-cell>
          <table:table-cell table:style-name="ce18" table:formula="of:=IF(ISNUMBER([.BC43]);IF([.BC43]&gt;0;ABS([.BC$2]);&quot; &quot;);&quot; &quot;)" office:value-type="string" office:string-value=" ">
            <text:p><text:s/></text:p>
          </table:table-cell>
          <table:table-cell table:style-name="ce18" table:formula="of:=IF(ISNUMBER([.BD43]);IF([.BD43]&gt;0;ABS([.BD$2]);&quot; &quot;);&quot; &quot;)" office:value-type="string" office:string-value=" ">
            <text:p><text:s/></text:p>
          </table:table-cell>
          <table:table-cell table:style-name="ce18" table:formula="of:=IF(ISNUMBER([.BE43]);IF([.BE43]&gt;0;ABS([.BE$2]);&quot; &quot;);&quot; &quot;)" office:value-type="string" office:string-value=" ">
            <text:p><text:s/></text:p>
          </table:table-cell>
          <table:table-cell table:style-name="ce18" table:formula="of:=IF(ISNUMBER([.BF43]);IF([.BF43]&gt;0;ABS([.BF$2]);&quot; &quot;);&quot; &quot;)" office:value-type="string" office:string-value=" ">
            <text:p><text:s/></text:p>
          </table:table-cell>
          <table:table-cell table:style-name="ce18" table:formula="of:=IF(ISNUMBER([.BG43]);IF([.BG43]&gt;0;ABS([.BG$2]);&quot; &quot;);&quot; &quot;)" office:value-type="string" office:string-value=" ">
            <text:p><text:s/></text:p>
          </table:table-cell>
          <table:table-cell table:style-name="ce18" table:formula="of:=IF(ISNUMBER([.BH43]);IF([.BH43]&gt;0;ABS([.BH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H$2];&quot;&gt;0&quot;;[.$B45:.$BH45])" office:value-type="float" office:value="60">
            <text:p>60</text:p>
          </table:table-cell>
          <table:table-cell table:style-name="ce65" table:formula="of:=SUMIF([.$B$2:.$BH$2];&quot;&lt;0&quot;;[.$B45:.$BH45])" office:value-type="float" office:value="0">
            <text:p>0</text:p>
          </table:table-cell>
          <table:table-cell table:style-name="ce68" table:formula="of:=[.BJ44]/[.BK44]" office:value-type="float" office:value="0">
            <text:p>#DIV/0!</text:p>
          </table:table-cell>
          <table:table-cell table:style-name="ce68" table:number-columns-repeated="2"/>
          <table:table-cell table:number-columns-repeated="958"/>
        </table:table-row>
        <table:table-row table:style-name="ro4">
          <table:table-cell/>
          <table:table-cell table:style-name="ce18" table:formula="of:=IF(ISNUMBER([.B43]);IF([.B43]&gt;0;&quot; &quot;;ABS([.B$2]));&quot; &quot;)" office:value-type="string" office:string-value=" ">
            <text:p><text:s/></text:p>
          </table:table-cell>
          <table:table-cell table:style-name="ce18" table:formula="of:=IF(ISNUMBER([.C43]);IF([.C43]&gt;0;&quot; &quot;;ABS([.C$2]));&quot; &quot;)" office:value-type="string" office:string-value=" ">
            <text:p><text:s/></text:p>
          </table:table-cell>
          <table:table-cell table:style-name="ce18" table:formula="of:=IF(ISNUMBER([.D43]);IF([.D43]&gt;0;&quot; &quot;;ABS([.D$2]));&quot; &quot;)" office:value-type="string" office:string-value=" ">
            <text:p><text:s/></text:p>
          </table:table-cell>
          <table:table-cell table:style-name="ce18" table:formula="of:=IF(ISNUMBER([.E43]);IF([.E43]&gt;0;&quot; &quot;;ABS([.E$2]));&quot; &quot;)" office:value-type="string" office:string-value=" ">
            <text:p><text:s/></text:p>
          </table:table-cell>
          <table:table-cell table:style-name="ce18" table:formula="of:=IF(ISNUMBER([.F43]);IF([.F43]&gt;0;&quot; &quot;;ABS([.F$2]));&quot; &quot;)" office:value-type="string" office:string-value=" ">
            <text:p><text:s/></text:p>
          </table:table-cell>
          <table:table-cell table:style-name="ce18" table:formula="of:=IF(ISNUMBER([.G43]);IF([.G43]&gt;0;&quot; &quot;;ABS([.G$2]));&quot; &quot;)" office:value-type="float" office:value="20">
            <text:p>20</text:p>
          </table:table-cell>
          <table:table-cell table:style-name="ce18" table:formula="of:=IF(ISNUMBER([.H43]);IF([.H43]&gt;0;&quot; &quot;;ABS([.H$2]));&quot; &quot;)" office:value-type="string" office:string-value=" ">
            <text:p><text:s/></text:p>
          </table:table-cell>
          <table:table-cell table:style-name="ce18" table:formula="of:=IF(ISNUMBER([.I43]);IF([.I43]&gt;0;&quot; &quot;;ABS([.I$2]));&quot; &quot;)" office:value-type="float" office:value="20">
            <text:p>20</text:p>
          </table:table-cell>
          <table:table-cell table:style-name="ce18" table:formula="of:=IF(ISNUMBER([.J43]);IF([.J43]&gt;0;&quot; &quot;;ABS([.J$2]));&quot; &quot;)" office:value-type="string" office:string-value=" ">
            <text:p><text:s/></text:p>
          </table:table-cell>
          <table:table-cell table:style-name="ce18" table:formula="of:=IF(ISNUMBER([.K43]);IF([.K43]&gt;0;&quot; &quot;;ABS([.K$2]));&quot; &quot;)" office:value-type="string" office:string-value=" ">
            <text:p><text:s/></text:p>
          </table:table-cell>
          <table:table-cell table:style-name="ce18" table:formula="of:=IF(ISNUMBER([.L43]);IF([.L43]&gt;0;&quot; &quot;;ABS([.L$2]));&quot; &quot;)" office:value-type="string" office:string-value=" ">
            <text:p><text:s/></text:p>
          </table:table-cell>
          <table:table-cell table:style-name="ce18" table:formula="of:=IF(ISNUMBER([.M43]);IF([.M43]&gt;0;&quot; &quot;;ABS([.M$2]));&quot; &quot;)" office:value-type="float" office:value="20">
            <text:p>20</text:p>
          </table:table-cell>
          <table:table-cell table:style-name="ce18" table:formula="of:=IF(ISNUMBER([.N43]);IF([.N43]&gt;0;&quot; &quot;;ABS([.N$2]));&quot; &quot;)" office:value-type="string" office:string-value=" ">
            <text:p><text:s/></text:p>
          </table:table-cell>
          <table:table-cell table:style-name="ce18" table:formula="of:=IF(ISNUMBER([.O43]);IF([.O43]&gt;0;&quot; &quot;;ABS([.O$2]));&quot; &quot;)" office:value-type="string" office:string-value=" ">
            <text:p><text:s/></text:p>
          </table:table-cell>
          <table:table-cell table:style-name="ce18" table:formula="of:=IF(ISNUMBER([.P43]);IF([.P43]&gt;0;&quot; &quot;;ABS([.P$2]));&quot; &quot;)" office:value-type="string" office:string-value=" ">
            <text:p><text:s/></text:p>
          </table:table-cell>
          <table:table-cell table:style-name="ce18" table:formula="of:=IF(ISNUMBER([.Q43]);IF([.Q43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43]);IF([.S43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43]);IF([.U43]&gt;0;&quot; &quot;;ABS([.U$2]));&quot; &quot;)" office:value-type="string" office:string-value=" ">
            <text:p><text:s/></text:p>
          </table:table-cell>
          <table:table-cell table:style-name="ce18" table:formula="of:=IF(ISNUMBER([.V43]);IF([.V43]&gt;0;&quot; &quot;;ABS([.V$2]));&quot; &quot;)" office:value-type="string" office:string-value=" ">
            <text:p><text:s/></text:p>
          </table:table-cell>
          <table:table-cell table:style-name="ce18" table:formula="of:=IF(ISNUMBER([.W43]);IF([.W43]&gt;0;&quot; &quot;;ABS([.W$2]));&quot; &quot;)" office:value-type="string" office:string-value=" ">
            <text:p><text:s/></text:p>
          </table:table-cell>
          <table:table-cell table:style-name="ce18" table:formula="of:=IF(ISNUMBER([.X43]);IF([.X43]&gt;0;&quot; &quot;;ABS([.X$2]));&quot; &quot;)" office:value-type="string" office:string-value=" ">
            <text:p><text:s/></text:p>
          </table:table-cell>
          <table:table-cell table:style-name="ce18" table:formula="of:=IF(ISNUMBER([.Y43]);IF([.Y43]&gt;0;&quot; &quot;;ABS([.Y$2]));&quot; &quot;)" office:value-type="string" office:string-value=" ">
            <text:p><text:s/></text:p>
          </table:table-cell>
          <table:table-cell table:style-name="ce18" table:formula="of:=IF(ISNUMBER([.Z43]);IF([.Z43]&gt;0;&quot; &quot;;ABS([.Z$2]));&quot; &quot;)" office:value-type="string" office:string-value=" ">
            <text:p><text:s/></text:p>
          </table:table-cell>
          <table:table-cell table:style-name="ce18" table:formula="of:=IF(ISNUMBER([.AA43]);IF([.AA43]&gt;0;&quot; &quot;;ABS([.AA$2]));&quot; &quot;)" office:value-type="string" office:string-value=" ">
            <text:p><text:s/></text:p>
          </table:table-cell>
          <table:table-cell table:style-name="ce18" table:formula="of:=IF(ISNUMBER([.AB43]);IF([.AB43]&gt;0;&quot; &quot;;ABS([.AB$2]));&quot; &quot;)" office:value-type="string" office:string-value=" ">
            <text:p><text:s/></text:p>
          </table:table-cell>
          <table:table-cell table:style-name="ce18" table:formula="of:=IF(ISNUMBER([.AC43]);IF([.AC43]&gt;0;&quot; &quot;;ABS([.AC$2]));&quot; &quot;)" office:value-type="string" office:string-value=" ">
            <text:p><text:s/></text:p>
          </table:table-cell>
          <table:table-cell table:style-name="ce18" table:formula="of:=IF(ISNUMBER([.AD43]);IF([.AD43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43]);IF([.AL43]&gt;0;&quot; &quot;;ABS([.AL$2]));&quot; &quot;)" office:value-type="string" office:string-value=" ">
            <text:p><text:s/></text:p>
          </table:table-cell>
          <table:table-cell table:style-name="ce18" table:formula="of:=IF(ISNUMBER([.AM43]);IF([.AM43]&gt;0;&quot; &quot;;ABS([.AM$2]));&quot; &quot;)" office:value-type="string" office:string-value=" ">
            <text:p><text:s/></text:p>
          </table:table-cell>
          <table:table-cell table:style-name="ce18" table:formula="of:=IF(ISNUMBER([.AN43]);IF([.AN43]&gt;0;&quot; &quot;;ABS([.AN$2]));&quot; &quot;)" office:value-type="string" office:string-value=" ">
            <text:p><text:s/></text:p>
          </table:table-cell>
          <table:table-cell table:style-name="ce18" table:formula="of:=IF(ISNUMBER([.AO43]);IF([.AO43]&gt;0;&quot; &quot;;ABS([.AO$2]));&quot; &quot;)" office:value-type="string" office:string-value=" ">
            <text:p><text:s/></text:p>
          </table:table-cell>
          <table:table-cell table:style-name="ce18" table:formula="of:=IF(ISNUMBER([.AP43]);IF([.AP43]&gt;0;&quot; &quot;;ABS([.AP$2]));&quot; &quot;)" office:value-type="string" office:string-value=" ">
            <text:p><text:s/></text:p>
          </table:table-cell>
          <table:table-cell table:style-name="ce18" table:formula="of:=IF(ISNUMBER([.AQ43]);IF([.AQ43]&gt;0;&quot; &quot;;ABS([.AQ$2]));&quot; &quot;)" office:value-type="string" office:string-value=" ">
            <text:p><text:s/></text:p>
          </table:table-cell>
          <table:table-cell table:style-name="ce18" table:formula="of:=IF(ISNUMBER([.AR43]);IF([.AR43]&gt;0;&quot; &quot;;ABS([.AR$2]));&quot; &quot;)" office:value-type="string" office:string-value=" ">
            <text:p><text:s/></text:p>
          </table:table-cell>
          <table:table-cell table:style-name="ce18" table:formula="of:=IF(ISNUMBER([.AS43]);IF([.AS43]&gt;0;&quot; &quot;;ABS([.AS$2]));&quot; &quot;)" office:value-type="string" office:string-value=" ">
            <text:p><text:s/></text:p>
          </table:table-cell>
          <table:table-cell table:style-name="ce18" table:formula="of:=IF(ISNUMBER([.AT43]);IF([.AT43]&gt;0;&quot; &quot;;ABS([.AT$2]));&quot; &quot;)" office:value-type="string" office:string-value=" ">
            <text:p><text:s/></text:p>
          </table:table-cell>
          <table:table-cell table:style-name="ce18" table:formula="of:=IF(ISNUMBER([.AU43]);IF([.AU43]&gt;0;&quot; &quot;;ABS([.AU$2]));&quot; &quot;)" office:value-type="string" office:string-value=" ">
            <text:p><text:s/></text:p>
          </table:table-cell>
          <table:table-cell table:style-name="ce18" table:formula="of:=IF(ISNUMBER([.AV43]);IF([.AV43]&gt;0;&quot; &quot;;ABS([.AV$2]));&quot; &quot;)" office:value-type="string" office:string-value=" ">
            <text:p><text:s/></text:p>
          </table:table-cell>
          <table:table-cell table:style-name="ce18" table:formula="of:=IF(ISNUMBER([.AW43]);IF([.AW43]&gt;0;&quot; &quot;;ABS([.AW$2]));&quot; &quot;)" office:value-type="string" office:string-value=" ">
            <text:p><text:s/></text:p>
          </table:table-cell>
          <table:table-cell table:style-name="ce18" table:formula="of:=IF(ISNUMBER([.AX43]);IF([.AX43]&gt;0;&quot; &quot;;ABS([.AX$2]));&quot; &quot;)" office:value-type="string" office:string-value=" ">
            <text:p><text:s/></text:p>
          </table:table-cell>
          <table:table-cell table:style-name="ce18" table:formula="of:=IF(ISNUMBER([.AY43]);IF([.AY43]&gt;0;&quot; &quot;;ABS([.AY$2]));&quot; &quot;)" office:value-type="string" office:string-value=" ">
            <text:p><text:s/></text:p>
          </table:table-cell>
          <table:table-cell table:style-name="ce18" table:formula="of:=IF(ISNUMBER([.AZ43]);IF([.AZ43]&gt;0;&quot; &quot;;ABS([.AZ$2]));&quot; &quot;)" office:value-type="string" office:string-value=" ">
            <text:p><text:s/></text:p>
          </table:table-cell>
          <table:table-cell table:style-name="ce18" table:formula="of:=IF(ISNUMBER([.BA43]);IF([.BA43]&gt;0;&quot; &quot;;ABS([.BA$2]));&quot; &quot;)" office:value-type="string" office:string-value=" ">
            <text:p><text:s/></text:p>
          </table:table-cell>
          <table:table-cell table:style-name="ce18" table:formula="of:=IF(ISNUMBER([.BB43]);IF([.BB43]&gt;0;&quot; &quot;;ABS([.BB$2]));&quot; &quot;)" office:value-type="string" office:string-value=" ">
            <text:p><text:s/></text:p>
          </table:table-cell>
          <table:table-cell table:style-name="ce18" table:formula="of:=IF(ISNUMBER([.BC43]);IF([.BC43]&gt;0;&quot; &quot;;ABS([.BC$2]));&quot; &quot;)" office:value-type="string" office:string-value=" ">
            <text:p><text:s/></text:p>
          </table:table-cell>
          <table:table-cell table:style-name="ce18" table:formula="of:=IF(ISNUMBER([.BD43]);IF([.BD43]&gt;0;&quot; &quot;;ABS([.BD$2]));&quot; &quot;)" office:value-type="string" office:string-value=" ">
            <text:p><text:s/></text:p>
          </table:table-cell>
          <table:table-cell table:style-name="ce18" table:formula="of:=IF(ISNUMBER([.BE43]);IF([.BE43]&gt;0;&quot; &quot;;ABS([.BE$2]));&quot; &quot;)" office:value-type="string" office:string-value=" ">
            <text:p><text:s/></text:p>
          </table:table-cell>
          <table:table-cell table:style-name="ce18" table:formula="of:=IF(ISNUMBER([.BF43]);IF([.BF43]&gt;0;&quot; &quot;;ABS([.BF$2]));&quot; &quot;)" office:value-type="string" office:string-value=" ">
            <text:p><text:s/></text:p>
          </table:table-cell>
          <table:table-cell table:style-name="ce18" table:formula="of:=IF(ISNUMBER([.BG43]);IF([.BG43]&gt;0;&quot; &quot;;ABS([.BG$2]));&quot; &quot;)" office:value-type="string" office:string-value=" ">
            <text:p><text:s/></text:p>
          </table:table-cell>
          <table:table-cell table:style-name="ce18" table:formula="of:=IF(ISNUMBER([.BH43]);IF([.BH43]&gt;0;&quot; &quot;;ABS([.BH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J43]+[.BJ44]" office:value-type="float" office:value="140">
            <text:p>140</text:p>
          </table:table-cell>
          <table:table-cell table:style-name="ce65" table:formula="of:=[.BK43]+[.BK44]" office:value-type="float" office:value="55">
            <text:p>55</text:p>
          </table:table-cell>
          <table:table-cell table:style-name="ce68" table:formula="of:=[.BJ45]/[.BK45]" office:value-type="float" office:value="2.54545454545455">
            <text:p>2,55</text:p>
          </table:table-cell>
          <table:table-cell table:style-name="ce68" table:number-columns-repeated="960"/>
        </table:table-row>
        <table:table-row table:style-name="ro1" table:number-rows-repeated="3">
          <table:table-cell table:number-columns-repeated="61"/>
          <table:table-cell table:style-name="ce63"/>
          <table:table-cell table:style-name="ce66"/>
          <table:table-cell table:number-columns-repeated="2"/>
          <table:table-cell table:style-name="ce68"/>
          <table:table-cell table:number-columns-repeated="958"/>
        </table:table-row>
        <table:table-row table:style-name="ro4">
          <table:table-cell table:style-name="ce11" office:value-type="string">
            <text:p>Summoner</text:p>
          </table:table-cell>
          <table:table-cell table:number-columns-repeated="6" table:style-name="ce17"/>
          <table:table-cell table:number-columns-repeated="2"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5" table:style-name="ce17"/>
          <table:table-cell table:number-columns-repeated="2" table:style-name="ce31"/>
          <table:table-cell table:style-name="ce31"/>
          <table:table-cell table:style-name="ce31"/>
          <table:table-cell table:style-name="ce31"/>
          <table:table-cell table:number-columns-repeated="10" table:style-name="ce31"/>
          <table:table-cell table:style-name="ce31" table:number-columns-repeated="7"/>
          <table:table-cell table:number-columns-repeated="2" table:style-name="ce42"/>
          <table:table-cell table:style-name="ce40" office:value-type="float" office:value="1">
            <text:p>1</text:p>
          </table:table-cell>
          <table:table-cell table:number-columns-repeated="2" table:style-name="ce42"/>
          <table:table-cell table:style-name="ce50" office:value-type="float" office:value="1.2">
            <text:p>1,2</text:p>
          </table:table-cell>
          <table:table-cell table:number-columns-repeated="5" table:style-name="ce48"/>
          <table:table-cell table:number-columns-repeated="3" table:style-name="ce50" office:value-type="float" office:value="1.3">
            <text:p>1,3</text:p>
          </table:table-cell>
          <table:table-cell table:style-name="ce51" office:value-type="float" office:value="-1.3">
            <text:p>-1,3</text:p>
          </table:table-cell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H$2];&quot;&gt;0&quot;;[.$B50:.$BH50])" office:value-type="float" office:value="60">
            <text:p>60</text:p>
          </table:table-cell>
          <table:table-cell table:style-name="ce64" table:formula="of:=SUMIF([.$B$2:.$BH$2];&quot;&lt;0&quot;;[.$B50:.$BH50])" office:value-type="float" office:value="75">
            <text:p>75</text:p>
          </table:table-cell>
          <table:table-cell table:style-name="ce67" table:formula="of:=[.BJ49]/[.BK49]" office:value-type="float" office:value="0.8">
            <text:p>0,8</text:p>
          </table:table-cell>
          <table:table-cell table:style-name="ce67"/>
          <table:table-cell table:style-name="ce67" table:number-matrix-columns-spanned="1" table:number-matrix-rows-spanned="1" table:formula="of:=SUM(ABS([.B49:.BE49]))" office:value-type="float" office:value="10.4">
            <text:p>10,4</text:p>
          </table:table-cell>
          <table:table-cell table:style-name="ce67" table:number-columns-repeated="958"/>
        </table:table-row>
        <table:table-row table:style-name="ro4">
          <table:table-cell/>
          <table:table-cell table:style-name="ce18" table:formula="of:=IF(ISNUMBER([.B49]);IF([.B49]&gt;0;ABS([.B$2]);&quot; &quot;);&quot; &quot;)" office:value-type="string" office:string-value=" ">
            <text:p><text:s/></text:p>
          </table:table-cell>
          <table:table-cell table:style-name="ce18" table:formula="of:=IF(ISNUMBER([.C49]);IF([.C49]&gt;0;ABS([.C$2]);&quot; &quot;);&quot; &quot;)" office:value-type="string" office:string-value=" ">
            <text:p><text:s/></text:p>
          </table:table-cell>
          <table:table-cell table:style-name="ce18" table:formula="of:=IF(ISNUMBER([.D49]);IF([.D49]&gt;0;ABS([.D$2]);&quot; &quot;);&quot; &quot;)" office:value-type="string" office:string-value=" ">
            <text:p><text:s/></text:p>
          </table:table-cell>
          <table:table-cell table:style-name="ce18" table:formula="of:=IF(ISNUMBER([.E49]);IF([.E49]&gt;0;ABS([.E$2]);&quot; &quot;);&quot; &quot;)" office:value-type="string" office:string-value=" ">
            <text:p><text:s/></text:p>
          </table:table-cell>
          <table:table-cell table:style-name="ce18" table:formula="of:=IF(ISNUMBER([.F49]);IF([.F49]&gt;0;ABS([.F$2]);&quot; &quot;);&quot; &quot;)" office:value-type="string" office:string-value=" ">
            <text:p><text:s/></text:p>
          </table:table-cell>
          <table:table-cell table:style-name="ce18" table:formula="of:=IF(ISNUMBER([.G49]);IF([.G49]&gt;0;ABS([.G$2]);&quot; &quot;);&quot; &quot;)" office:value-type="string" office:string-value=" ">
            <text:p><text:s/></text:p>
          </table:table-cell>
          <table:table-cell table:style-name="ce18" table:formula="of:=IF(ISNUMBER([.H49]);IF([.H49]&gt;0;ABS([.H$2]);&quot; &quot;);&quot; &quot;)" office:value-type="string" office:string-value=" ">
            <text:p><text:s/></text:p>
          </table:table-cell>
          <table:table-cell table:style-name="ce18" table:formula="of:=IF(ISNUMBER([.I49]);IF([.I49]&gt;0;ABS([.I$2]);&quot; &quot;);&quot; &quot;)" office:value-type="string" office:string-value=" ">
            <text:p><text:s/></text:p>
          </table:table-cell>
          <table:table-cell table:style-name="ce18" table:formula="of:=IF(ISNUMBER([.J49]);IF([.J49]&gt;0;ABS([.J$2]);&quot; &quot;);&quot; &quot;)" office:value-type="float" office:value="35">
            <text:p>35</text:p>
          </table:table-cell>
          <table:table-cell table:style-name="ce18" table:formula="of:=IF(ISNUMBER([.K49]);IF([.K49]&gt;0;ABS([.K$2]);&quot; &quot;);&quot; &quot;)" office:value-type="string" office:string-value=" ">
            <text:p><text:s/></text:p>
          </table:table-cell>
          <table:table-cell table:style-name="ce18" table:formula="of:=IF(ISNUMBER([.L49]);IF([.L49]&gt;0;ABS([.L$2]);&quot; &quot;);&quot; &quot;)" office:value-type="string" office:string-value=" ">
            <text:p><text:s/></text:p>
          </table:table-cell>
          <table:table-cell table:style-name="ce18" table:formula="of:=IF(ISNUMBER([.M49]);IF([.M49]&gt;0;ABS([.M$2]);&quot; &quot;);&quot; &quot;)" office:value-type="string" office:string-value=" ">
            <text:p><text:s/></text:p>
          </table:table-cell>
          <table:table-cell table:style-name="ce18" table:formula="of:=IF(ISNUMBER([.N49]);IF([.N49]&gt;0;ABS([.N$2]);&quot; &quot;);&quot; &quot;)" office:value-type="string" office:string-value=" ">
            <text:p><text:s/></text:p>
          </table:table-cell>
          <table:table-cell table:style-name="ce18" table:formula="of:=IF(ISNUMBER([.O49]);IF([.O49]&gt;0;ABS([.O$2]);&quot; &quot;);&quot; &quot;)" office:value-type="string" office:string-value=" ">
            <text:p><text:s/></text:p>
          </table:table-cell>
          <table:table-cell table:style-name="ce18" table:formula="of:=IF(ISNUMBER([.P49]);IF([.P49]&gt;0;ABS([.P$2]);&quot; &quot;);&quot; &quot;)" office:value-type="string" office:string-value=" ">
            <text:p><text:s/></text:p>
          </table:table-cell>
          <table:table-cell table:style-name="ce18" table:formula="of:=IF(ISNUMBER([.Q49]);IF([.Q49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49]);IF([.S49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49]);IF([.U49]&gt;0;ABS([.U$2]);&quot; &quot;);&quot; &quot;)" office:value-type="string" office:string-value=" ">
            <text:p><text:s/></text:p>
          </table:table-cell>
          <table:table-cell table:style-name="ce18" table:formula="of:=IF(ISNUMBER([.V49]);IF([.V49]&gt;0;ABS([.V$2]);&quot; &quot;);&quot; &quot;)" office:value-type="string" office:string-value=" ">
            <text:p><text:s/></text:p>
          </table:table-cell>
          <table:table-cell table:style-name="ce18" table:formula="of:=IF(ISNUMBER([.W49]);IF([.W49]&gt;0;ABS([.W$2]);&quot; &quot;);&quot; &quot;)" office:value-type="string" office:string-value=" ">
            <text:p><text:s/></text:p>
          </table:table-cell>
          <table:table-cell table:style-name="ce18" table:formula="of:=IF(ISNUMBER([.X49]);IF([.X49]&gt;0;ABS([.X$2]);&quot; &quot;);&quot; &quot;)" office:value-type="string" office:string-value=" ">
            <text:p><text:s/></text:p>
          </table:table-cell>
          <table:table-cell table:style-name="ce18" table:formula="of:=IF(ISNUMBER([.Y49]);IF([.Y49]&gt;0;ABS([.Y$2]);&quot; &quot;);&quot; &quot;)" office:value-type="string" office:string-value=" ">
            <text:p><text:s/></text:p>
          </table:table-cell>
          <table:table-cell table:style-name="ce18" table:formula="of:=IF(ISNUMBER([.Z49]);IF([.Z49]&gt;0;ABS([.Z$2]);&quot; &quot;);&quot; &quot;)" office:value-type="string" office:string-value=" ">
            <text:p><text:s/></text:p>
          </table:table-cell>
          <table:table-cell table:style-name="ce18" table:formula="of:=IF(ISNUMBER([.AA49]);IF([.AA49]&gt;0;ABS([.AA$2]);&quot; &quot;);&quot; &quot;)" office:value-type="string" office:string-value=" ">
            <text:p><text:s/></text:p>
          </table:table-cell>
          <table:table-cell table:style-name="ce18" table:formula="of:=IF(ISNUMBER([.AB49]);IF([.AB49]&gt;0;ABS([.AB$2]);&quot; &quot;);&quot; &quot;)" office:value-type="string" office:string-value=" ">
            <text:p><text:s/></text:p>
          </table:table-cell>
          <table:table-cell table:style-name="ce18" table:formula="of:=IF(ISNUMBER([.AC49]);IF([.AC49]&gt;0;ABS([.AC$2]);&quot; &quot;);&quot; &quot;)" office:value-type="string" office:string-value=" ">
            <text:p><text:s/></text:p>
          </table:table-cell>
          <table:table-cell table:style-name="ce18" table:formula="of:=IF(ISNUMBER([.AD49]);IF([.AD49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49]);IF([.AL49]&gt;0;ABS([.AL$2]);&quot; &quot;);&quot; &quot;)" office:value-type="string" office:string-value=" ">
            <text:p><text:s/></text:p>
          </table:table-cell>
          <table:table-cell table:style-name="ce18" table:formula="of:=IF(ISNUMBER([.AM49]);IF([.AM49]&gt;0;ABS([.AM$2]);&quot; &quot;);&quot; &quot;)" office:value-type="string" office:string-value=" ">
            <text:p><text:s/></text:p>
          </table:table-cell>
          <table:table-cell table:style-name="ce18" table:formula="of:=IF(ISNUMBER([.AN49]);IF([.AN49]&gt;0;ABS([.AN$2]);&quot; &quot;);&quot; &quot;)" office:value-type="float" office:value="20">
            <text:p>20</text:p>
          </table:table-cell>
          <table:table-cell table:style-name="ce18" table:formula="of:=IF(ISNUMBER([.AO49]);IF([.AO49]&gt;0;ABS([.AO$2]);&quot; &quot;);&quot; &quot;)" office:value-type="string" office:string-value=" ">
            <text:p><text:s/></text:p>
          </table:table-cell>
          <table:table-cell table:style-name="ce18" table:formula="of:=IF(ISNUMBER([.AP49]);IF([.AP49]&gt;0;ABS([.AP$2]);&quot; &quot;);&quot; &quot;)" office:value-type="string" office:string-value=" ">
            <text:p><text:s/></text:p>
          </table:table-cell>
          <table:table-cell table:style-name="ce18" table:formula="of:=IF(ISNUMBER([.AQ49]);IF([.AQ49]&gt;0;ABS([.AQ$2]);&quot; &quot;);&quot; &quot;)" office:value-type="float" office:value="20">
            <text:p>20</text:p>
          </table:table-cell>
          <table:table-cell table:style-name="ce18" table:formula="of:=IF(ISNUMBER([.AR49]);IF([.AR49]&gt;0;ABS([.AR$2]);&quot; &quot;);&quot; &quot;)" office:value-type="string" office:string-value=" ">
            <text:p><text:s/></text:p>
          </table:table-cell>
          <table:table-cell table:style-name="ce18" table:formula="of:=IF(ISNUMBER([.AS49]);IF([.AS49]&gt;0;ABS([.AS$2]);&quot; &quot;);&quot; &quot;)" office:value-type="string" office:string-value=" ">
            <text:p><text:s/></text:p>
          </table:table-cell>
          <table:table-cell table:style-name="ce18" table:formula="of:=IF(ISNUMBER([.AT49]);IF([.AT49]&gt;0;ABS([.AT$2]);&quot; &quot;);&quot; &quot;)" office:value-type="string" office:string-value=" ">
            <text:p><text:s/></text:p>
          </table:table-cell>
          <table:table-cell table:style-name="ce18" table:formula="of:=IF(ISNUMBER([.AU49]);IF([.AU49]&gt;0;ABS([.AU$2]);&quot; &quot;);&quot; &quot;)" office:value-type="string" office:string-value=" ">
            <text:p><text:s/></text:p>
          </table:table-cell>
          <table:table-cell table:style-name="ce18" table:formula="of:=IF(ISNUMBER([.AV49]);IF([.AV49]&gt;0;ABS([.AV$2]);&quot; &quot;);&quot; &quot;)" office:value-type="string" office:string-value=" ">
            <text:p><text:s/></text:p>
          </table:table-cell>
          <table:table-cell table:style-name="ce18" table:formula="of:=IF(ISNUMBER([.AW49]);IF([.AW49]&gt;0;ABS([.AW$2]);&quot; &quot;);&quot; &quot;)" office:value-type="float" office:value="20">
            <text:p>20</text:p>
          </table:table-cell>
          <table:table-cell table:style-name="ce18" table:formula="of:=IF(ISNUMBER([.AX49]);IF([.AX49]&gt;0;ABS([.AX$2]);&quot; &quot;);&quot; &quot;)" office:value-type="float" office:value="20">
            <text:p>20</text:p>
          </table:table-cell>
          <table:table-cell table:style-name="ce18" table:formula="of:=IF(ISNUMBER([.AY49]);IF([.AY49]&gt;0;ABS([.AY$2]);&quot; &quot;);&quot; &quot;)" office:value-type="float" office:value="20">
            <text:p>20</text:p>
          </table:table-cell>
          <table:table-cell table:style-name="ce18" table:formula="of:=IF(ISNUMBER([.AZ49]);IF([.AZ49]&gt;0;ABS([.AZ$2]);&quot; &quot;);&quot; &quot;)" office:value-type="string" office:string-value=" ">
            <text:p><text:s/></text:p>
          </table:table-cell>
          <table:table-cell table:style-name="ce18" table:formula="of:=IF(ISNUMBER([.BA49]);IF([.BA49]&gt;0;ABS([.BA$2]);&quot; &quot;);&quot; &quot;)" office:value-type="string" office:string-value=" ">
            <text:p><text:s/></text:p>
          </table:table-cell>
          <table:table-cell table:style-name="ce18" table:formula="of:=IF(ISNUMBER([.BB49]);IF([.BB49]&gt;0;ABS([.BB$2]);&quot; &quot;);&quot; &quot;)" office:value-type="string" office:string-value=" ">
            <text:p><text:s/></text:p>
          </table:table-cell>
          <table:table-cell table:style-name="ce18" table:formula="of:=IF(ISNUMBER([.BC49]);IF([.BC49]&gt;0;ABS([.BC$2]);&quot; &quot;);&quot; &quot;)" office:value-type="string" office:string-value=" ">
            <text:p><text:s/></text:p>
          </table:table-cell>
          <table:table-cell table:style-name="ce18" table:formula="of:=IF(ISNUMBER([.BD49]);IF([.BD49]&gt;0;ABS([.BD$2]);&quot; &quot;);&quot; &quot;)" office:value-type="string" office:string-value=" ">
            <text:p><text:s/></text:p>
          </table:table-cell>
          <table:table-cell table:style-name="ce18" table:formula="of:=IF(ISNUMBER([.BE49]);IF([.BE49]&gt;0;ABS([.BE$2]);&quot; &quot;);&quot; &quot;)" office:value-type="string" office:string-value=" ">
            <text:p><text:s/></text:p>
          </table:table-cell>
          <table:table-cell table:style-name="ce18" table:formula="of:=IF(ISNUMBER([.BF49]);IF([.BF49]&gt;0;ABS([.BF$2]);&quot; &quot;);&quot; &quot;)" office:value-type="string" office:string-value=" ">
            <text:p><text:s/></text:p>
          </table:table-cell>
          <table:table-cell table:style-name="ce18" table:formula="of:=IF(ISNUMBER([.BG49]);IF([.BG49]&gt;0;ABS([.BG$2]);&quot; &quot;);&quot; &quot;)" office:value-type="string" office:string-value=" ">
            <text:p><text:s/></text:p>
          </table:table-cell>
          <table:table-cell table:style-name="ce18" table:formula="of:=IF(ISNUMBER([.BH49]);IF([.BH49]&gt;0;ABS([.BH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H$2];&quot;&gt;0&quot;;[.$B51:.$BH51])" office:value-type="float" office:value="60">
            <text:p>60</text:p>
          </table:table-cell>
          <table:table-cell table:style-name="ce65" table:formula="of:=SUMIF([.$B$2:.$BH$2];&quot;&lt;0&quot;;[.$B51:.$BH51])" office:value-type="float" office:value="0">
            <text:p>0</text:p>
          </table:table-cell>
          <table:table-cell table:style-name="ce68" table:formula="of:=[.BJ50]/[.BK50]" office:value-type="float" office:value="0">
            <text:p>#DIV/0!</text:p>
          </table:table-cell>
          <table:table-cell table:style-name="ce68" table:number-columns-repeated="2"/>
          <table:table-cell table:number-columns-repeated="958"/>
        </table:table-row>
        <table:table-row table:style-name="ro4">
          <table:table-cell/>
          <table:table-cell table:style-name="ce18" table:formula="of:=IF(ISNUMBER([.B49]);IF([.B49]&gt;0;&quot; &quot;;ABS([.B$2]));&quot; &quot;)" office:value-type="string" office:string-value=" ">
            <text:p><text:s/></text:p>
          </table:table-cell>
          <table:table-cell table:style-name="ce18" table:formula="of:=IF(ISNUMBER([.C49]);IF([.C49]&gt;0;&quot; &quot;;ABS([.C$2]));&quot; &quot;)" office:value-type="string" office:string-value=" ">
            <text:p><text:s/></text:p>
          </table:table-cell>
          <table:table-cell table:style-name="ce18" table:formula="of:=IF(ISNUMBER([.D49]);IF([.D49]&gt;0;&quot; &quot;;ABS([.D$2]));&quot; &quot;)" office:value-type="string" office:string-value=" ">
            <text:p><text:s/></text:p>
          </table:table-cell>
          <table:table-cell table:style-name="ce18" table:formula="of:=IF(ISNUMBER([.E49]);IF([.E49]&gt;0;&quot; &quot;;ABS([.E$2]));&quot; &quot;)" office:value-type="string" office:string-value=" ">
            <text:p><text:s/></text:p>
          </table:table-cell>
          <table:table-cell table:style-name="ce18" table:formula="of:=IF(ISNUMBER([.F49]);IF([.F49]&gt;0;&quot; &quot;;ABS([.F$2]));&quot; &quot;)" office:value-type="string" office:string-value=" ">
            <text:p><text:s/></text:p>
          </table:table-cell>
          <table:table-cell table:style-name="ce18" table:formula="of:=IF(ISNUMBER([.G49]);IF([.G49]&gt;0;&quot; &quot;;ABS([.G$2]));&quot; &quot;)" office:value-type="string" office:string-value=" ">
            <text:p><text:s/></text:p>
          </table:table-cell>
          <table:table-cell table:style-name="ce18" table:formula="of:=IF(ISNUMBER([.H49]);IF([.H49]&gt;0;&quot; &quot;;ABS([.H$2]));&quot; &quot;)" office:value-type="float" office:value="20">
            <text:p>20</text:p>
          </table:table-cell>
          <table:table-cell table:style-name="ce18" table:formula="of:=IF(ISNUMBER([.I49]);IF([.I49]&gt;0;&quot; &quot;;ABS([.I$2]));&quot; &quot;)" office:value-type="float" office:value="20">
            <text:p>20</text:p>
          </table:table-cell>
          <table:table-cell table:style-name="ce18" table:formula="of:=IF(ISNUMBER([.J49]);IF([.J49]&gt;0;&quot; &quot;;ABS([.J$2]));&quot; &quot;)" office:value-type="string" office:string-value=" ">
            <text:p><text:s/></text:p>
          </table:table-cell>
          <table:table-cell table:style-name="ce18" table:formula="of:=IF(ISNUMBER([.K49]);IF([.K49]&gt;0;&quot; &quot;;ABS([.K$2]));&quot; &quot;)" office:value-type="string" office:string-value=" ">
            <text:p><text:s/></text:p>
          </table:table-cell>
          <table:table-cell table:style-name="ce18" table:formula="of:=IF(ISNUMBER([.L49]);IF([.L49]&gt;0;&quot; &quot;;ABS([.L$2]));&quot; &quot;)" office:value-type="string" office:string-value=" ">
            <text:p><text:s/></text:p>
          </table:table-cell>
          <table:table-cell table:style-name="ce18" table:formula="of:=IF(ISNUMBER([.M49]);IF([.M49]&gt;0;&quot; &quot;;ABS([.M$2]));&quot; &quot;)" office:value-type="string" office:string-value=" ">
            <text:p><text:s/></text:p>
          </table:table-cell>
          <table:table-cell table:style-name="ce18" table:formula="of:=IF(ISNUMBER([.N49]);IF([.N49]&gt;0;&quot; &quot;;ABS([.N$2]));&quot; &quot;)" office:value-type="string" office:string-value=" ">
            <text:p><text:s/></text:p>
          </table:table-cell>
          <table:table-cell table:style-name="ce18" table:formula="of:=IF(ISNUMBER([.O49]);IF([.O49]&gt;0;&quot; &quot;;ABS([.O$2]));&quot; &quot;)" office:value-type="string" office:string-value=" ">
            <text:p><text:s/></text:p>
          </table:table-cell>
          <table:table-cell table:style-name="ce18" table:formula="of:=IF(ISNUMBER([.P49]);IF([.P49]&gt;0;&quot; &quot;;ABS([.P$2]));&quot; &quot;)" office:value-type="string" office:string-value=" ">
            <text:p><text:s/></text:p>
          </table:table-cell>
          <table:table-cell table:style-name="ce18" table:formula="of:=IF(ISNUMBER([.Q49]);IF([.Q49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49]);IF([.S49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49]);IF([.U49]&gt;0;&quot; &quot;;ABS([.U$2]));&quot; &quot;)" office:value-type="string" office:string-value=" ">
            <text:p><text:s/></text:p>
          </table:table-cell>
          <table:table-cell table:style-name="ce18" table:formula="of:=IF(ISNUMBER([.V49]);IF([.V49]&gt;0;&quot; &quot;;ABS([.V$2]));&quot; &quot;)" office:value-type="string" office:string-value=" ">
            <text:p><text:s/></text:p>
          </table:table-cell>
          <table:table-cell table:style-name="ce18" table:formula="of:=IF(ISNUMBER([.W49]);IF([.W49]&gt;0;&quot; &quot;;ABS([.W$2]));&quot; &quot;)" office:value-type="string" office:string-value=" ">
            <text:p><text:s/></text:p>
          </table:table-cell>
          <table:table-cell table:style-name="ce18" table:formula="of:=IF(ISNUMBER([.X49]);IF([.X49]&gt;0;&quot; &quot;;ABS([.X$2]));&quot; &quot;)" office:value-type="string" office:string-value=" ">
            <text:p><text:s/></text:p>
          </table:table-cell>
          <table:table-cell table:style-name="ce18" table:formula="of:=IF(ISNUMBER([.Y49]);IF([.Y49]&gt;0;&quot; &quot;;ABS([.Y$2]));&quot; &quot;)" office:value-type="string" office:string-value=" ">
            <text:p><text:s/></text:p>
          </table:table-cell>
          <table:table-cell table:style-name="ce18" table:formula="of:=IF(ISNUMBER([.Z49]);IF([.Z49]&gt;0;&quot; &quot;;ABS([.Z$2]));&quot; &quot;)" office:value-type="string" office:string-value=" ">
            <text:p><text:s/></text:p>
          </table:table-cell>
          <table:table-cell table:style-name="ce18" table:formula="of:=IF(ISNUMBER([.AA49]);IF([.AA49]&gt;0;&quot; &quot;;ABS([.AA$2]));&quot; &quot;)" office:value-type="string" office:string-value=" ">
            <text:p><text:s/></text:p>
          </table:table-cell>
          <table:table-cell table:style-name="ce18" table:formula="of:=IF(ISNUMBER([.AB49]);IF([.AB49]&gt;0;&quot; &quot;;ABS([.AB$2]));&quot; &quot;)" office:value-type="string" office:string-value=" ">
            <text:p><text:s/></text:p>
          </table:table-cell>
          <table:table-cell table:style-name="ce18" table:formula="of:=IF(ISNUMBER([.AC49]);IF([.AC49]&gt;0;&quot; &quot;;ABS([.AC$2]));&quot; &quot;)" office:value-type="string" office:string-value=" ">
            <text:p><text:s/></text:p>
          </table:table-cell>
          <table:table-cell table:style-name="ce18" table:formula="of:=IF(ISNUMBER([.AD49]);IF([.AD49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49]);IF([.AL49]&gt;0;&quot; &quot;;ABS([.AL$2]));&quot; &quot;)" office:value-type="string" office:string-value=" ">
            <text:p><text:s/></text:p>
          </table:table-cell>
          <table:table-cell table:style-name="ce18" table:formula="of:=IF(ISNUMBER([.AM49]);IF([.AM49]&gt;0;&quot; &quot;;ABS([.AM$2]));&quot; &quot;)" office:value-type="string" office:string-value=" ">
            <text:p><text:s/></text:p>
          </table:table-cell>
          <table:table-cell table:style-name="ce18" table:formula="of:=IF(ISNUMBER([.AN49]);IF([.AN49]&gt;0;&quot; &quot;;ABS([.AN$2]));&quot; &quot;)" office:value-type="string" office:string-value=" ">
            <text:p><text:s/></text:p>
          </table:table-cell>
          <table:table-cell table:style-name="ce18" table:formula="of:=IF(ISNUMBER([.AO49]);IF([.AO49]&gt;0;&quot; &quot;;ABS([.AO$2]));&quot; &quot;)" office:value-type="string" office:string-value=" ">
            <text:p><text:s/></text:p>
          </table:table-cell>
          <table:table-cell table:style-name="ce18" table:formula="of:=IF(ISNUMBER([.AP49]);IF([.AP49]&gt;0;&quot; &quot;;ABS([.AP$2]));&quot; &quot;)" office:value-type="string" office:string-value=" ">
            <text:p><text:s/></text:p>
          </table:table-cell>
          <table:table-cell table:style-name="ce18" table:formula="of:=IF(ISNUMBER([.AQ49]);IF([.AQ49]&gt;0;&quot; &quot;;ABS([.AQ$2]));&quot; &quot;)" office:value-type="string" office:string-value=" ">
            <text:p><text:s/></text:p>
          </table:table-cell>
          <table:table-cell table:style-name="ce18" table:formula="of:=IF(ISNUMBER([.AR49]);IF([.AR49]&gt;0;&quot; &quot;;ABS([.AR$2]));&quot; &quot;)" office:value-type="string" office:string-value=" ">
            <text:p><text:s/></text:p>
          </table:table-cell>
          <table:table-cell table:style-name="ce18" table:formula="of:=IF(ISNUMBER([.AS49]);IF([.AS49]&gt;0;&quot; &quot;;ABS([.AS$2]));&quot; &quot;)" office:value-type="string" office:string-value=" ">
            <text:p><text:s/></text:p>
          </table:table-cell>
          <table:table-cell table:style-name="ce18" table:formula="of:=IF(ISNUMBER([.AT49]);IF([.AT49]&gt;0;&quot; &quot;;ABS([.AT$2]));&quot; &quot;)" office:value-type="string" office:string-value=" ">
            <text:p><text:s/></text:p>
          </table:table-cell>
          <table:table-cell table:style-name="ce18" table:formula="of:=IF(ISNUMBER([.AU49]);IF([.AU49]&gt;0;&quot; &quot;;ABS([.AU$2]));&quot; &quot;)" office:value-type="string" office:string-value=" ">
            <text:p><text:s/></text:p>
          </table:table-cell>
          <table:table-cell table:style-name="ce18" table:formula="of:=IF(ISNUMBER([.AV49]);IF([.AV49]&gt;0;&quot; &quot;;ABS([.AV$2]));&quot; &quot;)" office:value-type="string" office:string-value=" ">
            <text:p><text:s/></text:p>
          </table:table-cell>
          <table:table-cell table:style-name="ce18" table:formula="of:=IF(ISNUMBER([.AW49]);IF([.AW49]&gt;0;&quot; &quot;;ABS([.AW$2]));&quot; &quot;)" office:value-type="string" office:string-value=" ">
            <text:p><text:s/></text:p>
          </table:table-cell>
          <table:table-cell table:style-name="ce18" table:formula="of:=IF(ISNUMBER([.AX49]);IF([.AX49]&gt;0;&quot; &quot;;ABS([.AX$2]));&quot; &quot;)" office:value-type="string" office:string-value=" ">
            <text:p><text:s/></text:p>
          </table:table-cell>
          <table:table-cell table:style-name="ce18" table:formula="of:=IF(ISNUMBER([.AY49]);IF([.AY49]&gt;0;&quot; &quot;;ABS([.AY$2]));&quot; &quot;)" office:value-type="string" office:string-value=" ">
            <text:p><text:s/></text:p>
          </table:table-cell>
          <table:table-cell table:style-name="ce18" table:formula="of:=IF(ISNUMBER([.AZ49]);IF([.AZ49]&gt;0;&quot; &quot;;ABS([.AZ$2]));&quot; &quot;)" office:value-type="float" office:value="20">
            <text:p>20</text:p>
          </table:table-cell>
          <table:table-cell table:style-name="ce18" table:formula="of:=IF(ISNUMBER([.BA49]);IF([.BA49]&gt;0;&quot; &quot;;ABS([.BA$2]));&quot; &quot;)" office:value-type="string" office:string-value=" ">
            <text:p><text:s/></text:p>
          </table:table-cell>
          <table:table-cell table:style-name="ce18" table:formula="of:=IF(ISNUMBER([.BB49]);IF([.BB49]&gt;0;&quot; &quot;;ABS([.BB$2]));&quot; &quot;)" office:value-type="string" office:string-value=" ">
            <text:p><text:s/></text:p>
          </table:table-cell>
          <table:table-cell table:style-name="ce18" table:formula="of:=IF(ISNUMBER([.BC49]);IF([.BC49]&gt;0;&quot; &quot;;ABS([.BC$2]));&quot; &quot;)" office:value-type="string" office:string-value=" ">
            <text:p><text:s/></text:p>
          </table:table-cell>
          <table:table-cell table:style-name="ce18" table:formula="of:=IF(ISNUMBER([.BD49]);IF([.BD49]&gt;0;&quot; &quot;;ABS([.BD$2]));&quot; &quot;)" office:value-type="string" office:string-value=" ">
            <text:p><text:s/></text:p>
          </table:table-cell>
          <table:table-cell table:style-name="ce18" table:formula="of:=IF(ISNUMBER([.BE49]);IF([.BE49]&gt;0;&quot; &quot;;ABS([.BE$2]));&quot; &quot;)" office:value-type="string" office:string-value=" ">
            <text:p><text:s/></text:p>
          </table:table-cell>
          <table:table-cell table:style-name="ce18" table:formula="of:=IF(ISNUMBER([.BF49]);IF([.BF49]&gt;0;&quot; &quot;;ABS([.BF$2]));&quot; &quot;)" office:value-type="string" office:string-value=" ">
            <text:p><text:s/></text:p>
          </table:table-cell>
          <table:table-cell table:style-name="ce18" table:formula="of:=IF(ISNUMBER([.BG49]);IF([.BG49]&gt;0;&quot; &quot;;ABS([.BG$2]));&quot; &quot;)" office:value-type="string" office:string-value=" ">
            <text:p><text:s/></text:p>
          </table:table-cell>
          <table:table-cell table:style-name="ce18" table:formula="of:=IF(ISNUMBER([.BH49]);IF([.BH49]&gt;0;&quot; &quot;;ABS([.BH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J49]+[.BJ50]" office:value-type="float" office:value="120">
            <text:p>120</text:p>
          </table:table-cell>
          <table:table-cell table:style-name="ce65" table:formula="of:=[.BK49]+[.BK50]" office:value-type="float" office:value="75">
            <text:p>75</text:p>
          </table:table-cell>
          <table:table-cell table:style-name="ce68" table:formula="of:=[.BJ51]/[.BK51]" office:value-type="float" office:value="1.6">
            <text:p>1,6</text:p>
          </table:table-cell>
          <table:table-cell table:style-name="ce68" table:number-columns-repeated="960"/>
        </table:table-row>
        <table:table-row table:style-name="ro4">
          <table:table-cell table:style-name="ce11" office:value-type="string">
            <text:p>Wyrmic</text:p>
          </table:table-cell>
          <table:table-cell table:style-name="ce22" office:value-type="float" office:value="0.9">
            <text:p>0,9</text:p>
          </table:table-cell>
          <table:table-cell table:style-name="ce17"/>
          <table:table-cell table:style-name="ce22" office:value-type="float" office:value="-0.9">
            <text:p>-0,9</text:p>
          </table:table-cell>
          <table:table-cell table:number-columns-repeated="3" table:style-name="ce17"/>
          <table:table-cell table:style-name="ce17" office:value-type="float" office:value="-1">
            <text:p>-1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5" table:style-name="ce17"/>
          <table:table-cell table:number-columns-repeated="2" table:style-name="ce31"/>
          <table:table-cell table:style-name="ce31"/>
          <table:table-cell table:style-name="ce31"/>
          <table:table-cell table:style-name="ce31"/>
          <table:table-cell table:number-columns-repeated="10" table:style-name="ce31"/>
          <table:table-cell table:style-name="ce31" table:number-columns-repeated="7"/>
          <table:table-cell table:number-columns-repeated="2" table:style-name="ce42"/>
          <table:table-cell table:style-name="ce43" office:value-type="float" office:value="-1">
            <text:p>-1</text:p>
          </table:table-cell>
          <table:table-cell table:number-columns-repeated="2" table:style-name="ce42"/>
          <table:table-cell table:style-name="ce50" office:value-type="float" office:value="1.2">
            <text:p>1,2</text:p>
          </table:table-cell>
          <table:table-cell table:number-columns-repeated="3" table:style-name="ce50" office:value-type="float" office:value="1.3">
            <text:p>1,3</text:p>
          </table:table-cell>
          <table:table-cell table:number-columns-repeated="6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H$2];&quot;&gt;0&quot;;[.$B53:.$BH53])" office:value-type="float" office:value="100">
            <text:p>100</text:p>
          </table:table-cell>
          <table:table-cell table:style-name="ce64" table:formula="of:=SUMIF([.$B$2:.$BH$2];&quot;&lt;0&quot;;[.$B53:.$BH53])" office:value-type="float" office:value="55">
            <text:p>55</text:p>
          </table:table-cell>
          <table:table-cell table:style-name="ce67" table:formula="of:=[.BJ52]/[.BK52]" office:value-type="float" office:value="1.81818181818182">
            <text:p>1,82</text:p>
          </table:table-cell>
          <table:table-cell table:style-name="ce67"/>
          <table:table-cell table:style-name="ce67" table:number-matrix-columns-spanned="1" table:number-matrix-rows-spanned="1" table:formula="of:=SUM(ABS([.B52:.BE52]))" office:value-type="float" office:value="10.9">
            <text:p>10,9</text:p>
          </table:table-cell>
          <table:table-cell table:style-name="ce67" table:number-columns-repeated="958"/>
        </table:table-row>
        <table:table-row table:style-name="ro4">
          <table:table-cell/>
          <table:table-cell table:style-name="ce18" table:formula="of:=IF(ISNUMBER([.B52]);IF([.B52]&gt;0;ABS([.B$2]);&quot; &quot;);&quot; &quot;)" office:value-type="float" office:value="20">
            <text:p>20</text:p>
          </table:table-cell>
          <table:table-cell table:style-name="ce18" table:formula="of:=IF(ISNUMBER([.C52]);IF([.C52]&gt;0;ABS([.C$2]);&quot; &quot;);&quot; &quot;)" office:value-type="string" office:string-value=" ">
            <text:p><text:s/></text:p>
          </table:table-cell>
          <table:table-cell table:style-name="ce18" table:formula="of:=IF(ISNUMBER([.D52]);IF([.D52]&gt;0;ABS([.D$2]);&quot; &quot;);&quot; &quot;)" office:value-type="string" office:string-value=" ">
            <text:p><text:s/></text:p>
          </table:table-cell>
          <table:table-cell table:style-name="ce18" table:formula="of:=IF(ISNUMBER([.E52]);IF([.E52]&gt;0;ABS([.E$2]);&quot; &quot;);&quot; &quot;)" office:value-type="string" office:string-value=" ">
            <text:p><text:s/></text:p>
          </table:table-cell>
          <table:table-cell table:style-name="ce18" table:formula="of:=IF(ISNUMBER([.F52]);IF([.F52]&gt;0;ABS([.F$2]);&quot; &quot;);&quot; &quot;)" office:value-type="string" office:string-value=" ">
            <text:p><text:s/></text:p>
          </table:table-cell>
          <table:table-cell table:style-name="ce18" table:formula="of:=IF(ISNUMBER([.G52]);IF([.G52]&gt;0;ABS([.G$2]);&quot; &quot;);&quot; &quot;)" office:value-type="string" office:string-value=" ">
            <text:p><text:s/></text:p>
          </table:table-cell>
          <table:table-cell table:style-name="ce18" table:formula="of:=IF(ISNUMBER([.H52]);IF([.H52]&gt;0;ABS([.H$2]);&quot; &quot;);&quot; &quot;)" office:value-type="string" office:string-value=" ">
            <text:p><text:s/></text:p>
          </table:table-cell>
          <table:table-cell table:style-name="ce18" table:formula="of:=IF(ISNUMBER([.I52]);IF([.I52]&gt;0;ABS([.I$2]);&quot; &quot;);&quot; &quot;)" office:value-type="float" office:value="20">
            <text:p>20</text:p>
          </table:table-cell>
          <table:table-cell table:style-name="ce18" table:formula="of:=IF(ISNUMBER([.J52]);IF([.J52]&gt;0;ABS([.J$2]);&quot; &quot;);&quot; &quot;)" office:value-type="float" office:value="35">
            <text:p>35</text:p>
          </table:table-cell>
          <table:table-cell table:style-name="ce18" table:formula="of:=IF(ISNUMBER([.K52]);IF([.K52]&gt;0;ABS([.K$2]);&quot; &quot;);&quot; &quot;)" office:value-type="string" office:string-value=" ">
            <text:p><text:s/></text:p>
          </table:table-cell>
          <table:table-cell table:style-name="ce18" table:formula="of:=IF(ISNUMBER([.L52]);IF([.L52]&gt;0;ABS([.L$2]);&quot; &quot;);&quot; &quot;)" office:value-type="string" office:string-value=" ">
            <text:p><text:s/></text:p>
          </table:table-cell>
          <table:table-cell table:style-name="ce18" table:formula="of:=IF(ISNUMBER([.M52]);IF([.M52]&gt;0;ABS([.M$2]);&quot; &quot;);&quot; &quot;)" office:value-type="string" office:string-value=" ">
            <text:p><text:s/></text:p>
          </table:table-cell>
          <table:table-cell table:style-name="ce18" table:formula="of:=IF(ISNUMBER([.N52]);IF([.N52]&gt;0;ABS([.N$2]);&quot; &quot;);&quot; &quot;)" office:value-type="string" office:string-value=" ">
            <text:p><text:s/></text:p>
          </table:table-cell>
          <table:table-cell table:style-name="ce18" table:formula="of:=IF(ISNUMBER([.O52]);IF([.O52]&gt;0;ABS([.O$2]);&quot; &quot;);&quot; &quot;)" office:value-type="string" office:string-value=" ">
            <text:p><text:s/></text:p>
          </table:table-cell>
          <table:table-cell table:style-name="ce18" table:formula="of:=IF(ISNUMBER([.P52]);IF([.P52]&gt;0;ABS([.P$2]);&quot; &quot;);&quot; &quot;)" office:value-type="string" office:string-value=" ">
            <text:p><text:s/></text:p>
          </table:table-cell>
          <table:table-cell table:style-name="ce18" table:formula="of:=IF(ISNUMBER([.Q52]);IF([.Q52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52]);IF([.S52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52]);IF([.U52]&gt;0;ABS([.U$2]);&quot; &quot;);&quot; &quot;)" office:value-type="string" office:string-value=" ">
            <text:p><text:s/></text:p>
          </table:table-cell>
          <table:table-cell table:style-name="ce18" table:formula="of:=IF(ISNUMBER([.V52]);IF([.V52]&gt;0;ABS([.V$2]);&quot; &quot;);&quot; &quot;)" office:value-type="string" office:string-value=" ">
            <text:p><text:s/></text:p>
          </table:table-cell>
          <table:table-cell table:style-name="ce18" table:formula="of:=IF(ISNUMBER([.W52]);IF([.W52]&gt;0;ABS([.W$2]);&quot; &quot;);&quot; &quot;)" office:value-type="string" office:string-value=" ">
            <text:p><text:s/></text:p>
          </table:table-cell>
          <table:table-cell table:style-name="ce18" table:formula="of:=IF(ISNUMBER([.X52]);IF([.X52]&gt;0;ABS([.X$2]);&quot; &quot;);&quot; &quot;)" office:value-type="string" office:string-value=" ">
            <text:p><text:s/></text:p>
          </table:table-cell>
          <table:table-cell table:style-name="ce18" table:formula="of:=IF(ISNUMBER([.Y52]);IF([.Y52]&gt;0;ABS([.Y$2]);&quot; &quot;);&quot; &quot;)" office:value-type="string" office:string-value=" ">
            <text:p><text:s/></text:p>
          </table:table-cell>
          <table:table-cell table:style-name="ce18" table:formula="of:=IF(ISNUMBER([.Z52]);IF([.Z52]&gt;0;ABS([.Z$2]);&quot; &quot;);&quot; &quot;)" office:value-type="string" office:string-value=" ">
            <text:p><text:s/></text:p>
          </table:table-cell>
          <table:table-cell table:style-name="ce18" table:formula="of:=IF(ISNUMBER([.AA52]);IF([.AA52]&gt;0;ABS([.AA$2]);&quot; &quot;);&quot; &quot;)" office:value-type="string" office:string-value=" ">
            <text:p><text:s/></text:p>
          </table:table-cell>
          <table:table-cell table:style-name="ce18" table:formula="of:=IF(ISNUMBER([.AB52]);IF([.AB52]&gt;0;ABS([.AB$2]);&quot; &quot;);&quot; &quot;)" office:value-type="string" office:string-value=" ">
            <text:p><text:s/></text:p>
          </table:table-cell>
          <table:table-cell table:style-name="ce18" table:formula="of:=IF(ISNUMBER([.AC52]);IF([.AC52]&gt;0;ABS([.AC$2]);&quot; &quot;);&quot; &quot;)" office:value-type="string" office:string-value=" ">
            <text:p><text:s/></text:p>
          </table:table-cell>
          <table:table-cell table:style-name="ce18" table:formula="of:=IF(ISNUMBER([.AD52]);IF([.AD52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52]);IF([.AL52]&gt;0;ABS([.AL$2]);&quot; &quot;);&quot; &quot;)" office:value-type="string" office:string-value=" ">
            <text:p><text:s/></text:p>
          </table:table-cell>
          <table:table-cell table:style-name="ce18" table:formula="of:=IF(ISNUMBER([.AM52]);IF([.AM52]&gt;0;ABS([.AM$2]);&quot; &quot;);&quot; &quot;)" office:value-type="string" office:string-value=" ">
            <text:p><text:s/></text:p>
          </table:table-cell>
          <table:table-cell table:style-name="ce18" table:formula="of:=IF(ISNUMBER([.AN52]);IF([.AN52]&gt;0;ABS([.AN$2]);&quot; &quot;);&quot; &quot;)" office:value-type="string" office:string-value=" ">
            <text:p><text:s/></text:p>
          </table:table-cell>
          <table:table-cell table:style-name="ce18" table:formula="of:=IF(ISNUMBER([.AO52]);IF([.AO52]&gt;0;ABS([.AO$2]);&quot; &quot;);&quot; &quot;)" office:value-type="string" office:string-value=" ">
            <text:p><text:s/></text:p>
          </table:table-cell>
          <table:table-cell table:style-name="ce18" table:formula="of:=IF(ISNUMBER([.AP52]);IF([.AP52]&gt;0;ABS([.AP$2]);&quot; &quot;);&quot; &quot;)" office:value-type="string" office:string-value=" ">
            <text:p><text:s/></text:p>
          </table:table-cell>
          <table:table-cell table:style-name="ce18" table:formula="of:=IF(ISNUMBER([.AQ52]);IF([.AQ52]&gt;0;ABS([.AQ$2]);&quot; &quot;);&quot; &quot;)" office:value-type="float" office:value="20">
            <text:p>20</text:p>
          </table:table-cell>
          <table:table-cell table:style-name="ce18" table:formula="of:=IF(ISNUMBER([.AR52]);IF([.AR52]&gt;0;ABS([.AR$2]);&quot; &quot;);&quot; &quot;)" office:value-type="float" office:value="20">
            <text:p>20</text:p>
          </table:table-cell>
          <table:table-cell table:style-name="ce18" table:formula="of:=IF(ISNUMBER([.AS52]);IF([.AS52]&gt;0;ABS([.AS$2]);&quot; &quot;);&quot; &quot;)" office:value-type="float" office:value="20">
            <text:p>20</text:p>
          </table:table-cell>
          <table:table-cell table:style-name="ce18" table:formula="of:=IF(ISNUMBER([.AT52]);IF([.AT52]&gt;0;ABS([.AT$2]);&quot; &quot;);&quot; &quot;)" office:value-type="float" office:value="20">
            <text:p>20</text:p>
          </table:table-cell>
          <table:table-cell table:style-name="ce18" table:formula="of:=IF(ISNUMBER([.AU52]);IF([.AU52]&gt;0;ABS([.AU$2]);&quot; &quot;);&quot; &quot;)" office:value-type="string" office:string-value=" ">
            <text:p><text:s/></text:p>
          </table:table-cell>
          <table:table-cell table:style-name="ce18" table:formula="of:=IF(ISNUMBER([.AV52]);IF([.AV52]&gt;0;ABS([.AV$2]);&quot; &quot;);&quot; &quot;)" office:value-type="string" office:string-value=" ">
            <text:p><text:s/></text:p>
          </table:table-cell>
          <table:table-cell table:style-name="ce18" table:formula="of:=IF(ISNUMBER([.AW52]);IF([.AW52]&gt;0;ABS([.AW$2]);&quot; &quot;);&quot; &quot;)" office:value-type="string" office:string-value=" ">
            <text:p><text:s/></text:p>
          </table:table-cell>
          <table:table-cell table:style-name="ce18" table:formula="of:=IF(ISNUMBER([.AX52]);IF([.AX52]&gt;0;ABS([.AX$2]);&quot; &quot;);&quot; &quot;)" office:value-type="string" office:string-value=" ">
            <text:p><text:s/></text:p>
          </table:table-cell>
          <table:table-cell table:style-name="ce18" table:formula="of:=IF(ISNUMBER([.AY52]);IF([.AY52]&gt;0;ABS([.AY$2]);&quot; &quot;);&quot; &quot;)" office:value-type="string" office:string-value=" ">
            <text:p><text:s/></text:p>
          </table:table-cell>
          <table:table-cell table:style-name="ce18" table:formula="of:=IF(ISNUMBER([.AZ52]);IF([.AZ52]&gt;0;ABS([.AZ$2]);&quot; &quot;);&quot; &quot;)" office:value-type="string" office:string-value=" ">
            <text:p><text:s/></text:p>
          </table:table-cell>
          <table:table-cell table:style-name="ce18" table:formula="of:=IF(ISNUMBER([.BA52]);IF([.BA52]&gt;0;ABS([.BA$2]);&quot; &quot;);&quot; &quot;)" office:value-type="string" office:string-value=" ">
            <text:p><text:s/></text:p>
          </table:table-cell>
          <table:table-cell table:style-name="ce18" table:formula="of:=IF(ISNUMBER([.BB52]);IF([.BB52]&gt;0;ABS([.BB$2]);&quot; &quot;);&quot; &quot;)" office:value-type="string" office:string-value=" ">
            <text:p><text:s/></text:p>
          </table:table-cell>
          <table:table-cell table:style-name="ce18" table:formula="of:=IF(ISNUMBER([.BC52]);IF([.BC52]&gt;0;ABS([.BC$2]);&quot; &quot;);&quot; &quot;)" office:value-type="string" office:string-value=" ">
            <text:p><text:s/></text:p>
          </table:table-cell>
          <table:table-cell table:style-name="ce18" table:formula="of:=IF(ISNUMBER([.BD52]);IF([.BD52]&gt;0;ABS([.BD$2]);&quot; &quot;);&quot; &quot;)" office:value-type="string" office:string-value=" ">
            <text:p><text:s/></text:p>
          </table:table-cell>
          <table:table-cell table:style-name="ce18" table:formula="of:=IF(ISNUMBER([.BE52]);IF([.BE52]&gt;0;ABS([.BE$2]);&quot; &quot;);&quot; &quot;)" office:value-type="string" office:string-value=" ">
            <text:p><text:s/></text:p>
          </table:table-cell>
          <table:table-cell table:style-name="ce18" table:formula="of:=IF(ISNUMBER([.BF52]);IF([.BF52]&gt;0;ABS([.BF$2]);&quot; &quot;);&quot; &quot;)" office:value-type="string" office:string-value=" ">
            <text:p><text:s/></text:p>
          </table:table-cell>
          <table:table-cell table:style-name="ce18" table:formula="of:=IF(ISNUMBER([.BG52]);IF([.BG52]&gt;0;ABS([.BG$2]);&quot; &quot;);&quot; &quot;)" office:value-type="string" office:string-value=" ">
            <text:p><text:s/></text:p>
          </table:table-cell>
          <table:table-cell table:style-name="ce18" table:formula="of:=IF(ISNUMBER([.BH52]);IF([.BH52]&gt;0;ABS([.BH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H$2];&quot;&gt;0&quot;;[.$B54:.$BH54])" office:value-type="float" office:value="40">
            <text:p>40</text:p>
          </table:table-cell>
          <table:table-cell table:style-name="ce65" table:formula="of:=SUMIF([.$B$2:.$BH$2];&quot;&lt;0&quot;;[.$B54:.$BH54])" office:value-type="float" office:value="20">
            <text:p>20</text:p>
          </table:table-cell>
          <table:table-cell table:style-name="ce68" table:formula="of:=[.BJ53]/[.BK53]" office:value-type="float" office:value="2">
            <text:p>2</text:p>
          </table:table-cell>
          <table:table-cell table:style-name="ce68" table:number-columns-repeated="2"/>
          <table:table-cell table:number-columns-repeated="958"/>
        </table:table-row>
        <table:table-row table:style-name="ro4">
          <table:table-cell/>
          <table:table-cell table:style-name="ce18" table:formula="of:=IF(ISNUMBER([.B52]);IF([.B52]&gt;0;&quot; &quot;;ABS([.B$2]));&quot; &quot;)" office:value-type="string" office:string-value=" ">
            <text:p><text:s/></text:p>
          </table:table-cell>
          <table:table-cell table:style-name="ce18" table:formula="of:=IF(ISNUMBER([.C52]);IF([.C52]&gt;0;&quot; &quot;;ABS([.C$2]));&quot; &quot;)" office:value-type="string" office:string-value=" ">
            <text:p><text:s/></text:p>
          </table:table-cell>
          <table:table-cell table:style-name="ce18" table:formula="of:=IF(ISNUMBER([.D52]);IF([.D52]&gt;0;&quot; &quot;;ABS([.D$2]));&quot; &quot;)" office:value-type="float" office:value="20">
            <text:p>20</text:p>
          </table:table-cell>
          <table:table-cell table:style-name="ce18" table:formula="of:=IF(ISNUMBER([.E52]);IF([.E52]&gt;0;&quot; &quot;;ABS([.E$2]));&quot; &quot;)" office:value-type="string" office:string-value=" ">
            <text:p><text:s/></text:p>
          </table:table-cell>
          <table:table-cell table:style-name="ce18" table:formula="of:=IF(ISNUMBER([.F52]);IF([.F52]&gt;0;&quot; &quot;;ABS([.F$2]));&quot; &quot;)" office:value-type="string" office:string-value=" ">
            <text:p><text:s/></text:p>
          </table:table-cell>
          <table:table-cell table:style-name="ce18" table:formula="of:=IF(ISNUMBER([.G52]);IF([.G52]&gt;0;&quot; &quot;;ABS([.G$2]));&quot; &quot;)" office:value-type="string" office:string-value=" ">
            <text:p><text:s/></text:p>
          </table:table-cell>
          <table:table-cell table:style-name="ce18" table:formula="of:=IF(ISNUMBER([.H52]);IF([.H52]&gt;0;&quot; &quot;;ABS([.H$2]));&quot; &quot;)" office:value-type="float" office:value="20">
            <text:p>20</text:p>
          </table:table-cell>
          <table:table-cell table:style-name="ce18" table:formula="of:=IF(ISNUMBER([.I52]);IF([.I52]&gt;0;&quot; &quot;;ABS([.I$2]));&quot; &quot;)" office:value-type="string" office:string-value=" ">
            <text:p><text:s/></text:p>
          </table:table-cell>
          <table:table-cell table:style-name="ce18" table:formula="of:=IF(ISNUMBER([.J52]);IF([.J52]&gt;0;&quot; &quot;;ABS([.J$2]));&quot; &quot;)" office:value-type="string" office:string-value=" ">
            <text:p><text:s/></text:p>
          </table:table-cell>
          <table:table-cell table:style-name="ce18" table:formula="of:=IF(ISNUMBER([.K52]);IF([.K52]&gt;0;&quot; &quot;;ABS([.K$2]));&quot; &quot;)" office:value-type="string" office:string-value=" ">
            <text:p><text:s/></text:p>
          </table:table-cell>
          <table:table-cell table:style-name="ce18" table:formula="of:=IF(ISNUMBER([.L52]);IF([.L52]&gt;0;&quot; &quot;;ABS([.L$2]));&quot; &quot;)" office:value-type="string" office:string-value=" ">
            <text:p><text:s/></text:p>
          </table:table-cell>
          <table:table-cell table:style-name="ce18" table:formula="of:=IF(ISNUMBER([.M52]);IF([.M52]&gt;0;&quot; &quot;;ABS([.M$2]));&quot; &quot;)" office:value-type="string" office:string-value=" ">
            <text:p><text:s/></text:p>
          </table:table-cell>
          <table:table-cell table:style-name="ce18" table:formula="of:=IF(ISNUMBER([.N52]);IF([.N52]&gt;0;&quot; &quot;;ABS([.N$2]));&quot; &quot;)" office:value-type="string" office:string-value=" ">
            <text:p><text:s/></text:p>
          </table:table-cell>
          <table:table-cell table:style-name="ce18" table:formula="of:=IF(ISNUMBER([.O52]);IF([.O52]&gt;0;&quot; &quot;;ABS([.O$2]));&quot; &quot;)" office:value-type="string" office:string-value=" ">
            <text:p><text:s/></text:p>
          </table:table-cell>
          <table:table-cell table:style-name="ce18" table:formula="of:=IF(ISNUMBER([.P52]);IF([.P52]&gt;0;&quot; &quot;;ABS([.P$2]));&quot; &quot;)" office:value-type="string" office:string-value=" ">
            <text:p><text:s/></text:p>
          </table:table-cell>
          <table:table-cell table:style-name="ce18" table:formula="of:=IF(ISNUMBER([.Q52]);IF([.Q52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52]);IF([.S52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52]);IF([.U52]&gt;0;&quot; &quot;;ABS([.U$2]));&quot; &quot;)" office:value-type="string" office:string-value=" ">
            <text:p><text:s/></text:p>
          </table:table-cell>
          <table:table-cell table:style-name="ce18" table:formula="of:=IF(ISNUMBER([.V52]);IF([.V52]&gt;0;&quot; &quot;;ABS([.V$2]));&quot; &quot;)" office:value-type="string" office:string-value=" ">
            <text:p><text:s/></text:p>
          </table:table-cell>
          <table:table-cell table:style-name="ce18" table:formula="of:=IF(ISNUMBER([.W52]);IF([.W52]&gt;0;&quot; &quot;;ABS([.W$2]));&quot; &quot;)" office:value-type="string" office:string-value=" ">
            <text:p><text:s/></text:p>
          </table:table-cell>
          <table:table-cell table:style-name="ce18" table:formula="of:=IF(ISNUMBER([.X52]);IF([.X52]&gt;0;&quot; &quot;;ABS([.X$2]));&quot; &quot;)" office:value-type="string" office:string-value=" ">
            <text:p><text:s/></text:p>
          </table:table-cell>
          <table:table-cell table:style-name="ce18" table:formula="of:=IF(ISNUMBER([.Y52]);IF([.Y52]&gt;0;&quot; &quot;;ABS([.Y$2]));&quot; &quot;)" office:value-type="string" office:string-value=" ">
            <text:p><text:s/></text:p>
          </table:table-cell>
          <table:table-cell table:style-name="ce18" table:formula="of:=IF(ISNUMBER([.Z52]);IF([.Z52]&gt;0;&quot; &quot;;ABS([.Z$2]));&quot; &quot;)" office:value-type="string" office:string-value=" ">
            <text:p><text:s/></text:p>
          </table:table-cell>
          <table:table-cell table:style-name="ce18" table:formula="of:=IF(ISNUMBER([.AA52]);IF([.AA52]&gt;0;&quot; &quot;;ABS([.AA$2]));&quot; &quot;)" office:value-type="string" office:string-value=" ">
            <text:p><text:s/></text:p>
          </table:table-cell>
          <table:table-cell table:style-name="ce18" table:formula="of:=IF(ISNUMBER([.AB52]);IF([.AB52]&gt;0;&quot; &quot;;ABS([.AB$2]));&quot; &quot;)" office:value-type="string" office:string-value=" ">
            <text:p><text:s/></text:p>
          </table:table-cell>
          <table:table-cell table:style-name="ce18" table:formula="of:=IF(ISNUMBER([.AC52]);IF([.AC52]&gt;0;&quot; &quot;;ABS([.AC$2]));&quot; &quot;)" office:value-type="string" office:string-value=" ">
            <text:p><text:s/></text:p>
          </table:table-cell>
          <table:table-cell table:style-name="ce18" table:formula="of:=IF(ISNUMBER([.AD52]);IF([.AD52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52]);IF([.AL52]&gt;0;&quot; &quot;;ABS([.AL$2]));&quot; &quot;)" office:value-type="string" office:string-value=" ">
            <text:p><text:s/></text:p>
          </table:table-cell>
          <table:table-cell table:style-name="ce18" table:formula="of:=IF(ISNUMBER([.AM52]);IF([.AM52]&gt;0;&quot; &quot;;ABS([.AM$2]));&quot; &quot;)" office:value-type="string" office:string-value=" ">
            <text:p><text:s/></text:p>
          </table:table-cell>
          <table:table-cell table:style-name="ce18" table:formula="of:=IF(ISNUMBER([.AN52]);IF([.AN52]&gt;0;&quot; &quot;;ABS([.AN$2]));&quot; &quot;)" office:value-type="float" office:value="20">
            <text:p>20</text:p>
          </table:table-cell>
          <table:table-cell table:style-name="ce18" table:formula="of:=IF(ISNUMBER([.AO52]);IF([.AO52]&gt;0;&quot; &quot;;ABS([.AO$2]));&quot; &quot;)" office:value-type="string" office:string-value=" ">
            <text:p><text:s/></text:p>
          </table:table-cell>
          <table:table-cell table:style-name="ce18" table:formula="of:=IF(ISNUMBER([.AP52]);IF([.AP52]&gt;0;&quot; &quot;;ABS([.AP$2]));&quot; &quot;)" office:value-type="string" office:string-value=" ">
            <text:p><text:s/></text:p>
          </table:table-cell>
          <table:table-cell table:style-name="ce18" table:formula="of:=IF(ISNUMBER([.AQ52]);IF([.AQ52]&gt;0;&quot; &quot;;ABS([.AQ$2]));&quot; &quot;)" office:value-type="string" office:string-value=" ">
            <text:p><text:s/></text:p>
          </table:table-cell>
          <table:table-cell table:style-name="ce18" table:formula="of:=IF(ISNUMBER([.AR52]);IF([.AR52]&gt;0;&quot; &quot;;ABS([.AR$2]));&quot; &quot;)" office:value-type="string" office:string-value=" ">
            <text:p><text:s/></text:p>
          </table:table-cell>
          <table:table-cell table:style-name="ce18" table:formula="of:=IF(ISNUMBER([.AS52]);IF([.AS52]&gt;0;&quot; &quot;;ABS([.AS$2]));&quot; &quot;)" office:value-type="string" office:string-value=" ">
            <text:p><text:s/></text:p>
          </table:table-cell>
          <table:table-cell table:style-name="ce18" table:formula="of:=IF(ISNUMBER([.AT52]);IF([.AT52]&gt;0;&quot; &quot;;ABS([.AT$2]));&quot; &quot;)" office:value-type="string" office:string-value=" ">
            <text:p><text:s/></text:p>
          </table:table-cell>
          <table:table-cell table:style-name="ce18" table:formula="of:=IF(ISNUMBER([.AU52]);IF([.AU52]&gt;0;&quot; &quot;;ABS([.AU$2]));&quot; &quot;)" office:value-type="string" office:string-value=" ">
            <text:p><text:s/></text:p>
          </table:table-cell>
          <table:table-cell table:style-name="ce18" table:formula="of:=IF(ISNUMBER([.AV52]);IF([.AV52]&gt;0;&quot; &quot;;ABS([.AV$2]));&quot; &quot;)" office:value-type="string" office:string-value=" ">
            <text:p><text:s/></text:p>
          </table:table-cell>
          <table:table-cell table:style-name="ce18" table:formula="of:=IF(ISNUMBER([.AW52]);IF([.AW52]&gt;0;&quot; &quot;;ABS([.AW$2]));&quot; &quot;)" office:value-type="string" office:string-value=" ">
            <text:p><text:s/></text:p>
          </table:table-cell>
          <table:table-cell table:style-name="ce18" table:formula="of:=IF(ISNUMBER([.AX52]);IF([.AX52]&gt;0;&quot; &quot;;ABS([.AX$2]));&quot; &quot;)" office:value-type="string" office:string-value=" ">
            <text:p><text:s/></text:p>
          </table:table-cell>
          <table:table-cell table:style-name="ce18" table:formula="of:=IF(ISNUMBER([.AY52]);IF([.AY52]&gt;0;&quot; &quot;;ABS([.AY$2]));&quot; &quot;)" office:value-type="string" office:string-value=" ">
            <text:p><text:s/></text:p>
          </table:table-cell>
          <table:table-cell table:style-name="ce18" table:formula="of:=IF(ISNUMBER([.AZ52]);IF([.AZ52]&gt;0;&quot; &quot;;ABS([.AZ$2]));&quot; &quot;)" office:value-type="string" office:string-value=" ">
            <text:p><text:s/></text:p>
          </table:table-cell>
          <table:table-cell table:style-name="ce18" table:formula="of:=IF(ISNUMBER([.BA52]);IF([.BA52]&gt;0;&quot; &quot;;ABS([.BA$2]));&quot; &quot;)" office:value-type="string" office:string-value=" ">
            <text:p><text:s/></text:p>
          </table:table-cell>
          <table:table-cell table:style-name="ce18" table:formula="of:=IF(ISNUMBER([.BB52]);IF([.BB52]&gt;0;&quot; &quot;;ABS([.BB$2]));&quot; &quot;)" office:value-type="string" office:string-value=" ">
            <text:p><text:s/></text:p>
          </table:table-cell>
          <table:table-cell table:style-name="ce18" table:formula="of:=IF(ISNUMBER([.BC52]);IF([.BC52]&gt;0;&quot; &quot;;ABS([.BC$2]));&quot; &quot;)" office:value-type="string" office:string-value=" ">
            <text:p><text:s/></text:p>
          </table:table-cell>
          <table:table-cell table:style-name="ce18" table:formula="of:=IF(ISNUMBER([.BD52]);IF([.BD52]&gt;0;&quot; &quot;;ABS([.BD$2]));&quot; &quot;)" office:value-type="string" office:string-value=" ">
            <text:p><text:s/></text:p>
          </table:table-cell>
          <table:table-cell table:style-name="ce18" table:formula="of:=IF(ISNUMBER([.BE52]);IF([.BE52]&gt;0;&quot; &quot;;ABS([.BE$2]));&quot; &quot;)" office:value-type="string" office:string-value=" ">
            <text:p><text:s/></text:p>
          </table:table-cell>
          <table:table-cell table:style-name="ce18" table:formula="of:=IF(ISNUMBER([.BF52]);IF([.BF52]&gt;0;&quot; &quot;;ABS([.BF$2]));&quot; &quot;)" office:value-type="string" office:string-value=" ">
            <text:p><text:s/></text:p>
          </table:table-cell>
          <table:table-cell table:style-name="ce18" table:formula="of:=IF(ISNUMBER([.BG52]);IF([.BG52]&gt;0;&quot; &quot;;ABS([.BG$2]));&quot; &quot;)" office:value-type="string" office:string-value=" ">
            <text:p><text:s/></text:p>
          </table:table-cell>
          <table:table-cell table:style-name="ce18" table:formula="of:=IF(ISNUMBER([.BH52]);IF([.BH52]&gt;0;&quot; &quot;;ABS([.BH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J52]+[.BJ53]" office:value-type="float" office:value="140">
            <text:p>140</text:p>
          </table:table-cell>
          <table:table-cell table:style-name="ce65" table:formula="of:=[.BK52]+[.BK53]" office:value-type="float" office:value="75">
            <text:p>75</text:p>
          </table:table-cell>
          <table:table-cell table:style-name="ce68" table:formula="of:=[.BJ54]/[.BK54]" office:value-type="float" office:value="1.86666666666667">
            <text:p>1,87</text:p>
          </table:table-cell>
          <table:table-cell table:style-name="ce68" table:number-columns-repeated="960"/>
        </table:table-row>
        <table:table-row table:style-name="ro1" table:number-rows-repeated="3">
          <table:table-cell table:number-columns-repeated="61"/>
          <table:table-cell table:style-name="ce63"/>
          <table:table-cell table:style-name="ce66"/>
          <table:table-cell table:number-columns-repeated="2"/>
          <table:table-cell table:style-name="ce68"/>
          <table:table-cell table:number-columns-repeated="958"/>
        </table:table-row>
        <table:table-row table:style-name="ro4">
          <table:table-cell table:style-name="ce11" office:value-type="string">
            <text:p>Sun Paladin</text:p>
          </table:table-cell>
          <table:table-cell table:number-columns-repeated="2" table:style-name="ce17"/>
          <table:table-cell table:style-name="ce21" office:value-type="float" office:value="1.1">
            <text:p>1,1</text:p>
          </table:table-cell>
          <table:table-cell table:number-columns-repeated="3" table:style-name="ce17"/>
          <table:table-cell table:style-name="ce17" office:value-type="float" office:value="-1.1">
            <text:p>-1,1</text:p>
          </table:table-cell>
          <table:table-cell table:number-columns-repeated="2" table:style-name="ce21" office:value-type="float" office:value="1.1">
            <text:p>1,1</text:p>
          </table:table-cell>
          <table:table-cell table:number-columns-repeated="5" table:style-name="ce17"/>
          <table:table-cell table:number-columns-repeated="2" table:style-name="ce31"/>
          <table:table-cell table:style-name="ce31"/>
          <table:table-cell table:style-name="ce31"/>
          <table:table-cell table:style-name="ce31"/>
          <table:table-cell table:number-columns-repeated="10" table:style-name="ce31"/>
          <table:table-cell table:style-name="ce31" table:number-columns-repeated="7"/>
          <table:table-cell table:number-columns-repeated="2" table:style-name="ce42"/>
          <table:table-cell table:style-name="ce42" office:value-type="float" office:value="-1.1">
            <text:p>-1,1</text:p>
          </table:table-cell>
          <table:table-cell table:number-columns-repeated="2" table:style-name="ce42"/>
          <table:table-cell table:number-columns-repeated="10" table:style-name="ce48"/>
          <table:table-cell table:style-name="ce21" office:value-type="float" office:value="1.3">
            <text:p>1,3</text:p>
          </table:table-cell>
          <table:table-cell table:style-name="ce17" office:value-type="float" office:value="-1">
            <text:p>-1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">
            <text:p>1</text:p>
          </table:table-cell>
          <table:table-cell table:number-columns-repeated="4" table:style-name="ce17"/>
          <table:table-cell table:style-name="ce55" office:value-type="string">
            <text:p>At1</text:p>
          </table:table-cell>
          <table:table-cell table:style-name="ce61" table:formula="of:=SUMIF([.$B$2:.$BH$2];&quot;&gt;0&quot;;[.$B59:.$BH59])" office:value-type="float" office:value="80">
            <text:p>80</text:p>
          </table:table-cell>
          <table:table-cell table:style-name="ce64" table:formula="of:=SUMIF([.$B$2:.$BH$2];&quot;&lt;0&quot;;[.$B59:.$BH59])" office:value-type="float" office:value="55">
            <text:p>55</text:p>
          </table:table-cell>
          <table:table-cell table:style-name="ce67" table:formula="of:=[.BJ58]/[.BK58]" office:value-type="float" office:value="1.45454545454545">
            <text:p>1,45</text:p>
          </table:table-cell>
          <table:table-cell table:style-name="ce67"/>
          <table:table-cell table:style-name="ce67" table:number-matrix-columns-spanned="1" table:number-matrix-rows-spanned="1" table:formula="of:=SUM(ABS([.B58:.BE58]))" office:value-type="float" office:value="10.1">
            <text:p>10,1</text:p>
          </table:table-cell>
          <table:table-cell table:style-name="ce67" table:number-columns-repeated="958"/>
        </table:table-row>
        <table:table-row table:style-name="ro4">
          <table:table-cell/>
          <table:table-cell table:style-name="ce18" table:formula="of:=IF(ISNUMBER([.B58]);IF([.B58]&gt;0;ABS([.B$2]);&quot; &quot;);&quot; &quot;)" office:value-type="string" office:string-value=" ">
            <text:p><text:s/></text:p>
          </table:table-cell>
          <table:table-cell table:style-name="ce18" table:formula="of:=IF(ISNUMBER([.C58]);IF([.C58]&gt;0;ABS([.C$2]);&quot; &quot;);&quot; &quot;)" office:value-type="string" office:string-value=" ">
            <text:p><text:s/></text:p>
          </table:table-cell>
          <table:table-cell table:style-name="ce18" table:formula="of:=IF(ISNUMBER([.D58]);IF([.D58]&gt;0;ABS([.D$2]);&quot; &quot;);&quot; &quot;)" office:value-type="float" office:value="20">
            <text:p>20</text:p>
          </table:table-cell>
          <table:table-cell table:style-name="ce18" table:formula="of:=IF(ISNUMBER([.E58]);IF([.E58]&gt;0;ABS([.E$2]);&quot; &quot;);&quot; &quot;)" office:value-type="string" office:string-value=" ">
            <text:p><text:s/></text:p>
          </table:table-cell>
          <table:table-cell table:style-name="ce18" table:formula="of:=IF(ISNUMBER([.F58]);IF([.F58]&gt;0;ABS([.F$2]);&quot; &quot;);&quot; &quot;)" office:value-type="string" office:string-value=" ">
            <text:p><text:s/></text:p>
          </table:table-cell>
          <table:table-cell table:style-name="ce18" table:formula="of:=IF(ISNUMBER([.G58]);IF([.G58]&gt;0;ABS([.G$2]);&quot; &quot;);&quot; &quot;)" office:value-type="string" office:string-value=" ">
            <text:p><text:s/></text:p>
          </table:table-cell>
          <table:table-cell table:style-name="ce18" table:formula="of:=IF(ISNUMBER([.H58]);IF([.H58]&gt;0;ABS([.H$2]);&quot; &quot;);&quot; &quot;)" office:value-type="string" office:string-value=" ">
            <text:p><text:s/></text:p>
          </table:table-cell>
          <table:table-cell table:style-name="ce18" table:formula="of:=IF(ISNUMBER([.I58]);IF([.I58]&gt;0;ABS([.I$2]);&quot; &quot;);&quot; &quot;)" office:value-type="float" office:value="20">
            <text:p>20</text:p>
          </table:table-cell>
          <table:table-cell table:style-name="ce18" table:formula="of:=IF(ISNUMBER([.J58]);IF([.J58]&gt;0;ABS([.J$2]);&quot; &quot;);&quot; &quot;)" office:value-type="float" office:value="35">
            <text:p>35</text:p>
          </table:table-cell>
          <table:table-cell table:style-name="ce18" table:formula="of:=IF(ISNUMBER([.K58]);IF([.K58]&gt;0;ABS([.K$2]);&quot; &quot;);&quot; &quot;)" office:value-type="string" office:string-value=" ">
            <text:p><text:s/></text:p>
          </table:table-cell>
          <table:table-cell table:style-name="ce18" table:formula="of:=IF(ISNUMBER([.L58]);IF([.L58]&gt;0;ABS([.L$2]);&quot; &quot;);&quot; &quot;)" office:value-type="string" office:string-value=" ">
            <text:p><text:s/></text:p>
          </table:table-cell>
          <table:table-cell table:style-name="ce18" table:formula="of:=IF(ISNUMBER([.M58]);IF([.M58]&gt;0;ABS([.M$2]);&quot; &quot;);&quot; &quot;)" office:value-type="string" office:string-value=" ">
            <text:p><text:s/></text:p>
          </table:table-cell>
          <table:table-cell table:style-name="ce18" table:formula="of:=IF(ISNUMBER([.N58]);IF([.N58]&gt;0;ABS([.N$2]);&quot; &quot;);&quot; &quot;)" office:value-type="string" office:string-value=" ">
            <text:p><text:s/></text:p>
          </table:table-cell>
          <table:table-cell table:style-name="ce18" table:formula="of:=IF(ISNUMBER([.O58]);IF([.O58]&gt;0;ABS([.O$2]);&quot; &quot;);&quot; &quot;)" office:value-type="string" office:string-value=" ">
            <text:p><text:s/></text:p>
          </table:table-cell>
          <table:table-cell table:style-name="ce18" table:formula="of:=IF(ISNUMBER([.P58]);IF([.P58]&gt;0;ABS([.P$2]);&quot; &quot;);&quot; &quot;)" office:value-type="string" office:string-value=" ">
            <text:p><text:s/></text:p>
          </table:table-cell>
          <table:table-cell table:style-name="ce18" table:formula="of:=IF(ISNUMBER([.Q58]);IF([.Q58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58]);IF([.S58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58]);IF([.U58]&gt;0;ABS([.U$2]);&quot; &quot;);&quot; &quot;)" office:value-type="string" office:string-value=" ">
            <text:p><text:s/></text:p>
          </table:table-cell>
          <table:table-cell table:style-name="ce18" table:formula="of:=IF(ISNUMBER([.V58]);IF([.V58]&gt;0;ABS([.V$2]);&quot; &quot;);&quot; &quot;)" office:value-type="string" office:string-value=" ">
            <text:p><text:s/></text:p>
          </table:table-cell>
          <table:table-cell table:style-name="ce18" table:formula="of:=IF(ISNUMBER([.W58]);IF([.W58]&gt;0;ABS([.W$2]);&quot; &quot;);&quot; &quot;)" office:value-type="string" office:string-value=" ">
            <text:p><text:s/></text:p>
          </table:table-cell>
          <table:table-cell table:style-name="ce18" table:formula="of:=IF(ISNUMBER([.X58]);IF([.X58]&gt;0;ABS([.X$2]);&quot; &quot;);&quot; &quot;)" office:value-type="string" office:string-value=" ">
            <text:p><text:s/></text:p>
          </table:table-cell>
          <table:table-cell table:style-name="ce18" table:formula="of:=IF(ISNUMBER([.Y58]);IF([.Y58]&gt;0;ABS([.Y$2]);&quot; &quot;);&quot; &quot;)" office:value-type="string" office:string-value=" ">
            <text:p><text:s/></text:p>
          </table:table-cell>
          <table:table-cell table:style-name="ce18" table:formula="of:=IF(ISNUMBER([.Z58]);IF([.Z58]&gt;0;ABS([.Z$2]);&quot; &quot;);&quot; &quot;)" office:value-type="string" office:string-value=" ">
            <text:p><text:s/></text:p>
          </table:table-cell>
          <table:table-cell table:style-name="ce18" table:formula="of:=IF(ISNUMBER([.AA58]);IF([.AA58]&gt;0;ABS([.AA$2]);&quot; &quot;);&quot; &quot;)" office:value-type="string" office:string-value=" ">
            <text:p><text:s/></text:p>
          </table:table-cell>
          <table:table-cell table:style-name="ce18" table:formula="of:=IF(ISNUMBER([.AB58]);IF([.AB58]&gt;0;ABS([.AB$2]);&quot; &quot;);&quot; &quot;)" office:value-type="string" office:string-value=" ">
            <text:p><text:s/></text:p>
          </table:table-cell>
          <table:table-cell table:style-name="ce18" table:formula="of:=IF(ISNUMBER([.AC58]);IF([.AC58]&gt;0;ABS([.AC$2]);&quot; &quot;);&quot; &quot;)" office:value-type="string" office:string-value=" ">
            <text:p><text:s/></text:p>
          </table:table-cell>
          <table:table-cell table:style-name="ce18" table:formula="of:=IF(ISNUMBER([.AD58]);IF([.AD58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58]);IF([.AL58]&gt;0;ABS([.AL$2]);&quot; &quot;);&quot; &quot;)" office:value-type="string" office:string-value=" ">
            <text:p><text:s/></text:p>
          </table:table-cell>
          <table:table-cell table:style-name="ce18" table:formula="of:=IF(ISNUMBER([.AM58]);IF([.AM58]&gt;0;ABS([.AM$2]);&quot; &quot;);&quot; &quot;)" office:value-type="string" office:string-value=" ">
            <text:p><text:s/></text:p>
          </table:table-cell>
          <table:table-cell table:style-name="ce18" table:formula="of:=IF(ISNUMBER([.AN58]);IF([.AN58]&gt;0;ABS([.AN$2]);&quot; &quot;);&quot; &quot;)" office:value-type="string" office:string-value=" ">
            <text:p><text:s/></text:p>
          </table:table-cell>
          <table:table-cell table:style-name="ce18" table:formula="of:=IF(ISNUMBER([.AO58]);IF([.AO58]&gt;0;ABS([.AO$2]);&quot; &quot;);&quot; &quot;)" office:value-type="string" office:string-value=" ">
            <text:p><text:s/></text:p>
          </table:table-cell>
          <table:table-cell table:style-name="ce18" table:formula="of:=IF(ISNUMBER([.AP58]);IF([.AP58]&gt;0;ABS([.AP$2]);&quot; &quot;);&quot; &quot;)" office:value-type="string" office:string-value=" ">
            <text:p><text:s/></text:p>
          </table:table-cell>
          <table:table-cell table:style-name="ce18" table:formula="of:=IF(ISNUMBER([.AQ58]);IF([.AQ58]&gt;0;ABS([.AQ$2]);&quot; &quot;);&quot; &quot;)" office:value-type="string" office:string-value=" ">
            <text:p><text:s/></text:p>
          </table:table-cell>
          <table:table-cell table:style-name="ce18" table:formula="of:=IF(ISNUMBER([.AR58]);IF([.AR58]&gt;0;ABS([.AR$2]);&quot; &quot;);&quot; &quot;)" office:value-type="string" office:string-value=" ">
            <text:p><text:s/></text:p>
          </table:table-cell>
          <table:table-cell table:style-name="ce18" table:formula="of:=IF(ISNUMBER([.AS58]);IF([.AS58]&gt;0;ABS([.AS$2]);&quot; &quot;);&quot; &quot;)" office:value-type="string" office:string-value=" ">
            <text:p><text:s/></text:p>
          </table:table-cell>
          <table:table-cell table:style-name="ce18" table:formula="of:=IF(ISNUMBER([.AT58]);IF([.AT58]&gt;0;ABS([.AT$2]);&quot; &quot;);&quot; &quot;)" office:value-type="string" office:string-value=" ">
            <text:p><text:s/></text:p>
          </table:table-cell>
          <table:table-cell table:style-name="ce18" table:formula="of:=IF(ISNUMBER([.AU58]);IF([.AU58]&gt;0;ABS([.AU$2]);&quot; &quot;);&quot; &quot;)" office:value-type="string" office:string-value=" ">
            <text:p><text:s/></text:p>
          </table:table-cell>
          <table:table-cell table:style-name="ce18" table:formula="of:=IF(ISNUMBER([.AV58]);IF([.AV58]&gt;0;ABS([.AV$2]);&quot; &quot;);&quot; &quot;)" office:value-type="string" office:string-value=" ">
            <text:p><text:s/></text:p>
          </table:table-cell>
          <table:table-cell table:style-name="ce18" table:formula="of:=IF(ISNUMBER([.AW58]);IF([.AW58]&gt;0;ABS([.AW$2]);&quot; &quot;);&quot; &quot;)" office:value-type="string" office:string-value=" ">
            <text:p><text:s/></text:p>
          </table:table-cell>
          <table:table-cell table:style-name="ce18" table:formula="of:=IF(ISNUMBER([.AX58]);IF([.AX58]&gt;0;ABS([.AX$2]);&quot; &quot;);&quot; &quot;)" office:value-type="string" office:string-value=" ">
            <text:p><text:s/></text:p>
          </table:table-cell>
          <table:table-cell table:style-name="ce18" table:formula="of:=IF(ISNUMBER([.AY58]);IF([.AY58]&gt;0;ABS([.AY$2]);&quot; &quot;);&quot; &quot;)" office:value-type="string" office:string-value=" ">
            <text:p><text:s/></text:p>
          </table:table-cell>
          <table:table-cell table:style-name="ce18" table:formula="of:=IF(ISNUMBER([.AZ58]);IF([.AZ58]&gt;0;ABS([.AZ$2]);&quot; &quot;);&quot; &quot;)" office:value-type="string" office:string-value=" ">
            <text:p><text:s/></text:p>
          </table:table-cell>
          <table:table-cell table:style-name="ce18" table:formula="of:=IF(ISNUMBER([.BA58]);IF([.BA58]&gt;0;ABS([.BA$2]);&quot; &quot;);&quot; &quot;)" office:value-type="float" office:value="20">
            <text:p>20</text:p>
          </table:table-cell>
          <table:table-cell table:style-name="ce18" table:formula="of:=IF(ISNUMBER([.BB58]);IF([.BB58]&gt;0;ABS([.BB$2]);&quot; &quot;);&quot; &quot;)" office:value-type="string" office:string-value=" ">
            <text:p><text:s/></text:p>
          </table:table-cell>
          <table:table-cell table:style-name="ce18" table:formula="of:=IF(ISNUMBER([.BC58]);IF([.BC58]&gt;0;ABS([.BC$2]);&quot; &quot;);&quot; &quot;)" office:value-type="float" office:value="20">
            <text:p>20</text:p>
          </table:table-cell>
          <table:table-cell table:style-name="ce18" table:formula="of:=IF(ISNUMBER([.BD58]);IF([.BD58]&gt;0;ABS([.BD$2]);&quot; &quot;);&quot; &quot;)" office:value-type="float" office:value="20">
            <text:p>20</text:p>
          </table:table-cell>
          <table:table-cell table:style-name="ce18" table:formula="of:=IF(ISNUMBER([.BE58]);IF([.BE58]&gt;0;ABS([.BE$2]);&quot; &quot;);&quot; &quot;)" office:value-type="string" office:string-value=" ">
            <text:p><text:s/></text:p>
          </table:table-cell>
          <table:table-cell table:style-name="ce18" table:formula="of:=IF(ISNUMBER([.BF58]);IF([.BF58]&gt;0;ABS([.BF$2]);&quot; &quot;);&quot; &quot;)" office:value-type="string" office:string-value=" ">
            <text:p><text:s/></text:p>
          </table:table-cell>
          <table:table-cell table:style-name="ce18" table:formula="of:=IF(ISNUMBER([.BG58]);IF([.BG58]&gt;0;ABS([.BG$2]);&quot; &quot;);&quot; &quot;)" office:value-type="string" office:string-value=" ">
            <text:p><text:s/></text:p>
          </table:table-cell>
          <table:table-cell table:style-name="ce18" table:formula="of:=IF(ISNUMBER([.BH58]);IF([.BH58]&gt;0;ABS([.BH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H$2];&quot;&gt;0&quot;;[.$B60:.$BH60])" office:value-type="float" office:value="40">
            <text:p>40</text:p>
          </table:table-cell>
          <table:table-cell table:style-name="ce65" table:formula="of:=SUMIF([.$B$2:.$BH$2];&quot;&lt;0&quot;;[.$B60:.$BH60])" office:value-type="float" office:value="20">
            <text:p>20</text:p>
          </table:table-cell>
          <table:table-cell table:style-name="ce68" table:formula="of:=[.BJ59]/[.BK59]" office:value-type="float" office:value="2">
            <text:p>2</text:p>
          </table:table-cell>
          <table:table-cell table:style-name="ce68" table:number-columns-repeated="2"/>
          <table:table-cell table:number-columns-repeated="958"/>
        </table:table-row>
        <table:table-row table:style-name="ro4">
          <table:table-cell/>
          <table:table-cell table:style-name="ce18" table:formula="of:=IF(ISNUMBER([.B58]);IF([.B58]&gt;0;&quot; &quot;;ABS([.B$2]));&quot; &quot;)" office:value-type="string" office:string-value=" ">
            <text:p><text:s/></text:p>
          </table:table-cell>
          <table:table-cell table:style-name="ce18" table:formula="of:=IF(ISNUMBER([.C58]);IF([.C58]&gt;0;&quot; &quot;;ABS([.C$2]));&quot; &quot;)" office:value-type="string" office:string-value=" ">
            <text:p><text:s/></text:p>
          </table:table-cell>
          <table:table-cell table:style-name="ce18" table:formula="of:=IF(ISNUMBER([.D58]);IF([.D58]&gt;0;&quot; &quot;;ABS([.D$2]));&quot; &quot;)" office:value-type="string" office:string-value=" ">
            <text:p><text:s/></text:p>
          </table:table-cell>
          <table:table-cell table:style-name="ce18" table:formula="of:=IF(ISNUMBER([.E58]);IF([.E58]&gt;0;&quot; &quot;;ABS([.E$2]));&quot; &quot;)" office:value-type="string" office:string-value=" ">
            <text:p><text:s/></text:p>
          </table:table-cell>
          <table:table-cell table:style-name="ce18" table:formula="of:=IF(ISNUMBER([.F58]);IF([.F58]&gt;0;&quot; &quot;;ABS([.F$2]));&quot; &quot;)" office:value-type="string" office:string-value=" ">
            <text:p><text:s/></text:p>
          </table:table-cell>
          <table:table-cell table:style-name="ce18" table:formula="of:=IF(ISNUMBER([.G58]);IF([.G58]&gt;0;&quot; &quot;;ABS([.G$2]));&quot; &quot;)" office:value-type="string" office:string-value=" ">
            <text:p><text:s/></text:p>
          </table:table-cell>
          <table:table-cell table:style-name="ce18" table:formula="of:=IF(ISNUMBER([.H58]);IF([.H58]&gt;0;&quot; &quot;;ABS([.H$2]));&quot; &quot;)" office:value-type="float" office:value="20">
            <text:p>20</text:p>
          </table:table-cell>
          <table:table-cell table:style-name="ce18" table:formula="of:=IF(ISNUMBER([.I58]);IF([.I58]&gt;0;&quot; &quot;;ABS([.I$2]));&quot; &quot;)" office:value-type="string" office:string-value=" ">
            <text:p><text:s/></text:p>
          </table:table-cell>
          <table:table-cell table:style-name="ce18" table:formula="of:=IF(ISNUMBER([.J58]);IF([.J58]&gt;0;&quot; &quot;;ABS([.J$2]));&quot; &quot;)" office:value-type="string" office:string-value=" ">
            <text:p><text:s/></text:p>
          </table:table-cell>
          <table:table-cell table:style-name="ce18" table:formula="of:=IF(ISNUMBER([.K58]);IF([.K58]&gt;0;&quot; &quot;;ABS([.K$2]));&quot; &quot;)" office:value-type="string" office:string-value=" ">
            <text:p><text:s/></text:p>
          </table:table-cell>
          <table:table-cell table:style-name="ce18" table:formula="of:=IF(ISNUMBER([.L58]);IF([.L58]&gt;0;&quot; &quot;;ABS([.L$2]));&quot; &quot;)" office:value-type="string" office:string-value=" ">
            <text:p><text:s/></text:p>
          </table:table-cell>
          <table:table-cell table:style-name="ce18" table:formula="of:=IF(ISNUMBER([.M58]);IF([.M58]&gt;0;&quot; &quot;;ABS([.M$2]));&quot; &quot;)" office:value-type="string" office:string-value=" ">
            <text:p><text:s/></text:p>
          </table:table-cell>
          <table:table-cell table:style-name="ce18" table:formula="of:=IF(ISNUMBER([.N58]);IF([.N58]&gt;0;&quot; &quot;;ABS([.N$2]));&quot; &quot;)" office:value-type="string" office:string-value=" ">
            <text:p><text:s/></text:p>
          </table:table-cell>
          <table:table-cell table:style-name="ce18" table:formula="of:=IF(ISNUMBER([.O58]);IF([.O58]&gt;0;&quot; &quot;;ABS([.O$2]));&quot; &quot;)" office:value-type="string" office:string-value=" ">
            <text:p><text:s/></text:p>
          </table:table-cell>
          <table:table-cell table:style-name="ce18" table:formula="of:=IF(ISNUMBER([.P58]);IF([.P58]&gt;0;&quot; &quot;;ABS([.P$2]));&quot; &quot;)" office:value-type="string" office:string-value=" ">
            <text:p><text:s/></text:p>
          </table:table-cell>
          <table:table-cell table:style-name="ce18" table:formula="of:=IF(ISNUMBER([.Q58]);IF([.Q58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58]);IF([.S58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58]);IF([.U58]&gt;0;&quot; &quot;;ABS([.U$2]));&quot; &quot;)" office:value-type="string" office:string-value=" ">
            <text:p><text:s/></text:p>
          </table:table-cell>
          <table:table-cell table:style-name="ce18" table:formula="of:=IF(ISNUMBER([.V58]);IF([.V58]&gt;0;&quot; &quot;;ABS([.V$2]));&quot; &quot;)" office:value-type="string" office:string-value=" ">
            <text:p><text:s/></text:p>
          </table:table-cell>
          <table:table-cell table:style-name="ce18" table:formula="of:=IF(ISNUMBER([.W58]);IF([.W58]&gt;0;&quot; &quot;;ABS([.W$2]));&quot; &quot;)" office:value-type="string" office:string-value=" ">
            <text:p><text:s/></text:p>
          </table:table-cell>
          <table:table-cell table:style-name="ce18" table:formula="of:=IF(ISNUMBER([.X58]);IF([.X58]&gt;0;&quot; &quot;;ABS([.X$2]));&quot; &quot;)" office:value-type="string" office:string-value=" ">
            <text:p><text:s/></text:p>
          </table:table-cell>
          <table:table-cell table:style-name="ce18" table:formula="of:=IF(ISNUMBER([.Y58]);IF([.Y58]&gt;0;&quot; &quot;;ABS([.Y$2]));&quot; &quot;)" office:value-type="string" office:string-value=" ">
            <text:p><text:s/></text:p>
          </table:table-cell>
          <table:table-cell table:style-name="ce18" table:formula="of:=IF(ISNUMBER([.Z58]);IF([.Z58]&gt;0;&quot; &quot;;ABS([.Z$2]));&quot; &quot;)" office:value-type="string" office:string-value=" ">
            <text:p><text:s/></text:p>
          </table:table-cell>
          <table:table-cell table:style-name="ce18" table:formula="of:=IF(ISNUMBER([.AA58]);IF([.AA58]&gt;0;&quot; &quot;;ABS([.AA$2]));&quot; &quot;)" office:value-type="string" office:string-value=" ">
            <text:p><text:s/></text:p>
          </table:table-cell>
          <table:table-cell table:style-name="ce18" table:formula="of:=IF(ISNUMBER([.AB58]);IF([.AB58]&gt;0;&quot; &quot;;ABS([.AB$2]));&quot; &quot;)" office:value-type="string" office:string-value=" ">
            <text:p><text:s/></text:p>
          </table:table-cell>
          <table:table-cell table:style-name="ce18" table:formula="of:=IF(ISNUMBER([.AC58]);IF([.AC58]&gt;0;&quot; &quot;;ABS([.AC$2]));&quot; &quot;)" office:value-type="string" office:string-value=" ">
            <text:p><text:s/></text:p>
          </table:table-cell>
          <table:table-cell table:style-name="ce18" table:formula="of:=IF(ISNUMBER([.AD58]);IF([.AD58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58]);IF([.AL58]&gt;0;&quot; &quot;;ABS([.AL$2]));&quot; &quot;)" office:value-type="string" office:string-value=" ">
            <text:p><text:s/></text:p>
          </table:table-cell>
          <table:table-cell table:style-name="ce18" table:formula="of:=IF(ISNUMBER([.AM58]);IF([.AM58]&gt;0;&quot; &quot;;ABS([.AM$2]));&quot; &quot;)" office:value-type="string" office:string-value=" ">
            <text:p><text:s/></text:p>
          </table:table-cell>
          <table:table-cell table:style-name="ce18" table:formula="of:=IF(ISNUMBER([.AN58]);IF([.AN58]&gt;0;&quot; &quot;;ABS([.AN$2]));&quot; &quot;)" office:value-type="float" office:value="20">
            <text:p>20</text:p>
          </table:table-cell>
          <table:table-cell table:style-name="ce18" table:formula="of:=IF(ISNUMBER([.AO58]);IF([.AO58]&gt;0;&quot; &quot;;ABS([.AO$2]));&quot; &quot;)" office:value-type="string" office:string-value=" ">
            <text:p><text:s/></text:p>
          </table:table-cell>
          <table:table-cell table:style-name="ce18" table:formula="of:=IF(ISNUMBER([.AP58]);IF([.AP58]&gt;0;&quot; &quot;;ABS([.AP$2]));&quot; &quot;)" office:value-type="string" office:string-value=" ">
            <text:p><text:s/></text:p>
          </table:table-cell>
          <table:table-cell table:style-name="ce18" table:formula="of:=IF(ISNUMBER([.AQ58]);IF([.AQ58]&gt;0;&quot; &quot;;ABS([.AQ$2]));&quot; &quot;)" office:value-type="string" office:string-value=" ">
            <text:p><text:s/></text:p>
          </table:table-cell>
          <table:table-cell table:style-name="ce18" table:formula="of:=IF(ISNUMBER([.AR58]);IF([.AR58]&gt;0;&quot; &quot;;ABS([.AR$2]));&quot; &quot;)" office:value-type="string" office:string-value=" ">
            <text:p><text:s/></text:p>
          </table:table-cell>
          <table:table-cell table:style-name="ce18" table:formula="of:=IF(ISNUMBER([.AS58]);IF([.AS58]&gt;0;&quot; &quot;;ABS([.AS$2]));&quot; &quot;)" office:value-type="string" office:string-value=" ">
            <text:p><text:s/></text:p>
          </table:table-cell>
          <table:table-cell table:style-name="ce18" table:formula="of:=IF(ISNUMBER([.AT58]);IF([.AT58]&gt;0;&quot; &quot;;ABS([.AT$2]));&quot; &quot;)" office:value-type="string" office:string-value=" ">
            <text:p><text:s/></text:p>
          </table:table-cell>
          <table:table-cell table:style-name="ce18" table:formula="of:=IF(ISNUMBER([.AU58]);IF([.AU58]&gt;0;&quot; &quot;;ABS([.AU$2]));&quot; &quot;)" office:value-type="string" office:string-value=" ">
            <text:p><text:s/></text:p>
          </table:table-cell>
          <table:table-cell table:style-name="ce18" table:formula="of:=IF(ISNUMBER([.AV58]);IF([.AV58]&gt;0;&quot; &quot;;ABS([.AV$2]));&quot; &quot;)" office:value-type="string" office:string-value=" ">
            <text:p><text:s/></text:p>
          </table:table-cell>
          <table:table-cell table:style-name="ce18" table:formula="of:=IF(ISNUMBER([.AW58]);IF([.AW58]&gt;0;&quot; &quot;;ABS([.AW$2]));&quot; &quot;)" office:value-type="string" office:string-value=" ">
            <text:p><text:s/></text:p>
          </table:table-cell>
          <table:table-cell table:style-name="ce18" table:formula="of:=IF(ISNUMBER([.AX58]);IF([.AX58]&gt;0;&quot; &quot;;ABS([.AX$2]));&quot; &quot;)" office:value-type="string" office:string-value=" ">
            <text:p><text:s/></text:p>
          </table:table-cell>
          <table:table-cell table:style-name="ce18" table:formula="of:=IF(ISNUMBER([.AY58]);IF([.AY58]&gt;0;&quot; &quot;;ABS([.AY$2]));&quot; &quot;)" office:value-type="string" office:string-value=" ">
            <text:p><text:s/></text:p>
          </table:table-cell>
          <table:table-cell table:style-name="ce18" table:formula="of:=IF(ISNUMBER([.AZ58]);IF([.AZ58]&gt;0;&quot; &quot;;ABS([.AZ$2]));&quot; &quot;)" office:value-type="string" office:string-value=" ">
            <text:p><text:s/></text:p>
          </table:table-cell>
          <table:table-cell table:style-name="ce18" table:formula="of:=IF(ISNUMBER([.BA58]);IF([.BA58]&gt;0;&quot; &quot;;ABS([.BA$2]));&quot; &quot;)" office:value-type="string" office:string-value=" ">
            <text:p><text:s/></text:p>
          </table:table-cell>
          <table:table-cell table:style-name="ce18" table:formula="of:=IF(ISNUMBER([.BB58]);IF([.BB58]&gt;0;&quot; &quot;;ABS([.BB$2]));&quot; &quot;)" office:value-type="float" office:value="20">
            <text:p>20</text:p>
          </table:table-cell>
          <table:table-cell table:style-name="ce18" table:formula="of:=IF(ISNUMBER([.BC58]);IF([.BC58]&gt;0;&quot; &quot;;ABS([.BC$2]));&quot; &quot;)" office:value-type="string" office:string-value=" ">
            <text:p><text:s/></text:p>
          </table:table-cell>
          <table:table-cell table:style-name="ce18" table:formula="of:=IF(ISNUMBER([.BD58]);IF([.BD58]&gt;0;&quot; &quot;;ABS([.BD$2]));&quot; &quot;)" office:value-type="string" office:string-value=" ">
            <text:p><text:s/></text:p>
          </table:table-cell>
          <table:table-cell table:style-name="ce18" table:formula="of:=IF(ISNUMBER([.BE58]);IF([.BE58]&gt;0;&quot; &quot;;ABS([.BE$2]));&quot; &quot;)" office:value-type="string" office:string-value=" ">
            <text:p><text:s/></text:p>
          </table:table-cell>
          <table:table-cell table:style-name="ce18" table:formula="of:=IF(ISNUMBER([.BF58]);IF([.BF58]&gt;0;&quot; &quot;;ABS([.BF$2]));&quot; &quot;)" office:value-type="string" office:string-value=" ">
            <text:p><text:s/></text:p>
          </table:table-cell>
          <table:table-cell table:style-name="ce18" table:formula="of:=IF(ISNUMBER([.BG58]);IF([.BG58]&gt;0;&quot; &quot;;ABS([.BG$2]));&quot; &quot;)" office:value-type="string" office:string-value=" ">
            <text:p><text:s/></text:p>
          </table:table-cell>
          <table:table-cell table:style-name="ce18" table:formula="of:=IF(ISNUMBER([.BH58]);IF([.BH58]&gt;0;&quot; &quot;;ABS([.BH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J58]+[.BJ59]" office:value-type="float" office:value="120">
            <text:p>120</text:p>
          </table:table-cell>
          <table:table-cell table:style-name="ce65" table:formula="of:=[.BK58]+[.BK59]" office:value-type="float" office:value="75">
            <text:p>75</text:p>
          </table:table-cell>
          <table:table-cell table:style-name="ce68" table:formula="of:=[.BJ60]/[.BK60]" office:value-type="float" office:value="1.6">
            <text:p>1,6</text:p>
          </table:table-cell>
          <table:table-cell table:style-name="ce68" table:number-columns-repeated="960"/>
        </table:table-row>
        <table:table-row table:style-name="ro4">
          <table:table-cell table:style-name="ce11" office:value-type="string">
            <text:p>Anorithil</text:p>
          </table:table-cell>
          <table:table-cell table:number-columns-repeated="14" table:style-name="ce17"/>
          <table:table-cell table:number-columns-repeated="2" table:style-name="ce31"/>
          <table:table-cell table:style-name="ce31"/>
          <table:table-cell table:style-name="ce31"/>
          <table:table-cell table:style-name="ce31"/>
          <table:table-cell table:number-columns-repeated="10" table:style-name="ce31"/>
          <table:table-cell table:style-name="ce31" table:number-columns-repeated="7"/>
          <table:table-cell table:number-columns-repeated="2" table:style-name="ce42"/>
          <table:table-cell table:style-name="ce22" office:value-type="float" office:value="-1.1">
            <text:p>-1,1</text:p>
          </table:table-cell>
          <table:table-cell table:number-columns-repeated="2" table:style-name="ce42"/>
          <table:table-cell table:number-columns-repeated="10" table:style-name="ce48"/>
          <table:table-cell table:style-name="ce21" office:value-type="float" office:value="1.3">
            <text:p>1,3</text:p>
          </table:table-cell>
          <table:table-cell table:style-name="ce22" office:value-type="float" office:value="-1.3">
            <text:p>-1,3</text:p>
          </table:table-cell>
          <table:table-cell table:style-name="ce17"/>
          <table:table-cell table:style-name="ce21" office:value-type="float" office:value="1.3">
            <text:p>1,3</text:p>
          </table:table-cell>
          <table:table-cell table:style-name="ce22" office:value-type="float" office:value="-1.3">
            <text:p>-1,3</text:p>
          </table:table-cell>
          <table:table-cell table:number-columns-repeated="3" table:style-name="ce21" office:value-type="float" office:value="1.3">
            <text:p>1,3</text:p>
          </table:table-cell>
          <table:table-cell table:style-name="ce55" office:value-type="string">
            <text:p>At1</text:p>
          </table:table-cell>
          <table:table-cell table:style-name="ce61" table:formula="of:=SUMIF([.$B$2:.$BH$2];&quot;&gt;0&quot;;[.$B62:.$BH62])" office:value-type="float" office:value="60">
            <text:p>60</text:p>
          </table:table-cell>
          <table:table-cell table:style-name="ce64" table:formula="of:=SUMIF([.$B$2:.$BH$2];&quot;&lt;0&quot;;[.$B62:.$BH62])" office:value-type="float" office:value="40">
            <text:p>40</text:p>
          </table:table-cell>
          <table:table-cell table:style-name="ce67" table:formula="of:=[.BJ61]/[.BK61]" office:value-type="float" office:value="1.5">
            <text:p>1,5</text:p>
          </table:table-cell>
          <table:table-cell table:style-name="ce67"/>
          <table:table-cell table:style-name="ce67" table:number-matrix-columns-spanned="1" table:number-matrix-rows-spanned="1" table:formula="of:=SUM(ABS([.B61:.BE61]))" office:value-type="float" office:value="6.3">
            <text:p>6,3</text:p>
          </table:table-cell>
          <table:table-cell table:style-name="ce67" table:number-columns-repeated="958"/>
        </table:table-row>
        <table:table-row table:style-name="ro4">
          <table:table-cell/>
          <table:table-cell table:style-name="ce18" table:formula="of:=IF(ISNUMBER([.B61]);IF([.B61]&gt;0;ABS([.B$2]);&quot; &quot;);&quot; &quot;)" office:value-type="string" office:string-value=" ">
            <text:p><text:s/></text:p>
          </table:table-cell>
          <table:table-cell table:style-name="ce18" table:formula="of:=IF(ISNUMBER([.C61]);IF([.C61]&gt;0;ABS([.C$2]);&quot; &quot;);&quot; &quot;)" office:value-type="string" office:string-value=" ">
            <text:p><text:s/></text:p>
          </table:table-cell>
          <table:table-cell table:style-name="ce18" table:formula="of:=IF(ISNUMBER([.D61]);IF([.D61]&gt;0;ABS([.D$2]);&quot; &quot;);&quot; &quot;)" office:value-type="string" office:string-value=" ">
            <text:p><text:s/></text:p>
          </table:table-cell>
          <table:table-cell table:style-name="ce18" table:formula="of:=IF(ISNUMBER([.E61]);IF([.E61]&gt;0;ABS([.E$2]);&quot; &quot;);&quot; &quot;)" office:value-type="string" office:string-value=" ">
            <text:p><text:s/></text:p>
          </table:table-cell>
          <table:table-cell table:style-name="ce18" table:formula="of:=IF(ISNUMBER([.F61]);IF([.F61]&gt;0;ABS([.F$2]);&quot; &quot;);&quot; &quot;)" office:value-type="string" office:string-value=" ">
            <text:p><text:s/></text:p>
          </table:table-cell>
          <table:table-cell table:style-name="ce18" table:formula="of:=IF(ISNUMBER([.G61]);IF([.G61]&gt;0;ABS([.G$2]);&quot; &quot;);&quot; &quot;)" office:value-type="string" office:string-value=" ">
            <text:p><text:s/></text:p>
          </table:table-cell>
          <table:table-cell table:style-name="ce18" table:formula="of:=IF(ISNUMBER([.H61]);IF([.H61]&gt;0;ABS([.H$2]);&quot; &quot;);&quot; &quot;)" office:value-type="string" office:string-value=" ">
            <text:p><text:s/></text:p>
          </table:table-cell>
          <table:table-cell table:style-name="ce18" table:formula="of:=IF(ISNUMBER([.I61]);IF([.I61]&gt;0;ABS([.I$2]);&quot; &quot;);&quot; &quot;)" office:value-type="string" office:string-value=" ">
            <text:p><text:s/></text:p>
          </table:table-cell>
          <table:table-cell table:style-name="ce18" table:formula="of:=IF(ISNUMBER([.J61]);IF([.J61]&gt;0;ABS([.J$2]);&quot; &quot;);&quot; &quot;)" office:value-type="string" office:string-value=" ">
            <text:p><text:s/></text:p>
          </table:table-cell>
          <table:table-cell table:style-name="ce18" table:formula="of:=IF(ISNUMBER([.K61]);IF([.K61]&gt;0;ABS([.K$2]);&quot; &quot;);&quot; &quot;)" office:value-type="string" office:string-value=" ">
            <text:p><text:s/></text:p>
          </table:table-cell>
          <table:table-cell table:style-name="ce18" table:formula="of:=IF(ISNUMBER([.L61]);IF([.L61]&gt;0;ABS([.L$2]);&quot; &quot;);&quot; &quot;)" office:value-type="string" office:string-value=" ">
            <text:p><text:s/></text:p>
          </table:table-cell>
          <table:table-cell table:style-name="ce18" table:formula="of:=IF(ISNUMBER([.M61]);IF([.M61]&gt;0;ABS([.M$2]);&quot; &quot;);&quot; &quot;)" office:value-type="string" office:string-value=" ">
            <text:p><text:s/></text:p>
          </table:table-cell>
          <table:table-cell table:style-name="ce18" table:formula="of:=IF(ISNUMBER([.N61]);IF([.N61]&gt;0;ABS([.N$2]);&quot; &quot;);&quot; &quot;)" office:value-type="string" office:string-value=" ">
            <text:p><text:s/></text:p>
          </table:table-cell>
          <table:table-cell table:style-name="ce18" table:formula="of:=IF(ISNUMBER([.O61]);IF([.O61]&gt;0;ABS([.O$2]);&quot; &quot;);&quot; &quot;)" office:value-type="string" office:string-value=" ">
            <text:p><text:s/></text:p>
          </table:table-cell>
          <table:table-cell table:style-name="ce18" table:formula="of:=IF(ISNUMBER([.P61]);IF([.P61]&gt;0;ABS([.P$2]);&quot; &quot;);&quot; &quot;)" office:value-type="string" office:string-value=" ">
            <text:p><text:s/></text:p>
          </table:table-cell>
          <table:table-cell table:style-name="ce18" table:formula="of:=IF(ISNUMBER([.Q61]);IF([.Q61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61]);IF([.S61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61]);IF([.U61]&gt;0;ABS([.U$2]);&quot; &quot;);&quot; &quot;)" office:value-type="string" office:string-value=" ">
            <text:p><text:s/></text:p>
          </table:table-cell>
          <table:table-cell table:style-name="ce18" table:formula="of:=IF(ISNUMBER([.V61]);IF([.V61]&gt;0;ABS([.V$2]);&quot; &quot;);&quot; &quot;)" office:value-type="string" office:string-value=" ">
            <text:p><text:s/></text:p>
          </table:table-cell>
          <table:table-cell table:style-name="ce18" table:formula="of:=IF(ISNUMBER([.W61]);IF([.W61]&gt;0;ABS([.W$2]);&quot; &quot;);&quot; &quot;)" office:value-type="string" office:string-value=" ">
            <text:p><text:s/></text:p>
          </table:table-cell>
          <table:table-cell table:style-name="ce18" table:formula="of:=IF(ISNUMBER([.X61]);IF([.X61]&gt;0;ABS([.X$2]);&quot; &quot;);&quot; &quot;)" office:value-type="string" office:string-value=" ">
            <text:p><text:s/></text:p>
          </table:table-cell>
          <table:table-cell table:style-name="ce18" table:formula="of:=IF(ISNUMBER([.Y61]);IF([.Y61]&gt;0;ABS([.Y$2]);&quot; &quot;);&quot; &quot;)" office:value-type="string" office:string-value=" ">
            <text:p><text:s/></text:p>
          </table:table-cell>
          <table:table-cell table:style-name="ce18" table:formula="of:=IF(ISNUMBER([.Z61]);IF([.Z61]&gt;0;ABS([.Z$2]);&quot; &quot;);&quot; &quot;)" office:value-type="string" office:string-value=" ">
            <text:p><text:s/></text:p>
          </table:table-cell>
          <table:table-cell table:style-name="ce18" table:formula="of:=IF(ISNUMBER([.AA61]);IF([.AA61]&gt;0;ABS([.AA$2]);&quot; &quot;);&quot; &quot;)" office:value-type="string" office:string-value=" ">
            <text:p><text:s/></text:p>
          </table:table-cell>
          <table:table-cell table:style-name="ce18" table:formula="of:=IF(ISNUMBER([.AB61]);IF([.AB61]&gt;0;ABS([.AB$2]);&quot; &quot;);&quot; &quot;)" office:value-type="string" office:string-value=" ">
            <text:p><text:s/></text:p>
          </table:table-cell>
          <table:table-cell table:style-name="ce18" table:formula="of:=IF(ISNUMBER([.AC61]);IF([.AC61]&gt;0;ABS([.AC$2]);&quot; &quot;);&quot; &quot;)" office:value-type="string" office:string-value=" ">
            <text:p><text:s/></text:p>
          </table:table-cell>
          <table:table-cell table:style-name="ce18" table:formula="of:=IF(ISNUMBER([.AD61]);IF([.AD61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61]);IF([.AL61]&gt;0;ABS([.AL$2]);&quot; &quot;);&quot; &quot;)" office:value-type="string" office:string-value=" ">
            <text:p><text:s/></text:p>
          </table:table-cell>
          <table:table-cell table:style-name="ce18" table:formula="of:=IF(ISNUMBER([.AM61]);IF([.AM61]&gt;0;ABS([.AM$2]);&quot; &quot;);&quot; &quot;)" office:value-type="string" office:string-value=" ">
            <text:p><text:s/></text:p>
          </table:table-cell>
          <table:table-cell table:style-name="ce18" table:formula="of:=IF(ISNUMBER([.AN61]);IF([.AN61]&gt;0;ABS([.AN$2]);&quot; &quot;);&quot; &quot;)" office:value-type="string" office:string-value=" ">
            <text:p><text:s/></text:p>
          </table:table-cell>
          <table:table-cell table:style-name="ce18" table:formula="of:=IF(ISNUMBER([.AO61]);IF([.AO61]&gt;0;ABS([.AO$2]);&quot; &quot;);&quot; &quot;)" office:value-type="string" office:string-value=" ">
            <text:p><text:s/></text:p>
          </table:table-cell>
          <table:table-cell table:style-name="ce18" table:formula="of:=IF(ISNUMBER([.AP61]);IF([.AP61]&gt;0;ABS([.AP$2]);&quot; &quot;);&quot; &quot;)" office:value-type="string" office:string-value=" ">
            <text:p><text:s/></text:p>
          </table:table-cell>
          <table:table-cell table:style-name="ce18" table:formula="of:=IF(ISNUMBER([.AQ61]);IF([.AQ61]&gt;0;ABS([.AQ$2]);&quot; &quot;);&quot; &quot;)" office:value-type="string" office:string-value=" ">
            <text:p><text:s/></text:p>
          </table:table-cell>
          <table:table-cell table:style-name="ce18" table:formula="of:=IF(ISNUMBER([.AR61]);IF([.AR61]&gt;0;ABS([.AR$2]);&quot; &quot;);&quot; &quot;)" office:value-type="string" office:string-value=" ">
            <text:p><text:s/></text:p>
          </table:table-cell>
          <table:table-cell table:style-name="ce18" table:formula="of:=IF(ISNUMBER([.AS61]);IF([.AS61]&gt;0;ABS([.AS$2]);&quot; &quot;);&quot; &quot;)" office:value-type="string" office:string-value=" ">
            <text:p><text:s/></text:p>
          </table:table-cell>
          <table:table-cell table:style-name="ce18" table:formula="of:=IF(ISNUMBER([.AT61]);IF([.AT61]&gt;0;ABS([.AT$2]);&quot; &quot;);&quot; &quot;)" office:value-type="string" office:string-value=" ">
            <text:p><text:s/></text:p>
          </table:table-cell>
          <table:table-cell table:style-name="ce18" table:formula="of:=IF(ISNUMBER([.AU61]);IF([.AU61]&gt;0;ABS([.AU$2]);&quot; &quot;);&quot; &quot;)" office:value-type="string" office:string-value=" ">
            <text:p><text:s/></text:p>
          </table:table-cell>
          <table:table-cell table:style-name="ce18" table:formula="of:=IF(ISNUMBER([.AV61]);IF([.AV61]&gt;0;ABS([.AV$2]);&quot; &quot;);&quot; &quot;)" office:value-type="string" office:string-value=" ">
            <text:p><text:s/></text:p>
          </table:table-cell>
          <table:table-cell table:style-name="ce18" table:formula="of:=IF(ISNUMBER([.AW61]);IF([.AW61]&gt;0;ABS([.AW$2]);&quot; &quot;);&quot; &quot;)" office:value-type="string" office:string-value=" ">
            <text:p><text:s/></text:p>
          </table:table-cell>
          <table:table-cell table:style-name="ce18" table:formula="of:=IF(ISNUMBER([.AX61]);IF([.AX61]&gt;0;ABS([.AX$2]);&quot; &quot;);&quot; &quot;)" office:value-type="string" office:string-value=" ">
            <text:p><text:s/></text:p>
          </table:table-cell>
          <table:table-cell table:style-name="ce18" table:formula="of:=IF(ISNUMBER([.AY61]);IF([.AY61]&gt;0;ABS([.AY$2]);&quot; &quot;);&quot; &quot;)" office:value-type="string" office:string-value=" ">
            <text:p><text:s/></text:p>
          </table:table-cell>
          <table:table-cell table:style-name="ce18" table:formula="of:=IF(ISNUMBER([.AZ61]);IF([.AZ61]&gt;0;ABS([.AZ$2]);&quot; &quot;);&quot; &quot;)" office:value-type="string" office:string-value=" ">
            <text:p><text:s/></text:p>
          </table:table-cell>
          <table:table-cell table:style-name="ce18" table:formula="of:=IF(ISNUMBER([.BA61]);IF([.BA61]&gt;0;ABS([.BA$2]);&quot; &quot;);&quot; &quot;)" office:value-type="float" office:value="20">
            <text:p>20</text:p>
          </table:table-cell>
          <table:table-cell table:style-name="ce18" table:formula="of:=IF(ISNUMBER([.BB61]);IF([.BB61]&gt;0;ABS([.BB$2]);&quot; &quot;);&quot; &quot;)" office:value-type="string" office:string-value=" ">
            <text:p><text:s/></text:p>
          </table:table-cell>
          <table:table-cell table:style-name="ce18" table:formula="of:=IF(ISNUMBER([.BC61]);IF([.BC61]&gt;0;ABS([.BC$2]);&quot; &quot;);&quot; &quot;)" office:value-type="string" office:string-value=" ">
            <text:p><text:s/></text:p>
          </table:table-cell>
          <table:table-cell table:style-name="ce18" table:formula="of:=IF(ISNUMBER([.BD61]);IF([.BD61]&gt;0;ABS([.BD$2]);&quot; &quot;);&quot; &quot;)" office:value-type="float" office:value="20">
            <text:p>20</text:p>
          </table:table-cell>
          <table:table-cell table:style-name="ce18" table:formula="of:=IF(ISNUMBER([.BE61]);IF([.BE61]&gt;0;ABS([.BE$2]);&quot; &quot;);&quot; &quot;)" office:value-type="string" office:string-value=" ">
            <text:p><text:s/></text:p>
          </table:table-cell>
          <table:table-cell table:style-name="ce18" table:formula="of:=IF(ISNUMBER([.BF61]);IF([.BF61]&gt;0;ABS([.BF$2]);&quot; &quot;);&quot; &quot;)" office:value-type="float" office:value="20">
            <text:p>20</text:p>
          </table:table-cell>
          <table:table-cell table:style-name="ce18" table:formula="of:=IF(ISNUMBER([.BG61]);IF([.BG61]&gt;0;ABS([.BG$2]);&quot; &quot;);&quot; &quot;)" office:value-type="float" office:value="20">
            <text:p>20</text:p>
          </table:table-cell>
          <table:table-cell table:style-name="ce18" table:formula="of:=IF(ISNUMBER([.BH61]);IF([.BH61]&gt;0;ABS([.BH$2]);&quot; &quot;);&quot; &quot;)" office:value-type="float" office:value="20">
            <text:p>20</text:p>
          </table:table-cell>
          <table:table-cell table:style-name="ce56" office:value-type="string">
            <text:p>Lck</text:p>
          </table:table-cell>
          <table:table-cell table:style-name="ce62" table:formula="of:=SUMIF([.$B$2:.$BH$2];&quot;&gt;0&quot;;[.$B63:.$BH63])" office:value-type="float" office:value="40">
            <text:p>40</text:p>
          </table:table-cell>
          <table:table-cell table:style-name="ce65" table:formula="of:=SUMIF([.$B$2:.$BH$2];&quot;&lt;0&quot;;[.$B63:.$BH63])" office:value-type="float" office:value="20">
            <text:p>20</text:p>
          </table:table-cell>
          <table:table-cell table:style-name="ce68" table:formula="of:=[.BJ62]/[.BK62]" office:value-type="float" office:value="2">
            <text:p>2</text:p>
          </table:table-cell>
          <table:table-cell table:style-name="ce68" table:number-columns-repeated="2"/>
          <table:table-cell table:number-columns-repeated="958"/>
        </table:table-row>
        <table:table-row table:style-name="ro4">
          <table:table-cell/>
          <table:table-cell table:style-name="ce18" table:formula="of:=IF(ISNUMBER([.B61]);IF([.B61]&gt;0;&quot; &quot;;ABS([.B$2]));&quot; &quot;)" office:value-type="string" office:string-value=" ">
            <text:p><text:s/></text:p>
          </table:table-cell>
          <table:table-cell table:style-name="ce18" table:formula="of:=IF(ISNUMBER([.C61]);IF([.C61]&gt;0;&quot; &quot;;ABS([.C$2]));&quot; &quot;)" office:value-type="string" office:string-value=" ">
            <text:p><text:s/></text:p>
          </table:table-cell>
          <table:table-cell table:style-name="ce18" table:formula="of:=IF(ISNUMBER([.D61]);IF([.D61]&gt;0;&quot; &quot;;ABS([.D$2]));&quot; &quot;)" office:value-type="string" office:string-value=" ">
            <text:p><text:s/></text:p>
          </table:table-cell>
          <table:table-cell table:style-name="ce18" table:formula="of:=IF(ISNUMBER([.E61]);IF([.E61]&gt;0;&quot; &quot;;ABS([.E$2]));&quot; &quot;)" office:value-type="string" office:string-value=" ">
            <text:p><text:s/></text:p>
          </table:table-cell>
          <table:table-cell table:style-name="ce18" table:formula="of:=IF(ISNUMBER([.F61]);IF([.F61]&gt;0;&quot; &quot;;ABS([.F$2]));&quot; &quot;)" office:value-type="string" office:string-value=" ">
            <text:p><text:s/></text:p>
          </table:table-cell>
          <table:table-cell table:style-name="ce18" table:formula="of:=IF(ISNUMBER([.G61]);IF([.G61]&gt;0;&quot; &quot;;ABS([.G$2]));&quot; &quot;)" office:value-type="string" office:string-value=" ">
            <text:p><text:s/></text:p>
          </table:table-cell>
          <table:table-cell table:style-name="ce18" table:formula="of:=IF(ISNUMBER([.H61]);IF([.H61]&gt;0;&quot; &quot;;ABS([.H$2]));&quot; &quot;)" office:value-type="string" office:string-value=" ">
            <text:p><text:s/></text:p>
          </table:table-cell>
          <table:table-cell table:style-name="ce18" table:formula="of:=IF(ISNUMBER([.I61]);IF([.I61]&gt;0;&quot; &quot;;ABS([.I$2]));&quot; &quot;)" office:value-type="string" office:string-value=" ">
            <text:p><text:s/></text:p>
          </table:table-cell>
          <table:table-cell table:style-name="ce18" table:formula="of:=IF(ISNUMBER([.J61]);IF([.J61]&gt;0;&quot; &quot;;ABS([.J$2]));&quot; &quot;)" office:value-type="string" office:string-value=" ">
            <text:p><text:s/></text:p>
          </table:table-cell>
          <table:table-cell table:style-name="ce18" table:formula="of:=IF(ISNUMBER([.K61]);IF([.K61]&gt;0;&quot; &quot;;ABS([.K$2]));&quot; &quot;)" office:value-type="string" office:string-value=" ">
            <text:p><text:s/></text:p>
          </table:table-cell>
          <table:table-cell table:style-name="ce18" table:formula="of:=IF(ISNUMBER([.L61]);IF([.L61]&gt;0;&quot; &quot;;ABS([.L$2]));&quot; &quot;)" office:value-type="string" office:string-value=" ">
            <text:p><text:s/></text:p>
          </table:table-cell>
          <table:table-cell table:style-name="ce18" table:formula="of:=IF(ISNUMBER([.M61]);IF([.M61]&gt;0;&quot; &quot;;ABS([.M$2]));&quot; &quot;)" office:value-type="string" office:string-value=" ">
            <text:p><text:s/></text:p>
          </table:table-cell>
          <table:table-cell table:style-name="ce18" table:formula="of:=IF(ISNUMBER([.N61]);IF([.N61]&gt;0;&quot; &quot;;ABS([.N$2]));&quot; &quot;)" office:value-type="string" office:string-value=" ">
            <text:p><text:s/></text:p>
          </table:table-cell>
          <table:table-cell table:style-name="ce18" table:formula="of:=IF(ISNUMBER([.O61]);IF([.O61]&gt;0;&quot; &quot;;ABS([.O$2]));&quot; &quot;)" office:value-type="string" office:string-value=" ">
            <text:p><text:s/></text:p>
          </table:table-cell>
          <table:table-cell table:style-name="ce18" table:formula="of:=IF(ISNUMBER([.P61]);IF([.P61]&gt;0;&quot; &quot;;ABS([.P$2]));&quot; &quot;)" office:value-type="string" office:string-value=" ">
            <text:p><text:s/></text:p>
          </table:table-cell>
          <table:table-cell table:style-name="ce18" table:formula="of:=IF(ISNUMBER([.Q61]);IF([.Q61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61]);IF([.S61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61]);IF([.U61]&gt;0;&quot; &quot;;ABS([.U$2]));&quot; &quot;)" office:value-type="string" office:string-value=" ">
            <text:p><text:s/></text:p>
          </table:table-cell>
          <table:table-cell table:style-name="ce18" table:formula="of:=IF(ISNUMBER([.V61]);IF([.V61]&gt;0;&quot; &quot;;ABS([.V$2]));&quot; &quot;)" office:value-type="string" office:string-value=" ">
            <text:p><text:s/></text:p>
          </table:table-cell>
          <table:table-cell table:style-name="ce18" table:formula="of:=IF(ISNUMBER([.W61]);IF([.W61]&gt;0;&quot; &quot;;ABS([.W$2]));&quot; &quot;)" office:value-type="string" office:string-value=" ">
            <text:p><text:s/></text:p>
          </table:table-cell>
          <table:table-cell table:style-name="ce18" table:formula="of:=IF(ISNUMBER([.X61]);IF([.X61]&gt;0;&quot; &quot;;ABS([.X$2]));&quot; &quot;)" office:value-type="string" office:string-value=" ">
            <text:p><text:s/></text:p>
          </table:table-cell>
          <table:table-cell table:style-name="ce18" table:formula="of:=IF(ISNUMBER([.Y61]);IF([.Y61]&gt;0;&quot; &quot;;ABS([.Y$2]));&quot; &quot;)" office:value-type="string" office:string-value=" ">
            <text:p><text:s/></text:p>
          </table:table-cell>
          <table:table-cell table:style-name="ce18" table:formula="of:=IF(ISNUMBER([.Z61]);IF([.Z61]&gt;0;&quot; &quot;;ABS([.Z$2]));&quot; &quot;)" office:value-type="string" office:string-value=" ">
            <text:p><text:s/></text:p>
          </table:table-cell>
          <table:table-cell table:style-name="ce18" table:formula="of:=IF(ISNUMBER([.AA61]);IF([.AA61]&gt;0;&quot; &quot;;ABS([.AA$2]));&quot; &quot;)" office:value-type="string" office:string-value=" ">
            <text:p><text:s/></text:p>
          </table:table-cell>
          <table:table-cell table:style-name="ce18" table:formula="of:=IF(ISNUMBER([.AB61]);IF([.AB61]&gt;0;&quot; &quot;;ABS([.AB$2]));&quot; &quot;)" office:value-type="string" office:string-value=" ">
            <text:p><text:s/></text:p>
          </table:table-cell>
          <table:table-cell table:style-name="ce18" table:formula="of:=IF(ISNUMBER([.AC61]);IF([.AC61]&gt;0;&quot; &quot;;ABS([.AC$2]));&quot; &quot;)" office:value-type="string" office:string-value=" ">
            <text:p><text:s/></text:p>
          </table:table-cell>
          <table:table-cell table:style-name="ce18" table:formula="of:=IF(ISNUMBER([.AD61]);IF([.AD61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61]);IF([.AL61]&gt;0;&quot; &quot;;ABS([.AL$2]));&quot; &quot;)" office:value-type="string" office:string-value=" ">
            <text:p><text:s/></text:p>
          </table:table-cell>
          <table:table-cell table:style-name="ce18" table:formula="of:=IF(ISNUMBER([.AM61]);IF([.AM61]&gt;0;&quot; &quot;;ABS([.AM$2]));&quot; &quot;)" office:value-type="string" office:string-value=" ">
            <text:p><text:s/></text:p>
          </table:table-cell>
          <table:table-cell table:style-name="ce18" table:formula="of:=IF(ISNUMBER([.AN61]);IF([.AN61]&gt;0;&quot; &quot;;ABS([.AN$2]));&quot; &quot;)" office:value-type="float" office:value="20">
            <text:p>20</text:p>
          </table:table-cell>
          <table:table-cell table:style-name="ce18" table:formula="of:=IF(ISNUMBER([.AO61]);IF([.AO61]&gt;0;&quot; &quot;;ABS([.AO$2]));&quot; &quot;)" office:value-type="string" office:string-value=" ">
            <text:p><text:s/></text:p>
          </table:table-cell>
          <table:table-cell table:style-name="ce18" table:formula="of:=IF(ISNUMBER([.AP61]);IF([.AP61]&gt;0;&quot; &quot;;ABS([.AP$2]));&quot; &quot;)" office:value-type="string" office:string-value=" ">
            <text:p><text:s/></text:p>
          </table:table-cell>
          <table:table-cell table:style-name="ce18" table:formula="of:=IF(ISNUMBER([.AQ61]);IF([.AQ61]&gt;0;&quot; &quot;;ABS([.AQ$2]));&quot; &quot;)" office:value-type="string" office:string-value=" ">
            <text:p><text:s/></text:p>
          </table:table-cell>
          <table:table-cell table:style-name="ce18" table:formula="of:=IF(ISNUMBER([.AR61]);IF([.AR61]&gt;0;&quot; &quot;;ABS([.AR$2]));&quot; &quot;)" office:value-type="string" office:string-value=" ">
            <text:p><text:s/></text:p>
          </table:table-cell>
          <table:table-cell table:style-name="ce18" table:formula="of:=IF(ISNUMBER([.AS61]);IF([.AS61]&gt;0;&quot; &quot;;ABS([.AS$2]));&quot; &quot;)" office:value-type="string" office:string-value=" ">
            <text:p><text:s/></text:p>
          </table:table-cell>
          <table:table-cell table:style-name="ce18" table:formula="of:=IF(ISNUMBER([.AT61]);IF([.AT61]&gt;0;&quot; &quot;;ABS([.AT$2]));&quot; &quot;)" office:value-type="string" office:string-value=" ">
            <text:p><text:s/></text:p>
          </table:table-cell>
          <table:table-cell table:style-name="ce18" table:formula="of:=IF(ISNUMBER([.AU61]);IF([.AU61]&gt;0;&quot; &quot;;ABS([.AU$2]));&quot; &quot;)" office:value-type="string" office:string-value=" ">
            <text:p><text:s/></text:p>
          </table:table-cell>
          <table:table-cell table:style-name="ce18" table:formula="of:=IF(ISNUMBER([.AV61]);IF([.AV61]&gt;0;&quot; &quot;;ABS([.AV$2]));&quot; &quot;)" office:value-type="string" office:string-value=" ">
            <text:p><text:s/></text:p>
          </table:table-cell>
          <table:table-cell table:style-name="ce18" table:formula="of:=IF(ISNUMBER([.AW61]);IF([.AW61]&gt;0;&quot; &quot;;ABS([.AW$2]));&quot; &quot;)" office:value-type="string" office:string-value=" ">
            <text:p><text:s/></text:p>
          </table:table-cell>
          <table:table-cell table:style-name="ce18" table:formula="of:=IF(ISNUMBER([.AX61]);IF([.AX61]&gt;0;&quot; &quot;;ABS([.AX$2]));&quot; &quot;)" office:value-type="string" office:string-value=" ">
            <text:p><text:s/></text:p>
          </table:table-cell>
          <table:table-cell table:style-name="ce18" table:formula="of:=IF(ISNUMBER([.AY61]);IF([.AY61]&gt;0;&quot; &quot;;ABS([.AY$2]));&quot; &quot;)" office:value-type="string" office:string-value=" ">
            <text:p><text:s/></text:p>
          </table:table-cell>
          <table:table-cell table:style-name="ce18" table:formula="of:=IF(ISNUMBER([.AZ61]);IF([.AZ61]&gt;0;&quot; &quot;;ABS([.AZ$2]));&quot; &quot;)" office:value-type="string" office:string-value=" ">
            <text:p><text:s/></text:p>
          </table:table-cell>
          <table:table-cell table:style-name="ce18" table:formula="of:=IF(ISNUMBER([.BA61]);IF([.BA61]&gt;0;&quot; &quot;;ABS([.BA$2]));&quot; &quot;)" office:value-type="string" office:string-value=" ">
            <text:p><text:s/></text:p>
          </table:table-cell>
          <table:table-cell table:style-name="ce18" table:formula="of:=IF(ISNUMBER([.BB61]);IF([.BB61]&gt;0;&quot; &quot;;ABS([.BB$2]));&quot; &quot;)" office:value-type="float" office:value="20">
            <text:p>20</text:p>
          </table:table-cell>
          <table:table-cell table:style-name="ce18" table:formula="of:=IF(ISNUMBER([.BC61]);IF([.BC61]&gt;0;&quot; &quot;;ABS([.BC$2]));&quot; &quot;)" office:value-type="string" office:string-value=" ">
            <text:p><text:s/></text:p>
          </table:table-cell>
          <table:table-cell table:style-name="ce18" table:formula="of:=IF(ISNUMBER([.BD61]);IF([.BD61]&gt;0;&quot; &quot;;ABS([.BD$2]));&quot; &quot;)" office:value-type="string" office:string-value=" ">
            <text:p><text:s/></text:p>
          </table:table-cell>
          <table:table-cell table:style-name="ce18" table:formula="of:=IF(ISNUMBER([.BE61]);IF([.BE61]&gt;0;&quot; &quot;;ABS([.BE$2]));&quot; &quot;)" office:value-type="float" office:value="20">
            <text:p>20</text:p>
          </table:table-cell>
          <table:table-cell table:style-name="ce18" table:formula="of:=IF(ISNUMBER([.BF61]);IF([.BF61]&gt;0;&quot; &quot;;ABS([.BF$2]));&quot; &quot;)" office:value-type="string" office:string-value=" ">
            <text:p><text:s/></text:p>
          </table:table-cell>
          <table:table-cell table:style-name="ce18" table:formula="of:=IF(ISNUMBER([.BG61]);IF([.BG61]&gt;0;&quot; &quot;;ABS([.BG$2]));&quot; &quot;)" office:value-type="string" office:string-value=" ">
            <text:p><text:s/></text:p>
          </table:table-cell>
          <table:table-cell table:style-name="ce18" table:formula="of:=IF(ISNUMBER([.BH61]);IF([.BH61]&gt;0;&quot; &quot;;ABS([.BH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J61]+[.BJ62]" office:value-type="float" office:value="100">
            <text:p>100</text:p>
          </table:table-cell>
          <table:table-cell table:style-name="ce65" table:formula="of:=[.BK61]+[.BK62]" office:value-type="float" office:value="60">
            <text:p>60</text:p>
          </table:table-cell>
          <table:table-cell table:style-name="ce68" table:formula="of:=[.BJ63]/[.BK63]" office:value-type="float" office:value="1.66666666666667">
            <text:p>1,67</text:p>
          </table:table-cell>
          <table:table-cell table:style-name="ce68" table:number-columns-repeated="960"/>
        </table:table-row>
        <table:table-row table:style-name="ro1" table:number-rows-repeated="6">
          <table:table-cell table:number-columns-repeated="65"/>
          <table:table-cell table:style-name="ce68"/>
          <table:table-cell table:number-columns-repeated="958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lent" style:family="table-cell" style:parent-style-name="Default">
      <style:table-cell-properties fo:background-color="transparent"/>
      <style:text-properties fo:color="#ff950e" fo:font-size="12pt" fo:text-shadow="1pt 1pt"/>
    </style:style>
    <style:style style:name="Skill" style:family="table-cell" style:parent-style-name="Talent">
      <style:text-properties fo: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2">22/07/2010</text:date>, <text:time>01:1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7-22T01:18:26</dc:date>
    <meta:editing-duration>PT55H08M15S</meta:editing-duration>
    <meta:editing-cycles>92</meta:editing-cycles>
    <meta:generator>OpenOffice.org/3.0$Linux OpenOffice.org_project/300m9$Build-9358</meta:generator>
    <dc:creator>Nicolas Casalini</dc:creator>
    <meta:document-statistic meta:table-count="2" meta:cell-count="2698" meta:object-count="0"/>
    <meta:user-defined meta:name="Info 1"/>
    <meta:user-defined meta:name="Info 2"/>
    <meta:user-defined meta:name="Info 3"/>
    <meta:user-defined meta:name="Info 4"/>
  </office:meta>
</office:document-meta>
</file>